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officeooo:paragraph-rsid="0018169b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1882in" svg:y="0.5in" svg:width="2.6252in" svg:height="1in" draw:z-index="0">
        <draw:text-box>
          <text:p text:style-name="Standard">Drewann<text:line-break/>Ackerson</text:p>
        </draw:text-box>
      </draw:frame>
      <draw:frame draw:style-name="fr1" draw:name="Frame2" text:anchor-type="page" text:anchor-page-number="1" svg:x="2.9382in" svg:y="0.5in" svg:width="2.6252in" svg:height="1in" draw:z-index="1">
        <draw:text-box>
          <text:p text:style-name="Standard">Drewann<text:line-break/>Ackerson</text:p>
        </draw:text-box>
      </draw:frame>
      <draw:frame draw:style-name="fr1" draw:name="Frame3" text:anchor-type="page" text:anchor-page-number="1" svg:x="5.6882in" svg:y="0.5in" svg:width="2.6252in" svg:height="1in" draw:z-index="2">
        <draw:text-box>
          <text:p text:style-name="Standard">Drewann<text:line-break/>Ackerson</text:p>
        </draw:text-box>
      </draw:frame>
      <draw:frame draw:style-name="fr1" draw:name="Frame4" text:anchor-type="page" text:anchor-page-number="1" svg:x="0.1882in" svg:y="1.5in" svg:width="2.6252in" svg:height="1in" draw:z-index="3">
        <draw:text-box>
          <text:p text:style-name="Standard">Erin<text:line-break/>Alsip</text:p>
        </draw:text-box>
      </draw:frame>
      <draw:frame draw:style-name="fr1" draw:name="Frame5" text:anchor-type="page" text:anchor-page-number="1" svg:x="2.9382in" svg:y="1.5in" svg:width="2.6252in" svg:height="1in" draw:z-index="4">
        <draw:text-box>
          <text:p text:style-name="Standard">Erin<text:line-break/>Alsip</text:p>
        </draw:text-box>
      </draw:frame>
      <draw:frame draw:style-name="fr1" draw:name="Frame6" text:anchor-type="page" text:anchor-page-number="1" svg:x="5.6882in" svg:y="1.5in" svg:width="2.6252in" svg:height="1in" draw:z-index="5">
        <draw:text-box>
          <text:p text:style-name="Standard">Erin<text:line-break/>Alsip</text:p>
        </draw:text-box>
      </draw:frame>
      <draw:frame draw:style-name="fr1" draw:name="Frame7" text:anchor-type="page" text:anchor-page-number="1" svg:x="0.1882in" svg:y="2.5in" svg:width="2.6252in" svg:height="1in" draw:z-index="6">
        <draw:text-box>
          <text:p text:style-name="Standard">Jessica<text:line-break/>Arnold</text:p>
        </draw:text-box>
      </draw:frame>
      <draw:frame draw:style-name="fr1" draw:name="Frame8" text:anchor-type="page" text:anchor-page-number="1" svg:x="2.9382in" svg:y="2.5in" svg:width="2.6252in" svg:height="1in" draw:z-index="7">
        <draw:text-box>
          <text:p text:style-name="Standard">Jessica<text:line-break/>Arnold</text:p>
        </draw:text-box>
      </draw:frame>
      <draw:frame draw:style-name="fr1" draw:name="Frame9" text:anchor-type="page" text:anchor-page-number="1" svg:x="5.6882in" svg:y="2.5in" svg:width="2.6252in" svg:height="1in" draw:z-index="8">
        <draw:text-box>
          <text:p text:style-name="Standard">Jessica<text:line-break/>Arnold</text:p>
        </draw:text-box>
      </draw:frame>
      <draw:frame draw:style-name="fr1" draw:name="Frame10" text:anchor-type="page" text:anchor-page-number="1" svg:x="0.1882in" svg:y="3.5in" svg:width="2.6252in" svg:height="1in" draw:z-index="9">
        <draw:text-box>
          <text:p text:style-name="Standard">Brittany <text:line-break/>Ashcraft</text:p>
        </draw:text-box>
      </draw:frame>
      <draw:frame draw:style-name="fr1" draw:name="Frame11" text:anchor-type="page" text:anchor-page-number="1" svg:x="2.9382in" svg:y="3.5in" svg:width="2.6252in" svg:height="1in" draw:z-index="10">
        <draw:text-box>
          <text:p text:style-name="Standard">Brittany <text:line-break/>Ashcraft</text:p>
        </draw:text-box>
      </draw:frame>
      <draw:frame draw:style-name="fr1" draw:name="Frame12" text:anchor-type="page" text:anchor-page-number="1" svg:x="5.6882in" svg:y="3.5in" svg:width="2.6252in" svg:height="1in" draw:z-index="11">
        <draw:text-box>
          <text:p text:style-name="Standard">Brittany <text:line-break/>Ashcraft</text:p>
        </draw:text-box>
      </draw:frame>
      <draw:frame draw:style-name="fr1" draw:name="Frame13" text:anchor-type="page" text:anchor-page-number="1" svg:x="0.1882in" svg:y="4.5in" svg:width="2.6252in" svg:height="1in" draw:z-index="12">
        <draw:text-box>
          <text:p text:style-name="Standard">Myra<text:line-break/>Avelar</text:p>
        </draw:text-box>
      </draw:frame>
      <draw:frame draw:style-name="fr1" draw:name="Frame14" text:anchor-type="page" text:anchor-page-number="1" svg:x="2.9382in" svg:y="4.5in" svg:width="2.6252in" svg:height="1in" draw:z-index="13">
        <draw:text-box>
          <text:p text:style-name="Standard">Myra<text:line-break/>Avelar</text:p>
        </draw:text-box>
      </draw:frame>
      <draw:frame draw:style-name="fr1" draw:name="Frame15" text:anchor-type="page" text:anchor-page-number="1" svg:x="5.6882in" svg:y="4.5in" svg:width="2.6252in" svg:height="1in" draw:z-index="14">
        <draw:text-box>
          <text:p text:style-name="Standard">Myra<text:line-break/>Avelar</text:p>
        </draw:text-box>
      </draw:frame>
      <draw:frame draw:style-name="fr1" draw:name="Frame16" text:anchor-type="page" text:anchor-page-number="1" svg:x="0.1882in" svg:y="5.5in" svg:width="2.6252in" svg:height="1in" draw:z-index="15">
        <draw:text-box>
          <text:p text:style-name="Standard">Kayla<text:line-break/>Bailey</text:p>
        </draw:text-box>
      </draw:frame>
      <draw:frame draw:style-name="fr1" draw:name="Frame17" text:anchor-type="page" text:anchor-page-number="1" svg:x="2.9382in" svg:y="5.5in" svg:width="2.6252in" svg:height="1in" draw:z-index="16">
        <draw:text-box>
          <text:p text:style-name="Standard">Sara<text:line-break/>Bailey</text:p>
        </draw:text-box>
      </draw:frame>
      <draw:frame draw:style-name="fr1" draw:name="Frame18" text:anchor-type="page" text:anchor-page-number="1" svg:x="5.6882in" svg:y="5.5in" svg:width="2.6252in" svg:height="1in" draw:z-index="17">
        <draw:text-box>
          <text:p text:style-name="Standard">Kayla<text:line-break/>Bailey</text:p>
        </draw:text-box>
      </draw:frame>
      <draw:frame draw:style-name="fr1" draw:name="Frame19" text:anchor-type="page" text:anchor-page-number="1" svg:x="0.1882in" svg:y="6.5in" svg:width="2.6252in" svg:height="1in" draw:z-index="18">
        <draw:text-box>
          <text:p text:style-name="Standard">Sara<text:line-break/>Bailey</text:p>
        </draw:text-box>
      </draw:frame>
      <draw:frame draw:style-name="fr1" draw:name="Frame20" text:anchor-type="page" text:anchor-page-number="1" svg:x="2.9382in" svg:y="6.5in" svg:width="2.6252in" svg:height="1in" draw:z-index="19">
        <draw:text-box>
          <text:p text:style-name="Standard">Kayla<text:line-break/>Bailey</text:p>
        </draw:text-box>
      </draw:frame>
      <draw:frame draw:style-name="fr1" draw:name="Frame21" text:anchor-type="page" text:anchor-page-number="1" svg:x="5.6882in" svg:y="6.5in" svg:width="2.6252in" svg:height="1in" draw:z-index="20">
        <draw:text-box>
          <text:p text:style-name="Standard">Sara<text:line-break/>Bailey</text:p>
        </draw:text-box>
      </draw:frame>
      <draw:frame draw:style-name="fr1" draw:name="Frame22" text:anchor-type="page" text:anchor-page-number="1" svg:x="0.1882in" svg:y="7.5in" svg:width="2.6252in" svg:height="1in" draw:z-index="21">
        <draw:text-box>
          <text:p text:style-name="Standard">Tequila<text:line-break/>Baldridge</text:p>
        </draw:text-box>
      </draw:frame>
      <draw:frame draw:style-name="fr1" draw:name="Frame23" text:anchor-type="page" text:anchor-page-number="1" svg:x="2.9382in" svg:y="7.5in" svg:width="2.6252in" svg:height="1in" draw:z-index="22">
        <draw:text-box>
          <text:p text:style-name="Standard">Tequila<text:line-break/>Baldridge</text:p>
        </draw:text-box>
      </draw:frame>
      <draw:frame draw:style-name="fr1" draw:name="Frame24" text:anchor-type="page" text:anchor-page-number="1" svg:x="5.6882in" svg:y="7.5in" svg:width="2.6252in" svg:height="1in" draw:z-index="23">
        <draw:text-box>
          <text:p text:style-name="Standard">Tequila<text:line-break/>Baldridge</text:p>
        </draw:text-box>
      </draw:frame>
      <draw:frame draw:style-name="fr1" draw:name="Frame25" text:anchor-type="page" text:anchor-page-number="1" svg:x="0.1882in" svg:y="8.5in" svg:width="2.6252in" svg:height="1in" draw:z-index="24">
        <draw:text-box>
          <text:p text:style-name="Standard">Carolyn<text:line-break/>Banks</text:p>
        </draw:text-box>
      </draw:frame>
      <draw:frame draw:style-name="fr1" draw:name="Frame26" text:anchor-type="page" text:anchor-page-number="1" svg:x="2.9382in" svg:y="8.5in" svg:width="2.6252in" svg:height="1in" draw:z-index="25">
        <draw:text-box>
          <text:p text:style-name="Standard">Carolyn<text:line-break/>Banks</text:p>
        </draw:text-box>
      </draw:frame>
      <draw:frame draw:style-name="fr1" draw:name="Frame27" text:anchor-type="page" text:anchor-page-number="1" svg:x="5.6882in" svg:y="8.5in" svg:width="2.6252in" svg:height="1in" draw:z-index="26">
        <draw:text-box>
          <text:p text:style-name="Standard">Carolyn<text:line-break/>Banks</text:p>
        </draw:text-box>
      </draw:frame>
      <draw:frame draw:style-name="fr1" draw:name="Frame28" text:anchor-type="page" text:anchor-page-number="1" svg:x="0.1882in" svg:y="9.5in" svg:width="2.6252in" svg:height="1in" draw:z-index="27">
        <draw:text-box>
          <text:p text:style-name="Standard">Brooklynn<text:line-break/>Barger</text:p>
        </draw:text-box>
      </draw:frame>
      <draw:frame draw:style-name="fr1" draw:name="Frame29" text:anchor-type="page" text:anchor-page-number="1" svg:x="2.9382in" svg:y="9.5in" svg:width="2.6252in" svg:height="1in" draw:z-index="28">
        <draw:text-box>
          <text:p text:style-name="Standard">Brooklynn<text:line-break/>Barger</text:p>
        </draw:text-box>
      </draw:frame>
      <draw:frame draw:style-name="fr1" draw:name="Frame30" text:anchor-type="page" text:anchor-page-number="1" svg:x="5.6882in" svg:y="9.5in" svg:width="2.6252in" svg:height="1in" draw:z-index="29">
        <draw:text-box>
          <text:p text:style-name="Standard">Brooklynn<text:line-break/>Barger</text:p>
        </draw:text-box>
      </draw:frame>
      <draw:frame draw:style-name="fr1" draw:name="Frame31" text:anchor-type="page" text:anchor-page-number="3" svg:x="0.1882in" svg:y="0.5in" svg:width="2.6252in" svg:height="1in" draw:z-index="30">
        <draw:text-box>
          <text:p text:style-name="Standard">Brittney <text:line-break/>Barnes</text:p>
        </draw:text-box>
      </draw:frame>
      <draw:frame draw:style-name="fr1" draw:name="Frame32" text:anchor-type="page" text:anchor-page-number="3" svg:x="2.9382in" svg:y="0.5in" svg:width="2.6252in" svg:height="1in" draw:z-index="31">
        <draw:text-box>
          <text:p text:style-name="Standard">Sarah<text:line-break/>Barnes</text:p>
        </draw:text-box>
      </draw:frame>
      <draw:frame draw:style-name="fr1" draw:name="Frame33" text:anchor-type="page" text:anchor-page-number="3" svg:x="5.6882in" svg:y="0.5in" svg:width="2.6252in" svg:height="1in" draw:z-index="32">
        <draw:text-box>
          <text:p text:style-name="Standard">Brittney <text:line-break/>Barnes</text:p>
        </draw:text-box>
      </draw:frame>
      <draw:frame draw:style-name="fr1" draw:name="Frame34" text:anchor-type="page" text:anchor-page-number="3" svg:x="0.1882in" svg:y="1.5in" svg:width="2.6252in" svg:height="1in" draw:z-index="33">
        <draw:text-box>
          <text:p text:style-name="Standard">Sarah<text:line-break/>Barnes</text:p>
        </draw:text-box>
      </draw:frame>
      <draw:frame draw:style-name="fr1" draw:name="Frame35" text:anchor-type="page" text:anchor-page-number="3" svg:x="2.9382in" svg:y="1.5in" svg:width="2.6252in" svg:height="1in" draw:z-index="34">
        <draw:text-box>
          <text:p text:style-name="Standard">Brittney <text:line-break/>Barnes</text:p>
        </draw:text-box>
      </draw:frame>
      <draw:frame draw:style-name="fr1" draw:name="Frame36" text:anchor-type="page" text:anchor-page-number="3" svg:x="5.6882in" svg:y="1.5in" svg:width="2.6252in" svg:height="1in" draw:z-index="35">
        <draw:text-box>
          <text:p text:style-name="Standard">Sarah<text:line-break/>Barnes</text:p>
        </draw:text-box>
      </draw:frame>
      <draw:frame draw:style-name="fr1" draw:name="Frame37" text:anchor-type="page" text:anchor-page-number="3" svg:x="0.1882in" svg:y="2.5in" svg:width="2.6252in" svg:height="1in" draw:z-index="36">
        <draw:text-box>
          <text:p text:style-name="Standard">Ashley<text:line-break/>Barnett</text:p>
        </draw:text-box>
      </draw:frame>
      <draw:frame draw:style-name="fr1" draw:name="Frame38" text:anchor-type="page" text:anchor-page-number="3" svg:x="2.9382in" svg:y="2.5in" svg:width="2.6252in" svg:height="1in" draw:z-index="37">
        <draw:text-box>
          <text:p text:style-name="Standard">Patience<text:line-break/>Barnett</text:p>
        </draw:text-box>
      </draw:frame>
      <draw:frame draw:style-name="fr1" draw:name="Frame39" text:anchor-type="page" text:anchor-page-number="3" svg:x="5.6882in" svg:y="2.5in" svg:width="2.6252in" svg:height="1in" draw:z-index="38">
        <draw:text-box>
          <text:p text:style-name="Standard">Ashley<text:line-break/>Barnett</text:p>
        </draw:text-box>
      </draw:frame>
      <draw:frame draw:style-name="fr1" draw:name="Frame40" text:anchor-type="page" text:anchor-page-number="3" svg:x="0.1882in" svg:y="3.5in" svg:width="2.6252in" svg:height="1in" draw:z-index="39">
        <draw:text-box>
          <text:p text:style-name="Standard">Patience<text:line-break/>Barnett</text:p>
        </draw:text-box>
      </draw:frame>
      <draw:frame draw:style-name="fr1" draw:name="Frame41" text:anchor-type="page" text:anchor-page-number="3" svg:x="2.9382in" svg:y="3.5in" svg:width="2.6252in" svg:height="1in" draw:z-index="40">
        <draw:text-box>
          <text:p text:style-name="Standard">Ashley<text:line-break/>Barnett</text:p>
        </draw:text-box>
      </draw:frame>
      <draw:frame draw:style-name="fr1" draw:name="Frame42" text:anchor-type="page" text:anchor-page-number="3" svg:x="5.6882in" svg:y="3.5in" svg:width="2.6252in" svg:height="1in" draw:z-index="41">
        <draw:text-box>
          <text:p text:style-name="Standard">Patience<text:line-break/>Barnett</text:p>
        </draw:text-box>
      </draw:frame>
      <draw:frame draw:style-name="fr1" draw:name="Frame43" text:anchor-type="page" text:anchor-page-number="3" svg:x="0.1882in" svg:y="4.5in" svg:width="2.6252in" svg:height="1in" draw:z-index="42">
        <draw:text-box>
          <text:p text:style-name="Standard">Madison<text:line-break/>Barrett</text:p>
        </draw:text-box>
      </draw:frame>
      <draw:frame draw:style-name="fr1" draw:name="Frame44" text:anchor-type="page" text:anchor-page-number="3" svg:x="2.9382in" svg:y="4.5in" svg:width="2.6252in" svg:height="1in" draw:z-index="43">
        <draw:text-box>
          <text:p text:style-name="Standard">Madison<text:line-break/>Barrett</text:p>
        </draw:text-box>
      </draw:frame>
      <draw:frame draw:style-name="fr1" draw:name="Frame45" text:anchor-type="page" text:anchor-page-number="3" svg:x="5.6882in" svg:y="4.5in" svg:width="2.6252in" svg:height="1in" draw:z-index="44">
        <draw:text-box>
          <text:p text:style-name="Standard">Madison<text:line-break/>Barrett</text:p>
        </draw:text-box>
      </draw:frame>
      <draw:frame draw:style-name="fr1" draw:name="Frame46" text:anchor-type="page" text:anchor-page-number="3" svg:x="0.1882in" svg:y="5.5in" svg:width="2.6252in" svg:height="1in" draw:z-index="45">
        <draw:text-box>
          <text:p text:style-name="Standard">sarah<text:line-break/>Barron</text:p>
        </draw:text-box>
      </draw:frame>
      <draw:frame draw:style-name="fr1" draw:name="Frame47" text:anchor-type="page" text:anchor-page-number="3" svg:x="2.9382in" svg:y="5.5in" svg:width="2.6252in" svg:height="1in" draw:z-index="46">
        <draw:text-box>
          <text:p text:style-name="Standard">sarah<text:line-break/>Barron</text:p>
        </draw:text-box>
      </draw:frame>
      <draw:frame draw:style-name="fr1" draw:name="Frame48" text:anchor-type="page" text:anchor-page-number="3" svg:x="5.6882in" svg:y="5.5in" svg:width="2.6252in" svg:height="1in" draw:z-index="47">
        <draw:text-box>
          <text:p text:style-name="Standard">sarah<text:line-break/>Barron</text:p>
        </draw:text-box>
      </draw:frame>
      <draw:frame draw:style-name="fr1" draw:name="Frame49" text:anchor-type="page" text:anchor-page-number="3" svg:x="0.1882in" svg:y="6.5in" svg:width="2.6252in" svg:height="1in" draw:z-index="48">
        <draw:text-box>
          <text:p text:style-name="Standard">Kailee<text:line-break/>Bartel</text:p>
        </draw:text-box>
      </draw:frame>
      <draw:frame draw:style-name="fr1" draw:name="Frame50" text:anchor-type="page" text:anchor-page-number="3" svg:x="2.9382in" svg:y="6.5in" svg:width="2.6252in" svg:height="1in" draw:z-index="49">
        <draw:text-box>
          <text:p text:style-name="Standard">Kailee<text:line-break/>Bartel</text:p>
        </draw:text-box>
      </draw:frame>
      <draw:frame draw:style-name="fr1" draw:name="Frame51" text:anchor-type="page" text:anchor-page-number="3" svg:x="5.6882in" svg:y="6.5in" svg:width="2.6252in" svg:height="1in" draw:z-index="50">
        <draw:text-box>
          <text:p text:style-name="Standard">Kailee<text:line-break/>Bartel</text:p>
        </draw:text-box>
      </draw:frame>
      <draw:frame draw:style-name="fr1" draw:name="Frame52" text:anchor-type="page" text:anchor-page-number="3" svg:x="0.1882in" svg:y="7.5in" svg:width="2.6252in" svg:height="1in" draw:z-index="51">
        <draw:text-box>
          <text:p text:style-name="Standard">Haley<text:line-break/>Beach</text:p>
        </draw:text-box>
      </draw:frame>
      <draw:frame draw:style-name="fr1" draw:name="Frame53" text:anchor-type="page" text:anchor-page-number="3" svg:x="2.9382in" svg:y="7.5in" svg:width="2.6252in" svg:height="1in" draw:z-index="52">
        <draw:text-box>
          <text:p text:style-name="Standard">Haley<text:line-break/>Beach</text:p>
        </draw:text-box>
      </draw:frame>
      <draw:frame draw:style-name="fr1" draw:name="Frame54" text:anchor-type="page" text:anchor-page-number="3" svg:x="5.6882in" svg:y="7.5in" svg:width="2.6252in" svg:height="1in" draw:z-index="53">
        <draw:text-box>
          <text:p text:style-name="Standard">Haley<text:line-break/>Beach</text:p>
        </draw:text-box>
      </draw:frame>
      <draw:frame draw:style-name="fr1" draw:name="Frame55" text:anchor-type="page" text:anchor-page-number="3" svg:x="0.1882in" svg:y="8.5in" svg:width="2.6252in" svg:height="1in" draw:z-index="54">
        <draw:text-box>
          <text:p text:style-name="Standard">Reshawna<text:line-break/>Bell</text:p>
        </draw:text-box>
      </draw:frame>
      <draw:frame draw:style-name="fr1" draw:name="Frame56" text:anchor-type="page" text:anchor-page-number="3" svg:x="2.9382in" svg:y="8.5in" svg:width="2.6252in" svg:height="1in" draw:z-index="55">
        <draw:text-box>
          <text:p text:style-name="Standard">Reshawna<text:line-break/>Bell</text:p>
        </draw:text-box>
      </draw:frame>
      <draw:frame draw:style-name="fr1" draw:name="Frame57" text:anchor-type="page" text:anchor-page-number="3" svg:x="5.6882in" svg:y="8.5in" svg:width="2.6252in" svg:height="1in" draw:z-index="56">
        <draw:text-box>
          <text:p text:style-name="Standard">Reshawna<text:line-break/>Bell</text:p>
        </draw:text-box>
      </draw:frame>
      <draw:frame draw:style-name="fr1" draw:name="Frame58" text:anchor-type="page" text:anchor-page-number="3" svg:x="0.1882in" svg:y="9.5in" svg:width="2.6252in" svg:height="1in" draw:z-index="57">
        <draw:text-box>
          <text:p text:style-name="Standard">Linet<text:line-break/>Bermudez</text:p>
        </draw:text-box>
      </draw:frame>
      <draw:frame draw:style-name="fr1" draw:name="Frame59" text:anchor-type="page" text:anchor-page-number="3" svg:x="2.9382in" svg:y="9.5in" svg:width="2.6252in" svg:height="1in" draw:z-index="58">
        <draw:text-box>
          <text:p text:style-name="Standard">Linet<text:line-break/>Bermudez</text:p>
        </draw:text-box>
      </draw:frame>
      <draw:frame draw:style-name="fr1" draw:name="Frame60" text:anchor-type="page" text:anchor-page-number="3" svg:x="5.6882in" svg:y="9.5in" svg:width="2.6252in" svg:height="1in" draw:z-index="59">
        <draw:text-box>
          <text:p text:style-name="Standard">Linet<text:line-break/>Bermudez</text:p>
        </draw:text-box>
      </draw:frame>
      <draw:frame draw:style-name="fr1" draw:name="Frame61" text:anchor-type="page" text:anchor-page-number="5" svg:x="0.1882in" svg:y="0.5in" svg:width="2.6252in" svg:height="1in" draw:z-index="60">
        <draw:text-box>
          <text:p text:style-name="Standard">Della<text:line-break/>Bernardoni</text:p>
        </draw:text-box>
      </draw:frame>
      <draw:frame draw:style-name="fr1" draw:name="Frame62" text:anchor-type="page" text:anchor-page-number="5" svg:x="2.9382in" svg:y="0.5in" svg:width="2.6252in" svg:height="1in" draw:z-index="61">
        <draw:text-box>
          <text:p text:style-name="Standard">Della<text:line-break/>Bernardoni</text:p>
        </draw:text-box>
      </draw:frame>
      <draw:frame draw:style-name="fr1" draw:name="Frame63" text:anchor-type="page" text:anchor-page-number="5" svg:x="5.6882in" svg:y="0.5in" svg:width="2.6252in" svg:height="1in" draw:z-index="62">
        <draw:text-box>
          <text:p text:style-name="Standard">Della<text:line-break/>Bernardoni</text:p>
        </draw:text-box>
      </draw:frame>
      <draw:frame draw:style-name="fr1" draw:name="Frame64" text:anchor-type="page" text:anchor-page-number="5" svg:x="0.1882in" svg:y="1.5in" svg:width="2.6252in" svg:height="1in" draw:z-index="63">
        <draw:text-box>
          <text:p text:style-name="Standard">Kaitlin<text:line-break/>Bills</text:p>
        </draw:text-box>
      </draw:frame>
      <draw:frame draw:style-name="fr1" draw:name="Frame65" text:anchor-type="page" text:anchor-page-number="5" svg:x="2.9382in" svg:y="1.5in" svg:width="2.6252in" svg:height="1in" draw:z-index="64">
        <draw:text-box>
          <text:p text:style-name="Standard">Kaitlin<text:line-break/>Bills</text:p>
        </draw:text-box>
      </draw:frame>
      <draw:frame draw:style-name="fr1" draw:name="Frame66" text:anchor-type="page" text:anchor-page-number="5" svg:x="5.6882in" svg:y="1.5in" svg:width="2.6252in" svg:height="1in" draw:z-index="65">
        <draw:text-box>
          <text:p text:style-name="Standard">Kaitlin<text:line-break/>Bills</text:p>
        </draw:text-box>
      </draw:frame>
      <draw:frame draw:style-name="fr1" draw:name="Frame67" text:anchor-type="page" text:anchor-page-number="5" svg:x="0.1882in" svg:y="2.5in" svg:width="2.6252in" svg:height="1in" draw:z-index="66">
        <draw:text-box>
          <text:p text:style-name="Standard">Jody<text:line-break/>Bingaman</text:p>
        </draw:text-box>
      </draw:frame>
      <draw:frame draw:style-name="fr1" draw:name="Frame68" text:anchor-type="page" text:anchor-page-number="5" svg:x="2.9382in" svg:y="2.5in" svg:width="2.6252in" svg:height="1in" draw:z-index="67">
        <draw:text-box>
          <text:p text:style-name="Standard">Jody<text:line-break/>Bingaman</text:p>
        </draw:text-box>
      </draw:frame>
      <draw:frame draw:style-name="fr1" draw:name="Frame69" text:anchor-type="page" text:anchor-page-number="5" svg:x="5.6882in" svg:y="2.5in" svg:width="2.6252in" svg:height="1in" draw:z-index="68">
        <draw:text-box>
          <text:p text:style-name="Standard">Jody<text:line-break/>Bingaman</text:p>
        </draw:text-box>
      </draw:frame>
      <draw:frame draw:style-name="fr1" draw:name="Frame70" text:anchor-type="page" text:anchor-page-number="5" svg:x="0.1882in" svg:y="3.5in" svg:width="2.6252in" svg:height="1in" draw:z-index="69">
        <draw:text-box>
          <text:p text:style-name="Standard">Heather<text:line-break/>Bisch</text:p>
        </draw:text-box>
      </draw:frame>
      <draw:frame draw:style-name="fr1" draw:name="Frame71" text:anchor-type="page" text:anchor-page-number="5" svg:x="2.9382in" svg:y="3.5in" svg:width="2.6252in" svg:height="1in" draw:z-index="70">
        <draw:text-box>
          <text:p text:style-name="Standard">Heather<text:line-break/>Bisch</text:p>
        </draw:text-box>
      </draw:frame>
      <draw:frame draw:style-name="fr1" draw:name="Frame72" text:anchor-type="page" text:anchor-page-number="5" svg:x="5.6882in" svg:y="3.5in" svg:width="2.6252in" svg:height="1in" draw:z-index="71">
        <draw:text-box>
          <text:p text:style-name="Standard">Heather<text:line-break/>Bisch</text:p>
        </draw:text-box>
      </draw:frame>
      <draw:frame draw:style-name="fr1" draw:name="Frame73" text:anchor-type="page" text:anchor-page-number="5" svg:x="0.1882in" svg:y="4.5in" svg:width="2.6252in" svg:height="1in" draw:z-index="72">
        <draw:text-box>
          <text:p text:style-name="Standard">Nicole <text:line-break/>Boggs</text:p>
        </draw:text-box>
      </draw:frame>
      <draw:frame draw:style-name="fr1" draw:name="Frame74" text:anchor-type="page" text:anchor-page-number="5" svg:x="2.9382in" svg:y="4.5in" svg:width="2.6252in" svg:height="1in" draw:z-index="73">
        <draw:text-box>
          <text:p text:style-name="Standard">Nicole <text:line-break/>Boggs</text:p>
        </draw:text-box>
      </draw:frame>
      <draw:frame draw:style-name="fr1" draw:name="Frame75" text:anchor-type="page" text:anchor-page-number="5" svg:x="5.6882in" svg:y="4.5in" svg:width="2.6252in" svg:height="1in" draw:z-index="74">
        <draw:text-box>
          <text:p text:style-name="Standard">Nicole <text:line-break/>Boggs</text:p>
        </draw:text-box>
      </draw:frame>
      <draw:frame draw:style-name="fr1" draw:name="Frame76" text:anchor-type="page" text:anchor-page-number="5" svg:x="0.1882in" svg:y="5.5in" svg:width="2.6252in" svg:height="1in" draw:z-index="75">
        <draw:text-box>
          <text:p text:style-name="Standard">Emily<text:line-break/>Bolton</text:p>
        </draw:text-box>
      </draw:frame>
      <draw:frame draw:style-name="fr1" draw:name="Frame77" text:anchor-type="page" text:anchor-page-number="5" svg:x="2.9382in" svg:y="5.5in" svg:width="2.6252in" svg:height="1in" draw:z-index="76">
        <draw:text-box>
          <text:p text:style-name="Standard">Emily<text:line-break/>Bolton</text:p>
        </draw:text-box>
      </draw:frame>
      <draw:frame draw:style-name="fr1" draw:name="Frame78" text:anchor-type="page" text:anchor-page-number="5" svg:x="5.6882in" svg:y="5.5in" svg:width="2.6252in" svg:height="1in" draw:z-index="77">
        <draw:text-box>
          <text:p text:style-name="Standard">Emily<text:line-break/>Bolton</text:p>
        </draw:text-box>
      </draw:frame>
      <draw:frame draw:style-name="fr1" draw:name="Frame79" text:anchor-type="page" text:anchor-page-number="5" svg:x="0.1882in" svg:y="6.5in" svg:width="2.6252in" svg:height="1in" draw:z-index="78">
        <draw:text-box>
          <text:p text:style-name="Standard">Robin<text:line-break/>Bowen</text:p>
        </draw:text-box>
      </draw:frame>
      <draw:frame draw:style-name="fr1" draw:name="Frame80" text:anchor-type="page" text:anchor-page-number="5" svg:x="2.9382in" svg:y="6.5in" svg:width="2.6252in" svg:height="1in" draw:z-index="79">
        <draw:text-box>
          <text:p text:style-name="Standard">Robin<text:line-break/>Bowen</text:p>
        </draw:text-box>
      </draw:frame>
      <draw:frame draw:style-name="fr1" draw:name="Frame81" text:anchor-type="page" text:anchor-page-number="5" svg:x="5.6882in" svg:y="6.5in" svg:width="2.6252in" svg:height="1in" draw:z-index="80">
        <draw:text-box>
          <text:p text:style-name="Standard">Robin<text:line-break/>Bowen</text:p>
        </draw:text-box>
      </draw:frame>
      <draw:frame draw:style-name="fr1" draw:name="Frame82" text:anchor-type="page" text:anchor-page-number="5" svg:x="0.1882in" svg:y="7.5in" svg:width="2.6252in" svg:height="1in" draw:z-index="81">
        <draw:text-box>
          <text:p text:style-name="Standard">Angel<text:line-break/>Bravard</text:p>
        </draw:text-box>
      </draw:frame>
      <draw:frame draw:style-name="fr1" draw:name="Frame83" text:anchor-type="page" text:anchor-page-number="5" svg:x="2.9382in" svg:y="7.5in" svg:width="2.6252in" svg:height="1in" draw:z-index="82">
        <draw:text-box>
          <text:p text:style-name="Standard">Angel<text:line-break/>Bravard</text:p>
        </draw:text-box>
      </draw:frame>
      <draw:frame draw:style-name="fr1" draw:name="Frame84" text:anchor-type="page" text:anchor-page-number="5" svg:x="5.6882in" svg:y="7.5in" svg:width="2.6252in" svg:height="1in" draw:z-index="83">
        <draw:text-box>
          <text:p text:style-name="Standard">Angel<text:line-break/>Bravard</text:p>
        </draw:text-box>
      </draw:frame>
      <draw:frame draw:style-name="fr1" draw:name="Frame85" text:anchor-type="page" text:anchor-page-number="5" svg:x="0.1882in" svg:y="8.5in" svg:width="2.6252in" svg:height="1in" draw:z-index="84">
        <draw:text-box>
          <text:p text:style-name="Standard">Alexandria<text:line-break/>Brewer</text:p>
        </draw:text-box>
      </draw:frame>
      <draw:frame draw:style-name="fr1" draw:name="Frame86" text:anchor-type="page" text:anchor-page-number="5" svg:x="2.9382in" svg:y="8.5in" svg:width="2.6252in" svg:height="1in" draw:z-index="85">
        <draw:text-box>
          <text:p text:style-name="Standard">Kelsey<text:line-break/>Brewer</text:p>
        </draw:text-box>
      </draw:frame>
      <draw:frame draw:style-name="fr1" draw:name="Frame87" text:anchor-type="page" text:anchor-page-number="5" svg:x="5.6882in" svg:y="8.5in" svg:width="2.6252in" svg:height="1in" draw:z-index="86">
        <draw:text-box>
          <text:p text:style-name="Standard">Alexandria<text:line-break/>Brewer</text:p>
        </draw:text-box>
      </draw:frame>
      <draw:frame draw:style-name="fr1" draw:name="Frame88" text:anchor-type="page" text:anchor-page-number="5" svg:x="0.1882in" svg:y="9.5in" svg:width="2.6252in" svg:height="1in" draw:z-index="87">
        <draw:text-box>
          <text:p text:style-name="Standard">Kelsey<text:line-break/>Brewer</text:p>
        </draw:text-box>
      </draw:frame>
      <draw:frame draw:style-name="fr1" draw:name="Frame89" text:anchor-type="page" text:anchor-page-number="5" svg:x="2.9382in" svg:y="9.5in" svg:width="2.6252in" svg:height="1in" draw:z-index="88">
        <draw:text-box>
          <text:p text:style-name="Standard">Alexandria<text:line-break/>Brewer</text:p>
        </draw:text-box>
      </draw:frame>
      <draw:frame draw:style-name="fr1" draw:name="Frame90" text:anchor-type="page" text:anchor-page-number="5" svg:x="5.6882in" svg:y="9.5in" svg:width="2.6252in" svg:height="1in" draw:z-index="89">
        <draw:text-box>
          <text:p text:style-name="Standard">Kelsey<text:line-break/>Brewer</text:p>
        </draw:text-box>
      </draw:frame>
      <draw:frame draw:style-name="fr1" draw:name="Frame91" text:anchor-type="page" text:anchor-page-number="7" svg:x="0.1882in" svg:y="0.5in" svg:width="2.6252in" svg:height="1in" draw:z-index="90">
        <draw:text-box>
          <text:p text:style-name="Standard">Whitney<text:line-break/>Bromley</text:p>
        </draw:text-box>
      </draw:frame>
      <draw:frame draw:style-name="fr1" draw:name="Frame92" text:anchor-type="page" text:anchor-page-number="7" svg:x="2.9382in" svg:y="0.5in" svg:width="2.6252in" svg:height="1in" draw:z-index="91">
        <draw:text-box>
          <text:p text:style-name="Standard">Whitney<text:line-break/>Bromley</text:p>
        </draw:text-box>
      </draw:frame>
      <draw:frame draw:style-name="fr1" draw:name="Frame93" text:anchor-type="page" text:anchor-page-number="7" svg:x="5.6882in" svg:y="0.5in" svg:width="2.6252in" svg:height="1in" draw:z-index="92">
        <draw:text-box>
          <text:p text:style-name="Standard">Whitney<text:line-break/>Bromley</text:p>
        </draw:text-box>
      </draw:frame>
      <draw:frame draw:style-name="fr1" draw:name="Frame94" text:anchor-type="page" text:anchor-page-number="7" svg:x="0.1882in" svg:y="1.5in" svg:width="2.6252in" svg:height="1in" draw:z-index="93">
        <draw:text-box>
          <text:p text:style-name="Standard">Daja <text:line-break/>Brown</text:p>
        </draw:text-box>
      </draw:frame>
      <draw:frame draw:style-name="fr1" draw:name="Frame95" text:anchor-type="page" text:anchor-page-number="7" svg:x="2.9382in" svg:y="1.5in" svg:width="2.6252in" svg:height="1in" draw:z-index="94">
        <draw:text-box>
          <text:p text:style-name="Standard">H. Lynn<text:line-break/>Brown</text:p>
        </draw:text-box>
      </draw:frame>
      <draw:frame draw:style-name="fr1" draw:name="Frame96" text:anchor-type="page" text:anchor-page-number="7" svg:x="5.6882in" svg:y="1.5in" svg:width="2.6252in" svg:height="1in" draw:z-index="95">
        <draw:text-box>
          <text:p text:style-name="Standard">Daja <text:line-break/>Brown</text:p>
        </draw:text-box>
      </draw:frame>
      <draw:frame draw:style-name="fr1" draw:name="Frame97" text:anchor-type="page" text:anchor-page-number="7" svg:x="0.1882in" svg:y="2.5in" svg:width="2.6252in" svg:height="1in" draw:z-index="96">
        <draw:text-box>
          <text:p text:style-name="Standard">H. Lynn<text:line-break/>Brown</text:p>
        </draw:text-box>
      </draw:frame>
      <draw:frame draw:style-name="fr1" draw:name="Frame98" text:anchor-type="page" text:anchor-page-number="7" svg:x="2.9382in" svg:y="2.5in" svg:width="2.6252in" svg:height="1in" draw:z-index="97">
        <draw:text-box>
          <text:p text:style-name="Standard">Daja <text:line-break/>Brown</text:p>
        </draw:text-box>
      </draw:frame>
      <draw:frame draw:style-name="fr1" draw:name="Frame99" text:anchor-type="page" text:anchor-page-number="7" svg:x="5.6882in" svg:y="2.5in" svg:width="2.6252in" svg:height="1in" draw:z-index="98">
        <draw:text-box>
          <text:p text:style-name="Standard">H. Lynn<text:line-break/>Brown</text:p>
        </draw:text-box>
      </draw:frame>
      <draw:frame draw:style-name="fr1" draw:name="Frame100" text:anchor-type="page" text:anchor-page-number="7" svg:x="0.1882in" svg:y="3.5in" svg:width="2.6252in" svg:height="1in" draw:z-index="99">
        <draw:text-box>
          <text:p text:style-name="Standard">Christina <text:line-break/>Bryant</text:p>
        </draw:text-box>
      </draw:frame>
      <draw:frame draw:style-name="fr1" draw:name="Frame101" text:anchor-type="page" text:anchor-page-number="7" svg:x="2.9382in" svg:y="3.5in" svg:width="2.6252in" svg:height="1in" draw:z-index="100">
        <draw:text-box>
          <text:p text:style-name="Standard">Christina <text:line-break/>Bryant</text:p>
        </draw:text-box>
      </draw:frame>
      <draw:frame draw:style-name="fr1" draw:name="Frame102" text:anchor-type="page" text:anchor-page-number="7" svg:x="5.6882in" svg:y="3.5in" svg:width="2.6252in" svg:height="1in" draw:z-index="101">
        <draw:text-box>
          <text:p text:style-name="Standard">Christina <text:line-break/>Bryant</text:p>
        </draw:text-box>
      </draw:frame>
      <draw:frame draw:style-name="fr1" draw:name="Frame103" text:anchor-type="page" text:anchor-page-number="7" svg:x="0.1882in" svg:y="4.5in" svg:width="2.6252in" svg:height="1in" draw:z-index="102">
        <draw:text-box>
          <text:p text:style-name="Standard">Morgan<text:line-break/>Burdette</text:p>
        </draw:text-box>
      </draw:frame>
      <draw:frame draw:style-name="fr1" draw:name="Frame104" text:anchor-type="page" text:anchor-page-number="7" svg:x="2.9382in" svg:y="4.5in" svg:width="2.6252in" svg:height="1in" draw:z-index="103">
        <draw:text-box>
          <text:p text:style-name="Standard">Morgan<text:line-break/>Burdette</text:p>
        </draw:text-box>
      </draw:frame>
      <draw:frame draw:style-name="fr1" draw:name="Frame105" text:anchor-type="page" text:anchor-page-number="7" svg:x="5.6882in" svg:y="4.5in" svg:width="2.6252in" svg:height="1in" draw:z-index="104">
        <draw:text-box>
          <text:p text:style-name="Standard">Morgan<text:line-break/>Burdette</text:p>
        </draw:text-box>
      </draw:frame>
      <draw:frame draw:style-name="fr1" draw:name="Frame106" text:anchor-type="page" text:anchor-page-number="7" svg:x="0.1882in" svg:y="5.5in" svg:width="2.6252in" svg:height="1in" draw:z-index="105">
        <draw:text-box>
          <text:p text:style-name="Standard">Jada<text:line-break/>Buren</text:p>
        </draw:text-box>
      </draw:frame>
      <draw:frame draw:style-name="fr1" draw:name="Frame107" text:anchor-type="page" text:anchor-page-number="7" svg:x="2.9382in" svg:y="5.5in" svg:width="2.6252in" svg:height="1in" draw:z-index="106">
        <draw:text-box>
          <text:p text:style-name="Standard">Jada<text:line-break/>Buren</text:p>
        </draw:text-box>
      </draw:frame>
      <draw:frame draw:style-name="fr1" draw:name="Frame108" text:anchor-type="page" text:anchor-page-number="7" svg:x="5.6882in" svg:y="5.5in" svg:width="2.6252in" svg:height="1in" draw:z-index="107">
        <draw:text-box>
          <text:p text:style-name="Standard">Jada<text:line-break/>Buren</text:p>
        </draw:text-box>
      </draw:frame>
      <draw:frame draw:style-name="fr1" draw:name="Frame109" text:anchor-type="page" text:anchor-page-number="7" svg:x="0.1882in" svg:y="6.5in" svg:width="2.6252in" svg:height="1in" draw:z-index="108">
        <draw:text-box>
          <text:p text:style-name="Standard">Brittany<text:line-break/>Burns</text:p>
        </draw:text-box>
      </draw:frame>
      <draw:frame draw:style-name="fr1" draw:name="Frame110" text:anchor-type="page" text:anchor-page-number="7" svg:x="2.9382in" svg:y="6.5in" svg:width="2.6252in" svg:height="1in" draw:z-index="109">
        <draw:text-box>
          <text:p text:style-name="Standard">Brittany<text:line-break/>Burns</text:p>
        </draw:text-box>
      </draw:frame>
      <draw:frame draw:style-name="fr1" draw:name="Frame111" text:anchor-type="page" text:anchor-page-number="7" svg:x="5.6882in" svg:y="6.5in" svg:width="2.6252in" svg:height="1in" draw:z-index="110">
        <draw:text-box>
          <text:p text:style-name="Standard">Brittany<text:line-break/>Burns</text:p>
        </draw:text-box>
      </draw:frame>
      <draw:frame draw:style-name="fr1" draw:name="Frame112" text:anchor-type="page" text:anchor-page-number="7" svg:x="0.1882in" svg:y="7.5in" svg:width="2.6252in" svg:height="1in" draw:z-index="111">
        <draw:text-box>
          <text:p text:style-name="Standard">Andrea<text:line-break/>Bussell</text:p>
        </draw:text-box>
      </draw:frame>
      <draw:frame draw:style-name="fr1" draw:name="Frame113" text:anchor-type="page" text:anchor-page-number="7" svg:x="2.9382in" svg:y="7.5in" svg:width="2.6252in" svg:height="1in" draw:z-index="112">
        <draw:text-box>
          <text:p text:style-name="Standard">Andrea<text:line-break/>Bussell</text:p>
        </draw:text-box>
      </draw:frame>
      <draw:frame draw:style-name="fr1" draw:name="Frame114" text:anchor-type="page" text:anchor-page-number="7" svg:x="5.6882in" svg:y="7.5in" svg:width="2.6252in" svg:height="1in" draw:z-index="113">
        <draw:text-box>
          <text:p text:style-name="Standard">Andrea<text:line-break/>Bussell</text:p>
        </draw:text-box>
      </draw:frame>
      <draw:frame draw:style-name="fr1" draw:name="Frame115" text:anchor-type="page" text:anchor-page-number="7" svg:x="0.1882in" svg:y="8.5in" svg:width="2.6252in" svg:height="1in" draw:z-index="114">
        <draw:text-box>
          <text:p text:style-name="Standard">Emma<text:line-break/>Cantrell</text:p>
        </draw:text-box>
      </draw:frame>
      <draw:frame draw:style-name="fr1" draw:name="Frame116" text:anchor-type="page" text:anchor-page-number="7" svg:x="2.9382in" svg:y="8.5in" svg:width="2.6252in" svg:height="1in" draw:z-index="115">
        <draw:text-box>
          <text:p text:style-name="Standard">Emma<text:line-break/>Cantrell</text:p>
        </draw:text-box>
      </draw:frame>
      <draw:frame draw:style-name="fr1" draw:name="Frame117" text:anchor-type="page" text:anchor-page-number="7" svg:x="5.6882in" svg:y="8.5in" svg:width="2.6252in" svg:height="1in" draw:z-index="116">
        <draw:text-box>
          <text:p text:style-name="Standard">Emma<text:line-break/>Cantrell</text:p>
        </draw:text-box>
      </draw:frame>
      <draw:frame draw:style-name="fr1" draw:name="Frame118" text:anchor-type="page" text:anchor-page-number="7" svg:x="0.1882in" svg:y="9.5in" svg:width="2.6252in" svg:height="1in" draw:z-index="117">
        <draw:text-box>
          <text:p text:style-name="Standard">MaKayla <text:line-break/>Carbert</text:p>
        </draw:text-box>
      </draw:frame>
      <draw:frame draw:style-name="fr1" draw:name="Frame119" text:anchor-type="page" text:anchor-page-number="7" svg:x="2.9382in" svg:y="9.5in" svg:width="2.6252in" svg:height="1in" draw:z-index="118">
        <draw:text-box>
          <text:p text:style-name="Standard">MaKayla <text:line-break/>Carbert</text:p>
        </draw:text-box>
      </draw:frame>
      <draw:frame draw:style-name="fr1" draw:name="Frame120" text:anchor-type="page" text:anchor-page-number="7" svg:x="5.6882in" svg:y="9.5in" svg:width="2.6252in" svg:height="1in" draw:z-index="119">
        <draw:text-box>
          <text:p text:style-name="Standard">MaKayla <text:line-break/>Carbert</text:p>
        </draw:text-box>
      </draw:frame>
      <draw:frame draw:style-name="fr1" draw:name="Frame121" text:anchor-type="page" text:anchor-page-number="9" svg:x="0.1882in" svg:y="0.5in" svg:width="2.6252in" svg:height="1in" draw:z-index="120">
        <draw:text-box>
          <text:p text:style-name="Standard">Kyndra<text:line-break/>Carmichael</text:p>
        </draw:text-box>
      </draw:frame>
      <draw:frame draw:style-name="fr1" draw:name="Frame122" text:anchor-type="page" text:anchor-page-number="9" svg:x="2.9382in" svg:y="0.5in" svg:width="2.6252in" svg:height="1in" draw:z-index="121">
        <draw:text-box>
          <text:p text:style-name="Standard">Kyndra<text:line-break/>Carmichael</text:p>
        </draw:text-box>
      </draw:frame>
      <draw:frame draw:style-name="fr1" draw:name="Frame123" text:anchor-type="page" text:anchor-page-number="9" svg:x="5.6882in" svg:y="0.5in" svg:width="2.6252in" svg:height="1in" draw:z-index="122">
        <draw:text-box>
          <text:p text:style-name="Standard">Kyndra<text:line-break/>Carmichael</text:p>
        </draw:text-box>
      </draw:frame>
      <draw:frame draw:style-name="fr1" draw:name="Frame124" text:anchor-type="page" text:anchor-page-number="9" svg:x="0.1882in" svg:y="1.5in" svg:width="2.6252in" svg:height="1in" draw:z-index="123">
        <draw:text-box>
          <text:p text:style-name="Standard">Kailin<text:line-break/>Carns</text:p>
        </draw:text-box>
      </draw:frame>
      <draw:frame draw:style-name="fr1" draw:name="Frame125" text:anchor-type="page" text:anchor-page-number="9" svg:x="2.9382in" svg:y="1.5in" svg:width="2.6252in" svg:height="1in" draw:z-index="124">
        <draw:text-box>
          <text:p text:style-name="Standard">Kailin<text:line-break/>Carns</text:p>
        </draw:text-box>
      </draw:frame>
      <draw:frame draw:style-name="fr1" draw:name="Frame126" text:anchor-type="page" text:anchor-page-number="9" svg:x="5.6882in" svg:y="1.5in" svg:width="2.6252in" svg:height="1in" draw:z-index="125">
        <draw:text-box>
          <text:p text:style-name="Standard">Kailin<text:line-break/>Carns</text:p>
        </draw:text-box>
      </draw:frame>
      <draw:frame draw:style-name="fr1" draw:name="Frame127" text:anchor-type="page" text:anchor-page-number="9" svg:x="0.1882in" svg:y="2.5in" svg:width="2.6252in" svg:height="1in" draw:z-index="126">
        <draw:text-box>
          <text:p text:style-name="Standard">Shandra<text:line-break/>Carter</text:p>
        </draw:text-box>
      </draw:frame>
      <draw:frame draw:style-name="fr1" draw:name="Frame128" text:anchor-type="page" text:anchor-page-number="9" svg:x="2.9382in" svg:y="2.5in" svg:width="2.6252in" svg:height="1in" draw:z-index="127">
        <draw:text-box>
          <text:p text:style-name="Standard">Shandra<text:line-break/>Carter</text:p>
        </draw:text-box>
      </draw:frame>
      <draw:frame draw:style-name="fr1" draw:name="Frame129" text:anchor-type="page" text:anchor-page-number="9" svg:x="5.6882in" svg:y="2.5in" svg:width="2.6252in" svg:height="1in" draw:z-index="128">
        <draw:text-box>
          <text:p text:style-name="Standard">Shandra<text:line-break/>Carter</text:p>
        </draw:text-box>
      </draw:frame>
      <draw:frame draw:style-name="fr1" draw:name="Frame130" text:anchor-type="page" text:anchor-page-number="9" svg:x="0.1882in" svg:y="3.5in" svg:width="2.6252in" svg:height="1in" draw:z-index="129">
        <draw:text-box>
          <text:p text:style-name="Standard">Sierra <text:line-break/>Case</text:p>
        </draw:text-box>
      </draw:frame>
      <draw:frame draw:style-name="fr1" draw:name="Frame131" text:anchor-type="page" text:anchor-page-number="9" svg:x="2.9382in" svg:y="3.5in" svg:width="2.6252in" svg:height="1in" draw:z-index="130">
        <draw:text-box>
          <text:p text:style-name="Standard">Sierra <text:line-break/>Case</text:p>
        </draw:text-box>
      </draw:frame>
      <draw:frame draw:style-name="fr1" draw:name="Frame132" text:anchor-type="page" text:anchor-page-number="9" svg:x="5.6882in" svg:y="3.5in" svg:width="2.6252in" svg:height="1in" draw:z-index="131">
        <draw:text-box>
          <text:p text:style-name="Standard">Sierra <text:line-break/>Case</text:p>
        </draw:text-box>
      </draw:frame>
      <draw:frame draw:style-name="fr1" draw:name="Frame133" text:anchor-type="page" text:anchor-page-number="9" svg:x="0.1882in" svg:y="4.5in" svg:width="2.6252in" svg:height="1in" draw:z-index="132">
        <draw:text-box>
          <text:p text:style-name="Standard">Gabrella<text:line-break/>Castillo Hernandez</text:p>
        </draw:text-box>
      </draw:frame>
      <draw:frame draw:style-name="fr1" draw:name="Frame134" text:anchor-type="page" text:anchor-page-number="9" svg:x="2.9382in" svg:y="4.5in" svg:width="2.6252in" svg:height="1in" draw:z-index="133">
        <draw:text-box>
          <text:p text:style-name="Standard">Gabrella<text:line-break/>Castillo Hernandez</text:p>
        </draw:text-box>
      </draw:frame>
      <draw:frame draw:style-name="fr1" draw:name="Frame135" text:anchor-type="page" text:anchor-page-number="9" svg:x="5.6882in" svg:y="4.5in" svg:width="2.6252in" svg:height="1in" draw:z-index="134">
        <draw:text-box>
          <text:p text:style-name="Standard">Gabrella<text:line-break/>Castillo Hernandez</text:p>
        </draw:text-box>
      </draw:frame>
      <draw:frame draw:style-name="fr1" draw:name="Frame136" text:anchor-type="page" text:anchor-page-number="9" svg:x="0.1882in" svg:y="5.5in" svg:width="2.6252in" svg:height="1in" draw:z-index="135">
        <draw:text-box>
          <text:p text:style-name="Standard">Megan<text:line-break/>Caudill</text:p>
        </draw:text-box>
      </draw:frame>
      <draw:frame draw:style-name="fr1" draw:name="Frame137" text:anchor-type="page" text:anchor-page-number="9" svg:x="2.9382in" svg:y="5.5in" svg:width="2.6252in" svg:height="1in" draw:z-index="136">
        <draw:text-box>
          <text:p text:style-name="Standard">Megan<text:line-break/>Caudill</text:p>
        </draw:text-box>
      </draw:frame>
      <draw:frame draw:style-name="fr1" draw:name="Frame138" text:anchor-type="page" text:anchor-page-number="9" svg:x="5.6882in" svg:y="5.5in" svg:width="2.6252in" svg:height="1in" draw:z-index="137">
        <draw:text-box>
          <text:p text:style-name="Standard">Megan<text:line-break/>Caudill</text:p>
        </draw:text-box>
      </draw:frame>
      <draw:frame draw:style-name="fr1" draw:name="Frame139" text:anchor-type="page" text:anchor-page-number="9" svg:x="0.1882in" svg:y="6.5in" svg:width="2.6252in" svg:height="1in" draw:z-index="138">
        <draw:text-box>
          <text:p text:style-name="Standard">Retisa <text:line-break/>Chaney</text:p>
        </draw:text-box>
      </draw:frame>
      <draw:frame draw:style-name="fr1" draw:name="Frame140" text:anchor-type="page" text:anchor-page-number="9" svg:x="2.9382in" svg:y="6.5in" svg:width="2.6252in" svg:height="1in" draw:z-index="139">
        <draw:text-box>
          <text:p text:style-name="Standard">Retisa <text:line-break/>Chaney</text:p>
        </draw:text-box>
      </draw:frame>
      <draw:frame draw:style-name="fr1" draw:name="Frame141" text:anchor-type="page" text:anchor-page-number="9" svg:x="5.6882in" svg:y="6.5in" svg:width="2.6252in" svg:height="1in" draw:z-index="140">
        <draw:text-box>
          <text:p text:style-name="Standard">Retisa <text:line-break/>Chaney</text:p>
        </draw:text-box>
      </draw:frame>
      <draw:frame draw:style-name="fr1" draw:name="Frame142" text:anchor-type="page" text:anchor-page-number="9" svg:x="0.1882in" svg:y="7.5in" svg:width="2.6252in" svg:height="1in" draw:z-index="141">
        <draw:text-box>
          <text:p text:style-name="Standard">Mandy<text:line-break/>Chen</text:p>
        </draw:text-box>
      </draw:frame>
      <draw:frame draw:style-name="fr1" draw:name="Frame143" text:anchor-type="page" text:anchor-page-number="9" svg:x="2.9382in" svg:y="7.5in" svg:width="2.6252in" svg:height="1in" draw:z-index="142">
        <draw:text-box>
          <text:p text:style-name="Standard">Mandy<text:line-break/>Chen</text:p>
        </draw:text-box>
      </draw:frame>
      <draw:frame draw:style-name="fr1" draw:name="Frame144" text:anchor-type="page" text:anchor-page-number="9" svg:x="5.6882in" svg:y="7.5in" svg:width="2.6252in" svg:height="1in" draw:z-index="143">
        <draw:text-box>
          <text:p text:style-name="Standard">Mandy<text:line-break/>Chen</text:p>
        </draw:text-box>
      </draw:frame>
      <draw:frame draw:style-name="fr1" draw:name="Frame145" text:anchor-type="page" text:anchor-page-number="9" svg:x="0.1882in" svg:y="8.5in" svg:width="2.6252in" svg:height="1in" draw:z-index="144">
        <draw:text-box>
          <text:p text:style-name="Standard">Sierra<text:line-break/>Chitwood</text:p>
        </draw:text-box>
      </draw:frame>
      <draw:frame draw:style-name="fr1" draw:name="Frame146" text:anchor-type="page" text:anchor-page-number="9" svg:x="2.9382in" svg:y="8.5in" svg:width="2.6252in" svg:height="1in" draw:z-index="145">
        <draw:text-box>
          <text:p text:style-name="Standard">Sierra<text:line-break/>Chitwood</text:p>
        </draw:text-box>
      </draw:frame>
      <draw:frame draw:style-name="fr1" draw:name="Frame147" text:anchor-type="page" text:anchor-page-number="9" svg:x="5.6882in" svg:y="8.5in" svg:width="2.6252in" svg:height="1in" draw:z-index="146">
        <draw:text-box>
          <text:p text:style-name="Standard">Sierra<text:line-break/>Chitwood</text:p>
        </draw:text-box>
      </draw:frame>
      <draw:frame draw:style-name="fr1" draw:name="Frame148" text:anchor-type="page" text:anchor-page-number="9" svg:x="0.1882in" svg:y="9.5in" svg:width="2.6252in" svg:height="1in" draw:z-index="147">
        <draw:text-box>
          <text:p text:style-name="Standard">Tabitha<text:line-break/>Clark</text:p>
        </draw:text-box>
      </draw:frame>
      <draw:frame draw:style-name="fr1" draw:name="Frame149" text:anchor-type="page" text:anchor-page-number="9" svg:x="2.9382in" svg:y="9.5in" svg:width="2.6252in" svg:height="1in" draw:z-index="148">
        <draw:text-box>
          <text:p text:style-name="Standard">Tabitha<text:line-break/>Clark</text:p>
        </draw:text-box>
      </draw:frame>
      <draw:frame draw:style-name="fr1" draw:name="Frame150" text:anchor-type="page" text:anchor-page-number="9" svg:x="5.6882in" svg:y="9.5in" svg:width="2.6252in" svg:height="1in" draw:z-index="149">
        <draw:text-box>
          <text:p text:style-name="Standard">Tabitha<text:line-break/>Clark</text:p>
        </draw:text-box>
      </draw:frame>
      <draw:frame draw:style-name="fr1" draw:name="Frame151" text:anchor-type="page" text:anchor-page-number="11" svg:x="0.1882in" svg:y="0.5in" svg:width="2.6252in" svg:height="1in" draw:z-index="150">
        <draw:text-box>
          <text:p text:style-name="Standard">Emily<text:line-break/>Clemons</text:p>
        </draw:text-box>
      </draw:frame>
      <draw:frame draw:style-name="fr1" draw:name="Frame152" text:anchor-type="page" text:anchor-page-number="11" svg:x="2.9382in" svg:y="0.5in" svg:width="2.6252in" svg:height="1in" draw:z-index="151">
        <draw:text-box>
          <text:p text:style-name="Standard">Emily<text:line-break/>Clemons</text:p>
        </draw:text-box>
      </draw:frame>
      <draw:frame draw:style-name="fr1" draw:name="Frame153" text:anchor-type="page" text:anchor-page-number="11" svg:x="5.6882in" svg:y="0.5in" svg:width="2.6252in" svg:height="1in" draw:z-index="152">
        <draw:text-box>
          <text:p text:style-name="Standard">Emily<text:line-break/>Clemons</text:p>
        </draw:text-box>
      </draw:frame>
      <draw:frame draw:style-name="fr1" draw:name="Frame154" text:anchor-type="page" text:anchor-page-number="11" svg:x="0.1882in" svg:y="1.5in" svg:width="2.6252in" svg:height="1in" draw:z-index="153">
        <draw:text-box>
          <text:p text:style-name="Standard">Tiffany<text:line-break/>Cochran</text:p>
        </draw:text-box>
      </draw:frame>
      <draw:frame draw:style-name="fr1" draw:name="Frame155" text:anchor-type="page" text:anchor-page-number="11" svg:x="2.9382in" svg:y="1.5in" svg:width="2.6252in" svg:height="1in" draw:z-index="154">
        <draw:text-box>
          <text:p text:style-name="Standard">Tiffany<text:line-break/>Cochran</text:p>
        </draw:text-box>
      </draw:frame>
      <draw:frame draw:style-name="fr1" draw:name="Frame156" text:anchor-type="page" text:anchor-page-number="11" svg:x="5.6882in" svg:y="1.5in" svg:width="2.6252in" svg:height="1in" draw:z-index="155">
        <draw:text-box>
          <text:p text:style-name="Standard">Tiffany<text:line-break/>Cochran</text:p>
        </draw:text-box>
      </draw:frame>
      <draw:frame draw:style-name="fr1" draw:name="Frame157" text:anchor-type="page" text:anchor-page-number="11" svg:x="0.1882in" svg:y="2.5in" svg:width="2.6252in" svg:height="1in" draw:z-index="156">
        <draw:text-box>
          <text:p text:style-name="Standard">Brittany<text:line-break/>Cole</text:p>
        </draw:text-box>
      </draw:frame>
      <draw:frame draw:style-name="fr1" draw:name="Frame158" text:anchor-type="page" text:anchor-page-number="11" svg:x="2.9382in" svg:y="2.5in" svg:width="2.6252in" svg:height="1in" draw:z-index="157">
        <draw:text-box>
          <text:p text:style-name="Standard">Brittany<text:line-break/>Cole</text:p>
        </draw:text-box>
      </draw:frame>
      <draw:frame draw:style-name="fr1" draw:name="Frame159" text:anchor-type="page" text:anchor-page-number="11" svg:x="5.6882in" svg:y="2.5in" svg:width="2.6252in" svg:height="1in" draw:z-index="158">
        <draw:text-box>
          <text:p text:style-name="Standard">Brittany<text:line-break/>Cole</text:p>
        </draw:text-box>
      </draw:frame>
      <draw:frame draw:style-name="fr1" draw:name="Frame160" text:anchor-type="page" text:anchor-page-number="11" svg:x="0.1882in" svg:y="3.5in" svg:width="2.6252in" svg:height="1in" draw:z-index="159">
        <draw:text-box>
          <text:p text:style-name="Standard">Valerie<text:line-break/>Collins</text:p>
        </draw:text-box>
      </draw:frame>
      <draw:frame draw:style-name="fr1" draw:name="Frame161" text:anchor-type="page" text:anchor-page-number="11" svg:x="2.9382in" svg:y="3.5in" svg:width="2.6252in" svg:height="1in" draw:z-index="160">
        <draw:text-box>
          <text:p text:style-name="Standard">Valerie<text:line-break/>Collins</text:p>
        </draw:text-box>
      </draw:frame>
      <draw:frame draw:style-name="fr1" draw:name="Frame162" text:anchor-type="page" text:anchor-page-number="11" svg:x="5.6882in" svg:y="3.5in" svg:width="2.6252in" svg:height="1in" draw:z-index="161">
        <draw:text-box>
          <text:p text:style-name="Standard">Valerie<text:line-break/>Collins</text:p>
        </draw:text-box>
      </draw:frame>
      <draw:frame draw:style-name="fr1" draw:name="Frame163" text:anchor-type="page" text:anchor-page-number="11" svg:x="0.1882in" svg:y="4.5in" svg:width="2.6252in" svg:height="1in" draw:z-index="162">
        <draw:text-box>
          <text:p text:style-name="Standard">Shamarra<text:line-break/>Commodore</text:p>
        </draw:text-box>
      </draw:frame>
      <draw:frame draw:style-name="fr1" draw:name="Frame164" text:anchor-type="page" text:anchor-page-number="11" svg:x="2.9382in" svg:y="4.5in" svg:width="2.6252in" svg:height="1in" draw:z-index="163">
        <draw:text-box>
          <text:p text:style-name="Standard">Shamarra<text:line-break/>Commodore</text:p>
        </draw:text-box>
      </draw:frame>
      <draw:frame draw:style-name="fr1" draw:name="Frame165" text:anchor-type="page" text:anchor-page-number="11" svg:x="5.6882in" svg:y="4.5in" svg:width="2.6252in" svg:height="1in" draw:z-index="164">
        <draw:text-box>
          <text:p text:style-name="Standard">Shamarra<text:line-break/>Commodore</text:p>
        </draw:text-box>
      </draw:frame>
      <draw:frame draw:style-name="fr1" draw:name="Frame166" text:anchor-type="page" text:anchor-page-number="11" svg:x="0.1882in" svg:y="5.5in" svg:width="2.6252in" svg:height="1in" draw:z-index="165">
        <draw:text-box>
          <text:p text:style-name="Standard">Lanie<text:line-break/>Conley</text:p>
        </draw:text-box>
      </draw:frame>
      <draw:frame draw:style-name="fr1" draw:name="Frame167" text:anchor-type="page" text:anchor-page-number="11" svg:x="2.9382in" svg:y="5.5in" svg:width="2.6252in" svg:height="1in" draw:z-index="166">
        <draw:text-box>
          <text:p text:style-name="Standard">Lanie<text:line-break/>Conley</text:p>
        </draw:text-box>
      </draw:frame>
      <draw:frame draw:style-name="fr1" draw:name="Frame168" text:anchor-type="page" text:anchor-page-number="11" svg:x="5.6882in" svg:y="5.5in" svg:width="2.6252in" svg:height="1in" draw:z-index="167">
        <draw:text-box>
          <text:p text:style-name="Standard">Lanie<text:line-break/>Conley</text:p>
        </draw:text-box>
      </draw:frame>
      <draw:frame draw:style-name="fr1" draw:name="Frame169" text:anchor-type="page" text:anchor-page-number="11" svg:x="0.1882in" svg:y="6.5in" svg:width="2.6252in" svg:height="1in" draw:z-index="168">
        <draw:text-box>
          <text:p text:style-name="Standard">Shelby <text:line-break/>Conrad</text:p>
        </draw:text-box>
      </draw:frame>
      <draw:frame draw:style-name="fr1" draw:name="Frame170" text:anchor-type="page" text:anchor-page-number="11" svg:x="2.9382in" svg:y="6.5in" svg:width="2.6252in" svg:height="1in" draw:z-index="169">
        <draw:text-box>
          <text:p text:style-name="Standard">Shelby <text:line-break/>Conrad</text:p>
        </draw:text-box>
      </draw:frame>
      <draw:frame draw:style-name="fr1" draw:name="Frame171" text:anchor-type="page" text:anchor-page-number="11" svg:x="5.6882in" svg:y="6.5in" svg:width="2.6252in" svg:height="1in" draw:z-index="170">
        <draw:text-box>
          <text:p text:style-name="Standard">Shelby <text:line-break/>Conrad</text:p>
        </draw:text-box>
      </draw:frame>
      <draw:frame draw:style-name="fr1" draw:name="Frame172" text:anchor-type="page" text:anchor-page-number="11" svg:x="0.1882in" svg:y="7.5in" svg:width="2.6252in" svg:height="1in" draw:z-index="171">
        <draw:text-box>
          <text:p text:style-name="Standard">Lolita <text:line-break/>Constantino</text:p>
        </draw:text-box>
      </draw:frame>
      <draw:frame draw:style-name="fr1" draw:name="Frame173" text:anchor-type="page" text:anchor-page-number="11" svg:x="2.9382in" svg:y="7.5in" svg:width="2.6252in" svg:height="1in" draw:z-index="172">
        <draw:text-box>
          <text:p text:style-name="Standard">Lolita <text:line-break/>Constantino</text:p>
        </draw:text-box>
      </draw:frame>
      <draw:frame draw:style-name="fr1" draw:name="Frame174" text:anchor-type="page" text:anchor-page-number="11" svg:x="5.6882in" svg:y="7.5in" svg:width="2.6252in" svg:height="1in" draw:z-index="173">
        <draw:text-box>
          <text:p text:style-name="Standard">Lolita <text:line-break/>Constantino</text:p>
        </draw:text-box>
      </draw:frame>
      <draw:frame draw:style-name="fr1" draw:name="Frame175" text:anchor-type="page" text:anchor-page-number="11" svg:x="0.1882in" svg:y="8.5in" svg:width="2.6252in" svg:height="1in" draw:z-index="174">
        <draw:text-box>
          <text:p text:style-name="Standard">Alex<text:line-break/>Cooper</text:p>
        </draw:text-box>
      </draw:frame>
      <draw:frame draw:style-name="fr1" draw:name="Frame176" text:anchor-type="page" text:anchor-page-number="11" svg:x="2.9382in" svg:y="8.5in" svg:width="2.6252in" svg:height="1in" draw:z-index="175">
        <draw:text-box>
          <text:p text:style-name="Standard">Alex<text:line-break/>Cooper</text:p>
        </draw:text-box>
      </draw:frame>
      <draw:frame draw:style-name="fr1" draw:name="Frame177" text:anchor-type="page" text:anchor-page-number="11" svg:x="5.6882in" svg:y="8.5in" svg:width="2.6252in" svg:height="1in" draw:z-index="176">
        <draw:text-box>
          <text:p text:style-name="Standard">Alex<text:line-break/>Cooper</text:p>
        </draw:text-box>
      </draw:frame>
      <draw:frame draw:style-name="fr1" draw:name="Frame178" text:anchor-type="page" text:anchor-page-number="11" svg:x="0.1882in" svg:y="9.5in" svg:width="2.6252in" svg:height="1in" draw:z-index="177">
        <draw:text-box>
          <text:p text:style-name="Standard">Alsatia<text:line-break/>Corwin</text:p>
        </draw:text-box>
      </draw:frame>
      <draw:frame draw:style-name="fr1" draw:name="Frame179" text:anchor-type="page" text:anchor-page-number="11" svg:x="2.9382in" svg:y="9.5in" svg:width="2.6252in" svg:height="1in" draw:z-index="178">
        <draw:text-box>
          <text:p text:style-name="Standard">Alsatia<text:line-break/>Corwin</text:p>
        </draw:text-box>
      </draw:frame>
      <draw:frame draw:style-name="fr1" draw:name="Frame180" text:anchor-type="page" text:anchor-page-number="11" svg:x="5.6882in" svg:y="9.5in" svg:width="2.6252in" svg:height="1in" draw:z-index="179">
        <draw:text-box>
          <text:p text:style-name="Standard">Alsatia<text:line-break/>Corwin</text:p>
        </draw:text-box>
      </draw:frame>
      <draw:frame draw:style-name="fr1" draw:name="Frame181" text:anchor-type="page" text:anchor-page-number="13" svg:x="0.1882in" svg:y="0.5in" svg:width="2.6252in" svg:height="1in" draw:z-index="180">
        <draw:text-box>
          <text:p text:style-name="Standard">Kristina<text:line-break/>Cowen</text:p>
        </draw:text-box>
      </draw:frame>
      <draw:frame draw:style-name="fr1" draw:name="Frame182" text:anchor-type="page" text:anchor-page-number="13" svg:x="2.9382in" svg:y="0.5in" svg:width="2.6252in" svg:height="1in" draw:z-index="181">
        <draw:text-box>
          <text:p text:style-name="Standard">Kristina<text:line-break/>Cowen</text:p>
        </draw:text-box>
      </draw:frame>
      <draw:frame draw:style-name="fr1" draw:name="Frame183" text:anchor-type="page" text:anchor-page-number="13" svg:x="5.6882in" svg:y="0.5in" svg:width="2.6252in" svg:height="1in" draw:z-index="182">
        <draw:text-box>
          <text:p text:style-name="Standard">Kristina<text:line-break/>Cowen</text:p>
        </draw:text-box>
      </draw:frame>
      <draw:frame draw:style-name="fr1" draw:name="Frame184" text:anchor-type="page" text:anchor-page-number="13" svg:x="0.1882in" svg:y="1.5in" svg:width="2.6252in" svg:height="1in" draw:z-index="183">
        <draw:text-box>
          <text:p text:style-name="Standard">Cescily <text:line-break/>Cowens</text:p>
        </draw:text-box>
      </draw:frame>
      <draw:frame draw:style-name="fr1" draw:name="Frame185" text:anchor-type="page" text:anchor-page-number="13" svg:x="2.9382in" svg:y="1.5in" svg:width="2.6252in" svg:height="1in" draw:z-index="184">
        <draw:text-box>
          <text:p text:style-name="Standard">Cescily <text:line-break/>Cowens</text:p>
        </draw:text-box>
      </draw:frame>
      <draw:frame draw:style-name="fr1" draw:name="Frame186" text:anchor-type="page" text:anchor-page-number="13" svg:x="5.6882in" svg:y="1.5in" svg:width="2.6252in" svg:height="1in" draw:z-index="185">
        <draw:text-box>
          <text:p text:style-name="Standard">Cescily <text:line-break/>Cowens</text:p>
        </draw:text-box>
      </draw:frame>
      <draw:frame draw:style-name="fr1" draw:name="Frame187" text:anchor-type="page" text:anchor-page-number="13" svg:x="0.1882in" svg:y="2.5in" svg:width="2.6252in" svg:height="1in" draw:z-index="186">
        <draw:text-box>
          <text:p text:style-name="Standard">Makayla <text:line-break/>Cracraft</text:p>
        </draw:text-box>
      </draw:frame>
      <draw:frame draw:style-name="fr1" draw:name="Frame188" text:anchor-type="page" text:anchor-page-number="13" svg:x="2.9382in" svg:y="2.5in" svg:width="2.6252in" svg:height="1in" draw:z-index="187">
        <draw:text-box>
          <text:p text:style-name="Standard">Makayla <text:line-break/>Cracraft</text:p>
        </draw:text-box>
      </draw:frame>
      <draw:frame draw:style-name="fr1" draw:name="Frame189" text:anchor-type="page" text:anchor-page-number="13" svg:x="5.6882in" svg:y="2.5in" svg:width="2.6252in" svg:height="1in" draw:z-index="188">
        <draw:text-box>
          <text:p text:style-name="Standard">Makayla <text:line-break/>Cracraft</text:p>
        </draw:text-box>
      </draw:frame>
      <draw:frame draw:style-name="fr1" draw:name="Frame190" text:anchor-type="page" text:anchor-page-number="13" svg:x="0.1882in" svg:y="3.5in" svg:width="2.6252in" svg:height="1in" draw:z-index="189">
        <draw:text-box>
          <text:p text:style-name="Standard">Katy<text:line-break/>Craig</text:p>
        </draw:text-box>
      </draw:frame>
      <draw:frame draw:style-name="fr1" draw:name="Frame191" text:anchor-type="page" text:anchor-page-number="13" svg:x="2.9382in" svg:y="3.5in" svg:width="2.6252in" svg:height="1in" draw:z-index="190">
        <draw:text-box>
          <text:p text:style-name="Standard">Katy<text:line-break/>Craig</text:p>
        </draw:text-box>
      </draw:frame>
      <draw:frame draw:style-name="fr1" draw:name="Frame192" text:anchor-type="page" text:anchor-page-number="13" svg:x="5.6882in" svg:y="3.5in" svg:width="2.6252in" svg:height="1in" draw:z-index="191">
        <draw:text-box>
          <text:p text:style-name="Standard">Katy<text:line-break/>Craig</text:p>
        </draw:text-box>
      </draw:frame>
      <draw:frame draw:style-name="fr1" draw:name="Frame193" text:anchor-type="page" text:anchor-page-number="13" svg:x="0.1882in" svg:y="4.5in" svg:width="2.6252in" svg:height="1in" draw:z-index="192">
        <draw:text-box>
          <text:p text:style-name="Standard">Destany <text:line-break/>Crawford</text:p>
        </draw:text-box>
      </draw:frame>
      <draw:frame draw:style-name="fr1" draw:name="Frame194" text:anchor-type="page" text:anchor-page-number="13" svg:x="2.9382in" svg:y="4.5in" svg:width="2.6252in" svg:height="1in" draw:z-index="193">
        <draw:text-box>
          <text:p text:style-name="Standard">Destany <text:line-break/>Crawford</text:p>
        </draw:text-box>
      </draw:frame>
      <draw:frame draw:style-name="fr1" draw:name="Frame195" text:anchor-type="page" text:anchor-page-number="13" svg:x="5.6882in" svg:y="4.5in" svg:width="2.6252in" svg:height="1in" draw:z-index="194">
        <draw:text-box>
          <text:p text:style-name="Standard">Destany <text:line-break/>Crawford</text:p>
        </draw:text-box>
      </draw:frame>
      <draw:frame draw:style-name="fr1" draw:name="Frame196" text:anchor-type="page" text:anchor-page-number="13" svg:x="0.1882in" svg:y="5.5in" svg:width="2.6252in" svg:height="1in" draw:z-index="195">
        <draw:text-box>
          <text:p text:style-name="Standard">Christina<text:line-break/>Crites</text:p>
        </draw:text-box>
      </draw:frame>
      <draw:frame draw:style-name="fr1" draw:name="Frame197" text:anchor-type="page" text:anchor-page-number="13" svg:x="2.9382in" svg:y="5.5in" svg:width="2.6252in" svg:height="1in" draw:z-index="196">
        <draw:text-box>
          <text:p text:style-name="Standard">Christina<text:line-break/>Crites</text:p>
        </draw:text-box>
      </draw:frame>
      <draw:frame draw:style-name="fr1" draw:name="Frame198" text:anchor-type="page" text:anchor-page-number="13" svg:x="5.6882in" svg:y="5.5in" svg:width="2.6252in" svg:height="1in" draw:z-index="197">
        <draw:text-box>
          <text:p text:style-name="Standard">Christina<text:line-break/>Crites</text:p>
        </draw:text-box>
      </draw:frame>
      <draw:frame draw:style-name="fr1" draw:name="Frame199" text:anchor-type="page" text:anchor-page-number="13" svg:x="0.1882in" svg:y="6.5in" svg:width="2.6252in" svg:height="1in" draw:z-index="198">
        <draw:text-box>
          <text:p text:style-name="Standard">Aliyah<text:line-break/>Crosby</text:p>
        </draw:text-box>
      </draw:frame>
      <draw:frame draw:style-name="fr1" draw:name="Frame200" text:anchor-type="page" text:anchor-page-number="13" svg:x="2.9382in" svg:y="6.5in" svg:width="2.6252in" svg:height="1in" draw:z-index="199">
        <draw:text-box>
          <text:p text:style-name="Standard">Aliyah<text:line-break/>Crosby</text:p>
        </draw:text-box>
      </draw:frame>
      <draw:frame draw:style-name="fr1" draw:name="Frame201" text:anchor-type="page" text:anchor-page-number="13" svg:x="5.6882in" svg:y="6.5in" svg:width="2.6252in" svg:height="1in" draw:z-index="200">
        <draw:text-box>
          <text:p text:style-name="Standard">Aliyah<text:line-break/>Crosby</text:p>
        </draw:text-box>
      </draw:frame>
      <draw:frame draw:style-name="fr1" draw:name="Frame202" text:anchor-type="page" text:anchor-page-number="13" svg:x="0.1882in" svg:y="7.5in" svg:width="2.6252in" svg:height="1in" draw:z-index="201">
        <draw:text-box>
          <text:p text:style-name="Standard">Katey <text:line-break/>Cummins</text:p>
        </draw:text-box>
      </draw:frame>
      <draw:frame draw:style-name="fr1" draw:name="Frame203" text:anchor-type="page" text:anchor-page-number="13" svg:x="2.9382in" svg:y="7.5in" svg:width="2.6252in" svg:height="1in" draw:z-index="202">
        <draw:text-box>
          <text:p text:style-name="Standard">Katey <text:line-break/>Cummins</text:p>
        </draw:text-box>
      </draw:frame>
      <draw:frame draw:style-name="fr1" draw:name="Frame204" text:anchor-type="page" text:anchor-page-number="13" svg:x="5.6882in" svg:y="7.5in" svg:width="2.6252in" svg:height="1in" draw:z-index="203">
        <draw:text-box>
          <text:p text:style-name="Standard">Katey <text:line-break/>Cummins</text:p>
        </draw:text-box>
      </draw:frame>
      <draw:frame draw:style-name="fr1" draw:name="Frame205" text:anchor-type="page" text:anchor-page-number="13" svg:x="0.1882in" svg:y="8.5in" svg:width="2.6252in" svg:height="1in" draw:z-index="204">
        <draw:text-box>
          <text:p text:style-name="Standard">Samantha <text:line-break/>Curtis</text:p>
        </draw:text-box>
      </draw:frame>
      <draw:frame draw:style-name="fr1" draw:name="Frame206" text:anchor-type="page" text:anchor-page-number="13" svg:x="2.9382in" svg:y="8.5in" svg:width="2.6252in" svg:height="1in" draw:z-index="205">
        <draw:text-box>
          <text:p text:style-name="Standard">Samantha <text:line-break/>Curtis</text:p>
        </draw:text-box>
      </draw:frame>
      <draw:frame draw:style-name="fr1" draw:name="Frame207" text:anchor-type="page" text:anchor-page-number="13" svg:x="5.6882in" svg:y="8.5in" svg:width="2.6252in" svg:height="1in" draw:z-index="206">
        <draw:text-box>
          <text:p text:style-name="Standard">Samantha <text:line-break/>Curtis</text:p>
        </draw:text-box>
      </draw:frame>
      <draw:frame draw:style-name="fr1" draw:name="Frame208" text:anchor-type="page" text:anchor-page-number="13" svg:x="0.1882in" svg:y="9.5in" svg:width="2.6252in" svg:height="1in" draw:z-index="207">
        <draw:text-box>
          <text:p text:style-name="Standard">Kara<text:line-break/>Cusmai</text:p>
        </draw:text-box>
      </draw:frame>
      <draw:frame draw:style-name="fr1" draw:name="Frame209" text:anchor-type="page" text:anchor-page-number="13" svg:x="2.9382in" svg:y="9.5in" svg:width="2.6252in" svg:height="1in" draw:z-index="208">
        <draw:text-box>
          <text:p text:style-name="Standard">Kara<text:line-break/>Cusmai</text:p>
        </draw:text-box>
      </draw:frame>
      <draw:frame draw:style-name="fr1" draw:name="Frame210" text:anchor-type="page" text:anchor-page-number="13" svg:x="5.6882in" svg:y="9.5in" svg:width="2.6252in" svg:height="1in" draw:z-index="209">
        <draw:text-box>
          <text:p text:style-name="Standard">Kara<text:line-break/>Cusmai</text:p>
        </draw:text-box>
      </draw:frame>
      <draw:frame draw:style-name="fr1" draw:name="Frame211" text:anchor-type="page" text:anchor-page-number="15" svg:x="0.1882in" svg:y="0.5in" svg:width="2.6252in" svg:height="1in" draw:z-index="210">
        <draw:text-box>
          <text:p text:style-name="Standard">Jazlynn<text:line-break/>Dabney</text:p>
        </draw:text-box>
      </draw:frame>
      <draw:frame draw:style-name="fr1" draw:name="Frame212" text:anchor-type="page" text:anchor-page-number="15" svg:x="2.9382in" svg:y="0.5in" svg:width="2.6252in" svg:height="1in" draw:z-index="211">
        <draw:text-box>
          <text:p text:style-name="Standard">Jazlynn<text:line-break/>Dabney</text:p>
        </draw:text-box>
      </draw:frame>
      <draw:frame draw:style-name="fr1" draw:name="Frame213" text:anchor-type="page" text:anchor-page-number="15" svg:x="5.6882in" svg:y="0.5in" svg:width="2.6252in" svg:height="1in" draw:z-index="212">
        <draw:text-box>
          <text:p text:style-name="Standard">Jazlynn<text:line-break/>Dabney</text:p>
        </draw:text-box>
      </draw:frame>
      <draw:frame draw:style-name="fr1" draw:name="Frame214" text:anchor-type="page" text:anchor-page-number="15" svg:x="0.1882in" svg:y="1.5in" svg:width="2.6252in" svg:height="1in" draw:z-index="213">
        <draw:text-box>
          <text:p text:style-name="Standard">Lacy<text:line-break/>Dalton</text:p>
        </draw:text-box>
      </draw:frame>
      <draw:frame draw:style-name="fr1" draw:name="Frame215" text:anchor-type="page" text:anchor-page-number="15" svg:x="2.9382in" svg:y="1.5in" svg:width="2.6252in" svg:height="1in" draw:z-index="214">
        <draw:text-box>
          <text:p text:style-name="Standard">Lacy<text:line-break/>Dalton</text:p>
        </draw:text-box>
      </draw:frame>
      <draw:frame draw:style-name="fr1" draw:name="Frame216" text:anchor-type="page" text:anchor-page-number="15" svg:x="5.6882in" svg:y="1.5in" svg:width="2.6252in" svg:height="1in" draw:z-index="215">
        <draw:text-box>
          <text:p text:style-name="Standard">Lacy<text:line-break/>Dalton</text:p>
        </draw:text-box>
      </draw:frame>
      <draw:frame draw:style-name="fr1" draw:name="Frame217" text:anchor-type="page" text:anchor-page-number="15" svg:x="0.1882in" svg:y="2.5in" svg:width="2.6252in" svg:height="1in" draw:z-index="216">
        <draw:text-box>
          <text:p text:style-name="Standard">Skylar<text:line-break/>Daniel</text:p>
        </draw:text-box>
      </draw:frame>
      <draw:frame draw:style-name="fr1" draw:name="Frame218" text:anchor-type="page" text:anchor-page-number="15" svg:x="2.9382in" svg:y="2.5in" svg:width="2.6252in" svg:height="1in" draw:z-index="217">
        <draw:text-box>
          <text:p text:style-name="Standard">Skylar<text:line-break/>Daniel</text:p>
        </draw:text-box>
      </draw:frame>
      <draw:frame draw:style-name="fr1" draw:name="Frame219" text:anchor-type="page" text:anchor-page-number="15" svg:x="5.6882in" svg:y="2.5in" svg:width="2.6252in" svg:height="1in" draw:z-index="218">
        <draw:text-box>
          <text:p text:style-name="Standard">Skylar<text:line-break/>Daniel</text:p>
        </draw:text-box>
      </draw:frame>
      <draw:frame draw:style-name="fr1" draw:name="Frame220" text:anchor-type="page" text:anchor-page-number="15" svg:x="0.1882in" svg:y="3.5in" svg:width="2.6252in" svg:height="1in" draw:z-index="219">
        <draw:text-box>
          <text:p text:style-name="Standard">Hannah <text:line-break/>Davidson</text:p>
        </draw:text-box>
      </draw:frame>
      <draw:frame draw:style-name="fr1" draw:name="Frame221" text:anchor-type="page" text:anchor-page-number="15" svg:x="2.9382in" svg:y="3.5in" svg:width="2.6252in" svg:height="1in" draw:z-index="220">
        <draw:text-box>
          <text:p text:style-name="Standard">Hannah <text:line-break/>Davidson</text:p>
        </draw:text-box>
      </draw:frame>
      <draw:frame draw:style-name="fr1" draw:name="Frame222" text:anchor-type="page" text:anchor-page-number="15" svg:x="5.6882in" svg:y="3.5in" svg:width="2.6252in" svg:height="1in" draw:z-index="221">
        <draw:text-box>
          <text:p text:style-name="Standard">Hannah <text:line-break/>Davidson</text:p>
        </draw:text-box>
      </draw:frame>
      <draw:frame draw:style-name="fr1" draw:name="Frame223" text:anchor-type="page" text:anchor-page-number="15" svg:x="0.1882in" svg:y="4.5in" svg:width="2.6252in" svg:height="1in" draw:z-index="222">
        <draw:text-box>
          <text:p text:style-name="Standard">Sierra <text:line-break/>Davis</text:p>
        </draw:text-box>
      </draw:frame>
      <draw:frame draw:style-name="fr1" draw:name="Frame224" text:anchor-type="page" text:anchor-page-number="15" svg:x="2.9382in" svg:y="4.5in" svg:width="2.6252in" svg:height="1in" draw:z-index="223">
        <draw:text-box>
          <text:p text:style-name="Standard">Tabitha<text:line-break/>Davis</text:p>
        </draw:text-box>
      </draw:frame>
      <draw:frame draw:style-name="fr1" draw:name="Frame225" text:anchor-type="page" text:anchor-page-number="15" svg:x="5.6882in" svg:y="4.5in" svg:width="2.6252in" svg:height="1in" draw:z-index="224">
        <draw:text-box>
          <text:p text:style-name="Standard">Sierra <text:line-break/>Davis</text:p>
        </draw:text-box>
      </draw:frame>
      <draw:frame draw:style-name="fr1" draw:name="Frame226" text:anchor-type="page" text:anchor-page-number="15" svg:x="0.1882in" svg:y="5.5in" svg:width="2.6252in" svg:height="1in" draw:z-index="225">
        <draw:text-box>
          <text:p text:style-name="Standard">Tabitha<text:line-break/>Davis</text:p>
        </draw:text-box>
      </draw:frame>
      <draw:frame draw:style-name="fr1" draw:name="Frame227" text:anchor-type="page" text:anchor-page-number="15" svg:x="2.9382in" svg:y="5.5in" svg:width="2.6252in" svg:height="1in" draw:z-index="226">
        <draw:text-box>
          <text:p text:style-name="Standard">Sierra <text:line-break/>Davis</text:p>
        </draw:text-box>
      </draw:frame>
      <draw:frame draw:style-name="fr1" draw:name="Frame228" text:anchor-type="page" text:anchor-page-number="15" svg:x="5.6882in" svg:y="5.5in" svg:width="2.6252in" svg:height="1in" draw:z-index="227">
        <draw:text-box>
          <text:p text:style-name="Standard">Tabitha<text:line-break/>Davis</text:p>
        </draw:text-box>
      </draw:frame>
      <draw:frame draw:style-name="fr1" draw:name="Frame229" text:anchor-type="page" text:anchor-page-number="15" svg:x="0.1882in" svg:y="6.5in" svg:width="2.6252in" svg:height="1in" draw:z-index="228">
        <draw:text-box>
          <text:p text:style-name="Standard">Olivia<text:line-break/>Day</text:p>
        </draw:text-box>
      </draw:frame>
      <draw:frame draw:style-name="fr1" draw:name="Frame230" text:anchor-type="page" text:anchor-page-number="15" svg:x="2.9382in" svg:y="6.5in" svg:width="2.6252in" svg:height="1in" draw:z-index="229">
        <draw:text-box>
          <text:p text:style-name="Standard">Olivia<text:line-break/>Day</text:p>
        </draw:text-box>
      </draw:frame>
      <draw:frame draw:style-name="fr1" draw:name="Frame231" text:anchor-type="page" text:anchor-page-number="15" svg:x="5.6882in" svg:y="6.5in" svg:width="2.6252in" svg:height="1in" draw:z-index="230">
        <draw:text-box>
          <text:p text:style-name="Standard">Olivia<text:line-break/>Day</text:p>
        </draw:text-box>
      </draw:frame>
      <draw:frame draw:style-name="fr1" draw:name="Frame232" text:anchor-type="page" text:anchor-page-number="15" svg:x="0.1882in" svg:y="7.5in" svg:width="2.6252in" svg:height="1in" draw:z-index="231">
        <draw:text-box>
          <text:p text:style-name="Standard">Katie<text:line-break/>Deathrage</text:p>
        </draw:text-box>
      </draw:frame>
      <draw:frame draw:style-name="fr1" draw:name="Frame233" text:anchor-type="page" text:anchor-page-number="15" svg:x="2.9382in" svg:y="7.5in" svg:width="2.6252in" svg:height="1in" draw:z-index="232">
        <draw:text-box>
          <text:p text:style-name="Standard">Katie<text:line-break/>Deathrage</text:p>
        </draw:text-box>
      </draw:frame>
      <draw:frame draw:style-name="fr1" draw:name="Frame234" text:anchor-type="page" text:anchor-page-number="15" svg:x="5.6882in" svg:y="7.5in" svg:width="2.6252in" svg:height="1in" draw:z-index="233">
        <draw:text-box>
          <text:p text:style-name="Standard">Katie<text:line-break/>Deathrage</text:p>
        </draw:text-box>
      </draw:frame>
      <draw:frame draw:style-name="fr1" draw:name="Frame235" text:anchor-type="page" text:anchor-page-number="15" svg:x="0.1882in" svg:y="8.5in" svg:width="2.6252in" svg:height="1in" draw:z-index="234">
        <draw:text-box>
          <text:p text:style-name="Standard">Maria<text:line-break/>Delgado</text:p>
        </draw:text-box>
      </draw:frame>
      <draw:frame draw:style-name="fr1" draw:name="Frame236" text:anchor-type="page" text:anchor-page-number="15" svg:x="2.9382in" svg:y="8.5in" svg:width="2.6252in" svg:height="1in" draw:z-index="235">
        <draw:text-box>
          <text:p text:style-name="Standard">Maria<text:line-break/>Delgado</text:p>
        </draw:text-box>
      </draw:frame>
      <draw:frame draw:style-name="fr1" draw:name="Frame237" text:anchor-type="page" text:anchor-page-number="15" svg:x="5.6882in" svg:y="8.5in" svg:width="2.6252in" svg:height="1in" draw:z-index="236">
        <draw:text-box>
          <text:p text:style-name="Standard">Maria<text:line-break/>Delgado</text:p>
        </draw:text-box>
      </draw:frame>
      <draw:frame draw:style-name="fr1" draw:name="Frame238" text:anchor-type="page" text:anchor-page-number="15" svg:x="0.1882in" svg:y="9.5in" svg:width="2.6252in" svg:height="1in" draw:z-index="237">
        <draw:text-box>
          <text:p text:style-name="Standard">Tina<text:line-break/>Demetsanare</text:p>
        </draw:text-box>
      </draw:frame>
      <draw:frame draw:style-name="fr1" draw:name="Frame239" text:anchor-type="page" text:anchor-page-number="15" svg:x="2.9382in" svg:y="9.5in" svg:width="2.6252in" svg:height="1in" draw:z-index="238">
        <draw:text-box>
          <text:p text:style-name="Standard">Tina<text:line-break/>Demetsanare</text:p>
        </draw:text-box>
      </draw:frame>
      <draw:frame draw:style-name="fr1" draw:name="Frame240" text:anchor-type="page" text:anchor-page-number="15" svg:x="5.6882in" svg:y="9.5in" svg:width="2.6252in" svg:height="1in" draw:z-index="239">
        <draw:text-box>
          <text:p text:style-name="Standard">Tina<text:line-break/>Demetsanare</text:p>
        </draw:text-box>
      </draw:frame>
      <draw:frame draw:style-name="fr1" draw:name="Frame241" text:anchor-type="page" text:anchor-page-number="17" svg:x="0.1882in" svg:y="0.5in" svg:width="2.6252in" svg:height="1in" draw:z-index="240">
        <draw:text-box>
          <text:p text:style-name="Standard">Savannah<text:line-break/>Dickmeyer</text:p>
        </draw:text-box>
      </draw:frame>
      <draw:frame draw:style-name="fr1" draw:name="Frame242" text:anchor-type="page" text:anchor-page-number="17" svg:x="2.9382in" svg:y="0.5in" svg:width="2.6252in" svg:height="1in" draw:z-index="241">
        <draw:text-box>
          <text:p text:style-name="Standard">Savannah<text:line-break/>Dickmeyer</text:p>
        </draw:text-box>
      </draw:frame>
      <draw:frame draw:style-name="fr1" draw:name="Frame243" text:anchor-type="page" text:anchor-page-number="17" svg:x="5.6882in" svg:y="0.5in" svg:width="2.6252in" svg:height="1in" draw:z-index="242">
        <draw:text-box>
          <text:p text:style-name="Standard">Savannah<text:line-break/>Dickmeyer</text:p>
        </draw:text-box>
      </draw:frame>
      <draw:frame draw:style-name="fr1" draw:name="Frame244" text:anchor-type="page" text:anchor-page-number="17" svg:x="0.1882in" svg:y="1.5in" svg:width="2.6252in" svg:height="1in" draw:z-index="243">
        <draw:text-box>
          <text:p text:style-name="Standard">Anastasia <text:line-break/>Dodd</text:p>
        </draw:text-box>
      </draw:frame>
      <draw:frame draw:style-name="fr1" draw:name="Frame245" text:anchor-type="page" text:anchor-page-number="17" svg:x="2.9382in" svg:y="1.5in" svg:width="2.6252in" svg:height="1in" draw:z-index="244">
        <draw:text-box>
          <text:p text:style-name="Standard">Anastasia <text:line-break/>Dodd</text:p>
        </draw:text-box>
      </draw:frame>
      <draw:frame draw:style-name="fr1" draw:name="Frame246" text:anchor-type="page" text:anchor-page-number="17" svg:x="5.6882in" svg:y="1.5in" svg:width="2.6252in" svg:height="1in" draw:z-index="245">
        <draw:text-box>
          <text:p text:style-name="Standard">Anastasia <text:line-break/>Dodd</text:p>
        </draw:text-box>
      </draw:frame>
      <draw:frame draw:style-name="fr1" draw:name="Frame247" text:anchor-type="page" text:anchor-page-number="17" svg:x="0.1882in" svg:y="2.5in" svg:width="2.6252in" svg:height="1in" draw:z-index="246">
        <draw:text-box>
          <text:p text:style-name="Standard">Evie<text:line-break/>Downey</text:p>
        </draw:text-box>
      </draw:frame>
      <draw:frame draw:style-name="fr1" draw:name="Frame248" text:anchor-type="page" text:anchor-page-number="17" svg:x="2.9382in" svg:y="2.5in" svg:width="2.6252in" svg:height="1in" draw:z-index="247">
        <draw:text-box>
          <text:p text:style-name="Standard">Evie<text:line-break/>Downey</text:p>
        </draw:text-box>
      </draw:frame>
      <draw:frame draw:style-name="fr1" draw:name="Frame249" text:anchor-type="page" text:anchor-page-number="17" svg:x="5.6882in" svg:y="2.5in" svg:width="2.6252in" svg:height="1in" draw:z-index="248">
        <draw:text-box>
          <text:p text:style-name="Standard">Evie<text:line-break/>Downey</text:p>
        </draw:text-box>
      </draw:frame>
      <draw:frame draw:style-name="fr1" draw:name="Frame250" text:anchor-type="page" text:anchor-page-number="17" svg:x="0.1882in" svg:y="3.5in" svg:width="2.6252in" svg:height="1in" draw:z-index="249">
        <draw:text-box>
          <text:p text:style-name="Standard">Destiny<text:line-break/>Duff</text:p>
        </draw:text-box>
      </draw:frame>
      <draw:frame draw:style-name="fr1" draw:name="Frame251" text:anchor-type="page" text:anchor-page-number="17" svg:x="2.9382in" svg:y="3.5in" svg:width="2.6252in" svg:height="1in" draw:z-index="250">
        <draw:text-box>
          <text:p text:style-name="Standard">Destiny<text:line-break/>Duff</text:p>
        </draw:text-box>
      </draw:frame>
      <draw:frame draw:style-name="fr1" draw:name="Frame252" text:anchor-type="page" text:anchor-page-number="17" svg:x="5.6882in" svg:y="3.5in" svg:width="2.6252in" svg:height="1in" draw:z-index="251">
        <draw:text-box>
          <text:p text:style-name="Standard">Destiny<text:line-break/>Duff</text:p>
        </draw:text-box>
      </draw:frame>
      <draw:frame draw:style-name="fr1" draw:name="Frame253" text:anchor-type="page" text:anchor-page-number="17" svg:x="0.1882in" svg:y="4.5in" svg:width="2.6252in" svg:height="1in" draw:z-index="252">
        <draw:text-box>
          <text:p text:style-name="Standard">Brittany<text:line-break/>Dungan</text:p>
        </draw:text-box>
      </draw:frame>
      <draw:frame draw:style-name="fr1" draw:name="Frame254" text:anchor-type="page" text:anchor-page-number="17" svg:x="2.9382in" svg:y="4.5in" svg:width="2.6252in" svg:height="1in" draw:z-index="253">
        <draw:text-box>
          <text:p text:style-name="Standard">Brittany<text:line-break/>Dungan</text:p>
        </draw:text-box>
      </draw:frame>
      <draw:frame draw:style-name="fr1" draw:name="Frame255" text:anchor-type="page" text:anchor-page-number="17" svg:x="5.6882in" svg:y="4.5in" svg:width="2.6252in" svg:height="1in" draw:z-index="254">
        <draw:text-box>
          <text:p text:style-name="Standard">Brittany<text:line-break/>Dungan</text:p>
        </draw:text-box>
      </draw:frame>
      <draw:frame draw:style-name="fr1" draw:name="Frame256" text:anchor-type="page" text:anchor-page-number="17" svg:x="0.1882in" svg:y="5.5in" svg:width="2.6252in" svg:height="1in" draw:z-index="255">
        <draw:text-box>
          <text:p text:style-name="Standard">Desire<text:line-break/>Eades</text:p>
        </draw:text-box>
      </draw:frame>
      <draw:frame draw:style-name="fr1" draw:name="Frame257" text:anchor-type="page" text:anchor-page-number="17" svg:x="2.9382in" svg:y="5.5in" svg:width="2.6252in" svg:height="1in" draw:z-index="256">
        <draw:text-box>
          <text:p text:style-name="Standard">Desire<text:line-break/>Eades</text:p>
        </draw:text-box>
      </draw:frame>
      <draw:frame draw:style-name="fr1" draw:name="Frame258" text:anchor-type="page" text:anchor-page-number="17" svg:x="5.6882in" svg:y="5.5in" svg:width="2.6252in" svg:height="1in" draw:z-index="257">
        <draw:text-box>
          <text:p text:style-name="Standard">Desire<text:line-break/>Eades</text:p>
        </draw:text-box>
      </draw:frame>
      <draw:frame draw:style-name="fr1" draw:name="Frame259" text:anchor-type="page" text:anchor-page-number="17" svg:x="0.1882in" svg:y="6.5in" svg:width="2.6252in" svg:height="1in" draw:z-index="258">
        <draw:text-box>
          <text:p text:style-name="Standard">Rebecca<text:line-break/>Eads</text:p>
        </draw:text-box>
      </draw:frame>
      <draw:frame draw:style-name="fr1" draw:name="Frame260" text:anchor-type="page" text:anchor-page-number="17" svg:x="2.9382in" svg:y="6.5in" svg:width="2.6252in" svg:height="1in" draw:z-index="259">
        <draw:text-box>
          <text:p text:style-name="Standard">Rebecca<text:line-break/>Eads</text:p>
        </draw:text-box>
      </draw:frame>
      <draw:frame draw:style-name="fr1" draw:name="Frame261" text:anchor-type="page" text:anchor-page-number="17" svg:x="5.6882in" svg:y="6.5in" svg:width="2.6252in" svg:height="1in" draw:z-index="260">
        <draw:text-box>
          <text:p text:style-name="Standard">Rebecca<text:line-break/>Eads</text:p>
        </draw:text-box>
      </draw:frame>
      <draw:frame draw:style-name="fr1" draw:name="Frame262" text:anchor-type="page" text:anchor-page-number="17" svg:x="0.1882in" svg:y="7.5in" svg:width="2.6252in" svg:height="1in" draw:z-index="261">
        <draw:text-box>
          <text:p text:style-name="Standard">Hope<text:line-break/>Ebert</text:p>
        </draw:text-box>
      </draw:frame>
      <draw:frame draw:style-name="fr1" draw:name="Frame263" text:anchor-type="page" text:anchor-page-number="17" svg:x="2.9382in" svg:y="7.5in" svg:width="2.6252in" svg:height="1in" draw:z-index="262">
        <draw:text-box>
          <text:p text:style-name="Standard">Hope<text:line-break/>Ebert</text:p>
        </draw:text-box>
      </draw:frame>
      <draw:frame draw:style-name="fr1" draw:name="Frame264" text:anchor-type="page" text:anchor-page-number="17" svg:x="5.6882in" svg:y="7.5in" svg:width="2.6252in" svg:height="1in" draw:z-index="263">
        <draw:text-box>
          <text:p text:style-name="Standard">Hope<text:line-break/>Ebert</text:p>
        </draw:text-box>
      </draw:frame>
      <draw:frame draw:style-name="fr1" draw:name="Frame265" text:anchor-type="page" text:anchor-page-number="17" svg:x="0.1882in" svg:y="8.5in" svg:width="2.6252in" svg:height="1in" draw:z-index="264">
        <draw:text-box>
          <text:p text:style-name="Standard">Melissa <text:line-break/>Edwards</text:p>
        </draw:text-box>
      </draw:frame>
      <draw:frame draw:style-name="fr1" draw:name="Frame266" text:anchor-type="page" text:anchor-page-number="17" svg:x="2.9382in" svg:y="8.5in" svg:width="2.6252in" svg:height="1in" draw:z-index="265">
        <draw:text-box>
          <text:p text:style-name="Standard">Melissa <text:line-break/>Edwards</text:p>
        </draw:text-box>
      </draw:frame>
      <draw:frame draw:style-name="fr1" draw:name="Frame267" text:anchor-type="page" text:anchor-page-number="17" svg:x="5.6882in" svg:y="8.5in" svg:width="2.6252in" svg:height="1in" draw:z-index="266">
        <draw:text-box>
          <text:p text:style-name="Standard">Melissa <text:line-break/>Edwards</text:p>
        </draw:text-box>
      </draw:frame>
      <draw:frame draw:style-name="fr1" draw:name="Frame268" text:anchor-type="page" text:anchor-page-number="17" svg:x="0.1882in" svg:y="9.5in" svg:width="2.6252in" svg:height="1in" draw:z-index="267">
        <draw:text-box>
          <text:p text:style-name="Standard">Leilana<text:line-break/>Elliott</text:p>
        </draw:text-box>
      </draw:frame>
      <draw:frame draw:style-name="fr1" draw:name="Frame269" text:anchor-type="page" text:anchor-page-number="17" svg:x="2.9382in" svg:y="9.5in" svg:width="2.6252in" svg:height="1in" draw:z-index="268">
        <draw:text-box>
          <text:p text:style-name="Standard">Leilana<text:line-break/>Elliott</text:p>
        </draw:text-box>
      </draw:frame>
      <draw:frame draw:style-name="fr1" draw:name="Frame270" text:anchor-type="page" text:anchor-page-number="17" svg:x="5.6882in" svg:y="9.5in" svg:width="2.6252in" svg:height="1in" draw:z-index="269">
        <draw:text-box>
          <text:p text:style-name="Standard">Leilana<text:line-break/>Elliott</text:p>
        </draw:text-box>
      </draw:frame>
      <draw:frame draw:style-name="fr1" draw:name="Frame271" text:anchor-type="page" text:anchor-page-number="19" svg:x="0.1882in" svg:y="0.5in" svg:width="2.6252in" svg:height="1in" draw:z-index="270">
        <draw:text-box>
          <text:p text:style-name="Standard">Baileigh<text:line-break/>Embry</text:p>
        </draw:text-box>
      </draw:frame>
      <draw:frame draw:style-name="fr1" draw:name="Frame272" text:anchor-type="page" text:anchor-page-number="19" svg:x="2.9382in" svg:y="0.5in" svg:width="2.6252in" svg:height="1in" draw:z-index="271">
        <draw:text-box>
          <text:p text:style-name="Standard">Baileigh<text:line-break/>Embry</text:p>
        </draw:text-box>
      </draw:frame>
      <draw:frame draw:style-name="fr1" draw:name="Frame273" text:anchor-type="page" text:anchor-page-number="19" svg:x="5.6882in" svg:y="0.5in" svg:width="2.6252in" svg:height="1in" draw:z-index="272">
        <draw:text-box>
          <text:p text:style-name="Standard">Baileigh<text:line-break/>Embry</text:p>
        </draw:text-box>
      </draw:frame>
      <draw:frame draw:style-name="fr1" draw:name="Frame274" text:anchor-type="page" text:anchor-page-number="19" svg:x="0.1882in" svg:y="1.5in" svg:width="2.6252in" svg:height="1in" draw:z-index="273">
        <draw:text-box>
          <text:p text:style-name="Standard">Brooklyn<text:line-break/>Estee</text:p>
        </draw:text-box>
      </draw:frame>
      <draw:frame draw:style-name="fr1" draw:name="Frame275" text:anchor-type="page" text:anchor-page-number="19" svg:x="2.9382in" svg:y="1.5in" svg:width="2.6252in" svg:height="1in" draw:z-index="274">
        <draw:text-box>
          <text:p text:style-name="Standard">Brooklyn<text:line-break/>Estee</text:p>
        </draw:text-box>
      </draw:frame>
      <draw:frame draw:style-name="fr1" draw:name="Frame276" text:anchor-type="page" text:anchor-page-number="19" svg:x="5.6882in" svg:y="1.5in" svg:width="2.6252in" svg:height="1in" draw:z-index="275">
        <draw:text-box>
          <text:p text:style-name="Standard">Brooklyn<text:line-break/>Estee</text:p>
        </draw:text-box>
      </draw:frame>
      <draw:frame draw:style-name="fr1" draw:name="Frame277" text:anchor-type="page" text:anchor-page-number="19" svg:x="0.1882in" svg:y="2.5in" svg:width="2.6252in" svg:height="1in" draw:z-index="276">
        <draw:text-box>
          <text:p text:style-name="Standard">Courtney<text:line-break/>Faecher</text:p>
        </draw:text-box>
      </draw:frame>
      <draw:frame draw:style-name="fr1" draw:name="Frame278" text:anchor-type="page" text:anchor-page-number="19" svg:x="2.9382in" svg:y="2.5in" svg:width="2.6252in" svg:height="1in" draw:z-index="277">
        <draw:text-box>
          <text:p text:style-name="Standard">Courtney<text:line-break/>Faecher</text:p>
        </draw:text-box>
      </draw:frame>
      <draw:frame draw:style-name="fr1" draw:name="Frame279" text:anchor-type="page" text:anchor-page-number="19" svg:x="5.6882in" svg:y="2.5in" svg:width="2.6252in" svg:height="1in" draw:z-index="278">
        <draw:text-box>
          <text:p text:style-name="Standard">Courtney<text:line-break/>Faecher</text:p>
        </draw:text-box>
      </draw:frame>
      <draw:frame draw:style-name="fr1" draw:name="Frame280" text:anchor-type="page" text:anchor-page-number="19" svg:x="0.1882in" svg:y="3.5in" svg:width="2.6252in" svg:height="1in" draw:z-index="279">
        <draw:text-box>
          <text:p text:style-name="Standard">Devan<text:line-break/>Fanthorp</text:p>
        </draw:text-box>
      </draw:frame>
      <draw:frame draw:style-name="fr1" draw:name="Frame281" text:anchor-type="page" text:anchor-page-number="19" svg:x="2.9382in" svg:y="3.5in" svg:width="2.6252in" svg:height="1in" draw:z-index="280">
        <draw:text-box>
          <text:p text:style-name="Standard">Devan<text:line-break/>Fanthorp</text:p>
        </draw:text-box>
      </draw:frame>
      <draw:frame draw:style-name="fr1" draw:name="Frame282" text:anchor-type="page" text:anchor-page-number="19" svg:x="5.6882in" svg:y="3.5in" svg:width="2.6252in" svg:height="1in" draw:z-index="281">
        <draw:text-box>
          <text:p text:style-name="Standard">Devan<text:line-break/>Fanthorp</text:p>
        </draw:text-box>
      </draw:frame>
      <draw:frame draw:style-name="fr1" draw:name="Frame283" text:anchor-type="page" text:anchor-page-number="19" svg:x="0.1882in" svg:y="4.5in" svg:width="2.6252in" svg:height="1in" draw:z-index="282">
        <draw:text-box>
          <text:p text:style-name="Standard">Cari<text:line-break/>Faulkner</text:p>
        </draw:text-box>
      </draw:frame>
      <draw:frame draw:style-name="fr1" draw:name="Frame284" text:anchor-type="page" text:anchor-page-number="19" svg:x="2.9382in" svg:y="4.5in" svg:width="2.6252in" svg:height="1in" draw:z-index="283">
        <draw:text-box>
          <text:p text:style-name="Standard">Cari<text:line-break/>Faulkner</text:p>
        </draw:text-box>
      </draw:frame>
      <draw:frame draw:style-name="fr1" draw:name="Frame285" text:anchor-type="page" text:anchor-page-number="19" svg:x="5.6882in" svg:y="4.5in" svg:width="2.6252in" svg:height="1in" draw:z-index="284">
        <draw:text-box>
          <text:p text:style-name="Standard">Cari<text:line-break/>Faulkner</text:p>
        </draw:text-box>
      </draw:frame>
      <draw:frame draw:style-name="fr1" draw:name="Frame286" text:anchor-type="page" text:anchor-page-number="19" svg:x="0.1882in" svg:y="5.5in" svg:width="2.6252in" svg:height="1in" draw:z-index="285">
        <draw:text-box>
          <text:p text:style-name="Standard">Jenna<text:line-break/>Fechenda</text:p>
        </draw:text-box>
      </draw:frame>
      <draw:frame draw:style-name="fr1" draw:name="Frame287" text:anchor-type="page" text:anchor-page-number="19" svg:x="2.9382in" svg:y="5.5in" svg:width="2.6252in" svg:height="1in" draw:z-index="286">
        <draw:text-box>
          <text:p text:style-name="Standard">Jenna<text:line-break/>Fechenda</text:p>
        </draw:text-box>
      </draw:frame>
      <draw:frame draw:style-name="fr1" draw:name="Frame288" text:anchor-type="page" text:anchor-page-number="19" svg:x="5.6882in" svg:y="5.5in" svg:width="2.6252in" svg:height="1in" draw:z-index="287">
        <draw:text-box>
          <text:p text:style-name="Standard">Jenna<text:line-break/>Fechenda</text:p>
        </draw:text-box>
      </draw:frame>
      <draw:frame draw:style-name="fr1" draw:name="Frame289" text:anchor-type="page" text:anchor-page-number="19" svg:x="0.1882in" svg:y="6.5in" svg:width="2.6252in" svg:height="1in" draw:z-index="288">
        <draw:text-box>
          <text:p text:style-name="Standard">Autumn<text:line-break/>Ferguson</text:p>
        </draw:text-box>
      </draw:frame>
      <draw:frame draw:style-name="fr1" draw:name="Frame290" text:anchor-type="page" text:anchor-page-number="19" svg:x="2.9382in" svg:y="6.5in" svg:width="2.6252in" svg:height="1in" draw:z-index="289">
        <draw:text-box>
          <text:p text:style-name="Standard">Autumn<text:line-break/>Ferguson</text:p>
        </draw:text-box>
      </draw:frame>
      <draw:frame draw:style-name="fr1" draw:name="Frame291" text:anchor-type="page" text:anchor-page-number="19" svg:x="5.6882in" svg:y="6.5in" svg:width="2.6252in" svg:height="1in" draw:z-index="290">
        <draw:text-box>
          <text:p text:style-name="Standard">Autumn<text:line-break/>Ferguson</text:p>
        </draw:text-box>
      </draw:frame>
      <draw:frame draw:style-name="fr1" draw:name="Frame292" text:anchor-type="page" text:anchor-page-number="19" svg:x="0.1882in" svg:y="7.5in" svg:width="2.6252in" svg:height="1in" draw:z-index="291">
        <draw:text-box>
          <text:p text:style-name="Standard">Samantha <text:line-break/>Ferrell</text:p>
        </draw:text-box>
      </draw:frame>
      <draw:frame draw:style-name="fr1" draw:name="Frame293" text:anchor-type="page" text:anchor-page-number="19" svg:x="2.9382in" svg:y="7.5in" svg:width="2.6252in" svg:height="1in" draw:z-index="292">
        <draw:text-box>
          <text:p text:style-name="Standard">Samantha <text:line-break/>Ferrell</text:p>
        </draw:text-box>
      </draw:frame>
      <draw:frame draw:style-name="fr1" draw:name="Frame294" text:anchor-type="page" text:anchor-page-number="19" svg:x="5.6882in" svg:y="7.5in" svg:width="2.6252in" svg:height="1in" draw:z-index="293">
        <draw:text-box>
          <text:p text:style-name="Standard">Samantha <text:line-break/>Ferrell</text:p>
        </draw:text-box>
      </draw:frame>
      <draw:frame draw:style-name="fr1" draw:name="Frame295" text:anchor-type="page" text:anchor-page-number="19" svg:x="0.1882in" svg:y="8.5in" svg:width="2.6252in" svg:height="1in" draw:z-index="294">
        <draw:text-box>
          <text:p text:style-name="Standard">Bethany<text:line-break/>Fetters</text:p>
        </draw:text-box>
      </draw:frame>
      <draw:frame draw:style-name="fr1" draw:name="Frame296" text:anchor-type="page" text:anchor-page-number="19" svg:x="2.9382in" svg:y="8.5in" svg:width="2.6252in" svg:height="1in" draw:z-index="295">
        <draw:text-box>
          <text:p text:style-name="Standard">Caitlin<text:line-break/>Fetters</text:p>
        </draw:text-box>
      </draw:frame>
      <draw:frame draw:style-name="fr1" draw:name="Frame297" text:anchor-type="page" text:anchor-page-number="19" svg:x="5.6882in" svg:y="8.5in" svg:width="2.6252in" svg:height="1in" draw:z-index="296">
        <draw:text-box>
          <text:p text:style-name="Standard">Felicia<text:line-break/>Fetters</text:p>
        </draw:text-box>
      </draw:frame>
      <draw:frame draw:style-name="fr1" draw:name="Frame298" text:anchor-type="page" text:anchor-page-number="19" svg:x="0.1882in" svg:y="9.5in" svg:width="2.6252in" svg:height="1in" draw:z-index="297">
        <draw:text-box>
          <text:p text:style-name="Standard">Bethany<text:line-break/>Fetters</text:p>
        </draw:text-box>
      </draw:frame>
      <draw:frame draw:style-name="fr1" draw:name="Frame299" text:anchor-type="page" text:anchor-page-number="19" svg:x="2.9382in" svg:y="9.5in" svg:width="2.6252in" svg:height="1in" draw:z-index="298">
        <draw:text-box>
          <text:p text:style-name="Standard">Caitlin<text:line-break/>Fetters</text:p>
        </draw:text-box>
      </draw:frame>
      <draw:frame draw:style-name="fr1" draw:name="Frame300" text:anchor-type="page" text:anchor-page-number="19" svg:x="5.6882in" svg:y="9.5in" svg:width="2.6252in" svg:height="1in" draw:z-index="299">
        <draw:text-box>
          <text:p text:style-name="Standard">Felicia<text:line-break/>Fetters</text:p>
        </draw:text-box>
      </draw:frame>
      <draw:frame draw:style-name="fr1" draw:name="Frame301" text:anchor-type="page" text:anchor-page-number="21" svg:x="0.1882in" svg:y="0.5in" svg:width="2.6252in" svg:height="1in" draw:z-index="300">
        <draw:text-box>
          <text:p text:style-name="Standard">Bethany<text:line-break/>Fetters</text:p>
        </draw:text-box>
      </draw:frame>
      <draw:frame draw:style-name="fr1" draw:name="Frame302" text:anchor-type="page" text:anchor-page-number="21" svg:x="2.9382in" svg:y="0.5in" svg:width="2.6252in" svg:height="1in" draw:z-index="301">
        <draw:text-box>
          <text:p text:style-name="Standard">Caitlin<text:line-break/>Fetters</text:p>
        </draw:text-box>
      </draw:frame>
      <draw:frame draw:style-name="fr1" draw:name="Frame303" text:anchor-type="page" text:anchor-page-number="21" svg:x="5.6882in" svg:y="0.5in" svg:width="2.6252in" svg:height="1in" draw:z-index="302">
        <draw:text-box>
          <text:p text:style-name="Standard">Felicia<text:line-break/>Fetters</text:p>
        </draw:text-box>
      </draw:frame>
      <draw:frame draw:style-name="fr1" draw:name="Frame304" text:anchor-type="page" text:anchor-page-number="21" svg:x="0.1882in" svg:y="1.5in" svg:width="2.6252in" svg:height="1in" draw:z-index="303">
        <draw:text-box>
          <text:p text:style-name="Standard">Kaitlynn<text:line-break/>Fields</text:p>
        </draw:text-box>
      </draw:frame>
      <draw:frame draw:style-name="fr1" draw:name="Frame305" text:anchor-type="page" text:anchor-page-number="21" svg:x="2.9382in" svg:y="1.5in" svg:width="2.6252in" svg:height="1in" draw:z-index="304">
        <draw:text-box>
          <text:p text:style-name="Standard">Kaitlynn<text:line-break/>Fields</text:p>
        </draw:text-box>
      </draw:frame>
      <draw:frame draw:style-name="fr1" draw:name="Frame306" text:anchor-type="page" text:anchor-page-number="21" svg:x="5.6882in" svg:y="1.5in" svg:width="2.6252in" svg:height="1in" draw:z-index="305">
        <draw:text-box>
          <text:p text:style-name="Standard">Kaitlynn<text:line-break/>Fields</text:p>
        </draw:text-box>
      </draw:frame>
      <draw:frame draw:style-name="fr1" draw:name="Frame307" text:anchor-type="page" text:anchor-page-number="21" svg:x="0.1882in" svg:y="2.5in" svg:width="2.6252in" svg:height="1in" draw:z-index="306">
        <draw:text-box>
          <text:p text:style-name="Standard">Patricia<text:line-break/>Fisher</text:p>
        </draw:text-box>
      </draw:frame>
      <draw:frame draw:style-name="fr1" draw:name="Frame308" text:anchor-type="page" text:anchor-page-number="21" svg:x="2.9382in" svg:y="2.5in" svg:width="2.6252in" svg:height="1in" draw:z-index="307">
        <draw:text-box>
          <text:p text:style-name="Standard">Patricia<text:line-break/>Fisher</text:p>
        </draw:text-box>
      </draw:frame>
      <draw:frame draw:style-name="fr1" draw:name="Frame309" text:anchor-type="page" text:anchor-page-number="21" svg:x="5.6882in" svg:y="2.5in" svg:width="2.6252in" svg:height="1in" draw:z-index="308">
        <draw:text-box>
          <text:p text:style-name="Standard">Patricia<text:line-break/>Fisher</text:p>
        </draw:text-box>
      </draw:frame>
      <draw:frame draw:style-name="fr1" draw:name="Frame310" text:anchor-type="page" text:anchor-page-number="21" svg:x="0.1882in" svg:y="3.5in" svg:width="2.6252in" svg:height="1in" draw:z-index="309">
        <draw:text-box>
          <text:p text:style-name="Standard">Carrie<text:line-break/>Fitch</text:p>
        </draw:text-box>
      </draw:frame>
      <draw:frame draw:style-name="fr1" draw:name="Frame311" text:anchor-type="page" text:anchor-page-number="21" svg:x="2.9382in" svg:y="3.5in" svg:width="2.6252in" svg:height="1in" draw:z-index="310">
        <draw:text-box>
          <text:p text:style-name="Standard">Carrie<text:line-break/>Fitch</text:p>
        </draw:text-box>
      </draw:frame>
      <draw:frame draw:style-name="fr1" draw:name="Frame312" text:anchor-type="page" text:anchor-page-number="21" svg:x="5.6882in" svg:y="3.5in" svg:width="2.6252in" svg:height="1in" draw:z-index="311">
        <draw:text-box>
          <text:p text:style-name="Standard">Carrie<text:line-break/>Fitch</text:p>
        </draw:text-box>
      </draw:frame>
      <draw:frame draw:style-name="fr1" draw:name="Frame313" text:anchor-type="page" text:anchor-page-number="21" svg:x="0.1882in" svg:y="4.5in" svg:width="2.6252in" svg:height="1in" draw:z-index="312">
        <draw:text-box>
          <text:p text:style-name="Standard">Kayci<text:line-break/>Fitzgerald</text:p>
        </draw:text-box>
      </draw:frame>
      <draw:frame draw:style-name="fr1" draw:name="Frame314" text:anchor-type="page" text:anchor-page-number="21" svg:x="2.9382in" svg:y="4.5in" svg:width="2.6252in" svg:height="1in" draw:z-index="313">
        <draw:text-box>
          <text:p text:style-name="Standard">Mayci<text:line-break/>Fitzgerald</text:p>
        </draw:text-box>
      </draw:frame>
      <draw:frame draw:style-name="fr1" draw:name="Frame315" text:anchor-type="page" text:anchor-page-number="21" svg:x="5.6882in" svg:y="4.5in" svg:width="2.6252in" svg:height="1in" draw:z-index="314">
        <draw:text-box>
          <text:p text:style-name="Standard">Kayci<text:line-break/>Fitzgerald</text:p>
        </draw:text-box>
      </draw:frame>
      <draw:frame draw:style-name="fr1" draw:name="Frame316" text:anchor-type="page" text:anchor-page-number="21" svg:x="0.1882in" svg:y="5.5in" svg:width="2.6252in" svg:height="1in" draw:z-index="315">
        <draw:text-box>
          <text:p text:style-name="Standard">Mayci<text:line-break/>Fitzgerald</text:p>
        </draw:text-box>
      </draw:frame>
      <draw:frame draw:style-name="fr1" draw:name="Frame317" text:anchor-type="page" text:anchor-page-number="21" svg:x="2.9382in" svg:y="5.5in" svg:width="2.6252in" svg:height="1in" draw:z-index="316">
        <draw:text-box>
          <text:p text:style-name="Standard">Kayci<text:line-break/>Fitzgerald</text:p>
        </draw:text-box>
      </draw:frame>
      <draw:frame draw:style-name="fr1" draw:name="Frame318" text:anchor-type="page" text:anchor-page-number="21" svg:x="5.6882in" svg:y="5.5in" svg:width="2.6252in" svg:height="1in" draw:z-index="317">
        <draw:text-box>
          <text:p text:style-name="Standard">Mayci<text:line-break/>Fitzgerald</text:p>
        </draw:text-box>
      </draw:frame>
      <draw:frame draw:style-name="fr1" draw:name="Frame319" text:anchor-type="page" text:anchor-page-number="21" svg:x="0.1882in" svg:y="6.5in" svg:width="2.6252in" svg:height="1in" draw:z-index="318">
        <draw:text-box>
          <text:p text:style-name="Standard">Cecilia<text:line-break/>Flores</text:p>
        </draw:text-box>
      </draw:frame>
      <draw:frame draw:style-name="fr1" draw:name="Frame320" text:anchor-type="page" text:anchor-page-number="21" svg:x="2.9382in" svg:y="6.5in" svg:width="2.6252in" svg:height="1in" draw:z-index="319">
        <draw:text-box>
          <text:p text:style-name="Standard">Cecilia<text:line-break/>Flores</text:p>
        </draw:text-box>
      </draw:frame>
      <draw:frame draw:style-name="fr1" draw:name="Frame321" text:anchor-type="page" text:anchor-page-number="21" svg:x="5.6882in" svg:y="6.5in" svg:width="2.6252in" svg:height="1in" draw:z-index="320">
        <draw:text-box>
          <text:p text:style-name="Standard">Cecilia<text:line-break/>Flores</text:p>
        </draw:text-box>
      </draw:frame>
      <draw:frame draw:style-name="fr1" draw:name="Frame322" text:anchor-type="page" text:anchor-page-number="21" svg:x="0.1882in" svg:y="7.5in" svg:width="2.6252in" svg:height="1in" draw:z-index="321">
        <draw:text-box>
          <text:p text:style-name="Standard">elizabeth<text:line-break/>ford</text:p>
        </draw:text-box>
      </draw:frame>
      <draw:frame draw:style-name="fr1" draw:name="Frame323" text:anchor-type="page" text:anchor-page-number="21" svg:x="2.9382in" svg:y="7.5in" svg:width="2.6252in" svg:height="1in" draw:z-index="322">
        <draw:text-box>
          <text:p text:style-name="Standard">elizabeth<text:line-break/>ford</text:p>
        </draw:text-box>
      </draw:frame>
      <draw:frame draw:style-name="fr1" draw:name="Frame324" text:anchor-type="page" text:anchor-page-number="21" svg:x="5.6882in" svg:y="7.5in" svg:width="2.6252in" svg:height="1in" draw:z-index="323">
        <draw:text-box>
          <text:p text:style-name="Standard">elizabeth<text:line-break/>ford</text:p>
        </draw:text-box>
      </draw:frame>
      <draw:frame draw:style-name="fr1" draw:name="Frame325" text:anchor-type="page" text:anchor-page-number="21" svg:x="0.1882in" svg:y="8.5in" svg:width="2.6252in" svg:height="1in" draw:z-index="324">
        <draw:text-box>
          <text:p text:style-name="Standard">Katelynn<text:line-break/>Frank</text:p>
        </draw:text-box>
      </draw:frame>
      <draw:frame draw:style-name="fr1" draw:name="Frame326" text:anchor-type="page" text:anchor-page-number="21" svg:x="2.9382in" svg:y="8.5in" svg:width="2.6252in" svg:height="1in" draw:z-index="325">
        <draw:text-box>
          <text:p text:style-name="Standard">Katelynn<text:line-break/>Frank</text:p>
        </draw:text-box>
      </draw:frame>
      <draw:frame draw:style-name="fr1" draw:name="Frame327" text:anchor-type="page" text:anchor-page-number="21" svg:x="5.6882in" svg:y="8.5in" svg:width="2.6252in" svg:height="1in" draw:z-index="326">
        <draw:text-box>
          <text:p text:style-name="Standard">Katelynn<text:line-break/>Frank</text:p>
        </draw:text-box>
      </draw:frame>
      <draw:frame draw:style-name="fr1" draw:name="Frame328" text:anchor-type="page" text:anchor-page-number="21" svg:x="0.1882in" svg:y="9.5in" svg:width="2.6252in" svg:height="1in" draw:z-index="327">
        <draw:text-box>
          <text:p text:style-name="Standard">Savannah<text:line-break/>Franks-Eversole</text:p>
        </draw:text-box>
      </draw:frame>
      <draw:frame draw:style-name="fr1" draw:name="Frame329" text:anchor-type="page" text:anchor-page-number="21" svg:x="2.9382in" svg:y="9.5in" svg:width="2.6252in" svg:height="1in" draw:z-index="328">
        <draw:text-box>
          <text:p text:style-name="Standard">Savannah<text:line-break/>Franks-Eversole</text:p>
        </draw:text-box>
      </draw:frame>
      <draw:frame draw:style-name="fr1" draw:name="Frame330" text:anchor-type="page" text:anchor-page-number="21" svg:x="5.6882in" svg:y="9.5in" svg:width="2.6252in" svg:height="1in" draw:z-index="329">
        <draw:text-box>
          <text:p text:style-name="Standard">Savannah<text:line-break/>Franks-Eversole</text:p>
        </draw:text-box>
      </draw:frame>
      <draw:frame draw:style-name="fr1" draw:name="Frame331" text:anchor-type="page" text:anchor-page-number="23" svg:x="0.1882in" svg:y="0.5in" svg:width="2.6252in" svg:height="1in" draw:z-index="330">
        <draw:text-box>
          <text:p text:style-name="Standard">Rebecca<text:line-break/>Fryman</text:p>
        </draw:text-box>
      </draw:frame>
      <draw:frame draw:style-name="fr1" draw:name="Frame332" text:anchor-type="page" text:anchor-page-number="23" svg:x="2.9382in" svg:y="0.5in" svg:width="2.6252in" svg:height="1in" draw:z-index="331">
        <draw:text-box>
          <text:p text:style-name="Standard">Samantha<text:line-break/>Fryman</text:p>
        </draw:text-box>
      </draw:frame>
      <draw:frame draw:style-name="fr1" draw:name="Frame333" text:anchor-type="page" text:anchor-page-number="23" svg:x="5.6882in" svg:y="0.5in" svg:width="2.6252in" svg:height="1in" draw:z-index="332">
        <draw:text-box>
          <text:p text:style-name="Standard">Rebecca<text:line-break/>Fryman</text:p>
        </draw:text-box>
      </draw:frame>
      <draw:frame draw:style-name="fr1" draw:name="Frame334" text:anchor-type="page" text:anchor-page-number="23" svg:x="0.1882in" svg:y="1.5in" svg:width="2.6252in" svg:height="1in" draw:z-index="333">
        <draw:text-box>
          <text:p text:style-name="Standard">Samantha<text:line-break/>Fryman</text:p>
        </draw:text-box>
      </draw:frame>
      <draw:frame draw:style-name="fr1" draw:name="Frame335" text:anchor-type="page" text:anchor-page-number="23" svg:x="2.9382in" svg:y="1.5in" svg:width="2.6252in" svg:height="1in" draw:z-index="334">
        <draw:text-box>
          <text:p text:style-name="Standard">Rebecca<text:line-break/>Fryman</text:p>
        </draw:text-box>
      </draw:frame>
      <draw:frame draw:style-name="fr1" draw:name="Frame336" text:anchor-type="page" text:anchor-page-number="23" svg:x="5.6882in" svg:y="1.5in" svg:width="2.6252in" svg:height="1in" draw:z-index="335">
        <draw:text-box>
          <text:p text:style-name="Standard">Samantha<text:line-break/>Fryman</text:p>
        </draw:text-box>
      </draw:frame>
      <draw:frame draw:style-name="fr1" draw:name="Frame337" text:anchor-type="page" text:anchor-page-number="23" svg:x="0.1882in" svg:y="2.5in" svg:width="2.6252in" svg:height="1in" draw:z-index="336">
        <draw:text-box>
          <text:p text:style-name="Standard">Caity<text:line-break/>Fugazzi</text:p>
        </draw:text-box>
      </draw:frame>
      <draw:frame draw:style-name="fr1" draw:name="Frame338" text:anchor-type="page" text:anchor-page-number="23" svg:x="2.9382in" svg:y="2.5in" svg:width="2.6252in" svg:height="1in" draw:z-index="337">
        <draw:text-box>
          <text:p text:style-name="Standard">Caity<text:line-break/>Fugazzi</text:p>
        </draw:text-box>
      </draw:frame>
      <draw:frame draw:style-name="fr1" draw:name="Frame339" text:anchor-type="page" text:anchor-page-number="23" svg:x="5.6882in" svg:y="2.5in" svg:width="2.6252in" svg:height="1in" draw:z-index="338">
        <draw:text-box>
          <text:p text:style-name="Standard">Caity<text:line-break/>Fugazzi</text:p>
        </draw:text-box>
      </draw:frame>
      <draw:frame draw:style-name="fr1" draw:name="Frame340" text:anchor-type="page" text:anchor-page-number="23" svg:x="0.1882in" svg:y="3.5in" svg:width="2.6252in" svg:height="1in" draw:z-index="339">
        <draw:text-box>
          <text:p text:style-name="Standard">Stephanie<text:line-break/>Fuller</text:p>
        </draw:text-box>
      </draw:frame>
      <draw:frame draw:style-name="fr1" draw:name="Frame341" text:anchor-type="page" text:anchor-page-number="23" svg:x="2.9382in" svg:y="3.5in" svg:width="2.6252in" svg:height="1in" draw:z-index="340">
        <draw:text-box>
          <text:p text:style-name="Standard">Stephanie<text:line-break/>Fuller</text:p>
        </draw:text-box>
      </draw:frame>
      <draw:frame draw:style-name="fr1" draw:name="Frame342" text:anchor-type="page" text:anchor-page-number="23" svg:x="5.6882in" svg:y="3.5in" svg:width="2.6252in" svg:height="1in" draw:z-index="341">
        <draw:text-box>
          <text:p text:style-name="Standard">Stephanie<text:line-break/>Fuller</text:p>
        </draw:text-box>
      </draw:frame>
      <draw:frame draw:style-name="fr1" draw:name="Frame343" text:anchor-type="page" text:anchor-page-number="23" svg:x="0.1882in" svg:y="4.5in" svg:width="2.6252in" svg:height="1in" draw:z-index="342">
        <draw:text-box>
          <text:p text:style-name="Standard">Brean<text:line-break/>Fultz</text:p>
        </draw:text-box>
      </draw:frame>
      <draw:frame draw:style-name="fr1" draw:name="Frame344" text:anchor-type="page" text:anchor-page-number="23" svg:x="2.9382in" svg:y="4.5in" svg:width="2.6252in" svg:height="1in" draw:z-index="343">
        <draw:text-box>
          <text:p text:style-name="Standard">Brean<text:line-break/>Fultz</text:p>
        </draw:text-box>
      </draw:frame>
      <draw:frame draw:style-name="fr1" draw:name="Frame345" text:anchor-type="page" text:anchor-page-number="23" svg:x="5.6882in" svg:y="4.5in" svg:width="2.6252in" svg:height="1in" draw:z-index="344">
        <draw:text-box>
          <text:p text:style-name="Standard">Brean<text:line-break/>Fultz</text:p>
        </draw:text-box>
      </draw:frame>
      <draw:frame draw:style-name="fr1" draw:name="Frame346" text:anchor-type="page" text:anchor-page-number="23" svg:x="0.1882in" svg:y="5.5in" svg:width="2.6252in" svg:height="1in" draw:z-index="345">
        <draw:text-box>
          <text:p text:style-name="Standard">Carol<text:line-break/>Fuston</text:p>
        </draw:text-box>
      </draw:frame>
      <draw:frame draw:style-name="fr1" draw:name="Frame347" text:anchor-type="page" text:anchor-page-number="23" svg:x="2.9382in" svg:y="5.5in" svg:width="2.6252in" svg:height="1in" draw:z-index="346">
        <draw:text-box>
          <text:p text:style-name="Standard">Carol<text:line-break/>Fuston</text:p>
        </draw:text-box>
      </draw:frame>
      <draw:frame draw:style-name="fr1" draw:name="Frame348" text:anchor-type="page" text:anchor-page-number="23" svg:x="5.6882in" svg:y="5.5in" svg:width="2.6252in" svg:height="1in" draw:z-index="347">
        <draw:text-box>
          <text:p text:style-name="Standard">Carol<text:line-break/>Fuston</text:p>
        </draw:text-box>
      </draw:frame>
      <draw:frame draw:style-name="fr1" draw:name="Frame349" text:anchor-type="page" text:anchor-page-number="23" svg:x="0.1882in" svg:y="6.5in" svg:width="2.6252in" svg:height="1in" draw:z-index="348">
        <draw:text-box>
          <text:p text:style-name="Standard">Alexis<text:line-break/>Garrison</text:p>
        </draw:text-box>
      </draw:frame>
      <draw:frame draw:style-name="fr1" draw:name="Frame350" text:anchor-type="page" text:anchor-page-number="23" svg:x="2.9382in" svg:y="6.5in" svg:width="2.6252in" svg:height="1in" draw:z-index="349">
        <draw:text-box>
          <text:p text:style-name="Standard">Alexis<text:line-break/>Garrison</text:p>
        </draw:text-box>
      </draw:frame>
      <draw:frame draw:style-name="fr1" draw:name="Frame351" text:anchor-type="page" text:anchor-page-number="23" svg:x="5.6882in" svg:y="6.5in" svg:width="2.6252in" svg:height="1in" draw:z-index="350">
        <draw:text-box>
          <text:p text:style-name="Standard">Alexis<text:line-break/>Garrison</text:p>
        </draw:text-box>
      </draw:frame>
      <draw:frame draw:style-name="fr1" draw:name="Frame352" text:anchor-type="page" text:anchor-page-number="23" svg:x="0.1882in" svg:y="7.5in" svg:width="2.6252in" svg:height="1in" draw:z-index="351">
        <draw:text-box>
          <text:p text:style-name="Standard">Rachael<text:line-break/>Garza</text:p>
        </draw:text-box>
      </draw:frame>
      <draw:frame draw:style-name="fr1" draw:name="Frame353" text:anchor-type="page" text:anchor-page-number="23" svg:x="2.9382in" svg:y="7.5in" svg:width="2.6252in" svg:height="1in" draw:z-index="352">
        <draw:text-box>
          <text:p text:style-name="Standard">Rachael<text:line-break/>Garza</text:p>
        </draw:text-box>
      </draw:frame>
      <draw:frame draw:style-name="fr1" draw:name="Frame354" text:anchor-type="page" text:anchor-page-number="23" svg:x="5.6882in" svg:y="7.5in" svg:width="2.6252in" svg:height="1in" draw:z-index="353">
        <draw:text-box>
          <text:p text:style-name="Standard">Rachael<text:line-break/>Garza</text:p>
        </draw:text-box>
      </draw:frame>
      <draw:frame draw:style-name="fr1" draw:name="Frame355" text:anchor-type="page" text:anchor-page-number="23" svg:x="0.1882in" svg:y="8.5in" svg:width="2.6252in" svg:height="1in" draw:z-index="354">
        <draw:text-box>
          <text:p text:style-name="Standard">Tia<text:line-break/>German</text:p>
        </draw:text-box>
      </draw:frame>
      <draw:frame draw:style-name="fr1" draw:name="Frame356" text:anchor-type="page" text:anchor-page-number="23" svg:x="2.9382in" svg:y="8.5in" svg:width="2.6252in" svg:height="1in" draw:z-index="355">
        <draw:text-box>
          <text:p text:style-name="Standard">Tia<text:line-break/>German</text:p>
        </draw:text-box>
      </draw:frame>
      <draw:frame draw:style-name="fr1" draw:name="Frame357" text:anchor-type="page" text:anchor-page-number="23" svg:x="5.6882in" svg:y="8.5in" svg:width="2.6252in" svg:height="1in" draw:z-index="356">
        <draw:text-box>
          <text:p text:style-name="Standard">Tia<text:line-break/>German</text:p>
        </draw:text-box>
      </draw:frame>
      <draw:frame draw:style-name="fr1" draw:name="Frame358" text:anchor-type="page" text:anchor-page-number="23" svg:x="0.1882in" svg:y="9.5in" svg:width="2.6252in" svg:height="1in" draw:z-index="357">
        <draw:text-box>
          <text:p text:style-name="Standard">Shayla<text:line-break/>Gibbs</text:p>
        </draw:text-box>
      </draw:frame>
      <draw:frame draw:style-name="fr1" draw:name="Frame359" text:anchor-type="page" text:anchor-page-number="23" svg:x="2.9382in" svg:y="9.5in" svg:width="2.6252in" svg:height="1in" draw:z-index="358">
        <draw:text-box>
          <text:p text:style-name="Standard">Shayla<text:line-break/>Gibbs</text:p>
        </draw:text-box>
      </draw:frame>
      <draw:frame draw:style-name="fr1" draw:name="Frame360" text:anchor-type="page" text:anchor-page-number="23" svg:x="5.6882in" svg:y="9.5in" svg:width="2.6252in" svg:height="1in" draw:z-index="359">
        <draw:text-box>
          <text:p text:style-name="Standard">Shayla<text:line-break/>Gibbs</text:p>
        </draw:text-box>
      </draw:frame>
      <draw:frame draw:style-name="fr1" draw:name="Frame361" text:anchor-type="page" text:anchor-page-number="25" svg:x="0.1882in" svg:y="0.5in" svg:width="2.6252in" svg:height="1in" draw:z-index="360">
        <draw:text-box>
          <text:p text:style-name="Standard">Natalie<text:line-break/>Gibson</text:p>
        </draw:text-box>
      </draw:frame>
      <draw:frame draw:style-name="fr1" draw:name="Frame362" text:anchor-type="page" text:anchor-page-number="25" svg:x="2.9382in" svg:y="0.5in" svg:width="2.6252in" svg:height="1in" draw:z-index="361">
        <draw:text-box>
          <text:p text:style-name="Standard">Natalie<text:line-break/>Gibson</text:p>
        </draw:text-box>
      </draw:frame>
      <draw:frame draw:style-name="fr1" draw:name="Frame363" text:anchor-type="page" text:anchor-page-number="25" svg:x="5.6882in" svg:y="0.5in" svg:width="2.6252in" svg:height="1in" draw:z-index="362">
        <draw:text-box>
          <text:p text:style-name="Standard">Natalie<text:line-break/>Gibson</text:p>
        </draw:text-box>
      </draw:frame>
      <draw:frame draw:style-name="fr1" draw:name="Frame364" text:anchor-type="page" text:anchor-page-number="25" svg:x="0.1882in" svg:y="1.5in" svg:width="2.6252in" svg:height="1in" draw:z-index="363">
        <draw:text-box>
          <text:p text:style-name="Standard">Kaylee<text:line-break/>Gilliland</text:p>
        </draw:text-box>
      </draw:frame>
      <draw:frame draw:style-name="fr1" draw:name="Frame365" text:anchor-type="page" text:anchor-page-number="25" svg:x="2.9382in" svg:y="1.5in" svg:width="2.6252in" svg:height="1in" draw:z-index="364">
        <draw:text-box>
          <text:p text:style-name="Standard">Kaylee<text:line-break/>Gilliland</text:p>
        </draw:text-box>
      </draw:frame>
      <draw:frame draw:style-name="fr1" draw:name="Frame366" text:anchor-type="page" text:anchor-page-number="25" svg:x="5.6882in" svg:y="1.5in" svg:width="2.6252in" svg:height="1in" draw:z-index="365">
        <draw:text-box>
          <text:p text:style-name="Standard">Kaylee<text:line-break/>Gilliland</text:p>
        </draw:text-box>
      </draw:frame>
      <draw:frame draw:style-name="fr1" draw:name="Frame367" text:anchor-type="page" text:anchor-page-number="25" svg:x="0.1882in" svg:y="2.5in" svg:width="2.6252in" svg:height="1in" draw:z-index="366">
        <draw:text-box>
          <text:p text:style-name="Standard">Whitney <text:line-break/>Gordon</text:p>
        </draw:text-box>
      </draw:frame>
      <draw:frame draw:style-name="fr1" draw:name="Frame368" text:anchor-type="page" text:anchor-page-number="25" svg:x="2.9382in" svg:y="2.5in" svg:width="2.6252in" svg:height="1in" draw:z-index="367">
        <draw:text-box>
          <text:p text:style-name="Standard">Whitney <text:line-break/>Gordon</text:p>
        </draw:text-box>
      </draw:frame>
      <draw:frame draw:style-name="fr1" draw:name="Frame369" text:anchor-type="page" text:anchor-page-number="25" svg:x="5.6882in" svg:y="2.5in" svg:width="2.6252in" svg:height="1in" draw:z-index="368">
        <draw:text-box>
          <text:p text:style-name="Standard">Whitney <text:line-break/>Gordon</text:p>
        </draw:text-box>
      </draw:frame>
      <draw:frame draw:style-name="fr1" draw:name="Frame370" text:anchor-type="page" text:anchor-page-number="25" svg:x="0.1882in" svg:y="3.5in" svg:width="2.6252in" svg:height="1in" draw:z-index="369">
        <draw:text-box>
          <text:p text:style-name="Standard">Angela<text:line-break/>Govan</text:p>
        </draw:text-box>
      </draw:frame>
      <draw:frame draw:style-name="fr1" draw:name="Frame371" text:anchor-type="page" text:anchor-page-number="25" svg:x="2.9382in" svg:y="3.5in" svg:width="2.6252in" svg:height="1in" draw:z-index="370">
        <draw:text-box>
          <text:p text:style-name="Standard">Angela<text:line-break/>Govan</text:p>
        </draw:text-box>
      </draw:frame>
      <draw:frame draw:style-name="fr1" draw:name="Frame372" text:anchor-type="page" text:anchor-page-number="25" svg:x="5.6882in" svg:y="3.5in" svg:width="2.6252in" svg:height="1in" draw:z-index="371">
        <draw:text-box>
          <text:p text:style-name="Standard">Angela<text:line-break/>Govan</text:p>
        </draw:text-box>
      </draw:frame>
      <draw:frame draw:style-name="fr1" draw:name="Frame373" text:anchor-type="page" text:anchor-page-number="25" svg:x="0.1882in" svg:y="4.5in" svg:width="2.6252in" svg:height="1in" draw:z-index="372">
        <draw:text-box>
          <text:p text:style-name="Standard">Jessica<text:line-break/>Granger</text:p>
        </draw:text-box>
      </draw:frame>
      <draw:frame draw:style-name="fr1" draw:name="Frame374" text:anchor-type="page" text:anchor-page-number="25" svg:x="2.9382in" svg:y="4.5in" svg:width="2.6252in" svg:height="1in" draw:z-index="373">
        <draw:text-box>
          <text:p text:style-name="Standard">Jessica<text:line-break/>Granger</text:p>
        </draw:text-box>
      </draw:frame>
      <draw:frame draw:style-name="fr1" draw:name="Frame375" text:anchor-type="page" text:anchor-page-number="25" svg:x="5.6882in" svg:y="4.5in" svg:width="2.6252in" svg:height="1in" draw:z-index="374">
        <draw:text-box>
          <text:p text:style-name="Standard">Jessica<text:line-break/>Granger</text:p>
        </draw:text-box>
      </draw:frame>
      <draw:frame draw:style-name="fr1" draw:name="Frame376" text:anchor-type="page" text:anchor-page-number="25" svg:x="0.1882in" svg:y="5.5in" svg:width="2.6252in" svg:height="1in" draw:z-index="375">
        <draw:text-box>
          <text:p text:style-name="Standard">Caitlin<text:line-break/>Gross</text:p>
        </draw:text-box>
      </draw:frame>
      <draw:frame draw:style-name="fr1" draw:name="Frame377" text:anchor-type="page" text:anchor-page-number="25" svg:x="2.9382in" svg:y="5.5in" svg:width="2.6252in" svg:height="1in" draw:z-index="376">
        <draw:text-box>
          <text:p text:style-name="Standard">Caitlin<text:line-break/>Gross</text:p>
        </draw:text-box>
      </draw:frame>
      <draw:frame draw:style-name="fr1" draw:name="Frame378" text:anchor-type="page" text:anchor-page-number="25" svg:x="5.6882in" svg:y="5.5in" svg:width="2.6252in" svg:height="1in" draw:z-index="377">
        <draw:text-box>
          <text:p text:style-name="Standard">Caitlin<text:line-break/>Gross</text:p>
        </draw:text-box>
      </draw:frame>
      <draw:frame draw:style-name="fr1" draw:name="Frame379" text:anchor-type="page" text:anchor-page-number="25" svg:x="0.1882in" svg:y="6.5in" svg:width="2.6252in" svg:height="1in" draw:z-index="378">
        <draw:text-box>
          <text:p text:style-name="Standard">Taylor<text:line-break/>Gunnels</text:p>
        </draw:text-box>
      </draw:frame>
      <draw:frame draw:style-name="fr1" draw:name="Frame380" text:anchor-type="page" text:anchor-page-number="25" svg:x="2.9382in" svg:y="6.5in" svg:width="2.6252in" svg:height="1in" draw:z-index="379">
        <draw:text-box>
          <text:p text:style-name="Standard">Taylor<text:line-break/>Gunnels</text:p>
        </draw:text-box>
      </draw:frame>
      <draw:frame draw:style-name="fr1" draw:name="Frame381" text:anchor-type="page" text:anchor-page-number="25" svg:x="5.6882in" svg:y="6.5in" svg:width="2.6252in" svg:height="1in" draw:z-index="380">
        <draw:text-box>
          <text:p text:style-name="Standard">Taylor<text:line-break/>Gunnels</text:p>
        </draw:text-box>
      </draw:frame>
      <draw:frame draw:style-name="fr1" draw:name="Frame382" text:anchor-type="page" text:anchor-page-number="25" svg:x="0.1882in" svg:y="7.5in" svg:width="2.6252in" svg:height="1in" draw:z-index="381">
        <draw:text-box>
          <text:p text:style-name="Standard">Erika<text:line-break/>Gunning</text:p>
        </draw:text-box>
      </draw:frame>
      <draw:frame draw:style-name="fr1" draw:name="Frame383" text:anchor-type="page" text:anchor-page-number="25" svg:x="2.9382in" svg:y="7.5in" svg:width="2.6252in" svg:height="1in" draw:z-index="382">
        <draw:text-box>
          <text:p text:style-name="Standard">Erika<text:line-break/>Gunning</text:p>
        </draw:text-box>
      </draw:frame>
      <draw:frame draw:style-name="fr1" draw:name="Frame384" text:anchor-type="page" text:anchor-page-number="25" svg:x="5.6882in" svg:y="7.5in" svg:width="2.6252in" svg:height="1in" draw:z-index="383">
        <draw:text-box>
          <text:p text:style-name="Standard">Erika<text:line-break/>Gunning</text:p>
        </draw:text-box>
      </draw:frame>
      <draw:frame draw:style-name="fr1" draw:name="Frame385" text:anchor-type="page" text:anchor-page-number="25" svg:x="0.1882in" svg:y="8.5in" svg:width="2.6252in" svg:height="1in" draw:z-index="384">
        <draw:text-box>
          <text:p text:style-name="Standard">Ariel <text:line-break/>Hale</text:p>
        </draw:text-box>
      </draw:frame>
      <draw:frame draw:style-name="fr1" draw:name="Frame386" text:anchor-type="page" text:anchor-page-number="25" svg:x="2.9382in" svg:y="8.5in" svg:width="2.6252in" svg:height="1in" draw:z-index="385">
        <draw:text-box>
          <text:p text:style-name="Standard">Ariel <text:line-break/>Hale</text:p>
        </draw:text-box>
      </draw:frame>
      <draw:frame draw:style-name="fr1" draw:name="Frame387" text:anchor-type="page" text:anchor-page-number="25" svg:x="5.6882in" svg:y="8.5in" svg:width="2.6252in" svg:height="1in" draw:z-index="386">
        <draw:text-box>
          <text:p text:style-name="Standard">Ariel <text:line-break/>Hale</text:p>
        </draw:text-box>
      </draw:frame>
      <draw:frame draw:style-name="fr1" draw:name="Frame388" text:anchor-type="page" text:anchor-page-number="25" svg:x="0.1882in" svg:y="9.5in" svg:width="2.6252in" svg:height="1in" draw:z-index="387">
        <draw:text-box>
          <text:p text:style-name="Standard">Erika<text:line-break/>Haley</text:p>
        </draw:text-box>
      </draw:frame>
      <draw:frame draw:style-name="fr1" draw:name="Frame389" text:anchor-type="page" text:anchor-page-number="25" svg:x="2.9382in" svg:y="9.5in" svg:width="2.6252in" svg:height="1in" draw:z-index="388">
        <draw:text-box>
          <text:p text:style-name="Standard">Erika<text:line-break/>Haley</text:p>
        </draw:text-box>
      </draw:frame>
      <draw:frame draw:style-name="fr1" draw:name="Frame390" text:anchor-type="page" text:anchor-page-number="25" svg:x="5.6882in" svg:y="9.5in" svg:width="2.6252in" svg:height="1in" draw:z-index="389">
        <draw:text-box>
          <text:p text:style-name="Standard">Erika<text:line-break/>Haley</text:p>
        </draw:text-box>
      </draw:frame>
      <draw:frame draw:style-name="fr1" draw:name="Frame391" text:anchor-type="page" text:anchor-page-number="27" svg:x="0.1882in" svg:y="0.5in" svg:width="2.6252in" svg:height="1in" draw:z-index="390">
        <draw:text-box>
          <text:p text:style-name="Standard">Emma<text:line-break/>Haller</text:p>
        </draw:text-box>
      </draw:frame>
      <draw:frame draw:style-name="fr1" draw:name="Frame392" text:anchor-type="page" text:anchor-page-number="27" svg:x="2.9382in" svg:y="0.5in" svg:width="2.6252in" svg:height="1in" draw:z-index="391">
        <draw:text-box>
          <text:p text:style-name="Standard">Emma<text:line-break/>Haller</text:p>
        </draw:text-box>
      </draw:frame>
      <draw:frame draw:style-name="fr1" draw:name="Frame393" text:anchor-type="page" text:anchor-page-number="27" svg:x="5.6882in" svg:y="0.5in" svg:width="2.6252in" svg:height="1in" draw:z-index="392">
        <draw:text-box>
          <text:p text:style-name="Standard">Emma<text:line-break/>Haller</text:p>
        </draw:text-box>
      </draw:frame>
      <draw:frame draw:style-name="fr1" draw:name="Frame394" text:anchor-type="page" text:anchor-page-number="27" svg:x="0.1882in" svg:y="1.5in" svg:width="2.6252in" svg:height="1in" draw:z-index="393">
        <draw:text-box>
          <text:p text:style-name="Standard">Sydney<text:line-break/>Hamilton</text:p>
        </draw:text-box>
      </draw:frame>
      <draw:frame draw:style-name="fr1" draw:name="Frame395" text:anchor-type="page" text:anchor-page-number="27" svg:x="2.9382in" svg:y="1.5in" svg:width="2.6252in" svg:height="1in" draw:z-index="394">
        <draw:text-box>
          <text:p text:style-name="Standard">Sydney<text:line-break/>Hamilton</text:p>
        </draw:text-box>
      </draw:frame>
      <draw:frame draw:style-name="fr1" draw:name="Frame396" text:anchor-type="page" text:anchor-page-number="27" svg:x="5.6882in" svg:y="1.5in" svg:width="2.6252in" svg:height="1in" draw:z-index="395">
        <draw:text-box>
          <text:p text:style-name="Standard">Sydney<text:line-break/>Hamilton</text:p>
        </draw:text-box>
      </draw:frame>
      <draw:frame draw:style-name="fr1" draw:name="Frame397" text:anchor-type="page" text:anchor-page-number="27" svg:x="0.1882in" svg:y="2.5in" svg:width="2.6252in" svg:height="1in" draw:z-index="396">
        <draw:text-box>
          <text:p text:style-name="Standard">amanda<text:line-break/>haney</text:p>
        </draw:text-box>
      </draw:frame>
      <draw:frame draw:style-name="fr1" draw:name="Frame398" text:anchor-type="page" text:anchor-page-number="27" svg:x="2.9382in" svg:y="2.5in" svg:width="2.6252in" svg:height="1in" draw:z-index="397">
        <draw:text-box>
          <text:p text:style-name="Standard">amanda<text:line-break/>haney</text:p>
        </draw:text-box>
      </draw:frame>
      <draw:frame draw:style-name="fr1" draw:name="Frame399" text:anchor-type="page" text:anchor-page-number="27" svg:x="5.6882in" svg:y="2.5in" svg:width="2.6252in" svg:height="1in" draw:z-index="398">
        <draw:text-box>
          <text:p text:style-name="Standard">amanda<text:line-break/>haney</text:p>
        </draw:text-box>
      </draw:frame>
      <draw:frame draw:style-name="fr1" draw:name="Frame400" text:anchor-type="page" text:anchor-page-number="27" svg:x="0.1882in" svg:y="3.5in" svg:width="2.6252in" svg:height="1in" draw:z-index="399">
        <draw:text-box>
          <text:p text:style-name="Standard">Gabrielle<text:line-break/>Harris</text:p>
        </draw:text-box>
      </draw:frame>
      <draw:frame draw:style-name="fr1" draw:name="Frame401" text:anchor-type="page" text:anchor-page-number="27" svg:x="2.9382in" svg:y="3.5in" svg:width="2.6252in" svg:height="1in" draw:z-index="400">
        <draw:text-box>
          <text:p text:style-name="Standard">MaKenzey<text:line-break/>Harris</text:p>
        </draw:text-box>
      </draw:frame>
      <draw:frame draw:style-name="fr1" draw:name="Frame402" text:anchor-type="page" text:anchor-page-number="27" svg:x="5.6882in" svg:y="3.5in" svg:width="2.6252in" svg:height="1in" draw:z-index="401">
        <draw:text-box>
          <text:p text:style-name="Standard">Gabrielle<text:line-break/>Harris</text:p>
        </draw:text-box>
      </draw:frame>
      <draw:frame draw:style-name="fr1" draw:name="Frame403" text:anchor-type="page" text:anchor-page-number="27" svg:x="0.1882in" svg:y="4.5in" svg:width="2.6252in" svg:height="1in" draw:z-index="402">
        <draw:text-box>
          <text:p text:style-name="Standard">MaKenzey<text:line-break/>Harris</text:p>
        </draw:text-box>
      </draw:frame>
      <draw:frame draw:style-name="fr1" draw:name="Frame404" text:anchor-type="page" text:anchor-page-number="27" svg:x="2.9382in" svg:y="4.5in" svg:width="2.6252in" svg:height="1in" draw:z-index="403">
        <draw:text-box>
          <text:p text:style-name="Standard">Gabrielle<text:line-break/>Harris</text:p>
        </draw:text-box>
      </draw:frame>
      <draw:frame draw:style-name="fr1" draw:name="Frame405" text:anchor-type="page" text:anchor-page-number="27" svg:x="5.6882in" svg:y="4.5in" svg:width="2.6252in" svg:height="1in" draw:z-index="404">
        <draw:text-box>
          <text:p text:style-name="Standard">MaKenzey<text:line-break/>Harris</text:p>
        </draw:text-box>
      </draw:frame>
      <draw:frame draw:style-name="fr1" draw:name="Frame406" text:anchor-type="page" text:anchor-page-number="27" svg:x="0.1882in" svg:y="5.5in" svg:width="2.6252in" svg:height="1in" draw:z-index="405">
        <draw:text-box>
          <text:p text:style-name="Standard">Olivia <text:line-break/>Harrison</text:p>
        </draw:text-box>
      </draw:frame>
      <draw:frame draw:style-name="fr1" draw:name="Frame407" text:anchor-type="page" text:anchor-page-number="27" svg:x="2.9382in" svg:y="5.5in" svg:width="2.6252in" svg:height="1in" draw:z-index="406">
        <draw:text-box>
          <text:p text:style-name="Standard">Olivia <text:line-break/>Harrison</text:p>
        </draw:text-box>
      </draw:frame>
      <draw:frame draw:style-name="fr1" draw:name="Frame408" text:anchor-type="page" text:anchor-page-number="27" svg:x="5.6882in" svg:y="5.5in" svg:width="2.6252in" svg:height="1in" draw:z-index="407">
        <draw:text-box>
          <text:p text:style-name="Standard">Olivia <text:line-break/>Harrison</text:p>
        </draw:text-box>
      </draw:frame>
      <draw:frame draw:style-name="fr1" draw:name="Frame409" text:anchor-type="page" text:anchor-page-number="27" svg:x="0.1882in" svg:y="6.5in" svg:width="2.6252in" svg:height="1in" draw:z-index="408">
        <draw:text-box>
          <text:p text:style-name="Standard">Dhakota<text:line-break/>Hartman</text:p>
        </draw:text-box>
      </draw:frame>
      <draw:frame draw:style-name="fr1" draw:name="Frame410" text:anchor-type="page" text:anchor-page-number="27" svg:x="2.9382in" svg:y="6.5in" svg:width="2.6252in" svg:height="1in" draw:z-index="409">
        <draw:text-box>
          <text:p text:style-name="Standard">Dhakota<text:line-break/>Hartman</text:p>
        </draw:text-box>
      </draw:frame>
      <draw:frame draw:style-name="fr1" draw:name="Frame411" text:anchor-type="page" text:anchor-page-number="27" svg:x="5.6882in" svg:y="6.5in" svg:width="2.6252in" svg:height="1in" draw:z-index="410">
        <draw:text-box>
          <text:p text:style-name="Standard">Dhakota<text:line-break/>Hartman</text:p>
        </draw:text-box>
      </draw:frame>
      <draw:frame draw:style-name="fr1" draw:name="Frame412" text:anchor-type="page" text:anchor-page-number="27" svg:x="0.1882in" svg:y="7.5in" svg:width="2.6252in" svg:height="1in" draw:z-index="411">
        <draw:text-box>
          <text:p text:style-name="Standard">Morgan<text:line-break/>Hensley</text:p>
        </draw:text-box>
      </draw:frame>
      <draw:frame draw:style-name="fr1" draw:name="Frame413" text:anchor-type="page" text:anchor-page-number="27" svg:x="2.9382in" svg:y="7.5in" svg:width="2.6252in" svg:height="1in" draw:z-index="412">
        <draw:text-box>
          <text:p text:style-name="Standard">Morgan<text:line-break/>Hensley</text:p>
        </draw:text-box>
      </draw:frame>
      <draw:frame draw:style-name="fr1" draw:name="Frame414" text:anchor-type="page" text:anchor-page-number="27" svg:x="5.6882in" svg:y="7.5in" svg:width="2.6252in" svg:height="1in" draw:z-index="413">
        <draw:text-box>
          <text:p text:style-name="Standard">Morgan<text:line-break/>Hensley</text:p>
        </draw:text-box>
      </draw:frame>
      <draw:frame draw:style-name="fr1" draw:name="Frame415" text:anchor-type="page" text:anchor-page-number="27" svg:x="0.1882in" svg:y="8.5in" svg:width="2.6252in" svg:height="1in" draw:z-index="414">
        <draw:text-box>
          <text:p text:style-name="Standard">Katie<text:line-break/>Henson</text:p>
        </draw:text-box>
      </draw:frame>
      <draw:frame draw:style-name="fr1" draw:name="Frame416" text:anchor-type="page" text:anchor-page-number="27" svg:x="2.9382in" svg:y="8.5in" svg:width="2.6252in" svg:height="1in" draw:z-index="415">
        <draw:text-box>
          <text:p text:style-name="Standard">Katie<text:line-break/>Henson</text:p>
        </draw:text-box>
      </draw:frame>
      <draw:frame draw:style-name="fr1" draw:name="Frame417" text:anchor-type="page" text:anchor-page-number="27" svg:x="5.6882in" svg:y="8.5in" svg:width="2.6252in" svg:height="1in" draw:z-index="416">
        <draw:text-box>
          <text:p text:style-name="Standard">Katie<text:line-break/>Henson</text:p>
        </draw:text-box>
      </draw:frame>
      <draw:frame draw:style-name="fr1" draw:name="Frame418" text:anchor-type="page" text:anchor-page-number="27" svg:x="0.1882in" svg:y="9.5in" svg:width="2.6252in" svg:height="1in" draw:z-index="417">
        <draw:text-box>
          <text:p text:style-name="Standard">Alyssa<text:line-break/>Heringer</text:p>
        </draw:text-box>
      </draw:frame>
      <draw:frame draw:style-name="fr1" draw:name="Frame419" text:anchor-type="page" text:anchor-page-number="27" svg:x="2.9382in" svg:y="9.5in" svg:width="2.6252in" svg:height="1in" draw:z-index="418">
        <draw:text-box>
          <text:p text:style-name="Standard">Alyssa<text:line-break/>Heringer</text:p>
        </draw:text-box>
      </draw:frame>
      <draw:frame draw:style-name="fr1" draw:name="Frame420" text:anchor-type="page" text:anchor-page-number="27" svg:x="5.6882in" svg:y="9.5in" svg:width="2.6252in" svg:height="1in" draw:z-index="419">
        <draw:text-box>
          <text:p text:style-name="Standard">Alyssa<text:line-break/>Heringer</text:p>
        </draw:text-box>
      </draw:frame>
      <draw:frame draw:style-name="fr1" draw:name="Frame421" text:anchor-type="page" text:anchor-page-number="29" svg:x="0.1882in" svg:y="0.5in" svg:width="2.6252in" svg:height="1in" draw:z-index="420">
        <draw:text-box>
          <text:p text:style-name="Standard">Eugenia<text:line-break/>Hernandez</text:p>
        </draw:text-box>
      </draw:frame>
      <draw:frame draw:style-name="fr1" draw:name="Frame422" text:anchor-type="page" text:anchor-page-number="29" svg:x="2.9382in" svg:y="0.5in" svg:width="2.6252in" svg:height="1in" draw:z-index="421">
        <draw:text-box>
          <text:p text:style-name="Standard">Eugenia<text:line-break/>Hernandez</text:p>
        </draw:text-box>
      </draw:frame>
      <draw:frame draw:style-name="fr1" draw:name="Frame423" text:anchor-type="page" text:anchor-page-number="29" svg:x="5.6882in" svg:y="0.5in" svg:width="2.6252in" svg:height="1in" draw:z-index="422">
        <draw:text-box>
          <text:p text:style-name="Standard">Eugenia<text:line-break/>Hernandez</text:p>
        </draw:text-box>
      </draw:frame>
      <draw:frame draw:style-name="fr1" draw:name="Frame424" text:anchor-type="page" text:anchor-page-number="29" svg:x="0.1882in" svg:y="1.5in" svg:width="2.6252in" svg:height="1in" draw:z-index="423">
        <draw:text-box>
          <text:p text:style-name="Standard">Leeanna<text:line-break/>Herrmann</text:p>
        </draw:text-box>
      </draw:frame>
      <draw:frame draw:style-name="fr1" draw:name="Frame425" text:anchor-type="page" text:anchor-page-number="29" svg:x="2.9382in" svg:y="1.5in" svg:width="2.6252in" svg:height="1in" draw:z-index="424">
        <draw:text-box>
          <text:p text:style-name="Standard">Leeanna<text:line-break/>Herrmann</text:p>
        </draw:text-box>
      </draw:frame>
      <draw:frame draw:style-name="fr1" draw:name="Frame426" text:anchor-type="page" text:anchor-page-number="29" svg:x="5.6882in" svg:y="1.5in" svg:width="2.6252in" svg:height="1in" draw:z-index="425">
        <draw:text-box>
          <text:p text:style-name="Standard">Leeanna<text:line-break/>Herrmann</text:p>
        </draw:text-box>
      </draw:frame>
      <draw:frame draw:style-name="fr1" draw:name="Frame427" text:anchor-type="page" text:anchor-page-number="29" svg:x="0.1882in" svg:y="2.5in" svg:width="2.6252in" svg:height="1in" draw:z-index="426">
        <draw:text-box>
          <text:p text:style-name="Standard">Cynthia <text:line-break/>Hester</text:p>
        </draw:text-box>
      </draw:frame>
      <draw:frame draw:style-name="fr1" draw:name="Frame428" text:anchor-type="page" text:anchor-page-number="29" svg:x="2.9382in" svg:y="2.5in" svg:width="2.6252in" svg:height="1in" draw:z-index="427">
        <draw:text-box>
          <text:p text:style-name="Standard">Cynthia <text:line-break/>Hester</text:p>
        </draw:text-box>
      </draw:frame>
      <draw:frame draw:style-name="fr1" draw:name="Frame429" text:anchor-type="page" text:anchor-page-number="29" svg:x="5.6882in" svg:y="2.5in" svg:width="2.6252in" svg:height="1in" draw:z-index="428">
        <draw:text-box>
          <text:p text:style-name="Standard">Cynthia <text:line-break/>Hester</text:p>
        </draw:text-box>
      </draw:frame>
      <draw:frame draw:style-name="fr1" draw:name="Frame430" text:anchor-type="page" text:anchor-page-number="29" svg:x="0.1882in" svg:y="3.5in" svg:width="2.6252in" svg:height="1in" draw:z-index="429">
        <draw:text-box>
          <text:p text:style-name="Standard">Sierra<text:line-break/>Hicks</text:p>
        </draw:text-box>
      </draw:frame>
      <draw:frame draw:style-name="fr1" draw:name="Frame431" text:anchor-type="page" text:anchor-page-number="29" svg:x="2.9382in" svg:y="3.5in" svg:width="2.6252in" svg:height="1in" draw:z-index="430">
        <draw:text-box>
          <text:p text:style-name="Standard">Sierra<text:line-break/>Hicks</text:p>
        </draw:text-box>
      </draw:frame>
      <draw:frame draw:style-name="fr1" draw:name="Frame432" text:anchor-type="page" text:anchor-page-number="29" svg:x="5.6882in" svg:y="3.5in" svg:width="2.6252in" svg:height="1in" draw:z-index="431">
        <draw:text-box>
          <text:p text:style-name="Standard">Sierra<text:line-break/>Hicks</text:p>
        </draw:text-box>
      </draw:frame>
      <draw:frame draw:style-name="fr1" draw:name="Frame433" text:anchor-type="page" text:anchor-page-number="29" svg:x="0.1882in" svg:y="4.5in" svg:width="2.6252in" svg:height="1in" draw:z-index="432">
        <draw:text-box>
          <text:p text:style-name="Standard">Amber<text:line-break/>Hisle</text:p>
        </draw:text-box>
      </draw:frame>
      <draw:frame draw:style-name="fr1" draw:name="Frame434" text:anchor-type="page" text:anchor-page-number="29" svg:x="2.9382in" svg:y="4.5in" svg:width="2.6252in" svg:height="1in" draw:z-index="433">
        <draw:text-box>
          <text:p text:style-name="Standard">Amber<text:line-break/>Hisle</text:p>
        </draw:text-box>
      </draw:frame>
      <draw:frame draw:style-name="fr1" draw:name="Frame435" text:anchor-type="page" text:anchor-page-number="29" svg:x="5.6882in" svg:y="4.5in" svg:width="2.6252in" svg:height="1in" draw:z-index="434">
        <draw:text-box>
          <text:p text:style-name="Standard">Amber<text:line-break/>Hisle</text:p>
        </draw:text-box>
      </draw:frame>
      <draw:frame draw:style-name="fr1" draw:name="Frame436" text:anchor-type="page" text:anchor-page-number="29" svg:x="0.1882in" svg:y="5.5in" svg:width="2.6252in" svg:height="1in" draw:z-index="435">
        <draw:text-box>
          <text:p text:style-name="Standard">sarah<text:line-break/>hoadley</text:p>
        </draw:text-box>
      </draw:frame>
      <draw:frame draw:style-name="fr1" draw:name="Frame437" text:anchor-type="page" text:anchor-page-number="29" svg:x="2.9382in" svg:y="5.5in" svg:width="2.6252in" svg:height="1in" draw:z-index="436">
        <draw:text-box>
          <text:p text:style-name="Standard">sarah<text:line-break/>hoadley</text:p>
        </draw:text-box>
      </draw:frame>
      <draw:frame draw:style-name="fr1" draw:name="Frame438" text:anchor-type="page" text:anchor-page-number="29" svg:x="5.6882in" svg:y="5.5in" svg:width="2.6252in" svg:height="1in" draw:z-index="437">
        <draw:text-box>
          <text:p text:style-name="Standard">sarah<text:line-break/>hoadley</text:p>
        </draw:text-box>
      </draw:frame>
      <draw:frame draw:style-name="fr1" draw:name="Frame439" text:anchor-type="page" text:anchor-page-number="29" svg:x="0.1882in" svg:y="6.5in" svg:width="2.6252in" svg:height="1in" draw:z-index="438">
        <draw:text-box>
          <text:p text:style-name="Standard">Soraya<text:line-break/>Hocker</text:p>
        </draw:text-box>
      </draw:frame>
      <draw:frame draw:style-name="fr1" draw:name="Frame440" text:anchor-type="page" text:anchor-page-number="29" svg:x="2.9382in" svg:y="6.5in" svg:width="2.6252in" svg:height="1in" draw:z-index="439">
        <draw:text-box>
          <text:p text:style-name="Standard">Soraya<text:line-break/>Hocker</text:p>
        </draw:text-box>
      </draw:frame>
      <draw:frame draw:style-name="fr1" draw:name="Frame441" text:anchor-type="page" text:anchor-page-number="29" svg:x="5.6882in" svg:y="6.5in" svg:width="2.6252in" svg:height="1in" draw:z-index="440">
        <draw:text-box>
          <text:p text:style-name="Standard">Soraya<text:line-break/>Hocker</text:p>
        </draw:text-box>
      </draw:frame>
      <draw:frame draw:style-name="fr1" draw:name="Frame442" text:anchor-type="page" text:anchor-page-number="29" svg:x="0.1882in" svg:y="7.5in" svg:width="2.6252in" svg:height="1in" draw:z-index="441">
        <draw:text-box>
          <text:p text:style-name="Standard">Kayley<text:line-break/>Holtegel</text:p>
        </draw:text-box>
      </draw:frame>
      <draw:frame draw:style-name="fr1" draw:name="Frame443" text:anchor-type="page" text:anchor-page-number="29" svg:x="2.9382in" svg:y="7.5in" svg:width="2.6252in" svg:height="1in" draw:z-index="442">
        <draw:text-box>
          <text:p text:style-name="Standard">Kayley<text:line-break/>Holtegel</text:p>
        </draw:text-box>
      </draw:frame>
      <draw:frame draw:style-name="fr1" draw:name="Frame444" text:anchor-type="page" text:anchor-page-number="29" svg:x="5.6882in" svg:y="7.5in" svg:width="2.6252in" svg:height="1in" draw:z-index="443">
        <draw:text-box>
          <text:p text:style-name="Standard">Kayley<text:line-break/>Holtegel</text:p>
        </draw:text-box>
      </draw:frame>
      <draw:frame draw:style-name="fr1" draw:name="Frame445" text:anchor-type="page" text:anchor-page-number="29" svg:x="0.1882in" svg:y="8.5in" svg:width="2.6252in" svg:height="1in" draw:z-index="444">
        <draw:text-box>
          <text:p text:style-name="Standard">Amanda<text:line-break/>Hornsby</text:p>
        </draw:text-box>
      </draw:frame>
      <draw:frame draw:style-name="fr1" draw:name="Frame446" text:anchor-type="page" text:anchor-page-number="29" svg:x="2.9382in" svg:y="8.5in" svg:width="2.6252in" svg:height="1in" draw:z-index="445">
        <draw:text-box>
          <text:p text:style-name="Standard">Amanda<text:line-break/>Hornsby</text:p>
        </draw:text-box>
      </draw:frame>
      <draw:frame draw:style-name="fr1" draw:name="Frame447" text:anchor-type="page" text:anchor-page-number="29" svg:x="5.6882in" svg:y="8.5in" svg:width="2.6252in" svg:height="1in" draw:z-index="446">
        <draw:text-box>
          <text:p text:style-name="Standard">Amanda<text:line-break/>Hornsby</text:p>
        </draw:text-box>
      </draw:frame>
      <draw:frame draw:style-name="fr1" draw:name="Frame448" text:anchor-type="page" text:anchor-page-number="29" svg:x="0.1882in" svg:y="9.5in" svg:width="2.6252in" svg:height="1in" draw:z-index="447">
        <draw:text-box>
          <text:p text:style-name="Standard">Courtney<text:line-break/>Horton</text:p>
        </draw:text-box>
      </draw:frame>
      <draw:frame draw:style-name="fr1" draw:name="Frame449" text:anchor-type="page" text:anchor-page-number="29" svg:x="2.9382in" svg:y="9.5in" svg:width="2.6252in" svg:height="1in" draw:z-index="448">
        <draw:text-box>
          <text:p text:style-name="Standard">Courtney<text:line-break/>Horton</text:p>
        </draw:text-box>
      </draw:frame>
      <draw:frame draw:style-name="fr1" draw:name="Frame450" text:anchor-type="page" text:anchor-page-number="29" svg:x="5.6882in" svg:y="9.5in" svg:width="2.6252in" svg:height="1in" draw:z-index="449">
        <draw:text-box>
          <text:p text:style-name="Standard">Courtney<text:line-break/>Horton</text:p>
        </draw:text-box>
      </draw:frame>
      <draw:frame draw:style-name="fr1" draw:name="Frame451" text:anchor-type="page" text:anchor-page-number="31" svg:x="0.1882in" svg:y="0.5in" svg:width="2.6252in" svg:height="1in" draw:z-index="450">
        <draw:text-box>
          <text:p text:style-name="Standard">Rahnisha<text:line-break/>Hose</text:p>
        </draw:text-box>
      </draw:frame>
      <draw:frame draw:style-name="fr1" draw:name="Frame452" text:anchor-type="page" text:anchor-page-number="31" svg:x="2.9382in" svg:y="0.5in" svg:width="2.6252in" svg:height="1in" draw:z-index="451">
        <draw:text-box>
          <text:p text:style-name="Standard">Rahnisha<text:line-break/>Hose</text:p>
        </draw:text-box>
      </draw:frame>
      <draw:frame draw:style-name="fr1" draw:name="Frame453" text:anchor-type="page" text:anchor-page-number="31" svg:x="5.6882in" svg:y="0.5in" svg:width="2.6252in" svg:height="1in" draw:z-index="452">
        <draw:text-box>
          <text:p text:style-name="Standard">Rahnisha<text:line-break/>Hose</text:p>
        </draw:text-box>
      </draw:frame>
      <draw:frame draw:style-name="fr1" draw:name="Frame454" text:anchor-type="page" text:anchor-page-number="31" svg:x="0.1882in" svg:y="1.5in" svg:width="2.6252in" svg:height="1in" draw:z-index="453">
        <draw:text-box>
          <text:p text:style-name="Standard">Taylor<text:line-break/>House</text:p>
        </draw:text-box>
      </draw:frame>
      <draw:frame draw:style-name="fr1" draw:name="Frame455" text:anchor-type="page" text:anchor-page-number="31" svg:x="2.9382in" svg:y="1.5in" svg:width="2.6252in" svg:height="1in" draw:z-index="454">
        <draw:text-box>
          <text:p text:style-name="Standard">Taylor<text:line-break/>House</text:p>
        </draw:text-box>
      </draw:frame>
      <draw:frame draw:style-name="fr1" draw:name="Frame456" text:anchor-type="page" text:anchor-page-number="31" svg:x="5.6882in" svg:y="1.5in" svg:width="2.6252in" svg:height="1in" draw:z-index="455">
        <draw:text-box>
          <text:p text:style-name="Standard">Taylor<text:line-break/>House</text:p>
        </draw:text-box>
      </draw:frame>
      <draw:frame draw:style-name="fr1" draw:name="Frame457" text:anchor-type="page" text:anchor-page-number="31" svg:x="0.1882in" svg:y="2.5in" svg:width="2.6252in" svg:height="1in" draw:z-index="456">
        <draw:text-box>
          <text:p text:style-name="Standard">Adrianna <text:line-break/>Howard</text:p>
        </draw:text-box>
      </draw:frame>
      <draw:frame draw:style-name="fr1" draw:name="Frame458" text:anchor-type="page" text:anchor-page-number="31" svg:x="2.9382in" svg:y="2.5in" svg:width="2.6252in" svg:height="1in" draw:z-index="457">
        <draw:text-box>
          <text:p text:style-name="Standard">Adrianna <text:line-break/>Howard</text:p>
        </draw:text-box>
      </draw:frame>
      <draw:frame draw:style-name="fr1" draw:name="Frame459" text:anchor-type="page" text:anchor-page-number="31" svg:x="5.6882in" svg:y="2.5in" svg:width="2.6252in" svg:height="1in" draw:z-index="458">
        <draw:text-box>
          <text:p text:style-name="Standard">Adrianna <text:line-break/>Howard</text:p>
        </draw:text-box>
      </draw:frame>
      <draw:frame draw:style-name="fr1" draw:name="Frame460" text:anchor-type="page" text:anchor-page-number="31" svg:x="0.1882in" svg:y="3.5in" svg:width="2.6252in" svg:height="1in" draw:z-index="459">
        <draw:text-box>
          <text:p text:style-name="Standard">Tara <text:line-break/>Howell</text:p>
        </draw:text-box>
      </draw:frame>
      <draw:frame draw:style-name="fr1" draw:name="Frame461" text:anchor-type="page" text:anchor-page-number="31" svg:x="2.9382in" svg:y="3.5in" svg:width="2.6252in" svg:height="1in" draw:z-index="460">
        <draw:text-box>
          <text:p text:style-name="Standard">Tara <text:line-break/>Howell</text:p>
        </draw:text-box>
      </draw:frame>
      <draw:frame draw:style-name="fr1" draw:name="Frame462" text:anchor-type="page" text:anchor-page-number="31" svg:x="5.6882in" svg:y="3.5in" svg:width="2.6252in" svg:height="1in" draw:z-index="461">
        <draw:text-box>
          <text:p text:style-name="Standard">Tara <text:line-break/>Howell</text:p>
        </draw:text-box>
      </draw:frame>
      <draw:frame draw:style-name="fr1" draw:name="Frame463" text:anchor-type="page" text:anchor-page-number="31" svg:x="0.1882in" svg:y="4.5in" svg:width="2.6252in" svg:height="1in" draw:z-index="462">
        <draw:text-box>
          <text:p text:style-name="Standard">Tiarra<text:line-break/>Hufford</text:p>
        </draw:text-box>
      </draw:frame>
      <draw:frame draw:style-name="fr1" draw:name="Frame464" text:anchor-type="page" text:anchor-page-number="31" svg:x="2.9382in" svg:y="4.5in" svg:width="2.6252in" svg:height="1in" draw:z-index="463">
        <draw:text-box>
          <text:p text:style-name="Standard">Tiarra<text:line-break/>Hufford</text:p>
        </draw:text-box>
      </draw:frame>
      <draw:frame draw:style-name="fr1" draw:name="Frame465" text:anchor-type="page" text:anchor-page-number="31" svg:x="5.6882in" svg:y="4.5in" svg:width="2.6252in" svg:height="1in" draw:z-index="464">
        <draw:text-box>
          <text:p text:style-name="Standard">Tiarra<text:line-break/>Hufford</text:p>
        </draw:text-box>
      </draw:frame>
      <draw:frame draw:style-name="fr1" draw:name="Frame466" text:anchor-type="page" text:anchor-page-number="31" svg:x="0.1882in" svg:y="5.5in" svg:width="2.6252in" svg:height="1in" draw:z-index="465">
        <draw:text-box>
          <text:p text:style-name="Standard">Alex<text:line-break/>Hume</text:p>
        </draw:text-box>
      </draw:frame>
      <draw:frame draw:style-name="fr1" draw:name="Frame467" text:anchor-type="page" text:anchor-page-number="31" svg:x="2.9382in" svg:y="5.5in" svg:width="2.6252in" svg:height="1in" draw:z-index="466">
        <draw:text-box>
          <text:p text:style-name="Standard">Alex<text:line-break/>Hume</text:p>
        </draw:text-box>
      </draw:frame>
      <draw:frame draw:style-name="fr1" draw:name="Frame468" text:anchor-type="page" text:anchor-page-number="31" svg:x="5.6882in" svg:y="5.5in" svg:width="2.6252in" svg:height="1in" draw:z-index="467">
        <draw:text-box>
          <text:p text:style-name="Standard">Alex<text:line-break/>Hume</text:p>
        </draw:text-box>
      </draw:frame>
      <draw:frame draw:style-name="fr1" draw:name="Frame469" text:anchor-type="page" text:anchor-page-number="31" svg:x="0.1882in" svg:y="6.5in" svg:width="2.6252in" svg:height="1in" draw:z-index="468">
        <draw:text-box>
          <text:p text:style-name="Standard">Harmony<text:line-break/>Hunt</text:p>
        </draw:text-box>
      </draw:frame>
      <draw:frame draw:style-name="fr1" draw:name="Frame470" text:anchor-type="page" text:anchor-page-number="31" svg:x="2.9382in" svg:y="6.5in" svg:width="2.6252in" svg:height="1in" draw:z-index="469">
        <draw:text-box>
          <text:p text:style-name="Standard">Harmony<text:line-break/>Hunt</text:p>
        </draw:text-box>
      </draw:frame>
      <draw:frame draw:style-name="fr1" draw:name="Frame471" text:anchor-type="page" text:anchor-page-number="31" svg:x="5.6882in" svg:y="6.5in" svg:width="2.6252in" svg:height="1in" draw:z-index="470">
        <draw:text-box>
          <text:p text:style-name="Standard">Harmony<text:line-break/>Hunt</text:p>
        </draw:text-box>
      </draw:frame>
      <draw:frame draw:style-name="fr1" draw:name="Frame472" text:anchor-type="page" text:anchor-page-number="31" svg:x="0.1882in" svg:y="7.5in" svg:width="2.6252in" svg:height="1in" draw:z-index="471">
        <draw:text-box>
          <text:p text:style-name="Standard">Makala <text:line-break/>Hutton </text:p>
        </draw:text-box>
      </draw:frame>
      <draw:frame draw:style-name="fr1" draw:name="Frame473" text:anchor-type="page" text:anchor-page-number="31" svg:x="2.9382in" svg:y="7.5in" svg:width="2.6252in" svg:height="1in" draw:z-index="472">
        <draw:text-box>
          <text:p text:style-name="Standard">Makala <text:line-break/>Hutton </text:p>
        </draw:text-box>
      </draw:frame>
      <draw:frame draw:style-name="fr1" draw:name="Frame474" text:anchor-type="page" text:anchor-page-number="31" svg:x="5.6882in" svg:y="7.5in" svg:width="2.6252in" svg:height="1in" draw:z-index="473">
        <draw:text-box>
          <text:p text:style-name="Standard">Makala <text:line-break/>Hutton </text:p>
        </draw:text-box>
      </draw:frame>
      <draw:frame draw:style-name="fr1" draw:name="Frame475" text:anchor-type="page" text:anchor-page-number="31" svg:x="0.1882in" svg:y="8.5in" svg:width="2.6252in" svg:height="1in" draw:z-index="474">
        <draw:text-box>
          <text:p text:style-name="Standard">Mercedes<text:line-break/>Iles</text:p>
        </draw:text-box>
      </draw:frame>
      <draw:frame draw:style-name="fr1" draw:name="Frame476" text:anchor-type="page" text:anchor-page-number="31" svg:x="2.9382in" svg:y="8.5in" svg:width="2.6252in" svg:height="1in" draw:z-index="475">
        <draw:text-box>
          <text:p text:style-name="Standard">Mercedes<text:line-break/>Iles</text:p>
        </draw:text-box>
      </draw:frame>
      <draw:frame draw:style-name="fr1" draw:name="Frame477" text:anchor-type="page" text:anchor-page-number="31" svg:x="5.6882in" svg:y="8.5in" svg:width="2.6252in" svg:height="1in" draw:z-index="476">
        <draw:text-box>
          <text:p text:style-name="Standard">Mercedes<text:line-break/>Iles</text:p>
        </draw:text-box>
      </draw:frame>
      <draw:frame draw:style-name="fr1" draw:name="Frame478" text:anchor-type="page" text:anchor-page-number="31" svg:x="0.1882in" svg:y="9.5in" svg:width="2.6252in" svg:height="1in" draw:z-index="477">
        <draw:text-box>
          <text:p text:style-name="Standard">Kelsey<text:line-break/>Isaacs</text:p>
        </draw:text-box>
      </draw:frame>
      <draw:frame draw:style-name="fr1" draw:name="Frame479" text:anchor-type="page" text:anchor-page-number="31" svg:x="2.9382in" svg:y="9.5in" svg:width="2.6252in" svg:height="1in" draw:z-index="478">
        <draw:text-box>
          <text:p text:style-name="Standard">Sammy<text:line-break/>Isaacs</text:p>
        </draw:text-box>
      </draw:frame>
      <draw:frame draw:style-name="fr1" draw:name="Frame480" text:anchor-type="page" text:anchor-page-number="31" svg:x="5.6882in" svg:y="9.5in" svg:width="2.6252in" svg:height="1in" draw:z-index="479">
        <draw:text-box>
          <text:p text:style-name="Standard">Kelsey<text:line-break/>Isaacs</text:p>
        </draw:text-box>
      </draw:frame>
      <draw:frame draw:style-name="fr1" draw:name="Frame481" text:anchor-type="page" text:anchor-page-number="33" svg:x="0.1882in" svg:y="0.5in" svg:width="2.6252in" svg:height="1in" draw:z-index="480">
        <draw:text-box>
          <text:p text:style-name="Standard">Sammy<text:line-break/>Isaacs</text:p>
        </draw:text-box>
      </draw:frame>
      <draw:frame draw:style-name="fr1" draw:name="Frame482" text:anchor-type="page" text:anchor-page-number="33" svg:x="2.9382in" svg:y="0.5in" svg:width="2.6252in" svg:height="1in" draw:z-index="481">
        <draw:text-box>
          <text:p text:style-name="Standard">Kelsey<text:line-break/>Isaacs</text:p>
        </draw:text-box>
      </draw:frame>
      <draw:frame draw:style-name="fr1" draw:name="Frame483" text:anchor-type="page" text:anchor-page-number="33" svg:x="5.6882in" svg:y="0.5in" svg:width="2.6252in" svg:height="1in" draw:z-index="482">
        <draw:text-box>
          <text:p text:style-name="Standard">Sammy<text:line-break/>Isaacs</text:p>
        </draw:text-box>
      </draw:frame>
      <draw:frame draw:style-name="fr1" draw:name="Frame484" text:anchor-type="page" text:anchor-page-number="33" svg:x="0.1882in" svg:y="1.5in" svg:width="2.6252in" svg:height="1in" draw:z-index="483">
        <draw:text-box>
          <text:p text:style-name="Standard">Zada<text:line-break/>Jackson</text:p>
        </draw:text-box>
      </draw:frame>
      <draw:frame draw:style-name="fr1" draw:name="Frame485" text:anchor-type="page" text:anchor-page-number="33" svg:x="2.9382in" svg:y="1.5in" svg:width="2.6252in" svg:height="1in" draw:z-index="484">
        <draw:text-box>
          <text:p text:style-name="Standard">Zada<text:line-break/>Jackson</text:p>
        </draw:text-box>
      </draw:frame>
      <draw:frame draw:style-name="fr1" draw:name="Frame486" text:anchor-type="page" text:anchor-page-number="33" svg:x="5.6882in" svg:y="1.5in" svg:width="2.6252in" svg:height="1in" draw:z-index="485">
        <draw:text-box>
          <text:p text:style-name="Standard">Zada<text:line-break/>Jackson</text:p>
        </draw:text-box>
      </draw:frame>
      <draw:frame draw:style-name="fr1" draw:name="Frame487" text:anchor-type="page" text:anchor-page-number="33" svg:x="0.1882in" svg:y="2.5in" svg:width="2.6252in" svg:height="1in" draw:z-index="486">
        <draw:text-box>
          <text:p text:style-name="Standard">Arianna<text:line-break/>James</text:p>
        </draw:text-box>
      </draw:frame>
      <draw:frame draw:style-name="fr1" draw:name="Frame488" text:anchor-type="page" text:anchor-page-number="33" svg:x="2.9382in" svg:y="2.5in" svg:width="2.6252in" svg:height="1in" draw:z-index="487">
        <draw:text-box>
          <text:p text:style-name="Standard">Arianna<text:line-break/>James</text:p>
        </draw:text-box>
      </draw:frame>
      <draw:frame draw:style-name="fr1" draw:name="Frame489" text:anchor-type="page" text:anchor-page-number="33" svg:x="5.6882in" svg:y="2.5in" svg:width="2.6252in" svg:height="1in" draw:z-index="488">
        <draw:text-box>
          <text:p text:style-name="Standard">Arianna<text:line-break/>James</text:p>
        </draw:text-box>
      </draw:frame>
      <draw:frame draw:style-name="fr1" draw:name="Frame490" text:anchor-type="page" text:anchor-page-number="33" svg:x="0.1882in" svg:y="3.5in" svg:width="2.6252in" svg:height="1in" draw:z-index="489">
        <draw:text-box>
          <text:p text:style-name="Standard">courtney<text:line-break/>jenkins</text:p>
        </draw:text-box>
      </draw:frame>
      <draw:frame draw:style-name="fr1" draw:name="Frame491" text:anchor-type="page" text:anchor-page-number="33" svg:x="2.9382in" svg:y="3.5in" svg:width="2.6252in" svg:height="1in" draw:z-index="490">
        <draw:text-box>
          <text:p text:style-name="Standard">courtney<text:line-break/>jenkins</text:p>
        </draw:text-box>
      </draw:frame>
      <draw:frame draw:style-name="fr1" draw:name="Frame492" text:anchor-type="page" text:anchor-page-number="33" svg:x="5.6882in" svg:y="3.5in" svg:width="2.6252in" svg:height="1in" draw:z-index="491">
        <draw:text-box>
          <text:p text:style-name="Standard">courtney<text:line-break/>jenkins</text:p>
        </draw:text-box>
      </draw:frame>
      <draw:frame draw:style-name="fr1" draw:name="Frame493" text:anchor-type="page" text:anchor-page-number="33" svg:x="0.1882in" svg:y="4.5in" svg:width="2.6252in" svg:height="1in" draw:z-index="492">
        <draw:text-box>
          <text:p text:style-name="Standard">Kylie<text:line-break/>Jones</text:p>
        </draw:text-box>
      </draw:frame>
      <draw:frame draw:style-name="fr1" draw:name="Frame494" text:anchor-type="page" text:anchor-page-number="33" svg:x="2.9382in" svg:y="4.5in" svg:width="2.6252in" svg:height="1in" draw:z-index="493">
        <draw:text-box>
          <text:p text:style-name="Standard">Sadie<text:line-break/>Jones</text:p>
        </draw:text-box>
      </draw:frame>
      <draw:frame draw:style-name="fr1" draw:name="Frame495" text:anchor-type="page" text:anchor-page-number="33" svg:x="5.6882in" svg:y="4.5in" svg:width="2.6252in" svg:height="1in" draw:z-index="494">
        <draw:text-box>
          <text:p text:style-name="Standard">Tangie<text:line-break/>Jones</text:p>
        </draw:text-box>
      </draw:frame>
      <draw:frame draw:style-name="fr1" draw:name="Frame496" text:anchor-type="page" text:anchor-page-number="33" svg:x="0.1882in" svg:y="5.5in" svg:width="2.6252in" svg:height="1in" draw:z-index="495">
        <draw:text-box>
          <text:p text:style-name="Standard">Kylie<text:line-break/>Jones</text:p>
        </draw:text-box>
      </draw:frame>
      <draw:frame draw:style-name="fr1" draw:name="Frame497" text:anchor-type="page" text:anchor-page-number="33" svg:x="2.9382in" svg:y="5.5in" svg:width="2.6252in" svg:height="1in" draw:z-index="496">
        <draw:text-box>
          <text:p text:style-name="Standard">Sadie<text:line-break/>Jones</text:p>
        </draw:text-box>
      </draw:frame>
      <draw:frame draw:style-name="fr1" draw:name="Frame498" text:anchor-type="page" text:anchor-page-number="33" svg:x="5.6882in" svg:y="5.5in" svg:width="2.6252in" svg:height="1in" draw:z-index="497">
        <draw:text-box>
          <text:p text:style-name="Standard">Tangie<text:line-break/>Jones</text:p>
        </draw:text-box>
      </draw:frame>
      <draw:frame draw:style-name="fr1" draw:name="Frame499" text:anchor-type="page" text:anchor-page-number="33" svg:x="0.1882in" svg:y="6.5in" svg:width="2.6252in" svg:height="1in" draw:z-index="498">
        <draw:text-box>
          <text:p text:style-name="Standard">Kylie<text:line-break/>Jones</text:p>
        </draw:text-box>
      </draw:frame>
      <draw:frame draw:style-name="fr1" draw:name="Frame500" text:anchor-type="page" text:anchor-page-number="33" svg:x="2.9382in" svg:y="6.5in" svg:width="2.6252in" svg:height="1in" draw:z-index="499">
        <draw:text-box>
          <text:p text:style-name="Standard">Sadie<text:line-break/>Jones</text:p>
        </draw:text-box>
      </draw:frame>
      <draw:frame draw:style-name="fr1" draw:name="Frame501" text:anchor-type="page" text:anchor-page-number="33" svg:x="5.6882in" svg:y="6.5in" svg:width="2.6252in" svg:height="1in" draw:z-index="500">
        <draw:text-box>
          <text:p text:style-name="Standard">Tangie<text:line-break/>Jones</text:p>
        </draw:text-box>
      </draw:frame>
      <draw:frame draw:style-name="fr1" draw:name="Frame502" text:anchor-type="page" text:anchor-page-number="33" svg:x="0.1882in" svg:y="7.5in" svg:width="2.6252in" svg:height="1in" draw:z-index="501">
        <draw:text-box>
          <text:p text:style-name="Standard">Lillian<text:line-break/>Jude</text:p>
        </draw:text-box>
      </draw:frame>
      <draw:frame draw:style-name="fr1" draw:name="Frame503" text:anchor-type="page" text:anchor-page-number="33" svg:x="2.9382in" svg:y="7.5in" svg:width="2.6252in" svg:height="1in" draw:z-index="502">
        <draw:text-box>
          <text:p text:style-name="Standard">Lillian<text:line-break/>Jude</text:p>
        </draw:text-box>
      </draw:frame>
      <draw:frame draw:style-name="fr1" draw:name="Frame504" text:anchor-type="page" text:anchor-page-number="33" svg:x="5.6882in" svg:y="7.5in" svg:width="2.6252in" svg:height="1in" draw:z-index="503">
        <draw:text-box>
          <text:p text:style-name="Standard">Lillian<text:line-break/>Jude</text:p>
        </draw:text-box>
      </draw:frame>
      <draw:frame draw:style-name="fr1" draw:name="Frame505" text:anchor-type="page" text:anchor-page-number="33" svg:x="0.1882in" svg:y="8.5in" svg:width="2.6252in" svg:height="1in" draw:z-index="504">
        <draw:text-box>
          <text:p text:style-name="Standard">Brianne<text:line-break/>Jump</text:p>
        </draw:text-box>
      </draw:frame>
      <draw:frame draw:style-name="fr1" draw:name="Frame506" text:anchor-type="page" text:anchor-page-number="33" svg:x="2.9382in" svg:y="8.5in" svg:width="2.6252in" svg:height="1in" draw:z-index="505">
        <draw:text-box>
          <text:p text:style-name="Standard">Brianne<text:line-break/>Jump</text:p>
        </draw:text-box>
      </draw:frame>
      <draw:frame draw:style-name="fr1" draw:name="Frame507" text:anchor-type="page" text:anchor-page-number="33" svg:x="5.6882in" svg:y="8.5in" svg:width="2.6252in" svg:height="1in" draw:z-index="506">
        <draw:text-box>
          <text:p text:style-name="Standard">Brianne<text:line-break/>Jump</text:p>
        </draw:text-box>
      </draw:frame>
      <draw:frame draw:style-name="fr1" draw:name="Frame508" text:anchor-type="page" text:anchor-page-number="33" svg:x="0.1882in" svg:y="9.5in" svg:width="2.6252in" svg:height="1in" draw:z-index="507">
        <draw:text-box>
          <text:p text:style-name="Standard">Tori<text:line-break/>Jupin</text:p>
        </draw:text-box>
      </draw:frame>
      <draw:frame draw:style-name="fr1" draw:name="Frame509" text:anchor-type="page" text:anchor-page-number="33" svg:x="2.9382in" svg:y="9.5in" svg:width="2.6252in" svg:height="1in" draw:z-index="508">
        <draw:text-box>
          <text:p text:style-name="Standard">Tori<text:line-break/>Jupin</text:p>
        </draw:text-box>
      </draw:frame>
      <draw:frame draw:style-name="fr1" draw:name="Frame510" text:anchor-type="page" text:anchor-page-number="33" svg:x="5.6882in" svg:y="9.5in" svg:width="2.6252in" svg:height="1in" draw:z-index="509">
        <draw:text-box>
          <text:p text:style-name="Standard">Tori<text:line-break/>Jupin</text:p>
        </draw:text-box>
      </draw:frame>
      <draw:frame draw:style-name="fr1" draw:name="Frame511" text:anchor-type="page" text:anchor-page-number="35" svg:x="0.1882in" svg:y="0.5in" svg:width="2.6252in" svg:height="1in" draw:z-index="510">
        <draw:text-box>
          <text:p text:style-name="Standard">Kaitlin<text:line-break/>Justice</text:p>
        </draw:text-box>
      </draw:frame>
      <draw:frame draw:style-name="fr1" draw:name="Frame512" text:anchor-type="page" text:anchor-page-number="35" svg:x="2.9382in" svg:y="0.5in" svg:width="2.6252in" svg:height="1in" draw:z-index="511">
        <draw:text-box>
          <text:p text:style-name="Standard">Kaitlin<text:line-break/>Justice</text:p>
        </draw:text-box>
      </draw:frame>
      <draw:frame draw:style-name="fr1" draw:name="Frame513" text:anchor-type="page" text:anchor-page-number="35" svg:x="5.6882in" svg:y="0.5in" svg:width="2.6252in" svg:height="1in" draw:z-index="512">
        <draw:text-box>
          <text:p text:style-name="Standard">Kaitlin<text:line-break/>Justice</text:p>
        </draw:text-box>
      </draw:frame>
      <draw:frame draw:style-name="fr1" draw:name="Frame514" text:anchor-type="page" text:anchor-page-number="35" svg:x="0.1882in" svg:y="1.5in" svg:width="2.6252in" svg:height="1in" draw:z-index="513">
        <draw:text-box>
          <text:p text:style-name="Standard">Kayla<text:line-break/>Kaeff</text:p>
        </draw:text-box>
      </draw:frame>
      <draw:frame draw:style-name="fr1" draw:name="Frame515" text:anchor-type="page" text:anchor-page-number="35" svg:x="2.9382in" svg:y="1.5in" svg:width="2.6252in" svg:height="1in" draw:z-index="514">
        <draw:text-box>
          <text:p text:style-name="Standard">Kayla<text:line-break/>Kaeff</text:p>
        </draw:text-box>
      </draw:frame>
      <draw:frame draw:style-name="fr1" draw:name="Frame516" text:anchor-type="page" text:anchor-page-number="35" svg:x="5.6882in" svg:y="1.5in" svg:width="2.6252in" svg:height="1in" draw:z-index="515">
        <draw:text-box>
          <text:p text:style-name="Standard">Kayla<text:line-break/>Kaeff</text:p>
        </draw:text-box>
      </draw:frame>
      <draw:frame draw:style-name="fr1" draw:name="Frame517" text:anchor-type="page" text:anchor-page-number="35" svg:x="0.1882in" svg:y="2.5in" svg:width="2.6252in" svg:height="1in" draw:z-index="516">
        <draw:text-box>
          <text:p text:style-name="Standard">Elizabeth<text:line-break/>Keitz</text:p>
        </draw:text-box>
      </draw:frame>
      <draw:frame draw:style-name="fr1" draw:name="Frame518" text:anchor-type="page" text:anchor-page-number="35" svg:x="2.9382in" svg:y="2.5in" svg:width="2.6252in" svg:height="1in" draw:z-index="517">
        <draw:text-box>
          <text:p text:style-name="Standard">Elizabeth<text:line-break/>Keitz</text:p>
        </draw:text-box>
      </draw:frame>
      <draw:frame draw:style-name="fr1" draw:name="Frame519" text:anchor-type="page" text:anchor-page-number="35" svg:x="5.6882in" svg:y="2.5in" svg:width="2.6252in" svg:height="1in" draw:z-index="518">
        <draw:text-box>
          <text:p text:style-name="Standard">Elizabeth<text:line-break/>Keitz</text:p>
        </draw:text-box>
      </draw:frame>
      <draw:frame draw:style-name="fr1" draw:name="Frame520" text:anchor-type="page" text:anchor-page-number="35" svg:x="0.1882in" svg:y="3.5in" svg:width="2.6252in" svg:height="1in" draw:z-index="519">
        <draw:text-box>
          <text:p text:style-name="Standard">Hayleigh<text:line-break/>Kesterman</text:p>
        </draw:text-box>
      </draw:frame>
      <draw:frame draw:style-name="fr1" draw:name="Frame521" text:anchor-type="page" text:anchor-page-number="35" svg:x="2.9382in" svg:y="3.5in" svg:width="2.6252in" svg:height="1in" draw:z-index="520">
        <draw:text-box>
          <text:p text:style-name="Standard">Hayleigh<text:line-break/>Kesterman</text:p>
        </draw:text-box>
      </draw:frame>
      <draw:frame draw:style-name="fr1" draw:name="Frame522" text:anchor-type="page" text:anchor-page-number="35" svg:x="5.6882in" svg:y="3.5in" svg:width="2.6252in" svg:height="1in" draw:z-index="521">
        <draw:text-box>
          <text:p text:style-name="Standard">Hayleigh<text:line-break/>Kesterman</text:p>
        </draw:text-box>
      </draw:frame>
      <draw:frame draw:style-name="fr1" draw:name="Frame523" text:anchor-type="page" text:anchor-page-number="35" svg:x="0.1882in" svg:y="4.5in" svg:width="2.6252in" svg:height="1in" draw:z-index="522">
        <draw:text-box>
          <text:p text:style-name="Standard">Allsun<text:line-break/>Kettles</text:p>
        </draw:text-box>
      </draw:frame>
      <draw:frame draw:style-name="fr1" draw:name="Frame524" text:anchor-type="page" text:anchor-page-number="35" svg:x="2.9382in" svg:y="4.5in" svg:width="2.6252in" svg:height="1in" draw:z-index="523">
        <draw:text-box>
          <text:p text:style-name="Standard">Allsun<text:line-break/>Kettles</text:p>
        </draw:text-box>
      </draw:frame>
      <draw:frame draw:style-name="fr1" draw:name="Frame525" text:anchor-type="page" text:anchor-page-number="35" svg:x="5.6882in" svg:y="4.5in" svg:width="2.6252in" svg:height="1in" draw:z-index="524">
        <draw:text-box>
          <text:p text:style-name="Standard">Allsun<text:line-break/>Kettles</text:p>
        </draw:text-box>
      </draw:frame>
      <draw:frame draw:style-name="fr1" draw:name="Frame526" text:anchor-type="page" text:anchor-page-number="35" svg:x="0.1882in" svg:y="5.5in" svg:width="2.6252in" svg:height="1in" draw:z-index="525">
        <draw:text-box>
          <text:p text:style-name="Standard">Jazmin<text:line-break/>Kilgore</text:p>
        </draw:text-box>
      </draw:frame>
      <draw:frame draw:style-name="fr1" draw:name="Frame527" text:anchor-type="page" text:anchor-page-number="35" svg:x="2.9382in" svg:y="5.5in" svg:width="2.6252in" svg:height="1in" draw:z-index="526">
        <draw:text-box>
          <text:p text:style-name="Standard">Jazmin<text:line-break/>Kilgore</text:p>
        </draw:text-box>
      </draw:frame>
      <draw:frame draw:style-name="fr1" draw:name="Frame528" text:anchor-type="page" text:anchor-page-number="35" svg:x="5.6882in" svg:y="5.5in" svg:width="2.6252in" svg:height="1in" draw:z-index="527">
        <draw:text-box>
          <text:p text:style-name="Standard">Jazmin<text:line-break/>Kilgore</text:p>
        </draw:text-box>
      </draw:frame>
      <draw:frame draw:style-name="fr1" draw:name="Frame529" text:anchor-type="page" text:anchor-page-number="35" svg:x="0.1882in" svg:y="6.5in" svg:width="2.6252in" svg:height="1in" draw:z-index="528">
        <draw:text-box>
          <text:p text:style-name="Standard">Raina <text:line-break/>Killion</text:p>
        </draw:text-box>
      </draw:frame>
      <draw:frame draw:style-name="fr1" draw:name="Frame530" text:anchor-type="page" text:anchor-page-number="35" svg:x="2.9382in" svg:y="6.5in" svg:width="2.6252in" svg:height="1in" draw:z-index="529">
        <draw:text-box>
          <text:p text:style-name="Standard">Raina <text:line-break/>Killion</text:p>
        </draw:text-box>
      </draw:frame>
      <draw:frame draw:style-name="fr1" draw:name="Frame531" text:anchor-type="page" text:anchor-page-number="35" svg:x="5.6882in" svg:y="6.5in" svg:width="2.6252in" svg:height="1in" draw:z-index="530">
        <draw:text-box>
          <text:p text:style-name="Standard">Raina <text:line-break/>Killion</text:p>
        </draw:text-box>
      </draw:frame>
      <draw:frame draw:style-name="fr1" draw:name="Frame532" text:anchor-type="page" text:anchor-page-number="35" svg:x="0.1882in" svg:y="7.5in" svg:width="2.6252in" svg:height="1in" draw:z-index="531">
        <draw:text-box>
          <text:p text:style-name="Standard">Sarissa <text:line-break/>Kincaid</text:p>
        </draw:text-box>
      </draw:frame>
      <draw:frame draw:style-name="fr1" draw:name="Frame533" text:anchor-type="page" text:anchor-page-number="35" svg:x="2.9382in" svg:y="7.5in" svg:width="2.6252in" svg:height="1in" draw:z-index="532">
        <draw:text-box>
          <text:p text:style-name="Standard">Sarissa <text:line-break/>Kincaid</text:p>
        </draw:text-box>
      </draw:frame>
      <draw:frame draw:style-name="fr1" draw:name="Frame534" text:anchor-type="page" text:anchor-page-number="35" svg:x="5.6882in" svg:y="7.5in" svg:width="2.6252in" svg:height="1in" draw:z-index="533">
        <draw:text-box>
          <text:p text:style-name="Standard">Sarissa <text:line-break/>Kincaid</text:p>
        </draw:text-box>
      </draw:frame>
      <draw:frame draw:style-name="fr1" draw:name="Frame535" text:anchor-type="page" text:anchor-page-number="35" svg:x="0.1882in" svg:y="8.5in" svg:width="2.6252in" svg:height="1in" draw:z-index="534">
        <draw:text-box>
          <text:p text:style-name="Standard">Kayla<text:line-break/>King</text:p>
        </draw:text-box>
      </draw:frame>
      <draw:frame draw:style-name="fr1" draw:name="Frame536" text:anchor-type="page" text:anchor-page-number="35" svg:x="2.9382in" svg:y="8.5in" svg:width="2.6252in" svg:height="1in" draw:z-index="535">
        <draw:text-box>
          <text:p text:style-name="Standard">Samantha<text:line-break/>King</text:p>
        </draw:text-box>
      </draw:frame>
      <draw:frame draw:style-name="fr1" draw:name="Frame537" text:anchor-type="page" text:anchor-page-number="35" svg:x="5.6882in" svg:y="8.5in" svg:width="2.6252in" svg:height="1in" draw:z-index="536">
        <draw:text-box>
          <text:p text:style-name="Standard">Kayla<text:line-break/>King</text:p>
        </draw:text-box>
      </draw:frame>
      <draw:frame draw:style-name="fr1" draw:name="Frame538" text:anchor-type="page" text:anchor-page-number="35" svg:x="0.1882in" svg:y="9.5in" svg:width="2.6252in" svg:height="1in" draw:z-index="537">
        <draw:text-box>
          <text:p text:style-name="Standard">Samantha<text:line-break/>King</text:p>
        </draw:text-box>
      </draw:frame>
      <draw:frame draw:style-name="fr1" draw:name="Frame539" text:anchor-type="page" text:anchor-page-number="35" svg:x="2.9382in" svg:y="9.5in" svg:width="2.6252in" svg:height="1in" draw:z-index="538">
        <draw:text-box>
          <text:p text:style-name="Standard">Kayla<text:line-break/>King</text:p>
        </draw:text-box>
      </draw:frame>
      <draw:frame draw:style-name="fr1" draw:name="Frame540" text:anchor-type="page" text:anchor-page-number="35" svg:x="5.6882in" svg:y="9.5in" svg:width="2.6252in" svg:height="1in" draw:z-index="539">
        <draw:text-box>
          <text:p text:style-name="Standard">Samantha<text:line-break/>King</text:p>
        </draw:text-box>
      </draw:frame>
      <draw:frame draw:style-name="fr1" draw:name="Frame541" text:anchor-type="page" text:anchor-page-number="37" svg:x="0.1882in" svg:y="0.5in" svg:width="2.6252in" svg:height="1in" draw:z-index="540">
        <draw:text-box>
          <text:p text:style-name="Standard">Tabetha<text:line-break/>Kitchens</text:p>
        </draw:text-box>
      </draw:frame>
      <draw:frame draw:style-name="fr1" draw:name="Frame542" text:anchor-type="page" text:anchor-page-number="37" svg:x="2.9382in" svg:y="0.5in" svg:width="2.6252in" svg:height="1in" draw:z-index="541">
        <draw:text-box>
          <text:p text:style-name="Standard">Tabetha<text:line-break/>Kitchens</text:p>
        </draw:text-box>
      </draw:frame>
      <draw:frame draw:style-name="fr1" draw:name="Frame543" text:anchor-type="page" text:anchor-page-number="37" svg:x="5.6882in" svg:y="0.5in" svg:width="2.6252in" svg:height="1in" draw:z-index="542">
        <draw:text-box>
          <text:p text:style-name="Standard">Tabetha<text:line-break/>Kitchens</text:p>
        </draw:text-box>
      </draw:frame>
      <draw:frame draw:style-name="fr1" draw:name="Frame544" text:anchor-type="page" text:anchor-page-number="37" svg:x="0.1882in" svg:y="1.5in" svg:width="2.6252in" svg:height="1in" draw:z-index="543">
        <draw:text-box>
          <text:p text:style-name="Standard">Jordan<text:line-break/>Koch</text:p>
        </draw:text-box>
      </draw:frame>
      <draw:frame draw:style-name="fr1" draw:name="Frame545" text:anchor-type="page" text:anchor-page-number="37" svg:x="2.9382in" svg:y="1.5in" svg:width="2.6252in" svg:height="1in" draw:z-index="544">
        <draw:text-box>
          <text:p text:style-name="Standard">Jordan<text:line-break/>Koch</text:p>
        </draw:text-box>
      </draw:frame>
      <draw:frame draw:style-name="fr1" draw:name="Frame546" text:anchor-type="page" text:anchor-page-number="37" svg:x="5.6882in" svg:y="1.5in" svg:width="2.6252in" svg:height="1in" draw:z-index="545">
        <draw:text-box>
          <text:p text:style-name="Standard">Jordan<text:line-break/>Koch</text:p>
        </draw:text-box>
      </draw:frame>
      <draw:frame draw:style-name="fr1" draw:name="Frame547" text:anchor-type="page" text:anchor-page-number="37" svg:x="0.1882in" svg:y="2.5in" svg:width="2.6252in" svg:height="1in" draw:z-index="546">
        <draw:text-box>
          <text:p text:style-name="Standard">Monica<text:line-break/>Kuchle</text:p>
        </draw:text-box>
      </draw:frame>
      <draw:frame draw:style-name="fr1" draw:name="Frame548" text:anchor-type="page" text:anchor-page-number="37" svg:x="2.9382in" svg:y="2.5in" svg:width="2.6252in" svg:height="1in" draw:z-index="547">
        <draw:text-box>
          <text:p text:style-name="Standard">Monica<text:line-break/>Kuchle</text:p>
        </draw:text-box>
      </draw:frame>
      <draw:frame draw:style-name="fr1" draw:name="Frame549" text:anchor-type="page" text:anchor-page-number="37" svg:x="5.6882in" svg:y="2.5in" svg:width="2.6252in" svg:height="1in" draw:z-index="548">
        <draw:text-box>
          <text:p text:style-name="Standard">Monica<text:line-break/>Kuchle</text:p>
        </draw:text-box>
      </draw:frame>
      <draw:frame draw:style-name="fr1" draw:name="Frame550" text:anchor-type="page" text:anchor-page-number="37" svg:x="0.1882in" svg:y="3.5in" svg:width="2.6252in" svg:height="1in" draw:z-index="549">
        <draw:text-box>
          <text:p text:style-name="Standard">Kelsey<text:line-break/>Kuntz</text:p>
        </draw:text-box>
      </draw:frame>
      <draw:frame draw:style-name="fr1" draw:name="Frame551" text:anchor-type="page" text:anchor-page-number="37" svg:x="2.9382in" svg:y="3.5in" svg:width="2.6252in" svg:height="1in" draw:z-index="550">
        <draw:text-box>
          <text:p text:style-name="Standard">Kelsey<text:line-break/>Kuntz</text:p>
        </draw:text-box>
      </draw:frame>
      <draw:frame draw:style-name="fr1" draw:name="Frame552" text:anchor-type="page" text:anchor-page-number="37" svg:x="5.6882in" svg:y="3.5in" svg:width="2.6252in" svg:height="1in" draw:z-index="551">
        <draw:text-box>
          <text:p text:style-name="Standard">Kelsey<text:line-break/>Kuntz</text:p>
        </draw:text-box>
      </draw:frame>
      <draw:frame draw:style-name="fr1" draw:name="Frame553" text:anchor-type="page" text:anchor-page-number="37" svg:x="0.1882in" svg:y="4.5in" svg:width="2.6252in" svg:height="1in" draw:z-index="552">
        <draw:text-box>
          <text:p text:style-name="Standard">Alexandra<text:line-break/>LaMar</text:p>
        </draw:text-box>
      </draw:frame>
      <draw:frame draw:style-name="fr1" draw:name="Frame554" text:anchor-type="page" text:anchor-page-number="37" svg:x="2.9382in" svg:y="4.5in" svg:width="2.6252in" svg:height="1in" draw:z-index="553">
        <draw:text-box>
          <text:p text:style-name="Standard">Alexandra<text:line-break/>LaMar</text:p>
        </draw:text-box>
      </draw:frame>
      <draw:frame draw:style-name="fr1" draw:name="Frame555" text:anchor-type="page" text:anchor-page-number="37" svg:x="5.6882in" svg:y="4.5in" svg:width="2.6252in" svg:height="1in" draw:z-index="554">
        <draw:text-box>
          <text:p text:style-name="Standard">Alexandra<text:line-break/>LaMar</text:p>
        </draw:text-box>
      </draw:frame>
      <draw:frame draw:style-name="fr1" draw:name="Frame556" text:anchor-type="page" text:anchor-page-number="37" svg:x="0.1882in" svg:y="5.5in" svg:width="2.6252in" svg:height="1in" draw:z-index="555">
        <draw:text-box>
          <text:p text:style-name="Standard">Darlena<text:line-break/>Landes</text:p>
        </draw:text-box>
      </draw:frame>
      <draw:frame draw:style-name="fr1" draw:name="Frame557" text:anchor-type="page" text:anchor-page-number="37" svg:x="2.9382in" svg:y="5.5in" svg:width="2.6252in" svg:height="1in" draw:z-index="556">
        <draw:text-box>
          <text:p text:style-name="Standard">Darlena<text:line-break/>Landes</text:p>
        </draw:text-box>
      </draw:frame>
      <draw:frame draw:style-name="fr1" draw:name="Frame558" text:anchor-type="page" text:anchor-page-number="37" svg:x="5.6882in" svg:y="5.5in" svg:width="2.6252in" svg:height="1in" draw:z-index="557">
        <draw:text-box>
          <text:p text:style-name="Standard">Darlena<text:line-break/>Landes</text:p>
        </draw:text-box>
      </draw:frame>
      <draw:frame draw:style-name="fr1" draw:name="Frame559" text:anchor-type="page" text:anchor-page-number="37" svg:x="0.1882in" svg:y="6.5in" svg:width="2.6252in" svg:height="1in" draw:z-index="558">
        <draw:text-box>
          <text:p text:style-name="Standard">ashley<text:line-break/>larkin</text:p>
        </draw:text-box>
      </draw:frame>
      <draw:frame draw:style-name="fr1" draw:name="Frame560" text:anchor-type="page" text:anchor-page-number="37" svg:x="2.9382in" svg:y="6.5in" svg:width="2.6252in" svg:height="1in" draw:z-index="559">
        <draw:text-box>
          <text:p text:style-name="Standard">ashley<text:line-break/>larkin</text:p>
        </draw:text-box>
      </draw:frame>
      <draw:frame draw:style-name="fr1" draw:name="Frame561" text:anchor-type="page" text:anchor-page-number="37" svg:x="5.6882in" svg:y="6.5in" svg:width="2.6252in" svg:height="1in" draw:z-index="560">
        <draw:text-box>
          <text:p text:style-name="Standard">ashley<text:line-break/>larkin</text:p>
        </draw:text-box>
      </draw:frame>
      <draw:frame draw:style-name="fr1" draw:name="Frame562" text:anchor-type="page" text:anchor-page-number="37" svg:x="0.1882in" svg:y="7.5in" svg:width="2.6252in" svg:height="1in" draw:z-index="561">
        <draw:text-box>
          <text:p text:style-name="Standard">Sara<text:line-break/>Lauderman</text:p>
        </draw:text-box>
      </draw:frame>
      <draw:frame draw:style-name="fr1" draw:name="Frame563" text:anchor-type="page" text:anchor-page-number="37" svg:x="2.9382in" svg:y="7.5in" svg:width="2.6252in" svg:height="1in" draw:z-index="562">
        <draw:text-box>
          <text:p text:style-name="Standard">Sara<text:line-break/>Lauderman</text:p>
        </draw:text-box>
      </draw:frame>
      <draw:frame draw:style-name="fr1" draw:name="Frame564" text:anchor-type="page" text:anchor-page-number="37" svg:x="5.6882in" svg:y="7.5in" svg:width="2.6252in" svg:height="1in" draw:z-index="563">
        <draw:text-box>
          <text:p text:style-name="Standard">Sara<text:line-break/>Lauderman</text:p>
        </draw:text-box>
      </draw:frame>
      <draw:frame draw:style-name="fr1" draw:name="Frame565" text:anchor-type="page" text:anchor-page-number="37" svg:x="0.1882in" svg:y="8.5in" svg:width="2.6252in" svg:height="1in" draw:z-index="564">
        <draw:text-box>
          <text:p text:style-name="Standard">Addison<text:line-break/>Lawler</text:p>
        </draw:text-box>
      </draw:frame>
      <draw:frame draw:style-name="fr1" draw:name="Frame566" text:anchor-type="page" text:anchor-page-number="37" svg:x="2.9382in" svg:y="8.5in" svg:width="2.6252in" svg:height="1in" draw:z-index="565">
        <draw:text-box>
          <text:p text:style-name="Standard">Addison<text:line-break/>Lawler</text:p>
        </draw:text-box>
      </draw:frame>
      <draw:frame draw:style-name="fr1" draw:name="Frame567" text:anchor-type="page" text:anchor-page-number="37" svg:x="5.6882in" svg:y="8.5in" svg:width="2.6252in" svg:height="1in" draw:z-index="566">
        <draw:text-box>
          <text:p text:style-name="Standard">Addison<text:line-break/>Lawler</text:p>
        </draw:text-box>
      </draw:frame>
      <draw:frame draw:style-name="fr1" draw:name="Frame568" text:anchor-type="page" text:anchor-page-number="37" svg:x="0.1882in" svg:y="9.5in" svg:width="2.6252in" svg:height="1in" draw:z-index="567">
        <draw:text-box>
          <text:p text:style-name="Standard">Claudia<text:line-break/>Lay</text:p>
        </draw:text-box>
      </draw:frame>
      <draw:frame draw:style-name="fr1" draw:name="Frame569" text:anchor-type="page" text:anchor-page-number="37" svg:x="2.9382in" svg:y="9.5in" svg:width="2.6252in" svg:height="1in" draw:z-index="568">
        <draw:text-box>
          <text:p text:style-name="Standard">Claudia<text:line-break/>Lay</text:p>
        </draw:text-box>
      </draw:frame>
      <draw:frame draw:style-name="fr1" draw:name="Frame570" text:anchor-type="page" text:anchor-page-number="37" svg:x="5.6882in" svg:y="9.5in" svg:width="2.6252in" svg:height="1in" draw:z-index="569">
        <draw:text-box>
          <text:p text:style-name="Standard">Claudia<text:line-break/>Lay</text:p>
        </draw:text-box>
      </draw:frame>
      <draw:frame draw:style-name="fr1" draw:name="Frame571" text:anchor-type="page" text:anchor-page-number="39" svg:x="0.1882in" svg:y="0.5in" svg:width="2.6252in" svg:height="1in" draw:z-index="570">
        <draw:text-box>
          <text:p text:style-name="Standard">Evelin<text:line-break/>Lechuga</text:p>
        </draw:text-box>
      </draw:frame>
      <draw:frame draw:style-name="fr1" draw:name="Frame572" text:anchor-type="page" text:anchor-page-number="39" svg:x="2.9382in" svg:y="0.5in" svg:width="2.6252in" svg:height="1in" draw:z-index="571">
        <draw:text-box>
          <text:p text:style-name="Standard">Evelin<text:line-break/>Lechuga</text:p>
        </draw:text-box>
      </draw:frame>
      <draw:frame draw:style-name="fr1" draw:name="Frame573" text:anchor-type="page" text:anchor-page-number="39" svg:x="5.6882in" svg:y="0.5in" svg:width="2.6252in" svg:height="1in" draw:z-index="572">
        <draw:text-box>
          <text:p text:style-name="Standard">Evelin<text:line-break/>Lechuga</text:p>
        </draw:text-box>
      </draw:frame>
      <draw:frame draw:style-name="fr1" draw:name="Frame574" text:anchor-type="page" text:anchor-page-number="39" svg:x="0.1882in" svg:y="1.5in" svg:width="2.6252in" svg:height="1in" draw:z-index="573">
        <draw:text-box>
          <text:p text:style-name="Standard">Geralyn<text:line-break/>Ledet</text:p>
        </draw:text-box>
      </draw:frame>
      <draw:frame draw:style-name="fr1" draw:name="Frame575" text:anchor-type="page" text:anchor-page-number="39" svg:x="2.9382in" svg:y="1.5in" svg:width="2.6252in" svg:height="1in" draw:z-index="574">
        <draw:text-box>
          <text:p text:style-name="Standard">Geralyn<text:line-break/>Ledet</text:p>
        </draw:text-box>
      </draw:frame>
      <draw:frame draw:style-name="fr1" draw:name="Frame576" text:anchor-type="page" text:anchor-page-number="39" svg:x="5.6882in" svg:y="1.5in" svg:width="2.6252in" svg:height="1in" draw:z-index="575">
        <draw:text-box>
          <text:p text:style-name="Standard">Geralyn<text:line-break/>Ledet</text:p>
        </draw:text-box>
      </draw:frame>
      <draw:frame draw:style-name="fr1" draw:name="Frame577" text:anchor-type="page" text:anchor-page-number="39" svg:x="0.1882in" svg:y="2.5in" svg:width="2.6252in" svg:height="1in" draw:z-index="576">
        <draw:text-box>
          <text:p text:style-name="Standard">Tiana<text:line-break/>Lee</text:p>
        </draw:text-box>
      </draw:frame>
      <draw:frame draw:style-name="fr1" draw:name="Frame578" text:anchor-type="page" text:anchor-page-number="39" svg:x="2.9382in" svg:y="2.5in" svg:width="2.6252in" svg:height="1in" draw:z-index="577">
        <draw:text-box>
          <text:p text:style-name="Standard">Tiana<text:line-break/>Lee</text:p>
        </draw:text-box>
      </draw:frame>
      <draw:frame draw:style-name="fr1" draw:name="Frame579" text:anchor-type="page" text:anchor-page-number="39" svg:x="5.6882in" svg:y="2.5in" svg:width="2.6252in" svg:height="1in" draw:z-index="578">
        <draw:text-box>
          <text:p text:style-name="Standard">Tiana<text:line-break/>Lee</text:p>
        </draw:text-box>
      </draw:frame>
      <draw:frame draw:style-name="fr1" draw:name="Frame580" text:anchor-type="page" text:anchor-page-number="39" svg:x="0.1882in" svg:y="3.5in" svg:width="2.6252in" svg:height="1in" draw:z-index="579">
        <draw:text-box>
          <text:p text:style-name="Standard">Taylor<text:line-break/>Leistner</text:p>
        </draw:text-box>
      </draw:frame>
      <draw:frame draw:style-name="fr1" draw:name="Frame581" text:anchor-type="page" text:anchor-page-number="39" svg:x="2.9382in" svg:y="3.5in" svg:width="2.6252in" svg:height="1in" draw:z-index="580">
        <draw:text-box>
          <text:p text:style-name="Standard">Taylor<text:line-break/>Leistner</text:p>
        </draw:text-box>
      </draw:frame>
      <draw:frame draw:style-name="fr1" draw:name="Frame582" text:anchor-type="page" text:anchor-page-number="39" svg:x="5.6882in" svg:y="3.5in" svg:width="2.6252in" svg:height="1in" draw:z-index="581">
        <draw:text-box>
          <text:p text:style-name="Standard">Taylor<text:line-break/>Leistner</text:p>
        </draw:text-box>
      </draw:frame>
      <draw:frame draw:style-name="fr1" draw:name="Frame583" text:anchor-type="page" text:anchor-page-number="39" svg:x="0.1882in" svg:y="4.5in" svg:width="2.6252in" svg:height="1in" draw:z-index="582">
        <draw:text-box>
          <text:p text:style-name="Standard">Maraya<text:line-break/>Letner</text:p>
        </draw:text-box>
      </draw:frame>
      <draw:frame draw:style-name="fr1" draw:name="Frame584" text:anchor-type="page" text:anchor-page-number="39" svg:x="2.9382in" svg:y="4.5in" svg:width="2.6252in" svg:height="1in" draw:z-index="583">
        <draw:text-box>
          <text:p text:style-name="Standard">Maraya<text:line-break/>Letner</text:p>
        </draw:text-box>
      </draw:frame>
      <draw:frame draw:style-name="fr1" draw:name="Frame585" text:anchor-type="page" text:anchor-page-number="39" svg:x="5.6882in" svg:y="4.5in" svg:width="2.6252in" svg:height="1in" draw:z-index="584">
        <draw:text-box>
          <text:p text:style-name="Standard">Maraya<text:line-break/>Letner</text:p>
        </draw:text-box>
      </draw:frame>
      <draw:frame draw:style-name="fr1" draw:name="Frame586" text:anchor-type="page" text:anchor-page-number="39" svg:x="0.1882in" svg:y="5.5in" svg:width="2.6252in" svg:height="1in" draw:z-index="585">
        <draw:text-box>
          <text:p text:style-name="Standard">Haily<text:line-break/>LIttle</text:p>
        </draw:text-box>
      </draw:frame>
      <draw:frame draw:style-name="fr1" draw:name="Frame587" text:anchor-type="page" text:anchor-page-number="39" svg:x="2.9382in" svg:y="5.5in" svg:width="2.6252in" svg:height="1in" draw:z-index="586">
        <draw:text-box>
          <text:p text:style-name="Standard">Haily<text:line-break/>LIttle</text:p>
        </draw:text-box>
      </draw:frame>
      <draw:frame draw:style-name="fr1" draw:name="Frame588" text:anchor-type="page" text:anchor-page-number="39" svg:x="5.6882in" svg:y="5.5in" svg:width="2.6252in" svg:height="1in" draw:z-index="587">
        <draw:text-box>
          <text:p text:style-name="Standard">Haily<text:line-break/>LIttle</text:p>
        </draw:text-box>
      </draw:frame>
      <draw:frame draw:style-name="fr1" draw:name="Frame589" text:anchor-type="page" text:anchor-page-number="39" svg:x="0.1882in" svg:y="6.5in" svg:width="2.6252in" svg:height="1in" draw:z-index="588">
        <draw:text-box>
          <text:p text:style-name="Standard">holly <text:line-break/>littley</text:p>
        </draw:text-box>
      </draw:frame>
      <draw:frame draw:style-name="fr1" draw:name="Frame590" text:anchor-type="page" text:anchor-page-number="39" svg:x="2.9382in" svg:y="6.5in" svg:width="2.6252in" svg:height="1in" draw:z-index="589">
        <draw:text-box>
          <text:p text:style-name="Standard">holly <text:line-break/>littley</text:p>
        </draw:text-box>
      </draw:frame>
      <draw:frame draw:style-name="fr1" draw:name="Frame591" text:anchor-type="page" text:anchor-page-number="39" svg:x="5.6882in" svg:y="6.5in" svg:width="2.6252in" svg:height="1in" draw:z-index="590">
        <draw:text-box>
          <text:p text:style-name="Standard">holly <text:line-break/>littley</text:p>
        </draw:text-box>
      </draw:frame>
      <draw:frame draw:style-name="fr1" draw:name="Frame592" text:anchor-type="page" text:anchor-page-number="39" svg:x="0.1882in" svg:y="7.5in" svg:width="2.6252in" svg:height="1in" draw:z-index="591">
        <draw:text-box>
          <text:p text:style-name="Standard">Megan<text:line-break/>Lonaker</text:p>
        </draw:text-box>
      </draw:frame>
      <draw:frame draw:style-name="fr1" draw:name="Frame593" text:anchor-type="page" text:anchor-page-number="39" svg:x="2.9382in" svg:y="7.5in" svg:width="2.6252in" svg:height="1in" draw:z-index="592">
        <draw:text-box>
          <text:p text:style-name="Standard">Megan<text:line-break/>Lonaker</text:p>
        </draw:text-box>
      </draw:frame>
      <draw:frame draw:style-name="fr1" draw:name="Frame594" text:anchor-type="page" text:anchor-page-number="39" svg:x="5.6882in" svg:y="7.5in" svg:width="2.6252in" svg:height="1in" draw:z-index="593">
        <draw:text-box>
          <text:p text:style-name="Standard">Megan<text:line-break/>Lonaker</text:p>
        </draw:text-box>
      </draw:frame>
      <draw:frame draw:style-name="fr1" draw:name="Frame595" text:anchor-type="page" text:anchor-page-number="39" svg:x="0.1882in" svg:y="8.5in" svg:width="2.6252in" svg:height="1in" draw:z-index="594">
        <draw:text-box>
          <text:p text:style-name="Standard">Ciarrah<text:line-break/>Louis</text:p>
        </draw:text-box>
      </draw:frame>
      <draw:frame draw:style-name="fr1" draw:name="Frame596" text:anchor-type="page" text:anchor-page-number="39" svg:x="2.9382in" svg:y="8.5in" svg:width="2.6252in" svg:height="1in" draw:z-index="595">
        <draw:text-box>
          <text:p text:style-name="Standard">Ciarrah<text:line-break/>Louis</text:p>
        </draw:text-box>
      </draw:frame>
      <draw:frame draw:style-name="fr1" draw:name="Frame597" text:anchor-type="page" text:anchor-page-number="39" svg:x="5.6882in" svg:y="8.5in" svg:width="2.6252in" svg:height="1in" draw:z-index="596">
        <draw:text-box>
          <text:p text:style-name="Standard">Ciarrah<text:line-break/>Louis</text:p>
        </draw:text-box>
      </draw:frame>
      <draw:frame draw:style-name="fr1" draw:name="Frame598" text:anchor-type="page" text:anchor-page-number="39" svg:x="0.1882in" svg:y="9.5in" svg:width="2.6252in" svg:height="1in" draw:z-index="597">
        <draw:text-box>
          <text:p text:style-name="Standard">Alexis<text:line-break/>Lovins</text:p>
        </draw:text-box>
      </draw:frame>
      <draw:frame draw:style-name="fr1" draw:name="Frame599" text:anchor-type="page" text:anchor-page-number="39" svg:x="2.9382in" svg:y="9.5in" svg:width="2.6252in" svg:height="1in" draw:z-index="598">
        <draw:text-box>
          <text:p text:style-name="Standard">Alexis<text:line-break/>Lovins</text:p>
        </draw:text-box>
      </draw:frame>
      <draw:frame draw:style-name="fr1" draw:name="Frame600" text:anchor-type="page" text:anchor-page-number="39" svg:x="5.6882in" svg:y="9.5in" svg:width="2.6252in" svg:height="1in" draw:z-index="599">
        <draw:text-box>
          <text:p text:style-name="Standard">Alexis<text:line-break/>Lovins</text:p>
        </draw:text-box>
      </draw:frame>
      <draw:frame draw:style-name="fr1" draw:name="Frame601" text:anchor-type="page" text:anchor-page-number="41" svg:x="0.1882in" svg:y="0.5in" svg:width="2.6252in" svg:height="1in" draw:z-index="600">
        <draw:text-box>
          <text:p text:style-name="Standard">Kaitlyn<text:line-break/>Lowery</text:p>
        </draw:text-box>
      </draw:frame>
      <draw:frame draw:style-name="fr1" draw:name="Frame602" text:anchor-type="page" text:anchor-page-number="41" svg:x="2.9382in" svg:y="0.5in" svg:width="2.6252in" svg:height="1in" draw:z-index="601">
        <draw:text-box>
          <text:p text:style-name="Standard">Kaitlyn<text:line-break/>Lowery</text:p>
        </draw:text-box>
      </draw:frame>
      <draw:frame draw:style-name="fr1" draw:name="Frame603" text:anchor-type="page" text:anchor-page-number="41" svg:x="5.6882in" svg:y="0.5in" svg:width="2.6252in" svg:height="1in" draw:z-index="602">
        <draw:text-box>
          <text:p text:style-name="Standard">Kaitlyn<text:line-break/>Lowery</text:p>
        </draw:text-box>
      </draw:frame>
      <draw:frame draw:style-name="fr1" draw:name="Frame604" text:anchor-type="page" text:anchor-page-number="41" svg:x="0.1882in" svg:y="1.5in" svg:width="2.6252in" svg:height="1in" draw:z-index="603">
        <draw:text-box>
          <text:p text:style-name="Standard">Patricia <text:line-break/>Lucas</text:p>
        </draw:text-box>
      </draw:frame>
      <draw:frame draw:style-name="fr1" draw:name="Frame605" text:anchor-type="page" text:anchor-page-number="41" svg:x="2.9382in" svg:y="1.5in" svg:width="2.6252in" svg:height="1in" draw:z-index="604">
        <draw:text-box>
          <text:p text:style-name="Standard">Patricia <text:line-break/>Lucas</text:p>
        </draw:text-box>
      </draw:frame>
      <draw:frame draw:style-name="fr1" draw:name="Frame606" text:anchor-type="page" text:anchor-page-number="41" svg:x="5.6882in" svg:y="1.5in" svg:width="2.6252in" svg:height="1in" draw:z-index="605">
        <draw:text-box>
          <text:p text:style-name="Standard">Patricia <text:line-break/>Lucas</text:p>
        </draw:text-box>
      </draw:frame>
      <draw:frame draw:style-name="fr1" draw:name="Frame607" text:anchor-type="page" text:anchor-page-number="41" svg:x="0.1882in" svg:y="2.5in" svg:width="2.6252in" svg:height="1in" draw:z-index="606">
        <draw:text-box>
          <text:p text:style-name="Standard">Deja<text:line-break/>Lunsford</text:p>
        </draw:text-box>
      </draw:frame>
      <draw:frame draw:style-name="fr1" draw:name="Frame608" text:anchor-type="page" text:anchor-page-number="41" svg:x="2.9382in" svg:y="2.5in" svg:width="2.6252in" svg:height="1in" draw:z-index="607">
        <draw:text-box>
          <text:p text:style-name="Standard">Savannah<text:line-break/>Lunsford</text:p>
        </draw:text-box>
      </draw:frame>
      <draw:frame draw:style-name="fr1" draw:name="Frame609" text:anchor-type="page" text:anchor-page-number="41" svg:x="5.6882in" svg:y="2.5in" svg:width="2.6252in" svg:height="1in" draw:z-index="608">
        <draw:text-box>
          <text:p text:style-name="Standard">Deja<text:line-break/>Lunsford</text:p>
        </draw:text-box>
      </draw:frame>
      <draw:frame draw:style-name="fr1" draw:name="Frame610" text:anchor-type="page" text:anchor-page-number="41" svg:x="0.1882in" svg:y="3.5in" svg:width="2.6252in" svg:height="1in" draw:z-index="609">
        <draw:text-box>
          <text:p text:style-name="Standard">Savannah<text:line-break/>Lunsford</text:p>
        </draw:text-box>
      </draw:frame>
      <draw:frame draw:style-name="fr1" draw:name="Frame611" text:anchor-type="page" text:anchor-page-number="41" svg:x="2.9382in" svg:y="3.5in" svg:width="2.6252in" svg:height="1in" draw:z-index="610">
        <draw:text-box>
          <text:p text:style-name="Standard">Deja<text:line-break/>Lunsford</text:p>
        </draw:text-box>
      </draw:frame>
      <draw:frame draw:style-name="fr1" draw:name="Frame612" text:anchor-type="page" text:anchor-page-number="41" svg:x="5.6882in" svg:y="3.5in" svg:width="2.6252in" svg:height="1in" draw:z-index="611">
        <draw:text-box>
          <text:p text:style-name="Standard">Savannah<text:line-break/>Lunsford</text:p>
        </draw:text-box>
      </draw:frame>
      <draw:frame draw:style-name="fr1" draw:name="Frame613" text:anchor-type="page" text:anchor-page-number="41" svg:x="0.1882in" svg:y="4.5in" svg:width="2.6252in" svg:height="1in" draw:z-index="612">
        <draw:text-box>
          <text:p text:style-name="Standard">Kaylynn<text:line-break/>Luster</text:p>
        </draw:text-box>
      </draw:frame>
      <draw:frame draw:style-name="fr1" draw:name="Frame614" text:anchor-type="page" text:anchor-page-number="41" svg:x="2.9382in" svg:y="4.5in" svg:width="2.6252in" svg:height="1in" draw:z-index="613">
        <draw:text-box>
          <text:p text:style-name="Standard">Kaylynn<text:line-break/>Luster</text:p>
        </draw:text-box>
      </draw:frame>
      <draw:frame draw:style-name="fr1" draw:name="Frame615" text:anchor-type="page" text:anchor-page-number="41" svg:x="5.6882in" svg:y="4.5in" svg:width="2.6252in" svg:height="1in" draw:z-index="614">
        <draw:text-box>
          <text:p text:style-name="Standard">Kaylynn<text:line-break/>Luster</text:p>
        </draw:text-box>
      </draw:frame>
      <draw:frame draw:style-name="fr1" draw:name="Frame616" text:anchor-type="page" text:anchor-page-number="41" svg:x="0.1882in" svg:y="5.5in" svg:width="2.6252in" svg:height="1in" draw:z-index="615">
        <draw:text-box>
          <text:p text:style-name="Standard">Cymphony<text:line-break/>Macaraniag</text:p>
        </draw:text-box>
      </draw:frame>
      <draw:frame draw:style-name="fr1" draw:name="Frame617" text:anchor-type="page" text:anchor-page-number="41" svg:x="2.9382in" svg:y="5.5in" svg:width="2.6252in" svg:height="1in" draw:z-index="616">
        <draw:text-box>
          <text:p text:style-name="Standard">Cymphony<text:line-break/>Macaraniag</text:p>
        </draw:text-box>
      </draw:frame>
      <draw:frame draw:style-name="fr1" draw:name="Frame618" text:anchor-type="page" text:anchor-page-number="41" svg:x="5.6882in" svg:y="5.5in" svg:width="2.6252in" svg:height="1in" draw:z-index="617">
        <draw:text-box>
          <text:p text:style-name="Standard">Cymphony<text:line-break/>Macaraniag</text:p>
        </draw:text-box>
      </draw:frame>
      <draw:frame draw:style-name="fr1" draw:name="Frame619" text:anchor-type="page" text:anchor-page-number="41" svg:x="0.1882in" svg:y="6.5in" svg:width="2.6252in" svg:height="1in" draw:z-index="618">
        <draw:text-box>
          <text:p text:style-name="Standard">Cheyenne<text:line-break/>Maehren</text:p>
        </draw:text-box>
      </draw:frame>
      <draw:frame draw:style-name="fr1" draw:name="Frame620" text:anchor-type="page" text:anchor-page-number="41" svg:x="2.9382in" svg:y="6.5in" svg:width="2.6252in" svg:height="1in" draw:z-index="619">
        <draw:text-box>
          <text:p text:style-name="Standard">Cheyenne<text:line-break/>Maehren</text:p>
        </draw:text-box>
      </draw:frame>
      <draw:frame draw:style-name="fr1" draw:name="Frame621" text:anchor-type="page" text:anchor-page-number="41" svg:x="5.6882in" svg:y="6.5in" svg:width="2.6252in" svg:height="1in" draw:z-index="620">
        <draw:text-box>
          <text:p text:style-name="Standard">Cheyenne<text:line-break/>Maehren</text:p>
        </draw:text-box>
      </draw:frame>
      <draw:frame draw:style-name="fr1" draw:name="Frame622" text:anchor-type="page" text:anchor-page-number="41" svg:x="0.1882in" svg:y="7.5in" svg:width="2.6252in" svg:height="1in" draw:z-index="621">
        <draw:text-box>
          <text:p text:style-name="Standard">Ciana<text:line-break/>Manning</text:p>
        </draw:text-box>
      </draw:frame>
      <draw:frame draw:style-name="fr1" draw:name="Frame623" text:anchor-type="page" text:anchor-page-number="41" svg:x="2.9382in" svg:y="7.5in" svg:width="2.6252in" svg:height="1in" draw:z-index="622">
        <draw:text-box>
          <text:p text:style-name="Standard">Ciana<text:line-break/>Manning</text:p>
        </draw:text-box>
      </draw:frame>
      <draw:frame draw:style-name="fr1" draw:name="Frame624" text:anchor-type="page" text:anchor-page-number="41" svg:x="5.6882in" svg:y="7.5in" svg:width="2.6252in" svg:height="1in" draw:z-index="623">
        <draw:text-box>
          <text:p text:style-name="Standard">Ciana<text:line-break/>Manning</text:p>
        </draw:text-box>
      </draw:frame>
      <draw:frame draw:style-name="fr1" draw:name="Frame625" text:anchor-type="page" text:anchor-page-number="41" svg:x="0.1882in" svg:y="8.5in" svg:width="2.6252in" svg:height="1in" draw:z-index="624">
        <draw:text-box>
          <text:p text:style-name="Standard">Taylor <text:line-break/>Marksberry</text:p>
        </draw:text-box>
      </draw:frame>
      <draw:frame draw:style-name="fr1" draw:name="Frame626" text:anchor-type="page" text:anchor-page-number="41" svg:x="2.9382in" svg:y="8.5in" svg:width="2.6252in" svg:height="1in" draw:z-index="625">
        <draw:text-box>
          <text:p text:style-name="Standard">Taylor <text:line-break/>Marksberry</text:p>
        </draw:text-box>
      </draw:frame>
      <draw:frame draw:style-name="fr1" draw:name="Frame627" text:anchor-type="page" text:anchor-page-number="41" svg:x="5.6882in" svg:y="8.5in" svg:width="2.6252in" svg:height="1in" draw:z-index="626">
        <draw:text-box>
          <text:p text:style-name="Standard">Taylor <text:line-break/>Marksberry</text:p>
        </draw:text-box>
      </draw:frame>
      <draw:frame draw:style-name="fr1" draw:name="Frame628" text:anchor-type="page" text:anchor-page-number="41" svg:x="0.1882in" svg:y="9.5in" svg:width="2.6252in" svg:height="1in" draw:z-index="627">
        <draw:text-box>
          <text:p text:style-name="Standard">Erin<text:line-break/>Martin</text:p>
        </draw:text-box>
      </draw:frame>
      <draw:frame draw:style-name="fr1" draw:name="Frame629" text:anchor-type="page" text:anchor-page-number="41" svg:x="2.9382in" svg:y="9.5in" svg:width="2.6252in" svg:height="1in" draw:z-index="628">
        <draw:text-box>
          <text:p text:style-name="Standard">Erin<text:line-break/>Martin</text:p>
        </draw:text-box>
      </draw:frame>
      <draw:frame draw:style-name="fr1" draw:name="Frame630" text:anchor-type="page" text:anchor-page-number="41" svg:x="5.6882in" svg:y="9.5in" svg:width="2.6252in" svg:height="1in" draw:z-index="629">
        <draw:text-box>
          <text:p text:style-name="Standard">Erin<text:line-break/>Martin</text:p>
        </draw:text-box>
      </draw:frame>
      <draw:frame draw:style-name="fr1" draw:name="Frame631" text:anchor-type="page" text:anchor-page-number="43" svg:x="0.1882in" svg:y="0.5in" svg:width="2.6252in" svg:height="1in" draw:z-index="630">
        <draw:text-box>
          <text:p text:style-name="Standard">Miranda<text:line-break/>Mason</text:p>
        </draw:text-box>
      </draw:frame>
      <draw:frame draw:style-name="fr1" draw:name="Frame632" text:anchor-type="page" text:anchor-page-number="43" svg:x="2.9382in" svg:y="0.5in" svg:width="2.6252in" svg:height="1in" draw:z-index="631">
        <draw:text-box>
          <text:p text:style-name="Standard">Tiarah<text:line-break/>Mason</text:p>
        </draw:text-box>
      </draw:frame>
      <draw:frame draw:style-name="fr1" draw:name="Frame633" text:anchor-type="page" text:anchor-page-number="43" svg:x="5.6882in" svg:y="0.5in" svg:width="2.6252in" svg:height="1in" draw:z-index="632">
        <draw:text-box>
          <text:p text:style-name="Standard">Miranda<text:line-break/>Mason</text:p>
        </draw:text-box>
      </draw:frame>
      <draw:frame draw:style-name="fr1" draw:name="Frame634" text:anchor-type="page" text:anchor-page-number="43" svg:x="0.1882in" svg:y="1.5in" svg:width="2.6252in" svg:height="1in" draw:z-index="633">
        <draw:text-box>
          <text:p text:style-name="Standard">Tiarah<text:line-break/>Mason</text:p>
        </draw:text-box>
      </draw:frame>
      <draw:frame draw:style-name="fr1" draw:name="Frame635" text:anchor-type="page" text:anchor-page-number="43" svg:x="2.9382in" svg:y="1.5in" svg:width="2.6252in" svg:height="1in" draw:z-index="634">
        <draw:text-box>
          <text:p text:style-name="Standard">Miranda<text:line-break/>Mason</text:p>
        </draw:text-box>
      </draw:frame>
      <draw:frame draw:style-name="fr1" draw:name="Frame636" text:anchor-type="page" text:anchor-page-number="43" svg:x="5.6882in" svg:y="1.5in" svg:width="2.6252in" svg:height="1in" draw:z-index="635">
        <draw:text-box>
          <text:p text:style-name="Standard">Tiarah<text:line-break/>Mason</text:p>
        </draw:text-box>
      </draw:frame>
      <draw:frame draw:style-name="fr1" draw:name="Frame637" text:anchor-type="page" text:anchor-page-number="43" svg:x="0.1882in" svg:y="2.5in" svg:width="2.6252in" svg:height="1in" draw:z-index="636">
        <draw:text-box>
          <text:p text:style-name="Standard">Mya<text:line-break/>McCurdy</text:p>
        </draw:text-box>
      </draw:frame>
      <draw:frame draw:style-name="fr1" draw:name="Frame638" text:anchor-type="page" text:anchor-page-number="43" svg:x="2.9382in" svg:y="2.5in" svg:width="2.6252in" svg:height="1in" draw:z-index="637">
        <draw:text-box>
          <text:p text:style-name="Standard">Mya<text:line-break/>McCurdy</text:p>
        </draw:text-box>
      </draw:frame>
      <draw:frame draw:style-name="fr1" draw:name="Frame639" text:anchor-type="page" text:anchor-page-number="43" svg:x="5.6882in" svg:y="2.5in" svg:width="2.6252in" svg:height="1in" draw:z-index="638">
        <draw:text-box>
          <text:p text:style-name="Standard">Mya<text:line-break/>McCurdy</text:p>
        </draw:text-box>
      </draw:frame>
      <draw:frame draw:style-name="fr1" draw:name="Frame640" text:anchor-type="page" text:anchor-page-number="43" svg:x="0.1882in" svg:y="3.5in" svg:width="2.6252in" svg:height="1in" draw:z-index="639">
        <draw:text-box>
          <text:p text:style-name="Standard">Rebecca<text:line-break/>McDonald</text:p>
        </draw:text-box>
      </draw:frame>
      <draw:frame draw:style-name="fr1" draw:name="Frame641" text:anchor-type="page" text:anchor-page-number="43" svg:x="2.9382in" svg:y="3.5in" svg:width="2.6252in" svg:height="1in" draw:z-index="640">
        <draw:text-box>
          <text:p text:style-name="Standard">Rebecca<text:line-break/>McDonald</text:p>
        </draw:text-box>
      </draw:frame>
      <draw:frame draw:style-name="fr1" draw:name="Frame642" text:anchor-type="page" text:anchor-page-number="43" svg:x="5.6882in" svg:y="3.5in" svg:width="2.6252in" svg:height="1in" draw:z-index="641">
        <draw:text-box>
          <text:p text:style-name="Standard">Rebecca<text:line-break/>McDonald</text:p>
        </draw:text-box>
      </draw:frame>
      <draw:frame draw:style-name="fr1" draw:name="Frame643" text:anchor-type="page" text:anchor-page-number="43" svg:x="0.1882in" svg:y="4.5in" svg:width="2.6252in" svg:height="1in" draw:z-index="642">
        <draw:text-box>
          <text:p text:style-name="Standard">Megan<text:line-break/>McEntee</text:p>
        </draw:text-box>
      </draw:frame>
      <draw:frame draw:style-name="fr1" draw:name="Frame644" text:anchor-type="page" text:anchor-page-number="43" svg:x="2.9382in" svg:y="4.5in" svg:width="2.6252in" svg:height="1in" draw:z-index="643">
        <draw:text-box>
          <text:p text:style-name="Standard">Megan<text:line-break/>McEntee</text:p>
        </draw:text-box>
      </draw:frame>
      <draw:frame draw:style-name="fr1" draw:name="Frame645" text:anchor-type="page" text:anchor-page-number="43" svg:x="5.6882in" svg:y="4.5in" svg:width="2.6252in" svg:height="1in" draw:z-index="644">
        <draw:text-box>
          <text:p text:style-name="Standard">Megan<text:line-break/>McEntee</text:p>
        </draw:text-box>
      </draw:frame>
      <draw:frame draw:style-name="fr1" draw:name="Frame646" text:anchor-type="page" text:anchor-page-number="43" svg:x="0.1882in" svg:y="5.5in" svg:width="2.6252in" svg:height="1in" draw:z-index="645">
        <draw:text-box>
          <text:p text:style-name="Standard">Kelsea<text:line-break/>McEntire</text:p>
        </draw:text-box>
      </draw:frame>
      <draw:frame draw:style-name="fr1" draw:name="Frame647" text:anchor-type="page" text:anchor-page-number="43" svg:x="2.9382in" svg:y="5.5in" svg:width="2.6252in" svg:height="1in" draw:z-index="646">
        <draw:text-box>
          <text:p text:style-name="Standard">Kelsea<text:line-break/>McEntire</text:p>
        </draw:text-box>
      </draw:frame>
      <draw:frame draw:style-name="fr1" draw:name="Frame648" text:anchor-type="page" text:anchor-page-number="43" svg:x="5.6882in" svg:y="5.5in" svg:width="2.6252in" svg:height="1in" draw:z-index="647">
        <draw:text-box>
          <text:p text:style-name="Standard">Kelsea<text:line-break/>McEntire</text:p>
        </draw:text-box>
      </draw:frame>
      <draw:frame draw:style-name="fr1" draw:name="Frame649" text:anchor-type="page" text:anchor-page-number="43" svg:x="0.1882in" svg:y="6.5in" svg:width="2.6252in" svg:height="1in" draw:z-index="648">
        <draw:text-box>
          <text:p text:style-name="Standard">Katy<text:line-break/>McKibben</text:p>
        </draw:text-box>
      </draw:frame>
      <draw:frame draw:style-name="fr1" draw:name="Frame650" text:anchor-type="page" text:anchor-page-number="43" svg:x="2.9382in" svg:y="6.5in" svg:width="2.6252in" svg:height="1in" draw:z-index="649">
        <draw:text-box>
          <text:p text:style-name="Standard">Katy<text:line-break/>McKibben</text:p>
        </draw:text-box>
      </draw:frame>
      <draw:frame draw:style-name="fr1" draw:name="Frame651" text:anchor-type="page" text:anchor-page-number="43" svg:x="5.6882in" svg:y="6.5in" svg:width="2.6252in" svg:height="1in" draw:z-index="650">
        <draw:text-box>
          <text:p text:style-name="Standard">Katy<text:line-break/>McKibben</text:p>
        </draw:text-box>
      </draw:frame>
      <draw:frame draw:style-name="fr1" draw:name="Frame652" text:anchor-type="page" text:anchor-page-number="43" svg:x="0.1882in" svg:y="7.5in" svg:width="2.6252in" svg:height="1in" draw:z-index="651">
        <draw:text-box>
          <text:p text:style-name="Standard">Lauren<text:line-break/>McMillen</text:p>
        </draw:text-box>
      </draw:frame>
      <draw:frame draw:style-name="fr1" draw:name="Frame653" text:anchor-type="page" text:anchor-page-number="43" svg:x="2.9382in" svg:y="7.5in" svg:width="2.6252in" svg:height="1in" draw:z-index="652">
        <draw:text-box>
          <text:p text:style-name="Standard">Lauren<text:line-break/>McMillen</text:p>
        </draw:text-box>
      </draw:frame>
      <draw:frame draw:style-name="fr1" draw:name="Frame654" text:anchor-type="page" text:anchor-page-number="43" svg:x="5.6882in" svg:y="7.5in" svg:width="2.6252in" svg:height="1in" draw:z-index="653">
        <draw:text-box>
          <text:p text:style-name="Standard">Lauren<text:line-break/>McMillen</text:p>
        </draw:text-box>
      </draw:frame>
      <draw:frame draw:style-name="fr1" draw:name="Frame655" text:anchor-type="page" text:anchor-page-number="43" svg:x="0.1882in" svg:y="8.5in" svg:width="2.6252in" svg:height="1in" draw:z-index="654">
        <draw:text-box>
          <text:p text:style-name="Standard">Destiny<text:line-break/>McMillin</text:p>
        </draw:text-box>
      </draw:frame>
      <draw:frame draw:style-name="fr1" draw:name="Frame656" text:anchor-type="page" text:anchor-page-number="43" svg:x="2.9382in" svg:y="8.5in" svg:width="2.6252in" svg:height="1in" draw:z-index="655">
        <draw:text-box>
          <text:p text:style-name="Standard">Destiny<text:line-break/>McMillin</text:p>
        </draw:text-box>
      </draw:frame>
      <draw:frame draw:style-name="fr1" draw:name="Frame657" text:anchor-type="page" text:anchor-page-number="43" svg:x="5.6882in" svg:y="8.5in" svg:width="2.6252in" svg:height="1in" draw:z-index="656">
        <draw:text-box>
          <text:p text:style-name="Standard">Destiny<text:line-break/>McMillin</text:p>
        </draw:text-box>
      </draw:frame>
      <draw:frame draw:style-name="fr1" draw:name="Frame658" text:anchor-type="page" text:anchor-page-number="43" svg:x="0.1882in" svg:y="9.5in" svg:width="2.6252in" svg:height="1in" draw:z-index="657">
        <draw:text-box>
          <text:p text:style-name="Standard">Caitlin<text:line-break/>McVey</text:p>
        </draw:text-box>
      </draw:frame>
      <draw:frame draw:style-name="fr1" draw:name="Frame659" text:anchor-type="page" text:anchor-page-number="43" svg:x="2.9382in" svg:y="9.5in" svg:width="2.6252in" svg:height="1in" draw:z-index="658">
        <draw:text-box>
          <text:p text:style-name="Standard">Caitlin<text:line-break/>McVey</text:p>
        </draw:text-box>
      </draw:frame>
      <draw:frame draw:style-name="fr1" draw:name="Frame660" text:anchor-type="page" text:anchor-page-number="43" svg:x="5.6882in" svg:y="9.5in" svg:width="2.6252in" svg:height="1in" draw:z-index="659">
        <draw:text-box>
          <text:p text:style-name="Standard">Caitlin<text:line-break/>McVey</text:p>
        </draw:text-box>
      </draw:frame>
      <draw:frame draw:style-name="fr1" draw:name="Frame661" text:anchor-type="page" text:anchor-page-number="45" svg:x="0.1882in" svg:y="0.5in" svg:width="2.6252in" svg:height="1in" draw:z-index="660">
        <draw:text-box>
          <text:p text:style-name="Standard">Cheyenne<text:line-break/>Meadows</text:p>
        </draw:text-box>
      </draw:frame>
      <draw:frame draw:style-name="fr1" draw:name="Frame662" text:anchor-type="page" text:anchor-page-number="45" svg:x="2.9382in" svg:y="0.5in" svg:width="2.6252in" svg:height="1in" draw:z-index="661">
        <draw:text-box>
          <text:p text:style-name="Standard">Cheyenne<text:line-break/>Meadows</text:p>
        </draw:text-box>
      </draw:frame>
      <draw:frame draw:style-name="fr1" draw:name="Frame663" text:anchor-type="page" text:anchor-page-number="45" svg:x="5.6882in" svg:y="0.5in" svg:width="2.6252in" svg:height="1in" draw:z-index="662">
        <draw:text-box>
          <text:p text:style-name="Standard">Cheyenne<text:line-break/>Meadows</text:p>
        </draw:text-box>
      </draw:frame>
      <draw:frame draw:style-name="fr1" draw:name="Frame664" text:anchor-type="page" text:anchor-page-number="45" svg:x="0.1882in" svg:y="1.5in" svg:width="2.6252in" svg:height="1in" draw:z-index="663">
        <draw:text-box>
          <text:p text:style-name="Standard">ChristyAnn<text:line-break/>Menola</text:p>
        </draw:text-box>
      </draw:frame>
      <draw:frame draw:style-name="fr1" draw:name="Frame665" text:anchor-type="page" text:anchor-page-number="45" svg:x="2.9382in" svg:y="1.5in" svg:width="2.6252in" svg:height="1in" draw:z-index="664">
        <draw:text-box>
          <text:p text:style-name="Standard">ChristyAnn<text:line-break/>Menola</text:p>
        </draw:text-box>
      </draw:frame>
      <draw:frame draw:style-name="fr1" draw:name="Frame666" text:anchor-type="page" text:anchor-page-number="45" svg:x="5.6882in" svg:y="1.5in" svg:width="2.6252in" svg:height="1in" draw:z-index="665">
        <draw:text-box>
          <text:p text:style-name="Standard">ChristyAnn<text:line-break/>Menola</text:p>
        </draw:text-box>
      </draw:frame>
      <draw:frame draw:style-name="fr1" draw:name="Frame667" text:anchor-type="page" text:anchor-page-number="45" svg:x="0.1882in" svg:y="2.5in" svg:width="2.6252in" svg:height="1in" draw:z-index="666">
        <draw:text-box>
          <text:p text:style-name="Standard">Alexis<text:line-break/>Miller</text:p>
        </draw:text-box>
      </draw:frame>
      <draw:frame draw:style-name="fr1" draw:name="Frame668" text:anchor-type="page" text:anchor-page-number="45" svg:x="2.9382in" svg:y="2.5in" svg:width="2.6252in" svg:height="1in" draw:z-index="667">
        <draw:text-box>
          <text:p text:style-name="Standard">Amy<text:line-break/>Miller</text:p>
        </draw:text-box>
      </draw:frame>
      <draw:frame draw:style-name="fr1" draw:name="Frame669" text:anchor-type="page" text:anchor-page-number="45" svg:x="5.6882in" svg:y="2.5in" svg:width="2.6252in" svg:height="1in" draw:z-index="668">
        <draw:text-box>
          <text:p text:style-name="Standard">Ariel<text:line-break/>Miller</text:p>
        </draw:text-box>
      </draw:frame>
      <draw:frame draw:style-name="fr1" draw:name="Frame670" text:anchor-type="page" text:anchor-page-number="45" svg:x="0.1882in" svg:y="3.5in" svg:width="2.6252in" svg:height="1in" draw:z-index="669">
        <draw:text-box>
          <text:p text:style-name="Standard">kari<text:line-break/>miller</text:p>
        </draw:text-box>
      </draw:frame>
      <draw:frame draw:style-name="fr1" draw:name="Frame671" text:anchor-type="page" text:anchor-page-number="45" svg:x="2.9382in" svg:y="3.5in" svg:width="2.6252in" svg:height="1in" draw:z-index="670">
        <draw:text-box>
          <text:p text:style-name="Standard">Alexis<text:line-break/>Miller</text:p>
        </draw:text-box>
      </draw:frame>
      <draw:frame draw:style-name="fr1" draw:name="Frame672" text:anchor-type="page" text:anchor-page-number="45" svg:x="5.6882in" svg:y="3.5in" svg:width="2.6252in" svg:height="1in" draw:z-index="671">
        <draw:text-box>
          <text:p text:style-name="Standard">Amy<text:line-break/>Miller</text:p>
        </draw:text-box>
      </draw:frame>
      <draw:frame draw:style-name="fr1" draw:name="Frame673" text:anchor-type="page" text:anchor-page-number="45" svg:x="0.1882in" svg:y="4.5in" svg:width="2.6252in" svg:height="1in" draw:z-index="672">
        <draw:text-box>
          <text:p text:style-name="Standard">Ariel<text:line-break/>Miller</text:p>
        </draw:text-box>
      </draw:frame>
      <draw:frame draw:style-name="fr1" draw:name="Frame674" text:anchor-type="page" text:anchor-page-number="45" svg:x="2.9382in" svg:y="4.5in" svg:width="2.6252in" svg:height="1in" draw:z-index="673">
        <draw:text-box>
          <text:p text:style-name="Standard">kari<text:line-break/>miller</text:p>
        </draw:text-box>
      </draw:frame>
      <draw:frame draw:style-name="fr1" draw:name="Frame675" text:anchor-type="page" text:anchor-page-number="45" svg:x="5.6882in" svg:y="4.5in" svg:width="2.6252in" svg:height="1in" draw:z-index="674">
        <draw:text-box>
          <text:p text:style-name="Standard">Alexis<text:line-break/>Miller</text:p>
        </draw:text-box>
      </draw:frame>
      <draw:frame draw:style-name="fr1" draw:name="Frame676" text:anchor-type="page" text:anchor-page-number="45" svg:x="0.1882in" svg:y="5.5in" svg:width="2.6252in" svg:height="1in" draw:z-index="675">
        <draw:text-box>
          <text:p text:style-name="Standard">Amy<text:line-break/>Miller</text:p>
        </draw:text-box>
      </draw:frame>
      <draw:frame draw:style-name="fr1" draw:name="Frame677" text:anchor-type="page" text:anchor-page-number="45" svg:x="2.9382in" svg:y="5.5in" svg:width="2.6252in" svg:height="1in" draw:z-index="676">
        <draw:text-box>
          <text:p text:style-name="Standard">Ariel<text:line-break/>Miller</text:p>
        </draw:text-box>
      </draw:frame>
      <draw:frame draw:style-name="fr1" draw:name="Frame678" text:anchor-type="page" text:anchor-page-number="45" svg:x="5.6882in" svg:y="5.5in" svg:width="2.6252in" svg:height="1in" draw:z-index="677">
        <draw:text-box>
          <text:p text:style-name="Standard">kari<text:line-break/>miller</text:p>
        </draw:text-box>
      </draw:frame>
      <draw:frame draw:style-name="fr1" draw:name="Frame679" text:anchor-type="page" text:anchor-page-number="45" svg:x="0.1882in" svg:y="6.5in" svg:width="2.6252in" svg:height="1in" draw:z-index="678">
        <draw:text-box>
          <text:p text:style-name="Standard">Deja<text:line-break/>Moody</text:p>
        </draw:text-box>
      </draw:frame>
      <draw:frame draw:style-name="fr1" draw:name="Frame680" text:anchor-type="page" text:anchor-page-number="45" svg:x="2.9382in" svg:y="6.5in" svg:width="2.6252in" svg:height="1in" draw:z-index="679">
        <draw:text-box>
          <text:p text:style-name="Standard">Deja<text:line-break/>Moody</text:p>
        </draw:text-box>
      </draw:frame>
      <draw:frame draw:style-name="fr1" draw:name="Frame681" text:anchor-type="page" text:anchor-page-number="45" svg:x="5.6882in" svg:y="6.5in" svg:width="2.6252in" svg:height="1in" draw:z-index="680">
        <draw:text-box>
          <text:p text:style-name="Standard">Deja<text:line-break/>Moody</text:p>
        </draw:text-box>
      </draw:frame>
      <draw:frame draw:style-name="fr1" draw:name="Frame682" text:anchor-type="page" text:anchor-page-number="45" svg:x="0.1882in" svg:y="7.5in" svg:width="2.6252in" svg:height="1in" draw:z-index="681">
        <draw:text-box>
          <text:p text:style-name="Standard">Toni<text:line-break/>Moore</text:p>
        </draw:text-box>
      </draw:frame>
      <draw:frame draw:style-name="fr1" draw:name="Frame683" text:anchor-type="page" text:anchor-page-number="45" svg:x="2.9382in" svg:y="7.5in" svg:width="2.6252in" svg:height="1in" draw:z-index="682">
        <draw:text-box>
          <text:p text:style-name="Standard">Toni<text:line-break/>Moore</text:p>
        </draw:text-box>
      </draw:frame>
      <draw:frame draw:style-name="fr1" draw:name="Frame684" text:anchor-type="page" text:anchor-page-number="45" svg:x="5.6882in" svg:y="7.5in" svg:width="2.6252in" svg:height="1in" draw:z-index="683">
        <draw:text-box>
          <text:p text:style-name="Standard">Toni<text:line-break/>Moore</text:p>
        </draw:text-box>
      </draw:frame>
      <draw:frame draw:style-name="fr1" draw:name="Frame685" text:anchor-type="page" text:anchor-page-number="45" svg:x="0.1882in" svg:y="8.5in" svg:width="2.6252in" svg:height="1in" draw:z-index="684">
        <draw:text-box>
          <text:p text:style-name="Standard">Mariah<text:line-break/>Morrow</text:p>
        </draw:text-box>
      </draw:frame>
      <draw:frame draw:style-name="fr1" draw:name="Frame686" text:anchor-type="page" text:anchor-page-number="45" svg:x="2.9382in" svg:y="8.5in" svg:width="2.6252in" svg:height="1in" draw:z-index="685">
        <draw:text-box>
          <text:p text:style-name="Standard">Mariah<text:line-break/>Morrow</text:p>
        </draw:text-box>
      </draw:frame>
      <draw:frame draw:style-name="fr1" draw:name="Frame687" text:anchor-type="page" text:anchor-page-number="45" svg:x="5.6882in" svg:y="8.5in" svg:width="2.6252in" svg:height="1in" draw:z-index="686">
        <draw:text-box>
          <text:p text:style-name="Standard">Mariah<text:line-break/>Morrow</text:p>
        </draw:text-box>
      </draw:frame>
      <draw:frame draw:style-name="fr1" draw:name="Frame688" text:anchor-type="page" text:anchor-page-number="45" svg:x="0.1882in" svg:y="9.5in" svg:width="2.6252in" svg:height="1in" draw:z-index="687">
        <draw:text-box>
          <text:p text:style-name="Standard">Jamie<text:line-break/>Moses</text:p>
        </draw:text-box>
      </draw:frame>
      <draw:frame draw:style-name="fr1" draw:name="Frame689" text:anchor-type="page" text:anchor-page-number="45" svg:x="2.9382in" svg:y="9.5in" svg:width="2.6252in" svg:height="1in" draw:z-index="688">
        <draw:text-box>
          <text:p text:style-name="Standard">Jamie<text:line-break/>Moses</text:p>
        </draw:text-box>
      </draw:frame>
      <draw:frame draw:style-name="fr1" draw:name="Frame690" text:anchor-type="page" text:anchor-page-number="45" svg:x="5.6882in" svg:y="9.5in" svg:width="2.6252in" svg:height="1in" draw:z-index="689">
        <draw:text-box>
          <text:p text:style-name="Standard">Jamie<text:line-break/>Moses</text:p>
        </draw:text-box>
      </draw:frame>
      <draw:frame draw:style-name="fr1" draw:name="Frame691" text:anchor-type="page" text:anchor-page-number="47" svg:x="0.1882in" svg:y="0.5in" svg:width="2.6252in" svg:height="1in" draw:z-index="690">
        <draw:text-box>
          <text:p text:style-name="Standard">Alyssa<text:line-break/>Mounts</text:p>
        </draw:text-box>
      </draw:frame>
      <draw:frame draw:style-name="fr1" draw:name="Frame692" text:anchor-type="page" text:anchor-page-number="47" svg:x="2.9382in" svg:y="0.5in" svg:width="2.6252in" svg:height="1in" draw:z-index="691">
        <draw:text-box>
          <text:p text:style-name="Standard">Alyssa<text:line-break/>Mounts</text:p>
        </draw:text-box>
      </draw:frame>
      <draw:frame draw:style-name="fr1" draw:name="Frame693" text:anchor-type="page" text:anchor-page-number="47" svg:x="5.6882in" svg:y="0.5in" svg:width="2.6252in" svg:height="1in" draw:z-index="692">
        <draw:text-box>
          <text:p text:style-name="Standard">Alyssa<text:line-break/>Mounts</text:p>
        </draw:text-box>
      </draw:frame>
      <draw:frame draw:style-name="fr1" draw:name="Frame694" text:anchor-type="page" text:anchor-page-number="47" svg:x="0.1882in" svg:y="1.5in" svg:width="2.6252in" svg:height="1in" draw:z-index="693">
        <draw:text-box>
          <text:p text:style-name="Standard">Melanie<text:line-break/>Mullins</text:p>
        </draw:text-box>
      </draw:frame>
      <draw:frame draw:style-name="fr1" draw:name="Frame695" text:anchor-type="page" text:anchor-page-number="47" svg:x="2.9382in" svg:y="1.5in" svg:width="2.6252in" svg:height="1in" draw:z-index="694">
        <draw:text-box>
          <text:p text:style-name="Standard">Melanie<text:line-break/>Mullins</text:p>
        </draw:text-box>
      </draw:frame>
      <draw:frame draw:style-name="fr1" draw:name="Frame696" text:anchor-type="page" text:anchor-page-number="47" svg:x="5.6882in" svg:y="1.5in" svg:width="2.6252in" svg:height="1in" draw:z-index="695">
        <draw:text-box>
          <text:p text:style-name="Standard">Melanie<text:line-break/>Mullins</text:p>
        </draw:text-box>
      </draw:frame>
      <draw:frame draw:style-name="fr1" draw:name="Frame697" text:anchor-type="page" text:anchor-page-number="47" svg:x="0.1882in" svg:y="2.5in" svg:width="2.6252in" svg:height="1in" draw:z-index="696">
        <draw:text-box>
          <text:p text:style-name="Standard">Skylar <text:line-break/>Mullis</text:p>
        </draw:text-box>
      </draw:frame>
      <draw:frame draw:style-name="fr1" draw:name="Frame698" text:anchor-type="page" text:anchor-page-number="47" svg:x="2.9382in" svg:y="2.5in" svg:width="2.6252in" svg:height="1in" draw:z-index="697">
        <draw:text-box>
          <text:p text:style-name="Standard">Skylar <text:line-break/>Mullis</text:p>
        </draw:text-box>
      </draw:frame>
      <draw:frame draw:style-name="fr1" draw:name="Frame699" text:anchor-type="page" text:anchor-page-number="47" svg:x="5.6882in" svg:y="2.5in" svg:width="2.6252in" svg:height="1in" draw:z-index="698">
        <draw:text-box>
          <text:p text:style-name="Standard">Skylar <text:line-break/>Mullis</text:p>
        </draw:text-box>
      </draw:frame>
      <draw:frame draw:style-name="fr1" draw:name="Frame700" text:anchor-type="page" text:anchor-page-number="47" svg:x="0.1882in" svg:y="3.5in" svg:width="2.6252in" svg:height="1in" draw:z-index="699">
        <draw:text-box>
          <text:p text:style-name="Standard">Brittany <text:line-break/>Nance</text:p>
        </draw:text-box>
      </draw:frame>
      <draw:frame draw:style-name="fr1" draw:name="Frame701" text:anchor-type="page" text:anchor-page-number="47" svg:x="2.9382in" svg:y="3.5in" svg:width="2.6252in" svg:height="1in" draw:z-index="700">
        <draw:text-box>
          <text:p text:style-name="Standard">Brittany <text:line-break/>Nance</text:p>
        </draw:text-box>
      </draw:frame>
      <draw:frame draw:style-name="fr1" draw:name="Frame702" text:anchor-type="page" text:anchor-page-number="47" svg:x="5.6882in" svg:y="3.5in" svg:width="2.6252in" svg:height="1in" draw:z-index="701">
        <draw:text-box>
          <text:p text:style-name="Standard">Brittany <text:line-break/>Nance</text:p>
        </draw:text-box>
      </draw:frame>
      <draw:frame draw:style-name="fr1" draw:name="Frame703" text:anchor-type="page" text:anchor-page-number="47" svg:x="0.1882in" svg:y="4.5in" svg:width="2.6252in" svg:height="1in" draw:z-index="702">
        <draw:text-box>
          <text:p text:style-name="Standard">Kristen<text:line-break/>Napier</text:p>
        </draw:text-box>
      </draw:frame>
      <draw:frame draw:style-name="fr1" draw:name="Frame704" text:anchor-type="page" text:anchor-page-number="47" svg:x="2.9382in" svg:y="4.5in" svg:width="2.6252in" svg:height="1in" draw:z-index="703">
        <draw:text-box>
          <text:p text:style-name="Standard">Kristen<text:line-break/>Napier</text:p>
        </draw:text-box>
      </draw:frame>
      <draw:frame draw:style-name="fr1" draw:name="Frame705" text:anchor-type="page" text:anchor-page-number="47" svg:x="5.6882in" svg:y="4.5in" svg:width="2.6252in" svg:height="1in" draw:z-index="704">
        <draw:text-box>
          <text:p text:style-name="Standard">Kristen<text:line-break/>Napier</text:p>
        </draw:text-box>
      </draw:frame>
      <draw:frame draw:style-name="fr1" draw:name="Frame706" text:anchor-type="page" text:anchor-page-number="47" svg:x="0.1882in" svg:y="5.5in" svg:width="2.6252in" svg:height="1in" draw:z-index="705">
        <draw:text-box>
          <text:p text:style-name="Standard">Allison <text:line-break/>Neace</text:p>
        </draw:text-box>
      </draw:frame>
      <draw:frame draw:style-name="fr1" draw:name="Frame707" text:anchor-type="page" text:anchor-page-number="47" svg:x="2.9382in" svg:y="5.5in" svg:width="2.6252in" svg:height="1in" draw:z-index="706">
        <draw:text-box>
          <text:p text:style-name="Standard">Allison <text:line-break/>Neace</text:p>
        </draw:text-box>
      </draw:frame>
      <draw:frame draw:style-name="fr1" draw:name="Frame708" text:anchor-type="page" text:anchor-page-number="47" svg:x="5.6882in" svg:y="5.5in" svg:width="2.6252in" svg:height="1in" draw:z-index="707">
        <draw:text-box>
          <text:p text:style-name="Standard">Allison <text:line-break/>Neace</text:p>
        </draw:text-box>
      </draw:frame>
      <draw:frame draw:style-name="fr1" draw:name="Frame709" text:anchor-type="page" text:anchor-page-number="47" svg:x="0.1882in" svg:y="6.5in" svg:width="2.6252in" svg:height="1in" draw:z-index="708">
        <draw:text-box>
          <text:p text:style-name="Standard">Breanna <text:line-break/>Neal</text:p>
        </draw:text-box>
      </draw:frame>
      <draw:frame draw:style-name="fr1" draw:name="Frame710" text:anchor-type="page" text:anchor-page-number="47" svg:x="2.9382in" svg:y="6.5in" svg:width="2.6252in" svg:height="1in" draw:z-index="709">
        <draw:text-box>
          <text:p text:style-name="Standard">Breanna <text:line-break/>Neal</text:p>
        </draw:text-box>
      </draw:frame>
      <draw:frame draw:style-name="fr1" draw:name="Frame711" text:anchor-type="page" text:anchor-page-number="47" svg:x="5.6882in" svg:y="6.5in" svg:width="2.6252in" svg:height="1in" draw:z-index="710">
        <draw:text-box>
          <text:p text:style-name="Standard">Breanna <text:line-break/>Neal</text:p>
        </draw:text-box>
      </draw:frame>
      <draw:frame draw:style-name="fr1" draw:name="Frame712" text:anchor-type="page" text:anchor-page-number="47" svg:x="0.1882in" svg:y="7.5in" svg:width="2.6252in" svg:height="1in" draw:z-index="711">
        <draw:text-box>
          <text:p text:style-name="Standard">Nicole<text:line-break/>Neary</text:p>
        </draw:text-box>
      </draw:frame>
      <draw:frame draw:style-name="fr1" draw:name="Frame713" text:anchor-type="page" text:anchor-page-number="47" svg:x="2.9382in" svg:y="7.5in" svg:width="2.6252in" svg:height="1in" draw:z-index="712">
        <draw:text-box>
          <text:p text:style-name="Standard">Nicole<text:line-break/>Neary</text:p>
        </draw:text-box>
      </draw:frame>
      <draw:frame draw:style-name="fr1" draw:name="Frame714" text:anchor-type="page" text:anchor-page-number="47" svg:x="5.6882in" svg:y="7.5in" svg:width="2.6252in" svg:height="1in" draw:z-index="713">
        <draw:text-box>
          <text:p text:style-name="Standard">Nicole<text:line-break/>Neary</text:p>
        </draw:text-box>
      </draw:frame>
      <draw:frame draw:style-name="fr1" draw:name="Frame715" text:anchor-type="page" text:anchor-page-number="47" svg:x="0.1882in" svg:y="8.5in" svg:width="2.6252in" svg:height="1in" draw:z-index="714">
        <draw:text-box>
          <text:p text:style-name="Standard">Caiti <text:line-break/>Neff</text:p>
        </draw:text-box>
      </draw:frame>
      <draw:frame draw:style-name="fr1" draw:name="Frame716" text:anchor-type="page" text:anchor-page-number="47" svg:x="2.9382in" svg:y="8.5in" svg:width="2.6252in" svg:height="1in" draw:z-index="715">
        <draw:text-box>
          <text:p text:style-name="Standard">Caiti <text:line-break/>Neff</text:p>
        </draw:text-box>
      </draw:frame>
      <draw:frame draw:style-name="fr1" draw:name="Frame717" text:anchor-type="page" text:anchor-page-number="47" svg:x="5.6882in" svg:y="8.5in" svg:width="2.6252in" svg:height="1in" draw:z-index="716">
        <draw:text-box>
          <text:p text:style-name="Standard">Caiti <text:line-break/>Neff</text:p>
        </draw:text-box>
      </draw:frame>
      <draw:frame draw:style-name="fr1" draw:name="Frame718" text:anchor-type="page" text:anchor-page-number="47" svg:x="0.1882in" svg:y="9.5in" svg:width="2.6252in" svg:height="1in" draw:z-index="717">
        <draw:text-box>
          <text:p text:style-name="Standard">Cheyanna<text:line-break/>Nelson</text:p>
        </draw:text-box>
      </draw:frame>
      <draw:frame draw:style-name="fr1" draw:name="Frame719" text:anchor-type="page" text:anchor-page-number="47" svg:x="2.9382in" svg:y="9.5in" svg:width="2.6252in" svg:height="1in" draw:z-index="718">
        <draw:text-box>
          <text:p text:style-name="Standard">Madalyn<text:line-break/>Nelson</text:p>
        </draw:text-box>
      </draw:frame>
      <draw:frame draw:style-name="fr1" draw:name="Frame720" text:anchor-type="page" text:anchor-page-number="47" svg:x="5.6882in" svg:y="9.5in" svg:width="2.6252in" svg:height="1in" draw:z-index="719">
        <draw:text-box>
          <text:p text:style-name="Standard">Cheyanna<text:line-break/>Nelson</text:p>
        </draw:text-box>
      </draw:frame>
      <draw:frame draw:style-name="fr1" draw:name="Frame721" text:anchor-type="page" text:anchor-page-number="49" svg:x="0.1882in" svg:y="0.5in" svg:width="2.6252in" svg:height="1in" draw:z-index="720">
        <draw:text-box>
          <text:p text:style-name="Standard">Madalyn<text:line-break/>Nelson</text:p>
        </draw:text-box>
      </draw:frame>
      <draw:frame draw:style-name="fr1" draw:name="Frame722" text:anchor-type="page" text:anchor-page-number="49" svg:x="2.9382in" svg:y="0.5in" svg:width="2.6252in" svg:height="1in" draw:z-index="721">
        <draw:text-box>
          <text:p text:style-name="Standard">Cheyanna<text:line-break/>Nelson</text:p>
        </draw:text-box>
      </draw:frame>
      <draw:frame draw:style-name="fr1" draw:name="Frame723" text:anchor-type="page" text:anchor-page-number="49" svg:x="5.6882in" svg:y="0.5in" svg:width="2.6252in" svg:height="1in" draw:z-index="722">
        <draw:text-box>
          <text:p text:style-name="Standard">Madalyn<text:line-break/>Nelson</text:p>
        </draw:text-box>
      </draw:frame>
      <draw:frame draw:style-name="fr1" draw:name="Frame724" text:anchor-type="page" text:anchor-page-number="49" svg:x="0.1882in" svg:y="1.5in" svg:width="2.6252in" svg:height="1in" draw:z-index="723">
        <draw:text-box>
          <text:p text:style-name="Standard">Rebekah<text:line-break/>Nielson</text:p>
        </draw:text-box>
      </draw:frame>
      <draw:frame draw:style-name="fr1" draw:name="Frame725" text:anchor-type="page" text:anchor-page-number="49" svg:x="2.9382in" svg:y="1.5in" svg:width="2.6252in" svg:height="1in" draw:z-index="724">
        <draw:text-box>
          <text:p text:style-name="Standard">Rebekah<text:line-break/>Nielson</text:p>
        </draw:text-box>
      </draw:frame>
      <draw:frame draw:style-name="fr1" draw:name="Frame726" text:anchor-type="page" text:anchor-page-number="49" svg:x="5.6882in" svg:y="1.5in" svg:width="2.6252in" svg:height="1in" draw:z-index="725">
        <draw:text-box>
          <text:p text:style-name="Standard">Rebekah<text:line-break/>Nielson</text:p>
        </draw:text-box>
      </draw:frame>
      <draw:frame draw:style-name="fr1" draw:name="Frame727" text:anchor-type="page" text:anchor-page-number="49" svg:x="0.1882in" svg:y="2.5in" svg:width="2.6252in" svg:height="1in" draw:z-index="726">
        <draw:text-box>
          <text:p text:style-name="Standard">Fatima<text:line-break/>Nunez</text:p>
        </draw:text-box>
      </draw:frame>
      <draw:frame draw:style-name="fr1" draw:name="Frame728" text:anchor-type="page" text:anchor-page-number="49" svg:x="2.9382in" svg:y="2.5in" svg:width="2.6252in" svg:height="1in" draw:z-index="727">
        <draw:text-box>
          <text:p text:style-name="Standard">Fatima<text:line-break/>Nunez</text:p>
        </draw:text-box>
      </draw:frame>
      <draw:frame draw:style-name="fr1" draw:name="Frame729" text:anchor-type="page" text:anchor-page-number="49" svg:x="5.6882in" svg:y="2.5in" svg:width="2.6252in" svg:height="1in" draw:z-index="728">
        <draw:text-box>
          <text:p text:style-name="Standard">Fatima<text:line-break/>Nunez</text:p>
        </draw:text-box>
      </draw:frame>
      <draw:frame draw:style-name="fr1" draw:name="Frame730" text:anchor-type="page" text:anchor-page-number="49" svg:x="0.1882in" svg:y="3.5in" svg:width="2.6252in" svg:height="1in" draw:z-index="729">
        <draw:text-box>
          <text:p text:style-name="Standard">Alyssa <text:line-break/>Oberting</text:p>
        </draw:text-box>
      </draw:frame>
      <draw:frame draw:style-name="fr1" draw:name="Frame731" text:anchor-type="page" text:anchor-page-number="49" svg:x="2.9382in" svg:y="3.5in" svg:width="2.6252in" svg:height="1in" draw:z-index="730">
        <draw:text-box>
          <text:p text:style-name="Standard">Alyssa <text:line-break/>Oberting</text:p>
        </draw:text-box>
      </draw:frame>
      <draw:frame draw:style-name="fr1" draw:name="Frame732" text:anchor-type="page" text:anchor-page-number="49" svg:x="5.6882in" svg:y="3.5in" svg:width="2.6252in" svg:height="1in" draw:z-index="731">
        <draw:text-box>
          <text:p text:style-name="Standard">Alyssa <text:line-break/>Oberting</text:p>
        </draw:text-box>
      </draw:frame>
      <draw:frame draw:style-name="fr1" draw:name="Frame733" text:anchor-type="page" text:anchor-page-number="49" svg:x="0.1882in" svg:y="4.5in" svg:width="2.6252in" svg:height="1in" draw:z-index="732">
        <draw:text-box>
          <text:p text:style-name="Standard">sam<text:line-break/>osbourne</text:p>
        </draw:text-box>
      </draw:frame>
      <draw:frame draw:style-name="fr1" draw:name="Frame734" text:anchor-type="page" text:anchor-page-number="49" svg:x="2.9382in" svg:y="4.5in" svg:width="2.6252in" svg:height="1in" draw:z-index="733">
        <draw:text-box>
          <text:p text:style-name="Standard">sam<text:line-break/>osbourne</text:p>
        </draw:text-box>
      </draw:frame>
      <draw:frame draw:style-name="fr1" draw:name="Frame735" text:anchor-type="page" text:anchor-page-number="49" svg:x="5.6882in" svg:y="4.5in" svg:width="2.6252in" svg:height="1in" draw:z-index="734">
        <draw:text-box>
          <text:p text:style-name="Standard">sam<text:line-break/>osbourne</text:p>
        </draw:text-box>
      </draw:frame>
      <draw:frame draw:style-name="fr1" draw:name="Frame736" text:anchor-type="page" text:anchor-page-number="49" svg:x="0.1882in" svg:y="5.5in" svg:width="2.6252in" svg:height="1in" draw:z-index="735">
        <draw:text-box>
          <text:p text:style-name="Standard">emily<text:line-break/>pagan</text:p>
        </draw:text-box>
      </draw:frame>
      <draw:frame draw:style-name="fr1" draw:name="Frame737" text:anchor-type="page" text:anchor-page-number="49" svg:x="2.9382in" svg:y="5.5in" svg:width="2.6252in" svg:height="1in" draw:z-index="736">
        <draw:text-box>
          <text:p text:style-name="Standard">emily<text:line-break/>pagan</text:p>
        </draw:text-box>
      </draw:frame>
      <draw:frame draw:style-name="fr1" draw:name="Frame738" text:anchor-type="page" text:anchor-page-number="49" svg:x="5.6882in" svg:y="5.5in" svg:width="2.6252in" svg:height="1in" draw:z-index="737">
        <draw:text-box>
          <text:p text:style-name="Standard">emily<text:line-break/>pagan</text:p>
        </draw:text-box>
      </draw:frame>
      <draw:frame draw:style-name="fr1" draw:name="Frame739" text:anchor-type="page" text:anchor-page-number="49" svg:x="0.1882in" svg:y="6.5in" svg:width="2.6252in" svg:height="1in" draw:z-index="738">
        <draw:text-box>
          <text:p text:style-name="Standard">Briana<text:line-break/>Patrick</text:p>
        </draw:text-box>
      </draw:frame>
      <draw:frame draw:style-name="fr1" draw:name="Frame740" text:anchor-type="page" text:anchor-page-number="49" svg:x="2.9382in" svg:y="6.5in" svg:width="2.6252in" svg:height="1in" draw:z-index="739">
        <draw:text-box>
          <text:p text:style-name="Standard">Briana<text:line-break/>Patrick</text:p>
        </draw:text-box>
      </draw:frame>
      <draw:frame draw:style-name="fr1" draw:name="Frame741" text:anchor-type="page" text:anchor-page-number="49" svg:x="5.6882in" svg:y="6.5in" svg:width="2.6252in" svg:height="1in" draw:z-index="740">
        <draw:text-box>
          <text:p text:style-name="Standard">Briana<text:line-break/>Patrick</text:p>
        </draw:text-box>
      </draw:frame>
      <draw:frame draw:style-name="fr1" draw:name="Frame742" text:anchor-type="page" text:anchor-page-number="49" svg:x="0.1882in" svg:y="7.5in" svg:width="2.6252in" svg:height="1in" draw:z-index="741">
        <draw:text-box>
          <text:p text:style-name="Standard">Jazmine <text:line-break/>Patterson</text:p>
        </draw:text-box>
      </draw:frame>
      <draw:frame draw:style-name="fr1" draw:name="Frame743" text:anchor-type="page" text:anchor-page-number="49" svg:x="2.9382in" svg:y="7.5in" svg:width="2.6252in" svg:height="1in" draw:z-index="742">
        <draw:text-box>
          <text:p text:style-name="Standard">Jazmine <text:line-break/>Patterson</text:p>
        </draw:text-box>
      </draw:frame>
      <draw:frame draw:style-name="fr1" draw:name="Frame744" text:anchor-type="page" text:anchor-page-number="49" svg:x="5.6882in" svg:y="7.5in" svg:width="2.6252in" svg:height="1in" draw:z-index="743">
        <draw:text-box>
          <text:p text:style-name="Standard">Jazmine <text:line-break/>Patterson</text:p>
        </draw:text-box>
      </draw:frame>
      <draw:frame draw:style-name="fr1" draw:name="Frame745" text:anchor-type="page" text:anchor-page-number="49" svg:x="0.1882in" svg:y="8.5in" svg:width="2.6252in" svg:height="1in" draw:z-index="744">
        <draw:text-box>
          <text:p text:style-name="Standard">Kaeli<text:line-break/>Perriman</text:p>
        </draw:text-box>
      </draw:frame>
      <draw:frame draw:style-name="fr1" draw:name="Frame746" text:anchor-type="page" text:anchor-page-number="49" svg:x="2.9382in" svg:y="8.5in" svg:width="2.6252in" svg:height="1in" draw:z-index="745">
        <draw:text-box>
          <text:p text:style-name="Standard">Kaeli<text:line-break/>Perriman</text:p>
        </draw:text-box>
      </draw:frame>
      <draw:frame draw:style-name="fr1" draw:name="Frame747" text:anchor-type="page" text:anchor-page-number="49" svg:x="5.6882in" svg:y="8.5in" svg:width="2.6252in" svg:height="1in" draw:z-index="746">
        <draw:text-box>
          <text:p text:style-name="Standard">Kaeli<text:line-break/>Perriman</text:p>
        </draw:text-box>
      </draw:frame>
      <draw:frame draw:style-name="fr1" draw:name="Frame748" text:anchor-type="page" text:anchor-page-number="49" svg:x="0.1882in" svg:y="9.5in" svg:width="2.6252in" svg:height="1in" draw:z-index="747">
        <draw:text-box>
          <text:p text:style-name="Standard">Rachel<text:line-break/>Piechnik</text:p>
        </draw:text-box>
      </draw:frame>
      <draw:frame draw:style-name="fr1" draw:name="Frame749" text:anchor-type="page" text:anchor-page-number="49" svg:x="2.9382in" svg:y="9.5in" svg:width="2.6252in" svg:height="1in" draw:z-index="748">
        <draw:text-box>
          <text:p text:style-name="Standard">Rachel<text:line-break/>Piechnik</text:p>
        </draw:text-box>
      </draw:frame>
      <draw:frame draw:style-name="fr1" draw:name="Frame750" text:anchor-type="page" text:anchor-page-number="49" svg:x="5.6882in" svg:y="9.5in" svg:width="2.6252in" svg:height="1in" draw:z-index="749">
        <draw:text-box>
          <text:p text:style-name="Standard">Rachel<text:line-break/>Piechnik</text:p>
        </draw:text-box>
      </draw:frame>
      <draw:frame draw:style-name="fr1" draw:name="Frame751" text:anchor-type="page" text:anchor-page-number="51" svg:x="0.1882in" svg:y="0.5in" svg:width="2.6252in" svg:height="1in" draw:z-index="750">
        <draw:text-box>
          <text:p text:style-name="Standard">Rosemary<text:line-break/>Plunkett</text:p>
        </draw:text-box>
      </draw:frame>
      <draw:frame draw:style-name="fr1" draw:name="Frame752" text:anchor-type="page" text:anchor-page-number="51" svg:x="2.9382in" svg:y="0.5in" svg:width="2.6252in" svg:height="1in" draw:z-index="751">
        <draw:text-box>
          <text:p text:style-name="Standard">Rosemary<text:line-break/>Plunkett</text:p>
        </draw:text-box>
      </draw:frame>
      <draw:frame draw:style-name="fr1" draw:name="Frame753" text:anchor-type="page" text:anchor-page-number="51" svg:x="5.6882in" svg:y="0.5in" svg:width="2.6252in" svg:height="1in" draw:z-index="752">
        <draw:text-box>
          <text:p text:style-name="Standard">Rosemary<text:line-break/>Plunkett</text:p>
        </draw:text-box>
      </draw:frame>
      <draw:frame draw:style-name="fr1" draw:name="Frame754" text:anchor-type="page" text:anchor-page-number="51" svg:x="0.1882in" svg:y="1.5in" svg:width="2.6252in" svg:height="1in" draw:z-index="753">
        <draw:text-box>
          <text:p text:style-name="Standard">Elizabeth<text:line-break/>Powell</text:p>
        </draw:text-box>
      </draw:frame>
      <draw:frame draw:style-name="fr1" draw:name="Frame755" text:anchor-type="page" text:anchor-page-number="51" svg:x="2.9382in" svg:y="1.5in" svg:width="2.6252in" svg:height="1in" draw:z-index="754">
        <draw:text-box>
          <text:p text:style-name="Standard">Elizabeth<text:line-break/>Powell</text:p>
        </draw:text-box>
      </draw:frame>
      <draw:frame draw:style-name="fr1" draw:name="Frame756" text:anchor-type="page" text:anchor-page-number="51" svg:x="5.6882in" svg:y="1.5in" svg:width="2.6252in" svg:height="1in" draw:z-index="755">
        <draw:text-box>
          <text:p text:style-name="Standard">Elizabeth<text:line-break/>Powell</text:p>
        </draw:text-box>
      </draw:frame>
      <draw:frame draw:style-name="fr1" draw:name="Frame757" text:anchor-type="page" text:anchor-page-number="51" svg:x="0.1882in" svg:y="2.5in" svg:width="2.6252in" svg:height="1in" draw:z-index="756">
        <draw:text-box>
          <text:p text:style-name="Standard">Hannah<text:line-break/>Randall</text:p>
        </draw:text-box>
      </draw:frame>
      <draw:frame draw:style-name="fr1" draw:name="Frame758" text:anchor-type="page" text:anchor-page-number="51" svg:x="2.9382in" svg:y="2.5in" svg:width="2.6252in" svg:height="1in" draw:z-index="757">
        <draw:text-box>
          <text:p text:style-name="Standard">Hannah<text:line-break/>Randall</text:p>
        </draw:text-box>
      </draw:frame>
      <draw:frame draw:style-name="fr1" draw:name="Frame759" text:anchor-type="page" text:anchor-page-number="51" svg:x="5.6882in" svg:y="2.5in" svg:width="2.6252in" svg:height="1in" draw:z-index="758">
        <draw:text-box>
          <text:p text:style-name="Standard">Hannah<text:line-break/>Randall</text:p>
        </draw:text-box>
      </draw:frame>
      <draw:frame draw:style-name="fr1" draw:name="Frame760" text:anchor-type="page" text:anchor-page-number="51" svg:x="0.1882in" svg:y="3.5in" svg:width="2.6252in" svg:height="1in" draw:z-index="759">
        <draw:text-box>
          <text:p text:style-name="Standard">Cheyenne<text:line-break/>Ranes</text:p>
        </draw:text-box>
      </draw:frame>
      <draw:frame draw:style-name="fr1" draw:name="Frame761" text:anchor-type="page" text:anchor-page-number="51" svg:x="2.9382in" svg:y="3.5in" svg:width="2.6252in" svg:height="1in" draw:z-index="760">
        <draw:text-box>
          <text:p text:style-name="Standard">Cheyenne<text:line-break/>Ranes</text:p>
        </draw:text-box>
      </draw:frame>
      <draw:frame draw:style-name="fr1" draw:name="Frame762" text:anchor-type="page" text:anchor-page-number="51" svg:x="5.6882in" svg:y="3.5in" svg:width="2.6252in" svg:height="1in" draw:z-index="761">
        <draw:text-box>
          <text:p text:style-name="Standard">Cheyenne<text:line-break/>Ranes</text:p>
        </draw:text-box>
      </draw:frame>
      <draw:frame draw:style-name="fr1" draw:name="Frame763" text:anchor-type="page" text:anchor-page-number="51" svg:x="0.1882in" svg:y="4.5in" svg:width="2.6252in" svg:height="1in" draw:z-index="762">
        <draw:text-box>
          <text:p text:style-name="Standard">Paige <text:line-break/>Ransom</text:p>
        </draw:text-box>
      </draw:frame>
      <draw:frame draw:style-name="fr1" draw:name="Frame764" text:anchor-type="page" text:anchor-page-number="51" svg:x="2.9382in" svg:y="4.5in" svg:width="2.6252in" svg:height="1in" draw:z-index="763">
        <draw:text-box>
          <text:p text:style-name="Standard">Paige <text:line-break/>Ransom</text:p>
        </draw:text-box>
      </draw:frame>
      <draw:frame draw:style-name="fr1" draw:name="Frame765" text:anchor-type="page" text:anchor-page-number="51" svg:x="5.6882in" svg:y="4.5in" svg:width="2.6252in" svg:height="1in" draw:z-index="764">
        <draw:text-box>
          <text:p text:style-name="Standard">Paige <text:line-break/>Ransom</text:p>
        </draw:text-box>
      </draw:frame>
      <draw:frame draw:style-name="fr1" draw:name="Frame766" text:anchor-type="page" text:anchor-page-number="51" svg:x="0.1882in" svg:y="5.5in" svg:width="2.6252in" svg:height="1in" draw:z-index="765">
        <draw:text-box>
          <text:p text:style-name="Standard">Kassie<text:line-break/>Ratliff</text:p>
        </draw:text-box>
      </draw:frame>
      <draw:frame draw:style-name="fr1" draw:name="Frame767" text:anchor-type="page" text:anchor-page-number="51" svg:x="2.9382in" svg:y="5.5in" svg:width="2.6252in" svg:height="1in" draw:z-index="766">
        <draw:text-box>
          <text:p text:style-name="Standard">Kassie<text:line-break/>Ratliff</text:p>
        </draw:text-box>
      </draw:frame>
      <draw:frame draw:style-name="fr1" draw:name="Frame768" text:anchor-type="page" text:anchor-page-number="51" svg:x="5.6882in" svg:y="5.5in" svg:width="2.6252in" svg:height="1in" draw:z-index="767">
        <draw:text-box>
          <text:p text:style-name="Standard">Kassie<text:line-break/>Ratliff</text:p>
        </draw:text-box>
      </draw:frame>
      <draw:frame draw:style-name="fr1" draw:name="Frame769" text:anchor-type="page" text:anchor-page-number="51" svg:x="0.1882in" svg:y="6.5in" svg:width="2.6252in" svg:height="1in" draw:z-index="768">
        <draw:text-box>
          <text:p text:style-name="Standard">Rosa<text:line-break/>Reyes</text:p>
        </draw:text-box>
      </draw:frame>
      <draw:frame draw:style-name="fr1" draw:name="Frame770" text:anchor-type="page" text:anchor-page-number="51" svg:x="2.9382in" svg:y="6.5in" svg:width="2.6252in" svg:height="1in" draw:z-index="769">
        <draw:text-box>
          <text:p text:style-name="Standard">Rosa<text:line-break/>Reyes</text:p>
        </draw:text-box>
      </draw:frame>
      <draw:frame draw:style-name="fr1" draw:name="Frame771" text:anchor-type="page" text:anchor-page-number="51" svg:x="5.6882in" svg:y="6.5in" svg:width="2.6252in" svg:height="1in" draw:z-index="770">
        <draw:text-box>
          <text:p text:style-name="Standard">Rosa<text:line-break/>Reyes</text:p>
        </draw:text-box>
      </draw:frame>
      <draw:frame draw:style-name="fr1" draw:name="Frame772" text:anchor-type="page" text:anchor-page-number="51" svg:x="0.1882in" svg:y="7.5in" svg:width="2.6252in" svg:height="1in" draw:z-index="771">
        <draw:text-box>
          <text:p text:style-name="Standard">Laura<text:line-break/>Richardson</text:p>
        </draw:text-box>
      </draw:frame>
      <draw:frame draw:style-name="fr1" draw:name="Frame773" text:anchor-type="page" text:anchor-page-number="51" svg:x="2.9382in" svg:y="7.5in" svg:width="2.6252in" svg:height="1in" draw:z-index="772">
        <draw:text-box>
          <text:p text:style-name="Standard">Laura<text:line-break/>Richardson</text:p>
        </draw:text-box>
      </draw:frame>
      <draw:frame draw:style-name="fr1" draw:name="Frame774" text:anchor-type="page" text:anchor-page-number="51" svg:x="5.6882in" svg:y="7.5in" svg:width="2.6252in" svg:height="1in" draw:z-index="773">
        <draw:text-box>
          <text:p text:style-name="Standard">Laura<text:line-break/>Richardson</text:p>
        </draw:text-box>
      </draw:frame>
      <draw:frame draw:style-name="fr1" draw:name="Frame775" text:anchor-type="page" text:anchor-page-number="51" svg:x="0.1882in" svg:y="8.5in" svg:width="2.6252in" svg:height="1in" draw:z-index="774">
        <draw:text-box>
          <text:p text:style-name="Standard">Brittany<text:line-break/>Riggs</text:p>
        </draw:text-box>
      </draw:frame>
      <draw:frame draw:style-name="fr1" draw:name="Frame776" text:anchor-type="page" text:anchor-page-number="51" svg:x="2.9382in" svg:y="8.5in" svg:width="2.6252in" svg:height="1in" draw:z-index="775">
        <draw:text-box>
          <text:p text:style-name="Standard">Brittany<text:line-break/>Riggs</text:p>
        </draw:text-box>
      </draw:frame>
      <draw:frame draw:style-name="fr1" draw:name="Frame777" text:anchor-type="page" text:anchor-page-number="51" svg:x="5.6882in" svg:y="8.5in" svg:width="2.6252in" svg:height="1in" draw:z-index="776">
        <draw:text-box>
          <text:p text:style-name="Standard">Brittany<text:line-break/>Riggs</text:p>
        </draw:text-box>
      </draw:frame>
      <draw:frame draw:style-name="fr1" draw:name="Frame778" text:anchor-type="page" text:anchor-page-number="51" svg:x="0.1882in" svg:y="9.5in" svg:width="2.6252in" svg:height="1in" draw:z-index="777">
        <draw:text-box>
          <text:p text:style-name="Standard">Sierra <text:line-break/>Riley</text:p>
        </draw:text-box>
      </draw:frame>
      <draw:frame draw:style-name="fr1" draw:name="Frame779" text:anchor-type="page" text:anchor-page-number="51" svg:x="2.9382in" svg:y="9.5in" svg:width="2.6252in" svg:height="1in" draw:z-index="778">
        <draw:text-box>
          <text:p text:style-name="Standard">Sierra <text:line-break/>Riley</text:p>
        </draw:text-box>
      </draw:frame>
      <draw:frame draw:style-name="fr1" draw:name="Frame780" text:anchor-type="page" text:anchor-page-number="51" svg:x="5.6882in" svg:y="9.5in" svg:width="2.6252in" svg:height="1in" draw:z-index="779">
        <draw:text-box>
          <text:p text:style-name="Standard">Sierra <text:line-break/>Riley</text:p>
        </draw:text-box>
      </draw:frame>
      <draw:frame draw:style-name="fr1" draw:name="Frame781" text:anchor-type="page" text:anchor-page-number="53" svg:x="0.1882in" svg:y="0.5in" svg:width="2.6252in" svg:height="1in" draw:z-index="780">
        <draw:text-box>
          <text:p text:style-name="Standard">Destiny <text:line-break/>Ritchie</text:p>
        </draw:text-box>
      </draw:frame>
      <draw:frame draw:style-name="fr1" draw:name="Frame782" text:anchor-type="page" text:anchor-page-number="53" svg:x="2.9382in" svg:y="0.5in" svg:width="2.6252in" svg:height="1in" draw:z-index="781">
        <draw:text-box>
          <text:p text:style-name="Standard">Destiny <text:line-break/>Ritchie</text:p>
        </draw:text-box>
      </draw:frame>
      <draw:frame draw:style-name="fr1" draw:name="Frame783" text:anchor-type="page" text:anchor-page-number="53" svg:x="5.6882in" svg:y="0.5in" svg:width="2.6252in" svg:height="1in" draw:z-index="782">
        <draw:text-box>
          <text:p text:style-name="Standard">Destiny <text:line-break/>Ritchie</text:p>
        </draw:text-box>
      </draw:frame>
      <draw:frame draw:style-name="fr1" draw:name="Frame784" text:anchor-type="page" text:anchor-page-number="53" svg:x="0.1882in" svg:y="1.5in" svg:width="2.6252in" svg:height="1in" draw:z-index="783">
        <draw:text-box>
          <text:p text:style-name="Standard">Kimverly<text:line-break/>Rivera-Barragan</text:p>
        </draw:text-box>
      </draw:frame>
      <draw:frame draw:style-name="fr1" draw:name="Frame785" text:anchor-type="page" text:anchor-page-number="53" svg:x="2.9382in" svg:y="1.5in" svg:width="2.6252in" svg:height="1in" draw:z-index="784">
        <draw:text-box>
          <text:p text:style-name="Standard">Kimverly<text:line-break/>Rivera-Barragan</text:p>
        </draw:text-box>
      </draw:frame>
      <draw:frame draw:style-name="fr1" draw:name="Frame786" text:anchor-type="page" text:anchor-page-number="53" svg:x="5.6882in" svg:y="1.5in" svg:width="2.6252in" svg:height="1in" draw:z-index="785">
        <draw:text-box>
          <text:p text:style-name="Standard">Kimverly<text:line-break/>Rivera-Barragan</text:p>
        </draw:text-box>
      </draw:frame>
      <draw:frame draw:style-name="fr1" draw:name="Frame787" text:anchor-type="page" text:anchor-page-number="53" svg:x="0.1882in" svg:y="2.5in" svg:width="2.6252in" svg:height="1in" draw:z-index="786">
        <draw:text-box>
          <text:p text:style-name="Standard">Lindsay<text:line-break/>Rose</text:p>
        </draw:text-box>
      </draw:frame>
      <draw:frame draw:style-name="fr1" draw:name="Frame788" text:anchor-type="page" text:anchor-page-number="53" svg:x="2.9382in" svg:y="2.5in" svg:width="2.6252in" svg:height="1in" draw:z-index="787">
        <draw:text-box>
          <text:p text:style-name="Standard">Lindsay<text:line-break/>Rose</text:p>
        </draw:text-box>
      </draw:frame>
      <draw:frame draw:style-name="fr1" draw:name="Frame789" text:anchor-type="page" text:anchor-page-number="53" svg:x="5.6882in" svg:y="2.5in" svg:width="2.6252in" svg:height="1in" draw:z-index="788">
        <draw:text-box>
          <text:p text:style-name="Standard">Lindsay<text:line-break/>Rose</text:p>
        </draw:text-box>
      </draw:frame>
      <draw:frame draw:style-name="fr1" draw:name="Frame790" text:anchor-type="page" text:anchor-page-number="53" svg:x="0.1882in" svg:y="3.5in" svg:width="2.6252in" svg:height="1in" draw:z-index="789">
        <draw:text-box>
          <text:p text:style-name="Standard">Jessie<text:line-break/>Rudde</text:p>
        </draw:text-box>
      </draw:frame>
      <draw:frame draw:style-name="fr1" draw:name="Frame791" text:anchor-type="page" text:anchor-page-number="53" svg:x="2.9382in" svg:y="3.5in" svg:width="2.6252in" svg:height="1in" draw:z-index="790">
        <draw:text-box>
          <text:p text:style-name="Standard">Jessie<text:line-break/>Rudde</text:p>
        </draw:text-box>
      </draw:frame>
      <draw:frame draw:style-name="fr1" draw:name="Frame792" text:anchor-type="page" text:anchor-page-number="53" svg:x="5.6882in" svg:y="3.5in" svg:width="2.6252in" svg:height="1in" draw:z-index="791">
        <draw:text-box>
          <text:p text:style-name="Standard">Jessie<text:line-break/>Rudde</text:p>
        </draw:text-box>
      </draw:frame>
      <draw:frame draw:style-name="fr1" draw:name="Frame793" text:anchor-type="page" text:anchor-page-number="53" svg:x="0.1882in" svg:y="4.5in" svg:width="2.6252in" svg:height="1in" draw:z-index="792">
        <draw:text-box>
          <text:p text:style-name="Standard">Amanda<text:line-break/>Russell</text:p>
        </draw:text-box>
      </draw:frame>
      <draw:frame draw:style-name="fr1" draw:name="Frame794" text:anchor-type="page" text:anchor-page-number="53" svg:x="2.9382in" svg:y="4.5in" svg:width="2.6252in" svg:height="1in" draw:z-index="793">
        <draw:text-box>
          <text:p text:style-name="Standard">Amanda<text:line-break/>Russell</text:p>
        </draw:text-box>
      </draw:frame>
      <draw:frame draw:style-name="fr1" draw:name="Frame795" text:anchor-type="page" text:anchor-page-number="53" svg:x="5.6882in" svg:y="4.5in" svg:width="2.6252in" svg:height="1in" draw:z-index="794">
        <draw:text-box>
          <text:p text:style-name="Standard">Amanda<text:line-break/>Russell</text:p>
        </draw:text-box>
      </draw:frame>
      <draw:frame draw:style-name="fr1" draw:name="Frame796" text:anchor-type="page" text:anchor-page-number="53" svg:x="0.1882in" svg:y="5.5in" svg:width="2.6252in" svg:height="1in" draw:z-index="795">
        <draw:text-box>
          <text:p text:style-name="Standard">Cheyenne<text:line-break/>Sauer</text:p>
        </draw:text-box>
      </draw:frame>
      <draw:frame draw:style-name="fr1" draw:name="Frame797" text:anchor-type="page" text:anchor-page-number="53" svg:x="2.9382in" svg:y="5.5in" svg:width="2.6252in" svg:height="1in" draw:z-index="796">
        <draw:text-box>
          <text:p text:style-name="Standard">Cheyenne<text:line-break/>Sauer</text:p>
        </draw:text-box>
      </draw:frame>
      <draw:frame draw:style-name="fr1" draw:name="Frame798" text:anchor-type="page" text:anchor-page-number="53" svg:x="5.6882in" svg:y="5.5in" svg:width="2.6252in" svg:height="1in" draw:z-index="797">
        <draw:text-box>
          <text:p text:style-name="Standard">Cheyenne<text:line-break/>Sauer</text:p>
        </draw:text-box>
      </draw:frame>
      <draw:frame draw:style-name="fr1" draw:name="Frame799" text:anchor-type="page" text:anchor-page-number="53" svg:x="0.1882in" svg:y="6.5in" svg:width="2.6252in" svg:height="1in" draw:z-index="798">
        <draw:text-box>
          <text:p text:style-name="Standard">Pryzm <text:line-break/>Saylor</text:p>
        </draw:text-box>
      </draw:frame>
      <draw:frame draw:style-name="fr1" draw:name="Frame800" text:anchor-type="page" text:anchor-page-number="53" svg:x="2.9382in" svg:y="6.5in" svg:width="2.6252in" svg:height="1in" draw:z-index="799">
        <draw:text-box>
          <text:p text:style-name="Standard">Pryzm <text:line-break/>Saylor</text:p>
        </draw:text-box>
      </draw:frame>
      <draw:frame draw:style-name="fr1" draw:name="Frame801" text:anchor-type="page" text:anchor-page-number="53" svg:x="5.6882in" svg:y="6.5in" svg:width="2.6252in" svg:height="1in" draw:z-index="800">
        <draw:text-box>
          <text:p text:style-name="Standard">Pryzm <text:line-break/>Saylor</text:p>
        </draw:text-box>
      </draw:frame>
      <draw:frame draw:style-name="fr1" draw:name="Frame802" text:anchor-type="page" text:anchor-page-number="53" svg:x="0.1882in" svg:y="7.5in" svg:width="2.6252in" svg:height="1in" draw:z-index="801">
        <draw:text-box>
          <text:p text:style-name="Standard">Celina<text:line-break/>Scott</text:p>
        </draw:text-box>
      </draw:frame>
      <draw:frame draw:style-name="fr1" draw:name="Frame803" text:anchor-type="page" text:anchor-page-number="53" svg:x="2.9382in" svg:y="7.5in" svg:width="2.6252in" svg:height="1in" draw:z-index="802">
        <draw:text-box>
          <text:p text:style-name="Standard">Celina<text:line-break/>Scott</text:p>
        </draw:text-box>
      </draw:frame>
      <draw:frame draw:style-name="fr1" draw:name="Frame804" text:anchor-type="page" text:anchor-page-number="53" svg:x="5.6882in" svg:y="7.5in" svg:width="2.6252in" svg:height="1in" draw:z-index="803">
        <draw:text-box>
          <text:p text:style-name="Standard">Celina<text:line-break/>Scott</text:p>
        </draw:text-box>
      </draw:frame>
      <draw:frame draw:style-name="fr1" draw:name="Frame805" text:anchor-type="page" text:anchor-page-number="53" svg:x="0.1882in" svg:y="8.5in" svg:width="2.6252in" svg:height="1in" draw:z-index="804">
        <draw:text-box>
          <text:p text:style-name="Standard">Charlotte<text:line-break/>Shaffer</text:p>
        </draw:text-box>
      </draw:frame>
      <draw:frame draw:style-name="fr1" draw:name="Frame806" text:anchor-type="page" text:anchor-page-number="53" svg:x="2.9382in" svg:y="8.5in" svg:width="2.6252in" svg:height="1in" draw:z-index="805">
        <draw:text-box>
          <text:p text:style-name="Standard">Charlotte<text:line-break/>Shaffer</text:p>
        </draw:text-box>
      </draw:frame>
      <draw:frame draw:style-name="fr1" draw:name="Frame807" text:anchor-type="page" text:anchor-page-number="53" svg:x="5.6882in" svg:y="8.5in" svg:width="2.6252in" svg:height="1in" draw:z-index="806">
        <draw:text-box>
          <text:p text:style-name="Standard">Charlotte<text:line-break/>Shaffer</text:p>
        </draw:text-box>
      </draw:frame>
      <draw:frame draw:style-name="fr1" draw:name="Frame808" text:anchor-type="page" text:anchor-page-number="53" svg:x="0.1882in" svg:y="9.5in" svg:width="2.6252in" svg:height="1in" draw:z-index="807">
        <draw:text-box>
          <text:p text:style-name="Standard">Chasity <text:line-break/>Shepherd </text:p>
        </draw:text-box>
      </draw:frame>
      <draw:frame draw:style-name="fr1" draw:name="Frame809" text:anchor-type="page" text:anchor-page-number="53" svg:x="2.9382in" svg:y="9.5in" svg:width="2.6252in" svg:height="1in" draw:z-index="808">
        <draw:text-box>
          <text:p text:style-name="Standard">Chasity <text:line-break/>Shepherd </text:p>
        </draw:text-box>
      </draw:frame>
      <draw:frame draw:style-name="fr1" draw:name="Frame810" text:anchor-type="page" text:anchor-page-number="53" svg:x="5.6882in" svg:y="9.5in" svg:width="2.6252in" svg:height="1in" draw:z-index="809">
        <draw:text-box>
          <text:p text:style-name="Standard">Chasity <text:line-break/>Shepherd </text:p>
        </draw:text-box>
      </draw:frame>
      <draw:frame draw:style-name="fr1" draw:name="Frame811" text:anchor-type="page" text:anchor-page-number="55" svg:x="0.1882in" svg:y="0.5in" svg:width="2.6252in" svg:height="1in" draw:z-index="810">
        <draw:text-box>
          <text:p text:style-name="Standard">Joanna<text:line-break/>Shutt</text:p>
        </draw:text-box>
      </draw:frame>
      <draw:frame draw:style-name="fr1" draw:name="Frame812" text:anchor-type="page" text:anchor-page-number="55" svg:x="2.9382in" svg:y="0.5in" svg:width="2.6252in" svg:height="1in" draw:z-index="811">
        <draw:text-box>
          <text:p text:style-name="Standard">Joanna<text:line-break/>Shutt</text:p>
        </draw:text-box>
      </draw:frame>
      <draw:frame draw:style-name="fr1" draw:name="Frame813" text:anchor-type="page" text:anchor-page-number="55" svg:x="5.6882in" svg:y="0.5in" svg:width="2.6252in" svg:height="1in" draw:z-index="812">
        <draw:text-box>
          <text:p text:style-name="Standard">Joanna<text:line-break/>Shutt</text:p>
        </draw:text-box>
      </draw:frame>
      <draw:frame draw:style-name="fr1" draw:name="Frame814" text:anchor-type="page" text:anchor-page-number="55" svg:x="0.1882in" svg:y="1.5in" svg:width="2.6252in" svg:height="1in" draw:z-index="813">
        <draw:text-box>
          <text:p text:style-name="Standard">Janie<text:line-break/>Simmons</text:p>
        </draw:text-box>
      </draw:frame>
      <draw:frame draw:style-name="fr1" draw:name="Frame815" text:anchor-type="page" text:anchor-page-number="55" svg:x="2.9382in" svg:y="1.5in" svg:width="2.6252in" svg:height="1in" draw:z-index="814">
        <draw:text-box>
          <text:p text:style-name="Standard">Janie<text:line-break/>Simmons</text:p>
        </draw:text-box>
      </draw:frame>
      <draw:frame draw:style-name="fr1" draw:name="Frame816" text:anchor-type="page" text:anchor-page-number="55" svg:x="5.6882in" svg:y="1.5in" svg:width="2.6252in" svg:height="1in" draw:z-index="815">
        <draw:text-box>
          <text:p text:style-name="Standard">Janie<text:line-break/>Simmons</text:p>
        </draw:text-box>
      </draw:frame>
      <draw:frame draw:style-name="fr1" draw:name="Frame817" text:anchor-type="page" text:anchor-page-number="55" svg:x="0.1882in" svg:y="2.5in" svg:width="2.6252in" svg:height="1in" draw:z-index="816">
        <draw:text-box>
          <text:p text:style-name="Standard">Jordan<text:line-break/>Skarl</text:p>
        </draw:text-box>
      </draw:frame>
      <draw:frame draw:style-name="fr1" draw:name="Frame818" text:anchor-type="page" text:anchor-page-number="55" svg:x="2.9382in" svg:y="2.5in" svg:width="2.6252in" svg:height="1in" draw:z-index="817">
        <draw:text-box>
          <text:p text:style-name="Standard">Jordan<text:line-break/>Skarl</text:p>
        </draw:text-box>
      </draw:frame>
      <draw:frame draw:style-name="fr1" draw:name="Frame819" text:anchor-type="page" text:anchor-page-number="55" svg:x="5.6882in" svg:y="2.5in" svg:width="2.6252in" svg:height="1in" draw:z-index="818">
        <draw:text-box>
          <text:p text:style-name="Standard">Jordan<text:line-break/>Skarl</text:p>
        </draw:text-box>
      </draw:frame>
      <draw:frame draw:style-name="fr1" draw:name="Frame820" text:anchor-type="page" text:anchor-page-number="55" svg:x="0.1882in" svg:y="3.5in" svg:width="2.6252in" svg:height="1in" draw:z-index="819">
        <draw:text-box>
          <text:p text:style-name="Standard">Cera<text:line-break/>Slone-Bruns</text:p>
        </draw:text-box>
      </draw:frame>
      <draw:frame draw:style-name="fr1" draw:name="Frame821" text:anchor-type="page" text:anchor-page-number="55" svg:x="2.9382in" svg:y="3.5in" svg:width="2.6252in" svg:height="1in" draw:z-index="820">
        <draw:text-box>
          <text:p text:style-name="Standard">Cera<text:line-break/>Slone-Bruns</text:p>
        </draw:text-box>
      </draw:frame>
      <draw:frame draw:style-name="fr1" draw:name="Frame822" text:anchor-type="page" text:anchor-page-number="55" svg:x="5.6882in" svg:y="3.5in" svg:width="2.6252in" svg:height="1in" draw:z-index="821">
        <draw:text-box>
          <text:p text:style-name="Standard">Cera<text:line-break/>Slone-Bruns</text:p>
        </draw:text-box>
      </draw:frame>
      <draw:frame draw:style-name="fr1" draw:name="Frame823" text:anchor-type="page" text:anchor-page-number="55" svg:x="0.1882in" svg:y="4.5in" svg:width="2.6252in" svg:height="1in" draw:z-index="822">
        <draw:text-box>
          <text:p text:style-name="Standard">Dalmesha <text:line-break/>Sloss</text:p>
        </draw:text-box>
      </draw:frame>
      <draw:frame draw:style-name="fr1" draw:name="Frame824" text:anchor-type="page" text:anchor-page-number="55" svg:x="2.9382in" svg:y="4.5in" svg:width="2.6252in" svg:height="1in" draw:z-index="823">
        <draw:text-box>
          <text:p text:style-name="Standard">Dalmesha <text:line-break/>Sloss</text:p>
        </draw:text-box>
      </draw:frame>
      <draw:frame draw:style-name="fr1" draw:name="Frame825" text:anchor-type="page" text:anchor-page-number="55" svg:x="5.6882in" svg:y="4.5in" svg:width="2.6252in" svg:height="1in" draw:z-index="824">
        <draw:text-box>
          <text:p text:style-name="Standard">Dalmesha <text:line-break/>Sloss</text:p>
        </draw:text-box>
      </draw:frame>
      <draw:frame draw:style-name="fr1" draw:name="Frame826" text:anchor-type="page" text:anchor-page-number="55" svg:x="0.1882in" svg:y="5.5in" svg:width="2.6252in" svg:height="1in" draw:z-index="825">
        <draw:text-box>
          <text:p text:style-name="Standard">Doria<text:line-break/>Slusher</text:p>
        </draw:text-box>
      </draw:frame>
      <draw:frame draw:style-name="fr1" draw:name="Frame827" text:anchor-type="page" text:anchor-page-number="55" svg:x="2.9382in" svg:y="5.5in" svg:width="2.6252in" svg:height="1in" draw:z-index="826">
        <draw:text-box>
          <text:p text:style-name="Standard">Doria<text:line-break/>Slusher</text:p>
        </draw:text-box>
      </draw:frame>
      <draw:frame draw:style-name="fr1" draw:name="Frame828" text:anchor-type="page" text:anchor-page-number="55" svg:x="5.6882in" svg:y="5.5in" svg:width="2.6252in" svg:height="1in" draw:z-index="827">
        <draw:text-box>
          <text:p text:style-name="Standard">Doria<text:line-break/>Slusher</text:p>
        </draw:text-box>
      </draw:frame>
      <draw:frame draw:style-name="fr1" draw:name="Frame829" text:anchor-type="page" text:anchor-page-number="55" svg:x="0.1882in" svg:y="6.5in" svg:width="2.6252in" svg:height="1in" draw:z-index="828">
        <draw:text-box>
          <text:p text:style-name="Standard">Brooklyn<text:line-break/>Smith</text:p>
        </draw:text-box>
      </draw:frame>
      <draw:frame draw:style-name="fr1" draw:name="Frame830" text:anchor-type="page" text:anchor-page-number="55" svg:x="2.9382in" svg:y="6.5in" svg:width="2.6252in" svg:height="1in" draw:z-index="829">
        <draw:text-box>
          <text:p text:style-name="Standard">Danasha<text:line-break/>smith</text:p>
        </draw:text-box>
      </draw:frame>
      <draw:frame draw:style-name="fr1" draw:name="Frame831" text:anchor-type="page" text:anchor-page-number="55" svg:x="5.6882in" svg:y="6.5in" svg:width="2.6252in" svg:height="1in" draw:z-index="830">
        <draw:text-box>
          <text:p text:style-name="Standard">Brooklyn<text:line-break/>Smith</text:p>
        </draw:text-box>
      </draw:frame>
      <draw:frame draw:style-name="fr1" draw:name="Frame832" text:anchor-type="page" text:anchor-page-number="55" svg:x="0.1882in" svg:y="7.5in" svg:width="2.6252in" svg:height="1in" draw:z-index="831">
        <draw:text-box>
          <text:p text:style-name="Standard">Danasha<text:line-break/>smith</text:p>
        </draw:text-box>
      </draw:frame>
      <draw:frame draw:style-name="fr1" draw:name="Frame833" text:anchor-type="page" text:anchor-page-number="55" svg:x="2.9382in" svg:y="7.5in" svg:width="2.6252in" svg:height="1in" draw:z-index="832">
        <draw:text-box>
          <text:p text:style-name="Standard">Brooklyn<text:line-break/>Smith</text:p>
        </draw:text-box>
      </draw:frame>
      <draw:frame draw:style-name="fr1" draw:name="Frame834" text:anchor-type="page" text:anchor-page-number="55" svg:x="5.6882in" svg:y="7.5in" svg:width="2.6252in" svg:height="1in" draw:z-index="833">
        <draw:text-box>
          <text:p text:style-name="Standard">Danasha<text:line-break/>smith</text:p>
        </draw:text-box>
      </draw:frame>
      <draw:frame draw:style-name="fr1" draw:name="Frame835" text:anchor-type="page" text:anchor-page-number="55" svg:x="0.1882in" svg:y="8.5in" svg:width="2.6252in" svg:height="1in" draw:z-index="834">
        <draw:text-box>
          <text:p text:style-name="Standard">brittany<text:line-break/>snodgrass</text:p>
        </draw:text-box>
      </draw:frame>
      <draw:frame draw:style-name="fr1" draw:name="Frame836" text:anchor-type="page" text:anchor-page-number="55" svg:x="2.9382in" svg:y="8.5in" svg:width="2.6252in" svg:height="1in" draw:z-index="835">
        <draw:text-box>
          <text:p text:style-name="Standard">brittany<text:line-break/>snodgrass</text:p>
        </draw:text-box>
      </draw:frame>
      <draw:frame draw:style-name="fr1" draw:name="Frame837" text:anchor-type="page" text:anchor-page-number="55" svg:x="5.6882in" svg:y="8.5in" svg:width="2.6252in" svg:height="1in" draw:z-index="836">
        <draw:text-box>
          <text:p text:style-name="Standard">brittany<text:line-break/>snodgrass</text:p>
        </draw:text-box>
      </draw:frame>
      <draw:frame draw:style-name="fr1" draw:name="Frame838" text:anchor-type="page" text:anchor-page-number="55" svg:x="0.1882in" svg:y="9.5in" svg:width="2.6252in" svg:height="1in" draw:z-index="837">
        <draw:text-box>
          <text:p text:style-name="Standard">Carolyn<text:line-break/>Soukup</text:p>
        </draw:text-box>
      </draw:frame>
      <draw:frame draw:style-name="fr1" draw:name="Frame839" text:anchor-type="page" text:anchor-page-number="55" svg:x="2.9382in" svg:y="9.5in" svg:width="2.6252in" svg:height="1in" draw:z-index="838">
        <draw:text-box>
          <text:p text:style-name="Standard">Carolyn<text:line-break/>Soukup</text:p>
        </draw:text-box>
      </draw:frame>
      <draw:frame draw:style-name="fr1" draw:name="Frame840" text:anchor-type="page" text:anchor-page-number="55" svg:x="5.6882in" svg:y="9.5in" svg:width="2.6252in" svg:height="1in" draw:z-index="839">
        <draw:text-box>
          <text:p text:style-name="Standard">Carolyn<text:line-break/>Soukup</text:p>
        </draw:text-box>
      </draw:frame>
      <draw:frame draw:style-name="fr1" draw:name="Frame841" text:anchor-type="page" text:anchor-page-number="57" svg:x="0.1882in" svg:y="0.5in" svg:width="2.6252in" svg:height="1in" draw:z-index="840">
        <draw:text-box>
          <text:p text:style-name="Standard">Demi<text:line-break/>Stanbary</text:p>
        </draw:text-box>
      </draw:frame>
      <draw:frame draw:style-name="fr1" draw:name="Frame842" text:anchor-type="page" text:anchor-page-number="57" svg:x="2.9382in" svg:y="0.5in" svg:width="2.6252in" svg:height="1in" draw:z-index="841">
        <draw:text-box>
          <text:p text:style-name="Standard">Demi<text:line-break/>Stanbary</text:p>
        </draw:text-box>
      </draw:frame>
      <draw:frame draw:style-name="fr1" draw:name="Frame843" text:anchor-type="page" text:anchor-page-number="57" svg:x="5.6882in" svg:y="0.5in" svg:width="2.6252in" svg:height="1in" draw:z-index="842">
        <draw:text-box>
          <text:p text:style-name="Standard">Demi<text:line-break/>Stanbary</text:p>
        </draw:text-box>
      </draw:frame>
      <draw:frame draw:style-name="fr1" draw:name="Frame844" text:anchor-type="page" text:anchor-page-number="57" svg:x="0.1882in" svg:y="1.5in" svg:width="2.6252in" svg:height="1in" draw:z-index="843">
        <draw:text-box>
          <text:p text:style-name="Standard">DeAsia<text:line-break/>Steed</text:p>
        </draw:text-box>
      </draw:frame>
      <draw:frame draw:style-name="fr1" draw:name="Frame845" text:anchor-type="page" text:anchor-page-number="57" svg:x="2.9382in" svg:y="1.5in" svg:width="2.6252in" svg:height="1in" draw:z-index="844">
        <draw:text-box>
          <text:p text:style-name="Standard">DeAsia<text:line-break/>Steed</text:p>
        </draw:text-box>
      </draw:frame>
      <draw:frame draw:style-name="fr1" draw:name="Frame846" text:anchor-type="page" text:anchor-page-number="57" svg:x="5.6882in" svg:y="1.5in" svg:width="2.6252in" svg:height="1in" draw:z-index="845">
        <draw:text-box>
          <text:p text:style-name="Standard">DeAsia<text:line-break/>Steed</text:p>
        </draw:text-box>
      </draw:frame>
      <draw:frame draw:style-name="fr1" draw:name="Frame847" text:anchor-type="page" text:anchor-page-number="57" svg:x="0.1882in" svg:y="2.5in" svg:width="2.6252in" svg:height="1in" draw:z-index="846">
        <draw:text-box>
          <text:p text:style-name="Standard">Haleigh<text:line-break/>Steele</text:p>
        </draw:text-box>
      </draw:frame>
      <draw:frame draw:style-name="fr1" draw:name="Frame848" text:anchor-type="page" text:anchor-page-number="57" svg:x="2.9382in" svg:y="2.5in" svg:width="2.6252in" svg:height="1in" draw:z-index="847">
        <draw:text-box>
          <text:p text:style-name="Standard">Haleigh<text:line-break/>Steele</text:p>
        </draw:text-box>
      </draw:frame>
      <draw:frame draw:style-name="fr1" draw:name="Frame849" text:anchor-type="page" text:anchor-page-number="57" svg:x="5.6882in" svg:y="2.5in" svg:width="2.6252in" svg:height="1in" draw:z-index="848">
        <draw:text-box>
          <text:p text:style-name="Standard">Haleigh<text:line-break/>Steele</text:p>
        </draw:text-box>
      </draw:frame>
      <draw:frame draw:style-name="fr1" draw:name="Frame850" text:anchor-type="page" text:anchor-page-number="57" svg:x="0.1882in" svg:y="3.5in" svg:width="2.6252in" svg:height="1in" draw:z-index="849">
        <draw:text-box>
          <text:p text:style-name="Standard">Calea<text:line-break/>Stegall</text:p>
        </draw:text-box>
      </draw:frame>
      <draw:frame draw:style-name="fr1" draw:name="Frame851" text:anchor-type="page" text:anchor-page-number="57" svg:x="2.9382in" svg:y="3.5in" svg:width="2.6252in" svg:height="1in" draw:z-index="850">
        <draw:text-box>
          <text:p text:style-name="Standard">Calea<text:line-break/>Stegall</text:p>
        </draw:text-box>
      </draw:frame>
      <draw:frame draw:style-name="fr1" draw:name="Frame852" text:anchor-type="page" text:anchor-page-number="57" svg:x="5.6882in" svg:y="3.5in" svg:width="2.6252in" svg:height="1in" draw:z-index="851">
        <draw:text-box>
          <text:p text:style-name="Standard">Calea<text:line-break/>Stegall</text:p>
        </draw:text-box>
      </draw:frame>
      <draw:frame draw:style-name="fr1" draw:name="Frame853" text:anchor-type="page" text:anchor-page-number="57" svg:x="0.1882in" svg:y="4.5in" svg:width="2.6252in" svg:height="1in" draw:z-index="852">
        <draw:text-box>
          <text:p text:style-name="Standard">Kayla<text:line-break/>Steiner</text:p>
        </draw:text-box>
      </draw:frame>
      <draw:frame draw:style-name="fr1" draw:name="Frame854" text:anchor-type="page" text:anchor-page-number="57" svg:x="2.9382in" svg:y="4.5in" svg:width="2.6252in" svg:height="1in" draw:z-index="853">
        <draw:text-box>
          <text:p text:style-name="Standard">Kayla<text:line-break/>Steiner</text:p>
        </draw:text-box>
      </draw:frame>
      <draw:frame draw:style-name="fr1" draw:name="Frame855" text:anchor-type="page" text:anchor-page-number="57" svg:x="5.6882in" svg:y="4.5in" svg:width="2.6252in" svg:height="1in" draw:z-index="854">
        <draw:text-box>
          <text:p text:style-name="Standard">Kayla<text:line-break/>Steiner</text:p>
        </draw:text-box>
      </draw:frame>
      <draw:frame draw:style-name="fr1" draw:name="Frame856" text:anchor-type="page" text:anchor-page-number="57" svg:x="0.1882in" svg:y="5.5in" svg:width="2.6252in" svg:height="1in" draw:z-index="855">
        <draw:text-box>
          <text:p text:style-name="Standard">Destiney <text:line-break/>Steinfeld</text:p>
        </draw:text-box>
      </draw:frame>
      <draw:frame draw:style-name="fr1" draw:name="Frame857" text:anchor-type="page" text:anchor-page-number="57" svg:x="2.9382in" svg:y="5.5in" svg:width="2.6252in" svg:height="1in" draw:z-index="856">
        <draw:text-box>
          <text:p text:style-name="Standard">Destiney <text:line-break/>Steinfeld</text:p>
        </draw:text-box>
      </draw:frame>
      <draw:frame draw:style-name="fr1" draw:name="Frame858" text:anchor-type="page" text:anchor-page-number="57" svg:x="5.6882in" svg:y="5.5in" svg:width="2.6252in" svg:height="1in" draw:z-index="857">
        <draw:text-box>
          <text:p text:style-name="Standard">Destiney <text:line-break/>Steinfeld</text:p>
        </draw:text-box>
      </draw:frame>
      <draw:frame draw:style-name="fr1" draw:name="Frame859" text:anchor-type="page" text:anchor-page-number="57" svg:x="0.1882in" svg:y="6.5in" svg:width="2.6252in" svg:height="1in" draw:z-index="858">
        <draw:text-box>
          <text:p text:style-name="Standard">Hayley <text:line-break/>Stephenson</text:p>
        </draw:text-box>
      </draw:frame>
      <draw:frame draw:style-name="fr1" draw:name="Frame860" text:anchor-type="page" text:anchor-page-number="57" svg:x="2.9382in" svg:y="6.5in" svg:width="2.6252in" svg:height="1in" draw:z-index="859">
        <draw:text-box>
          <text:p text:style-name="Standard">Hayley <text:line-break/>Stephenson</text:p>
        </draw:text-box>
      </draw:frame>
      <draw:frame draw:style-name="fr1" draw:name="Frame861" text:anchor-type="page" text:anchor-page-number="57" svg:x="5.6882in" svg:y="6.5in" svg:width="2.6252in" svg:height="1in" draw:z-index="860">
        <draw:text-box>
          <text:p text:style-name="Standard">Hayley <text:line-break/>Stephenson</text:p>
        </draw:text-box>
      </draw:frame>
      <draw:frame draw:style-name="fr1" draw:name="Frame862" text:anchor-type="page" text:anchor-page-number="57" svg:x="0.1882in" svg:y="7.5in" svg:width="2.6252in" svg:height="1in" draw:z-index="861">
        <draw:text-box>
          <text:p text:style-name="Standard">Hannah <text:line-break/>Stien </text:p>
        </draw:text-box>
      </draw:frame>
      <draw:frame draw:style-name="fr1" draw:name="Frame863" text:anchor-type="page" text:anchor-page-number="57" svg:x="2.9382in" svg:y="7.5in" svg:width="2.6252in" svg:height="1in" draw:z-index="862">
        <draw:text-box>
          <text:p text:style-name="Standard">Hannah <text:line-break/>Stien </text:p>
        </draw:text-box>
      </draw:frame>
      <draw:frame draw:style-name="fr1" draw:name="Frame864" text:anchor-type="page" text:anchor-page-number="57" svg:x="5.6882in" svg:y="7.5in" svg:width="2.6252in" svg:height="1in" draw:z-index="863">
        <draw:text-box>
          <text:p text:style-name="Standard">Hannah <text:line-break/>Stien </text:p>
        </draw:text-box>
      </draw:frame>
      <draw:frame draw:style-name="fr1" draw:name="Frame865" text:anchor-type="page" text:anchor-page-number="57" svg:x="0.1882in" svg:y="8.5in" svg:width="2.6252in" svg:height="1in" draw:z-index="864">
        <draw:text-box>
          <text:p text:style-name="Standard">Jasmine<text:line-break/>Stienmetz</text:p>
        </draw:text-box>
      </draw:frame>
      <draw:frame draw:style-name="fr1" draw:name="Frame866" text:anchor-type="page" text:anchor-page-number="57" svg:x="2.9382in" svg:y="8.5in" svg:width="2.6252in" svg:height="1in" draw:z-index="865">
        <draw:text-box>
          <text:p text:style-name="Standard">Jasmine<text:line-break/>Stienmetz</text:p>
        </draw:text-box>
      </draw:frame>
      <draw:frame draw:style-name="fr1" draw:name="Frame867" text:anchor-type="page" text:anchor-page-number="57" svg:x="5.6882in" svg:y="8.5in" svg:width="2.6252in" svg:height="1in" draw:z-index="866">
        <draw:text-box>
          <text:p text:style-name="Standard">Jasmine<text:line-break/>Stienmetz</text:p>
        </draw:text-box>
      </draw:frame>
      <draw:frame draw:style-name="fr1" draw:name="Frame868" text:anchor-type="page" text:anchor-page-number="57" svg:x="0.1882in" svg:y="9.5in" svg:width="2.6252in" svg:height="1in" draw:z-index="867">
        <draw:text-box>
          <text:p text:style-name="Standard">Emily<text:line-break/>Strait</text:p>
        </draw:text-box>
      </draw:frame>
      <draw:frame draw:style-name="fr1" draw:name="Frame869" text:anchor-type="page" text:anchor-page-number="57" svg:x="2.9382in" svg:y="9.5in" svg:width="2.6252in" svg:height="1in" draw:z-index="868">
        <draw:text-box>
          <text:p text:style-name="Standard">Emily<text:line-break/>Strait</text:p>
        </draw:text-box>
      </draw:frame>
      <draw:frame draw:style-name="fr1" draw:name="Frame870" text:anchor-type="page" text:anchor-page-number="57" svg:x="5.6882in" svg:y="9.5in" svg:width="2.6252in" svg:height="1in" draw:z-index="869">
        <draw:text-box>
          <text:p text:style-name="Standard">Emily<text:line-break/>Strait</text:p>
        </draw:text-box>
      </draw:frame>
      <draw:frame draw:style-name="fr1" draw:name="Frame871" text:anchor-type="page" text:anchor-page-number="59" svg:x="0.1882in" svg:y="0.5in" svg:width="2.6252in" svg:height="1in" draw:z-index="870">
        <draw:text-box>
          <text:p text:style-name="Standard">Angela<text:line-break/>Sullivan</text:p>
        </draw:text-box>
      </draw:frame>
      <draw:frame draw:style-name="fr1" draw:name="Frame872" text:anchor-type="page" text:anchor-page-number="59" svg:x="2.9382in" svg:y="0.5in" svg:width="2.6252in" svg:height="1in" draw:z-index="871">
        <draw:text-box>
          <text:p text:style-name="Standard">Angela<text:line-break/>Sullivan</text:p>
        </draw:text-box>
      </draw:frame>
      <draw:frame draw:style-name="fr1" draw:name="Frame873" text:anchor-type="page" text:anchor-page-number="59" svg:x="5.6882in" svg:y="0.5in" svg:width="2.6252in" svg:height="1in" draw:z-index="872">
        <draw:text-box>
          <text:p text:style-name="Standard">Angela<text:line-break/>Sullivan</text:p>
        </draw:text-box>
      </draw:frame>
      <draw:frame draw:style-name="fr1" draw:name="Frame874" text:anchor-type="page" text:anchor-page-number="59" svg:x="0.1882in" svg:y="1.5in" svg:width="2.6252in" svg:height="1in" draw:z-index="873">
        <draw:text-box>
          <text:p text:style-name="Standard">Courtney<text:line-break/>Switzer</text:p>
        </draw:text-box>
      </draw:frame>
      <draw:frame draw:style-name="fr1" draw:name="Frame875" text:anchor-type="page" text:anchor-page-number="59" svg:x="2.9382in" svg:y="1.5in" svg:width="2.6252in" svg:height="1in" draw:z-index="874">
        <draw:text-box>
          <text:p text:style-name="Standard">Courtney<text:line-break/>Switzer</text:p>
        </draw:text-box>
      </draw:frame>
      <draw:frame draw:style-name="fr1" draw:name="Frame876" text:anchor-type="page" text:anchor-page-number="59" svg:x="5.6882in" svg:y="1.5in" svg:width="2.6252in" svg:height="1in" draw:z-index="875">
        <draw:text-box>
          <text:p text:style-name="Standard">Courtney<text:line-break/>Switzer</text:p>
        </draw:text-box>
      </draw:frame>
      <draw:frame draw:style-name="fr1" draw:name="Frame877" text:anchor-type="page" text:anchor-page-number="59" svg:x="0.1882in" svg:y="2.5in" svg:width="2.6252in" svg:height="1in" draw:z-index="876">
        <draw:text-box>
          <text:p text:style-name="Standard">Vanessa <text:line-break/>Tafolla</text:p>
        </draw:text-box>
      </draw:frame>
      <draw:frame draw:style-name="fr1" draw:name="Frame878" text:anchor-type="page" text:anchor-page-number="59" svg:x="2.9382in" svg:y="2.5in" svg:width="2.6252in" svg:height="1in" draw:z-index="877">
        <draw:text-box>
          <text:p text:style-name="Standard">Vanessa <text:line-break/>Tafolla</text:p>
        </draw:text-box>
      </draw:frame>
      <draw:frame draw:style-name="fr1" draw:name="Frame879" text:anchor-type="page" text:anchor-page-number="59" svg:x="5.6882in" svg:y="2.5in" svg:width="2.6252in" svg:height="1in" draw:z-index="878">
        <draw:text-box>
          <text:p text:style-name="Standard">Vanessa <text:line-break/>Tafolla</text:p>
        </draw:text-box>
      </draw:frame>
      <draw:frame draw:style-name="fr1" draw:name="Frame880" text:anchor-type="page" text:anchor-page-number="59" svg:x="0.1882in" svg:y="3.5in" svg:width="2.6252in" svg:height="1in" draw:z-index="879">
        <draw:text-box>
          <text:p text:style-name="Standard">Skyler<text:line-break/>Tapp</text:p>
        </draw:text-box>
      </draw:frame>
      <draw:frame draw:style-name="fr1" draw:name="Frame881" text:anchor-type="page" text:anchor-page-number="59" svg:x="2.9382in" svg:y="3.5in" svg:width="2.6252in" svg:height="1in" draw:z-index="880">
        <draw:text-box>
          <text:p text:style-name="Standard">Skyler<text:line-break/>Tapp</text:p>
        </draw:text-box>
      </draw:frame>
      <draw:frame draw:style-name="fr1" draw:name="Frame882" text:anchor-type="page" text:anchor-page-number="59" svg:x="5.6882in" svg:y="3.5in" svg:width="2.6252in" svg:height="1in" draw:z-index="881">
        <draw:text-box>
          <text:p text:style-name="Standard">Skyler<text:line-break/>Tapp</text:p>
        </draw:text-box>
      </draw:frame>
      <draw:frame draw:style-name="fr1" draw:name="Frame883" text:anchor-type="page" text:anchor-page-number="59" svg:x="0.1882in" svg:y="4.5in" svg:width="2.6252in" svg:height="1in" draw:z-index="882">
        <draw:text-box>
          <text:p text:style-name="Standard">Sabrina<text:line-break/>Taravell</text:p>
        </draw:text-box>
      </draw:frame>
      <draw:frame draw:style-name="fr1" draw:name="Frame884" text:anchor-type="page" text:anchor-page-number="59" svg:x="2.9382in" svg:y="4.5in" svg:width="2.6252in" svg:height="1in" draw:z-index="883">
        <draw:text-box>
          <text:p text:style-name="Standard">Sabrina<text:line-break/>Taravell</text:p>
        </draw:text-box>
      </draw:frame>
      <draw:frame draw:style-name="fr1" draw:name="Frame885" text:anchor-type="page" text:anchor-page-number="59" svg:x="5.6882in" svg:y="4.5in" svg:width="2.6252in" svg:height="1in" draw:z-index="884">
        <draw:text-box>
          <text:p text:style-name="Standard">Sabrina<text:line-break/>Taravell</text:p>
        </draw:text-box>
      </draw:frame>
      <draw:frame draw:style-name="fr1" draw:name="Frame886" text:anchor-type="page" text:anchor-page-number="59" svg:x="0.1882in" svg:y="5.5in" svg:width="2.6252in" svg:height="1in" draw:z-index="885">
        <draw:text-box>
          <text:p text:style-name="Standard">Abigail <text:line-break/>Taylor</text:p>
        </draw:text-box>
      </draw:frame>
      <draw:frame draw:style-name="fr1" draw:name="Frame887" text:anchor-type="page" text:anchor-page-number="59" svg:x="2.9382in" svg:y="5.5in" svg:width="2.6252in" svg:height="1in" draw:z-index="886">
        <draw:text-box>
          <text:p text:style-name="Standard">Becca<text:line-break/>Taylor</text:p>
        </draw:text-box>
      </draw:frame>
      <draw:frame draw:style-name="fr1" draw:name="Frame888" text:anchor-type="page" text:anchor-page-number="59" svg:x="5.6882in" svg:y="5.5in" svg:width="2.6252in" svg:height="1in" draw:z-index="887">
        <draw:text-box>
          <text:p text:style-name="Standard">Chenoa <text:line-break/>Taylor</text:p>
        </draw:text-box>
      </draw:frame>
      <draw:frame draw:style-name="fr1" draw:name="Frame889" text:anchor-type="page" text:anchor-page-number="59" svg:x="0.1882in" svg:y="6.5in" svg:width="2.6252in" svg:height="1in" draw:z-index="888">
        <draw:text-box>
          <text:p text:style-name="Standard">Katharyn <text:line-break/>Taylor</text:p>
        </draw:text-box>
      </draw:frame>
      <draw:frame draw:style-name="fr1" draw:name="Frame890" text:anchor-type="page" text:anchor-page-number="59" svg:x="2.9382in" svg:y="6.5in" svg:width="2.6252in" svg:height="1in" draw:z-index="889">
        <draw:text-box>
          <text:p text:style-name="Standard">Abigail <text:line-break/>Taylor</text:p>
        </draw:text-box>
      </draw:frame>
      <draw:frame draw:style-name="fr1" draw:name="Frame891" text:anchor-type="page" text:anchor-page-number="59" svg:x="5.6882in" svg:y="6.5in" svg:width="2.6252in" svg:height="1in" draw:z-index="890">
        <draw:text-box>
          <text:p text:style-name="Standard">Becca<text:line-break/>Taylor</text:p>
        </draw:text-box>
      </draw:frame>
      <draw:frame draw:style-name="fr1" draw:name="Frame892" text:anchor-type="page" text:anchor-page-number="59" svg:x="0.1882in" svg:y="7.5in" svg:width="2.6252in" svg:height="1in" draw:z-index="891">
        <draw:text-box>
          <text:p text:style-name="Standard">Chenoa <text:line-break/>Taylor</text:p>
        </draw:text-box>
      </draw:frame>
      <draw:frame draw:style-name="fr1" draw:name="Frame893" text:anchor-type="page" text:anchor-page-number="59" svg:x="2.9382in" svg:y="7.5in" svg:width="2.6252in" svg:height="1in" draw:z-index="892">
        <draw:text-box>
          <text:p text:style-name="Standard">Katharyn <text:line-break/>Taylor</text:p>
        </draw:text-box>
      </draw:frame>
      <draw:frame draw:style-name="fr1" draw:name="Frame894" text:anchor-type="page" text:anchor-page-number="59" svg:x="5.6882in" svg:y="7.5in" svg:width="2.6252in" svg:height="1in" draw:z-index="893">
        <draw:text-box>
          <text:p text:style-name="Standard">Abigail <text:line-break/>Taylor</text:p>
        </draw:text-box>
      </draw:frame>
      <draw:frame draw:style-name="fr1" draw:name="Frame895" text:anchor-type="page" text:anchor-page-number="59" svg:x="0.1882in" svg:y="8.5in" svg:width="2.6252in" svg:height="1in" draw:z-index="894">
        <draw:text-box>
          <text:p text:style-name="Standard">Becca<text:line-break/>Taylor</text:p>
        </draw:text-box>
      </draw:frame>
      <draw:frame draw:style-name="fr1" draw:name="Frame896" text:anchor-type="page" text:anchor-page-number="59" svg:x="2.9382in" svg:y="8.5in" svg:width="2.6252in" svg:height="1in" draw:z-index="895">
        <draw:text-box>
          <text:p text:style-name="Standard">Chenoa <text:line-break/>Taylor</text:p>
        </draw:text-box>
      </draw:frame>
      <draw:frame draw:style-name="fr1" draw:name="Frame897" text:anchor-type="page" text:anchor-page-number="59" svg:x="5.6882in" svg:y="8.5in" svg:width="2.6252in" svg:height="1in" draw:z-index="896">
        <draw:text-box>
          <text:p text:style-name="Standard">Katharyn <text:line-break/>Taylor</text:p>
        </draw:text-box>
      </draw:frame>
      <draw:frame draw:style-name="fr1" draw:name="Frame898" text:anchor-type="page" text:anchor-page-number="59" svg:x="0.1882in" svg:y="9.5in" svg:width="2.6252in" svg:height="1in" draw:z-index="897">
        <draw:text-box>
          <text:p text:style-name="Standard">Ciara <text:line-break/>Taylor </text:p>
        </draw:text-box>
      </draw:frame>
      <draw:frame draw:style-name="fr1" draw:name="Frame899" text:anchor-type="page" text:anchor-page-number="59" svg:x="2.9382in" svg:y="9.5in" svg:width="2.6252in" svg:height="1in" draw:z-index="898">
        <draw:text-box>
          <text:p text:style-name="Standard">Ciara <text:line-break/>Taylor </text:p>
        </draw:text-box>
      </draw:frame>
      <draw:frame draw:style-name="fr1" draw:name="Frame900" text:anchor-type="page" text:anchor-page-number="59" svg:x="5.6882in" svg:y="9.5in" svg:width="2.6252in" svg:height="1in" draw:z-index="899">
        <draw:text-box>
          <text:p text:style-name="Standard">Ciara <text:line-break/>Taylor </text:p>
        </draw:text-box>
      </draw:frame>
      <draw:frame draw:style-name="fr1" draw:name="Frame901" text:anchor-type="page" text:anchor-page-number="61" svg:x="0.1882in" svg:y="0.5in" svg:width="2.6252in" svg:height="1in" draw:z-index="900">
        <draw:text-box>
          <text:p text:style-name="Standard">Cheyenne <text:line-break/>Terry</text:p>
        </draw:text-box>
      </draw:frame>
      <draw:frame draw:style-name="fr1" draw:name="Frame902" text:anchor-type="page" text:anchor-page-number="61" svg:x="2.9382in" svg:y="0.5in" svg:width="2.6252in" svg:height="1in" draw:z-index="901">
        <draw:text-box>
          <text:p text:style-name="Standard">Cheyenne <text:line-break/>Terry</text:p>
        </draw:text-box>
      </draw:frame>
      <draw:frame draw:style-name="fr1" draw:name="Frame903" text:anchor-type="page" text:anchor-page-number="61" svg:x="5.6882in" svg:y="0.5in" svg:width="2.6252in" svg:height="1in" draw:z-index="902">
        <draw:text-box>
          <text:p text:style-name="Standard">Cheyenne <text:line-break/>Terry</text:p>
        </draw:text-box>
      </draw:frame>
      <draw:frame draw:style-name="fr1" draw:name="Frame904" text:anchor-type="page" text:anchor-page-number="61" svg:x="0.1882in" svg:y="1.5in" svg:width="2.6252in" svg:height="1in" draw:z-index="903">
        <draw:text-box>
          <text:p text:style-name="Standard">Danielle<text:line-break/>Thaxton</text:p>
        </draw:text-box>
      </draw:frame>
      <draw:frame draw:style-name="fr1" draw:name="Frame905" text:anchor-type="page" text:anchor-page-number="61" svg:x="2.9382in" svg:y="1.5in" svg:width="2.6252in" svg:height="1in" draw:z-index="904">
        <draw:text-box>
          <text:p text:style-name="Standard">Danielle<text:line-break/>Thaxton</text:p>
        </draw:text-box>
      </draw:frame>
      <draw:frame draw:style-name="fr1" draw:name="Frame906" text:anchor-type="page" text:anchor-page-number="61" svg:x="5.6882in" svg:y="1.5in" svg:width="2.6252in" svg:height="1in" draw:z-index="905">
        <draw:text-box>
          <text:p text:style-name="Standard">Danielle<text:line-break/>Thaxton</text:p>
        </draw:text-box>
      </draw:frame>
      <draw:frame draw:style-name="fr1" draw:name="Frame907" text:anchor-type="page" text:anchor-page-number="61" svg:x="0.1882in" svg:y="2.5in" svg:width="2.6252in" svg:height="1in" draw:z-index="906">
        <draw:text-box>
          <text:p text:style-name="Standard">Destiny <text:line-break/>Thomas</text:p>
        </draw:text-box>
      </draw:frame>
      <draw:frame draw:style-name="fr1" draw:name="Frame908" text:anchor-type="page" text:anchor-page-number="61" svg:x="2.9382in" svg:y="2.5in" svg:width="2.6252in" svg:height="1in" draw:z-index="907">
        <draw:text-box>
          <text:p text:style-name="Standard">Estee <text:line-break/>Thomas</text:p>
        </draw:text-box>
      </draw:frame>
      <draw:frame draw:style-name="fr1" draw:name="Frame909" text:anchor-type="page" text:anchor-page-number="61" svg:x="5.6882in" svg:y="2.5in" svg:width="2.6252in" svg:height="1in" draw:z-index="908">
        <draw:text-box>
          <text:p text:style-name="Standard">Ravin<text:line-break/>Thomas</text:p>
        </draw:text-box>
      </draw:frame>
      <draw:frame draw:style-name="fr1" draw:name="Frame910" text:anchor-type="page" text:anchor-page-number="61" svg:x="0.1882in" svg:y="3.5in" svg:width="2.6252in" svg:height="1in" draw:z-index="909">
        <draw:text-box>
          <text:p text:style-name="Standard">Destiny <text:line-break/>Thomas</text:p>
        </draw:text-box>
      </draw:frame>
      <draw:frame draw:style-name="fr1" draw:name="Frame911" text:anchor-type="page" text:anchor-page-number="61" svg:x="2.9382in" svg:y="3.5in" svg:width="2.6252in" svg:height="1in" draw:z-index="910">
        <draw:text-box>
          <text:p text:style-name="Standard">Estee <text:line-break/>Thomas</text:p>
        </draw:text-box>
      </draw:frame>
      <draw:frame draw:style-name="fr1" draw:name="Frame912" text:anchor-type="page" text:anchor-page-number="61" svg:x="5.6882in" svg:y="3.5in" svg:width="2.6252in" svg:height="1in" draw:z-index="911">
        <draw:text-box>
          <text:p text:style-name="Standard">Ravin<text:line-break/>Thomas</text:p>
        </draw:text-box>
      </draw:frame>
      <draw:frame draw:style-name="fr1" draw:name="Frame913" text:anchor-type="page" text:anchor-page-number="61" svg:x="0.1882in" svg:y="4.5in" svg:width="2.6252in" svg:height="1in" draw:z-index="912">
        <draw:text-box>
          <text:p text:style-name="Standard">Destiny <text:line-break/>Thomas</text:p>
        </draw:text-box>
      </draw:frame>
      <draw:frame draw:style-name="fr1" draw:name="Frame914" text:anchor-type="page" text:anchor-page-number="61" svg:x="2.9382in" svg:y="4.5in" svg:width="2.6252in" svg:height="1in" draw:z-index="913">
        <draw:text-box>
          <text:p text:style-name="Standard">Estee <text:line-break/>Thomas</text:p>
        </draw:text-box>
      </draw:frame>
      <draw:frame draw:style-name="fr1" draw:name="Frame915" text:anchor-type="page" text:anchor-page-number="61" svg:x="5.6882in" svg:y="4.5in" svg:width="2.6252in" svg:height="1in" draw:z-index="914">
        <draw:text-box>
          <text:p text:style-name="Standard">Ravin<text:line-break/>Thomas</text:p>
        </draw:text-box>
      </draw:frame>
      <draw:frame draw:style-name="fr1" draw:name="Frame916" text:anchor-type="page" text:anchor-page-number="61" svg:x="0.1882in" svg:y="5.5in" svg:width="2.6252in" svg:height="1in" draw:z-index="915">
        <draw:text-box>
          <text:p text:style-name="Standard">Asher<text:line-break/>Thurman</text:p>
        </draw:text-box>
      </draw:frame>
      <draw:frame draw:style-name="fr1" draw:name="Frame917" text:anchor-type="page" text:anchor-page-number="61" svg:x="2.9382in" svg:y="5.5in" svg:width="2.6252in" svg:height="1in" draw:z-index="916">
        <draw:text-box>
          <text:p text:style-name="Standard">Asher<text:line-break/>Thurman</text:p>
        </draw:text-box>
      </draw:frame>
      <draw:frame draw:style-name="fr1" draw:name="Frame918" text:anchor-type="page" text:anchor-page-number="61" svg:x="5.6882in" svg:y="5.5in" svg:width="2.6252in" svg:height="1in" draw:z-index="917">
        <draw:text-box>
          <text:p text:style-name="Standard">Asher<text:line-break/>Thurman</text:p>
        </draw:text-box>
      </draw:frame>
      <draw:frame draw:style-name="fr1" draw:name="Frame919" text:anchor-type="page" text:anchor-page-number="61" svg:x="0.1882in" svg:y="6.5in" svg:width="2.6252in" svg:height="1in" draw:z-index="918">
        <draw:text-box>
          <text:p text:style-name="Standard">Nadia<text:line-break/>Tice</text:p>
        </draw:text-box>
      </draw:frame>
      <draw:frame draw:style-name="fr1" draw:name="Frame920" text:anchor-type="page" text:anchor-page-number="61" svg:x="2.9382in" svg:y="6.5in" svg:width="2.6252in" svg:height="1in" draw:z-index="919">
        <draw:text-box>
          <text:p text:style-name="Standard">Nadia<text:line-break/>Tice</text:p>
        </draw:text-box>
      </draw:frame>
      <draw:frame draw:style-name="fr1" draw:name="Frame921" text:anchor-type="page" text:anchor-page-number="61" svg:x="5.6882in" svg:y="6.5in" svg:width="2.6252in" svg:height="1in" draw:z-index="920">
        <draw:text-box>
          <text:p text:style-name="Standard">Nadia<text:line-break/>Tice</text:p>
        </draw:text-box>
      </draw:frame>
      <draw:frame draw:style-name="fr1" draw:name="Frame922" text:anchor-type="page" text:anchor-page-number="61" svg:x="0.1882in" svg:y="7.5in" svg:width="2.6252in" svg:height="1in" draw:z-index="921">
        <draw:text-box>
          <text:p text:style-name="Standard">Heather<text:line-break/>Tittle</text:p>
        </draw:text-box>
      </draw:frame>
      <draw:frame draw:style-name="fr1" draw:name="Frame923" text:anchor-type="page" text:anchor-page-number="61" svg:x="2.9382in" svg:y="7.5in" svg:width="2.6252in" svg:height="1in" draw:z-index="922">
        <draw:text-box>
          <text:p text:style-name="Standard">Heather<text:line-break/>Tittle</text:p>
        </draw:text-box>
      </draw:frame>
      <draw:frame draw:style-name="fr1" draw:name="Frame924" text:anchor-type="page" text:anchor-page-number="61" svg:x="5.6882in" svg:y="7.5in" svg:width="2.6252in" svg:height="1in" draw:z-index="923">
        <draw:text-box>
          <text:p text:style-name="Standard">Heather<text:line-break/>Tittle</text:p>
        </draw:text-box>
      </draw:frame>
      <draw:frame draw:style-name="fr1" draw:name="Frame925" text:anchor-type="page" text:anchor-page-number="61" svg:x="0.1882in" svg:y="8.5in" svg:width="2.6252in" svg:height="1in" draw:z-index="924">
        <draw:text-box>
          <text:p text:style-name="Standard">Becca<text:line-break/>Titus</text:p>
        </draw:text-box>
      </draw:frame>
      <draw:frame draw:style-name="fr1" draw:name="Frame926" text:anchor-type="page" text:anchor-page-number="61" svg:x="2.9382in" svg:y="8.5in" svg:width="2.6252in" svg:height="1in" draw:z-index="925">
        <draw:text-box>
          <text:p text:style-name="Standard">Becca<text:line-break/>Titus</text:p>
        </draw:text-box>
      </draw:frame>
      <draw:frame draw:style-name="fr1" draw:name="Frame927" text:anchor-type="page" text:anchor-page-number="61" svg:x="5.6882in" svg:y="8.5in" svg:width="2.6252in" svg:height="1in" draw:z-index="926">
        <draw:text-box>
          <text:p text:style-name="Standard">Becca<text:line-break/>Titus</text:p>
        </draw:text-box>
      </draw:frame>
      <draw:frame draw:style-name="fr1" draw:name="Frame928" text:anchor-type="page" text:anchor-page-number="61" svg:x="0.1882in" svg:y="9.5in" svg:width="2.6252in" svg:height="1in" draw:z-index="927">
        <draw:text-box>
          <text:p text:style-name="Standard">Lisa<text:line-break/>Toller </text:p>
        </draw:text-box>
      </draw:frame>
      <draw:frame draw:style-name="fr1" draw:name="Frame929" text:anchor-type="page" text:anchor-page-number="61" svg:x="2.9382in" svg:y="9.5in" svg:width="2.6252in" svg:height="1in" draw:z-index="928">
        <draw:text-box>
          <text:p text:style-name="Standard">Lisa<text:line-break/>Toller </text:p>
        </draw:text-box>
      </draw:frame>
      <draw:frame draw:style-name="fr1" draw:name="Frame930" text:anchor-type="page" text:anchor-page-number="61" svg:x="5.6882in" svg:y="9.5in" svg:width="2.6252in" svg:height="1in" draw:z-index="929">
        <draw:text-box>
          <text:p text:style-name="Standard">Lisa<text:line-break/>Toller </text:p>
        </draw:text-box>
      </draw:frame>
      <draw:frame draw:style-name="fr1" draw:name="Frame931" text:anchor-type="page" text:anchor-page-number="63" svg:x="0.1882in" svg:y="0.5in" svg:width="2.6252in" svg:height="1in" draw:z-index="930">
        <draw:text-box>
          <text:p text:style-name="Standard">Savannah<text:line-break/>Torline</text:p>
        </draw:text-box>
      </draw:frame>
      <draw:frame draw:style-name="fr1" draw:name="Frame932" text:anchor-type="page" text:anchor-page-number="63" svg:x="2.9382in" svg:y="0.5in" svg:width="2.6252in" svg:height="1in" draw:z-index="931">
        <draw:text-box>
          <text:p text:style-name="Standard">Savannah<text:line-break/>Torline</text:p>
        </draw:text-box>
      </draw:frame>
      <draw:frame draw:style-name="fr1" draw:name="Frame933" text:anchor-type="page" text:anchor-page-number="63" svg:x="5.6882in" svg:y="0.5in" svg:width="2.6252in" svg:height="1in" draw:z-index="932">
        <draw:text-box>
          <text:p text:style-name="Standard">Savannah<text:line-break/>Torline</text:p>
        </draw:text-box>
      </draw:frame>
      <draw:frame draw:style-name="fr1" draw:name="Frame934" text:anchor-type="page" text:anchor-page-number="63" svg:x="0.1882in" svg:y="1.5in" svg:width="2.6252in" svg:height="1in" draw:z-index="933">
        <draw:text-box>
          <text:p text:style-name="Standard">Erika<text:line-break/>Torres</text:p>
        </draw:text-box>
      </draw:frame>
      <draw:frame draw:style-name="fr1" draw:name="Frame935" text:anchor-type="page" text:anchor-page-number="63" svg:x="2.9382in" svg:y="1.5in" svg:width="2.6252in" svg:height="1in" draw:z-index="934">
        <draw:text-box>
          <text:p text:style-name="Standard">Erika<text:line-break/>Torres</text:p>
        </draw:text-box>
      </draw:frame>
      <draw:frame draw:style-name="fr1" draw:name="Frame936" text:anchor-type="page" text:anchor-page-number="63" svg:x="5.6882in" svg:y="1.5in" svg:width="2.6252in" svg:height="1in" draw:z-index="935">
        <draw:text-box>
          <text:p text:style-name="Standard">Erika<text:line-break/>Torres</text:p>
        </draw:text-box>
      </draw:frame>
      <draw:frame draw:style-name="fr1" draw:name="Frame937" text:anchor-type="page" text:anchor-page-number="63" svg:x="0.1882in" svg:y="2.5in" svg:width="2.6252in" svg:height="1in" draw:z-index="936">
        <draw:text-box>
          <text:p text:style-name="Standard">Alexus<text:line-break/>Turnbow</text:p>
        </draw:text-box>
      </draw:frame>
      <draw:frame draw:style-name="fr1" draw:name="Frame938" text:anchor-type="page" text:anchor-page-number="63" svg:x="2.9382in" svg:y="2.5in" svg:width="2.6252in" svg:height="1in" draw:z-index="937">
        <draw:text-box>
          <text:p text:style-name="Standard">Kiya<text:line-break/>Turnbow</text:p>
        </draw:text-box>
      </draw:frame>
      <draw:frame draw:style-name="fr1" draw:name="Frame939" text:anchor-type="page" text:anchor-page-number="63" svg:x="5.6882in" svg:y="2.5in" svg:width="2.6252in" svg:height="1in" draw:z-index="938">
        <draw:text-box>
          <text:p text:style-name="Standard">Alexus<text:line-break/>Turnbow</text:p>
        </draw:text-box>
      </draw:frame>
      <draw:frame draw:style-name="fr1" draw:name="Frame940" text:anchor-type="page" text:anchor-page-number="63" svg:x="0.1882in" svg:y="3.5in" svg:width="2.6252in" svg:height="1in" draw:z-index="939">
        <draw:text-box>
          <text:p text:style-name="Standard">Kiya<text:line-break/>Turnbow</text:p>
        </draw:text-box>
      </draw:frame>
      <draw:frame draw:style-name="fr1" draw:name="Frame941" text:anchor-type="page" text:anchor-page-number="63" svg:x="2.9382in" svg:y="3.5in" svg:width="2.6252in" svg:height="1in" draw:z-index="940">
        <draw:text-box>
          <text:p text:style-name="Standard">Alexus<text:line-break/>Turnbow</text:p>
        </draw:text-box>
      </draw:frame>
      <draw:frame draw:style-name="fr1" draw:name="Frame942" text:anchor-type="page" text:anchor-page-number="63" svg:x="5.6882in" svg:y="3.5in" svg:width="2.6252in" svg:height="1in" draw:z-index="941">
        <draw:text-box>
          <text:p text:style-name="Standard">Kiya<text:line-break/>Turnbow</text:p>
        </draw:text-box>
      </draw:frame>
      <draw:frame draw:style-name="fr1" draw:name="Frame943" text:anchor-type="page" text:anchor-page-number="63" svg:x="0.1882in" svg:y="4.5in" svg:width="2.6252in" svg:height="1in" draw:z-index="942">
        <draw:text-box>
          <text:p text:style-name="Standard">Hannah<text:line-break/>Ulbricht</text:p>
        </draw:text-box>
      </draw:frame>
      <draw:frame draw:style-name="fr1" draw:name="Frame944" text:anchor-type="page" text:anchor-page-number="63" svg:x="2.9382in" svg:y="4.5in" svg:width="2.6252in" svg:height="1in" draw:z-index="943">
        <draw:text-box>
          <text:p text:style-name="Standard">Hannah<text:line-break/>Ulbricht</text:p>
        </draw:text-box>
      </draw:frame>
      <draw:frame draw:style-name="fr1" draw:name="Frame945" text:anchor-type="page" text:anchor-page-number="63" svg:x="5.6882in" svg:y="4.5in" svg:width="2.6252in" svg:height="1in" draw:z-index="944">
        <draw:text-box>
          <text:p text:style-name="Standard">Hannah<text:line-break/>Ulbricht</text:p>
        </draw:text-box>
      </draw:frame>
      <draw:frame draw:style-name="fr1" draw:name="Frame946" text:anchor-type="page" text:anchor-page-number="63" svg:x="0.1882in" svg:y="5.5in" svg:width="2.6252in" svg:height="1in" draw:z-index="945">
        <draw:text-box>
          <text:p text:style-name="Standard">Summer<text:line-break/>Vandiver</text:p>
        </draw:text-box>
      </draw:frame>
      <draw:frame draw:style-name="fr1" draw:name="Frame947" text:anchor-type="page" text:anchor-page-number="63" svg:x="2.9382in" svg:y="5.5in" svg:width="2.6252in" svg:height="1in" draw:z-index="946">
        <draw:text-box>
          <text:p text:style-name="Standard">Summer<text:line-break/>Vandiver</text:p>
        </draw:text-box>
      </draw:frame>
      <draw:frame draw:style-name="fr1" draw:name="Frame948" text:anchor-type="page" text:anchor-page-number="63" svg:x="5.6882in" svg:y="5.5in" svg:width="2.6252in" svg:height="1in" draw:z-index="947">
        <draw:text-box>
          <text:p text:style-name="Standard">Summer<text:line-break/>Vandiver</text:p>
        </draw:text-box>
      </draw:frame>
      <draw:frame draw:style-name="fr1" draw:name="Frame949" text:anchor-type="page" text:anchor-page-number="63" svg:x="0.1882in" svg:y="6.5in" svg:width="2.6252in" svg:height="1in" draw:z-index="948">
        <draw:text-box>
          <text:p text:style-name="Standard">Katie<text:line-break/>Vornberger</text:p>
        </draw:text-box>
      </draw:frame>
      <draw:frame draw:style-name="fr1" draw:name="Frame950" text:anchor-type="page" text:anchor-page-number="63" svg:x="2.9382in" svg:y="6.5in" svg:width="2.6252in" svg:height="1in" draw:z-index="949">
        <draw:text-box>
          <text:p text:style-name="Standard">Katie<text:line-break/>Vornberger</text:p>
        </draw:text-box>
      </draw:frame>
      <draw:frame draw:style-name="fr1" draw:name="Frame951" text:anchor-type="page" text:anchor-page-number="63" svg:x="5.6882in" svg:y="6.5in" svg:width="2.6252in" svg:height="1in" draw:z-index="950">
        <draw:text-box>
          <text:p text:style-name="Standard">Katie<text:line-break/>Vornberger</text:p>
        </draw:text-box>
      </draw:frame>
      <draw:frame draw:style-name="fr1" draw:name="Frame952" text:anchor-type="page" text:anchor-page-number="63" svg:x="0.1882in" svg:y="7.5in" svg:width="2.6252in" svg:height="1in" draw:z-index="951">
        <draw:text-box>
          <text:p text:style-name="Standard">rachelle <text:line-break/>wagner</text:p>
        </draw:text-box>
      </draw:frame>
      <draw:frame draw:style-name="fr1" draw:name="Frame953" text:anchor-type="page" text:anchor-page-number="63" svg:x="2.9382in" svg:y="7.5in" svg:width="2.6252in" svg:height="1in" draw:z-index="952">
        <draw:text-box>
          <text:p text:style-name="Standard">Samantha<text:line-break/>Wagner</text:p>
        </draw:text-box>
      </draw:frame>
      <draw:frame draw:style-name="fr1" draw:name="Frame954" text:anchor-type="page" text:anchor-page-number="63" svg:x="5.6882in" svg:y="7.5in" svg:width="2.6252in" svg:height="1in" draw:z-index="953">
        <draw:text-box>
          <text:p text:style-name="Standard">rachelle <text:line-break/>wagner</text:p>
        </draw:text-box>
      </draw:frame>
      <draw:frame draw:style-name="fr1" draw:name="Frame955" text:anchor-type="page" text:anchor-page-number="63" svg:x="0.1882in" svg:y="8.5in" svg:width="2.6252in" svg:height="1in" draw:z-index="954">
        <draw:text-box>
          <text:p text:style-name="Standard">Samantha<text:line-break/>Wagner</text:p>
        </draw:text-box>
      </draw:frame>
      <draw:frame draw:style-name="fr1" draw:name="Frame956" text:anchor-type="page" text:anchor-page-number="63" svg:x="2.9382in" svg:y="8.5in" svg:width="2.6252in" svg:height="1in" draw:z-index="955">
        <draw:text-box>
          <text:p text:style-name="Standard">rachelle <text:line-break/>wagner</text:p>
        </draw:text-box>
      </draw:frame>
      <draw:frame draw:style-name="fr1" draw:name="Frame957" text:anchor-type="page" text:anchor-page-number="63" svg:x="5.6882in" svg:y="8.5in" svg:width="2.6252in" svg:height="1in" draw:z-index="956">
        <draw:text-box>
          <text:p text:style-name="Standard">Samantha<text:line-break/>Wagner</text:p>
        </draw:text-box>
      </draw:frame>
      <draw:frame draw:style-name="fr1" draw:name="Frame958" text:anchor-type="page" text:anchor-page-number="63" svg:x="0.1882in" svg:y="9.5in" svg:width="2.6252in" svg:height="1in" draw:z-index="957">
        <draw:text-box>
          <text:p text:style-name="Standard">Morgan<text:line-break/>Walburn</text:p>
        </draw:text-box>
      </draw:frame>
      <draw:frame draw:style-name="fr1" draw:name="Frame959" text:anchor-type="page" text:anchor-page-number="63" svg:x="2.9382in" svg:y="9.5in" svg:width="2.6252in" svg:height="1in" draw:z-index="958">
        <draw:text-box>
          <text:p text:style-name="Standard">Morgan<text:line-break/>Walburn</text:p>
        </draw:text-box>
      </draw:frame>
      <draw:frame draw:style-name="fr1" draw:name="Frame960" text:anchor-type="page" text:anchor-page-number="63" svg:x="5.6882in" svg:y="9.5in" svg:width="2.6252in" svg:height="1in" draw:z-index="959">
        <draw:text-box>
          <text:p text:style-name="Standard">Morgan<text:line-break/>Walburn</text:p>
        </draw:text-box>
      </draw:frame>
      <draw:frame draw:style-name="fr1" draw:name="Frame961" text:anchor-type="page" text:anchor-page-number="65" svg:x="0.1882in" svg:y="0.5in" svg:width="2.6252in" svg:height="1in" draw:z-index="960">
        <draw:text-box>
          <text:p text:style-name="Standard">Katrina <text:line-break/>Wallace</text:p>
        </draw:text-box>
      </draw:frame>
      <draw:frame draw:style-name="fr1" draw:name="Frame962" text:anchor-type="page" text:anchor-page-number="65" svg:x="2.9382in" svg:y="0.5in" svg:width="2.6252in" svg:height="1in" draw:z-index="961">
        <draw:text-box>
          <text:p text:style-name="Standard">Katrina <text:line-break/>Wallace</text:p>
        </draw:text-box>
      </draw:frame>
      <draw:frame draw:style-name="fr1" draw:name="Frame963" text:anchor-type="page" text:anchor-page-number="65" svg:x="5.6882in" svg:y="0.5in" svg:width="2.6252in" svg:height="1in" draw:z-index="962">
        <draw:text-box>
          <text:p text:style-name="Standard">Katrina <text:line-break/>Wallace</text:p>
        </draw:text-box>
      </draw:frame>
      <draw:frame draw:style-name="fr1" draw:name="Frame964" text:anchor-type="page" text:anchor-page-number="65" svg:x="0.1882in" svg:y="1.5in" svg:width="2.6252in" svg:height="1in" draw:z-index="963">
        <draw:text-box>
          <text:p text:style-name="Standard">Emily <text:line-break/>Watkins</text:p>
        </draw:text-box>
      </draw:frame>
      <draw:frame draw:style-name="fr1" draw:name="Frame965" text:anchor-type="page" text:anchor-page-number="65" svg:x="2.9382in" svg:y="1.5in" svg:width="2.6252in" svg:height="1in" draw:z-index="964">
        <draw:text-box>
          <text:p text:style-name="Standard">Emily <text:line-break/>Watkins</text:p>
        </draw:text-box>
      </draw:frame>
      <draw:frame draw:style-name="fr1" draw:name="Frame966" text:anchor-type="page" text:anchor-page-number="65" svg:x="5.6882in" svg:y="1.5in" svg:width="2.6252in" svg:height="1in" draw:z-index="965">
        <draw:text-box>
          <text:p text:style-name="Standard">Emily <text:line-break/>Watkins</text:p>
        </draw:text-box>
      </draw:frame>
      <draw:frame draw:style-name="fr1" draw:name="Frame967" text:anchor-type="page" text:anchor-page-number="65" svg:x="0.1882in" svg:y="2.5in" svg:width="2.6252in" svg:height="1in" draw:z-index="966">
        <draw:text-box>
          <text:p text:style-name="Standard">Miranda <text:line-break/>Watters</text:p>
        </draw:text-box>
      </draw:frame>
      <draw:frame draw:style-name="fr1" draw:name="Frame968" text:anchor-type="page" text:anchor-page-number="65" svg:x="2.9382in" svg:y="2.5in" svg:width="2.6252in" svg:height="1in" draw:z-index="967">
        <draw:text-box>
          <text:p text:style-name="Standard">Miranda <text:line-break/>Watters</text:p>
        </draw:text-box>
      </draw:frame>
      <draw:frame draw:style-name="fr1" draw:name="Frame969" text:anchor-type="page" text:anchor-page-number="65" svg:x="5.6882in" svg:y="2.5in" svg:width="2.6252in" svg:height="1in" draw:z-index="968">
        <draw:text-box>
          <text:p text:style-name="Standard">Miranda <text:line-break/>Watters</text:p>
        </draw:text-box>
      </draw:frame>
      <draw:frame draw:style-name="fr1" draw:name="Frame970" text:anchor-type="page" text:anchor-page-number="65" svg:x="0.1882in" svg:y="3.5in" svg:width="2.6252in" svg:height="1in" draw:z-index="969">
        <draw:text-box>
          <text:p text:style-name="Standard">Natosha <text:line-break/>Welte</text:p>
        </draw:text-box>
      </draw:frame>
      <draw:frame draw:style-name="fr1" draw:name="Frame971" text:anchor-type="page" text:anchor-page-number="65" svg:x="2.9382in" svg:y="3.5in" svg:width="2.6252in" svg:height="1in" draw:z-index="970">
        <draw:text-box>
          <text:p text:style-name="Standard">Natosha <text:line-break/>Welte</text:p>
        </draw:text-box>
      </draw:frame>
      <draw:frame draw:style-name="fr1" draw:name="Frame972" text:anchor-type="page" text:anchor-page-number="65" svg:x="5.6882in" svg:y="3.5in" svg:width="2.6252in" svg:height="1in" draw:z-index="971">
        <draw:text-box>
          <text:p text:style-name="Standard">Natosha <text:line-break/>Welte</text:p>
        </draw:text-box>
      </draw:frame>
      <draw:frame draw:style-name="fr1" draw:name="Frame973" text:anchor-type="page" text:anchor-page-number="65" svg:x="0.1882in" svg:y="4.5in" svg:width="2.6252in" svg:height="1in" draw:z-index="972">
        <draw:text-box>
          <text:p text:style-name="Standard">Janie<text:line-break/>Whalen</text:p>
        </draw:text-box>
      </draw:frame>
      <draw:frame draw:style-name="fr1" draw:name="Frame974" text:anchor-type="page" text:anchor-page-number="65" svg:x="2.9382in" svg:y="4.5in" svg:width="2.6252in" svg:height="1in" draw:z-index="973">
        <draw:text-box>
          <text:p text:style-name="Standard">Janie<text:line-break/>Whalen</text:p>
        </draw:text-box>
      </draw:frame>
      <draw:frame draw:style-name="fr1" draw:name="Frame975" text:anchor-type="page" text:anchor-page-number="65" svg:x="5.6882in" svg:y="4.5in" svg:width="2.6252in" svg:height="1in" draw:z-index="974">
        <draw:text-box>
          <text:p text:style-name="Standard">Janie<text:line-break/>Whalen</text:p>
        </draw:text-box>
      </draw:frame>
      <draw:frame draw:style-name="fr1" draw:name="Frame976" text:anchor-type="page" text:anchor-page-number="65" svg:x="0.1882in" svg:y="5.5in" svg:width="2.6252in" svg:height="1in" draw:z-index="975">
        <draw:text-box>
          <text:p text:style-name="Standard">Hannah<text:line-break/>Whitacre</text:p>
        </draw:text-box>
      </draw:frame>
      <draw:frame draw:style-name="fr1" draw:name="Frame977" text:anchor-type="page" text:anchor-page-number="65" svg:x="2.9382in" svg:y="5.5in" svg:width="2.6252in" svg:height="1in" draw:z-index="976">
        <draw:text-box>
          <text:p text:style-name="Standard">Hannah<text:line-break/>Whitacre</text:p>
        </draw:text-box>
      </draw:frame>
      <draw:frame draw:style-name="fr1" draw:name="Frame978" text:anchor-type="page" text:anchor-page-number="65" svg:x="5.6882in" svg:y="5.5in" svg:width="2.6252in" svg:height="1in" draw:z-index="977">
        <draw:text-box>
          <text:p text:style-name="Standard">Hannah<text:line-break/>Whitacre</text:p>
        </draw:text-box>
      </draw:frame>
      <draw:frame draw:style-name="fr1" draw:name="Frame979" text:anchor-type="page" text:anchor-page-number="65" svg:x="0.1882in" svg:y="6.5in" svg:width="2.6252in" svg:height="1in" draw:z-index="978">
        <draw:text-box>
          <text:p text:style-name="Standard">Emani <text:line-break/>White</text:p>
        </draw:text-box>
      </draw:frame>
      <draw:frame draw:style-name="fr1" draw:name="Frame980" text:anchor-type="page" text:anchor-page-number="65" svg:x="2.9382in" svg:y="6.5in" svg:width="2.6252in" svg:height="1in" draw:z-index="979">
        <draw:text-box>
          <text:p text:style-name="Standard">Lisa<text:line-break/>White</text:p>
        </draw:text-box>
      </draw:frame>
      <draw:frame draw:style-name="fr1" draw:name="Frame981" text:anchor-type="page" text:anchor-page-number="65" svg:x="5.6882in" svg:y="6.5in" svg:width="2.6252in" svg:height="1in" draw:z-index="980">
        <draw:text-box>
          <text:p text:style-name="Standard">Emani <text:line-break/>White</text:p>
        </draw:text-box>
      </draw:frame>
      <draw:frame draw:style-name="fr1" draw:name="Frame982" text:anchor-type="page" text:anchor-page-number="65" svg:x="0.1882in" svg:y="7.5in" svg:width="2.6252in" svg:height="1in" draw:z-index="981">
        <draw:text-box>
          <text:p text:style-name="Standard">Lisa<text:line-break/>White</text:p>
        </draw:text-box>
      </draw:frame>
      <draw:frame draw:style-name="fr1" draw:name="Frame983" text:anchor-type="page" text:anchor-page-number="65" svg:x="2.9382in" svg:y="7.5in" svg:width="2.6252in" svg:height="1in" draw:z-index="982">
        <draw:text-box>
          <text:p text:style-name="Standard">Emani <text:line-break/>White</text:p>
        </draw:text-box>
      </draw:frame>
      <draw:frame draw:style-name="fr1" draw:name="Frame984" text:anchor-type="page" text:anchor-page-number="65" svg:x="5.6882in" svg:y="7.5in" svg:width="2.6252in" svg:height="1in" draw:z-index="983">
        <draw:text-box>
          <text:p text:style-name="Standard">Lisa<text:line-break/>White</text:p>
        </draw:text-box>
      </draw:frame>
      <draw:frame draw:style-name="fr1" draw:name="Frame985" text:anchor-type="page" text:anchor-page-number="65" svg:x="0.1882in" svg:y="8.5in" svg:width="2.6252in" svg:height="1in" draw:z-index="984">
        <draw:text-box>
          <text:p text:style-name="Standard">Emily<text:line-break/>Whitney</text:p>
        </draw:text-box>
      </draw:frame>
      <draw:frame draw:style-name="fr1" draw:name="Frame986" text:anchor-type="page" text:anchor-page-number="65" svg:x="2.9382in" svg:y="8.5in" svg:width="2.6252in" svg:height="1in" draw:z-index="985">
        <draw:text-box>
          <text:p text:style-name="Standard">Emily<text:line-break/>Whitney</text:p>
        </draw:text-box>
      </draw:frame>
      <draw:frame draw:style-name="fr1" draw:name="Frame987" text:anchor-type="page" text:anchor-page-number="65" svg:x="5.6882in" svg:y="8.5in" svg:width="2.6252in" svg:height="1in" draw:z-index="986">
        <draw:text-box>
          <text:p text:style-name="Standard">Emily<text:line-break/>Whitney</text:p>
        </draw:text-box>
      </draw:frame>
      <draw:frame draw:style-name="fr1" draw:name="Frame988" text:anchor-type="page" text:anchor-page-number="65" svg:x="0.1882in" svg:y="9.5in" svg:width="2.6252in" svg:height="1in" draw:z-index="987">
        <draw:text-box>
          <text:p text:style-name="Standard">Haley<text:line-break/>Williams</text:p>
        </draw:text-box>
      </draw:frame>
      <draw:frame draw:style-name="fr1" draw:name="Frame989" text:anchor-type="page" text:anchor-page-number="65" svg:x="2.9382in" svg:y="9.5in" svg:width="2.6252in" svg:height="1in" draw:z-index="988">
        <draw:text-box>
          <text:p text:style-name="Standard">Haley<text:line-break/>Williams</text:p>
        </draw:text-box>
      </draw:frame>
      <draw:frame draw:style-name="fr1" draw:name="Frame990" text:anchor-type="page" text:anchor-page-number="65" svg:x="5.6882in" svg:y="9.5in" svg:width="2.6252in" svg:height="1in" draw:z-index="989">
        <draw:text-box>
          <text:p text:style-name="Standard">Haley<text:line-break/>Williams</text:p>
        </draw:text-box>
      </draw:frame>
      <draw:frame draw:style-name="fr1" draw:name="Frame991" text:anchor-type="page" text:anchor-page-number="67" svg:x="0.1882in" svg:y="0.5in" svg:width="2.6252in" svg:height="1in" draw:z-index="990">
        <draw:text-box>
          <text:p text:style-name="Standard">Brittany<text:line-break/>Wilson</text:p>
        </draw:text-box>
      </draw:frame>
      <draw:frame draw:style-name="fr1" draw:name="Frame992" text:anchor-type="page" text:anchor-page-number="67" svg:x="2.9382in" svg:y="0.5in" svg:width="2.6252in" svg:height="1in" draw:z-index="991">
        <draw:text-box>
          <text:p text:style-name="Standard">Heavenly<text:line-break/>Wilson</text:p>
        </draw:text-box>
      </draw:frame>
      <draw:frame draw:style-name="fr1" draw:name="Frame993" text:anchor-type="page" text:anchor-page-number="67" svg:x="5.6882in" svg:y="0.5in" svg:width="2.6252in" svg:height="1in" draw:z-index="992">
        <draw:text-box>
          <text:p text:style-name="Standard">Brittany<text:line-break/>Wilson</text:p>
        </draw:text-box>
      </draw:frame>
      <draw:frame draw:style-name="fr1" draw:name="Frame994" text:anchor-type="page" text:anchor-page-number="67" svg:x="0.1882in" svg:y="1.5in" svg:width="2.6252in" svg:height="1in" draw:z-index="993">
        <draw:text-box>
          <text:p text:style-name="Standard">Heavenly<text:line-break/>Wilson</text:p>
        </draw:text-box>
      </draw:frame>
      <draw:frame draw:style-name="fr1" draw:name="Frame995" text:anchor-type="page" text:anchor-page-number="67" svg:x="2.9382in" svg:y="1.5in" svg:width="2.6252in" svg:height="1in" draw:z-index="994">
        <draw:text-box>
          <text:p text:style-name="Standard">Brittany<text:line-break/>Wilson</text:p>
        </draw:text-box>
      </draw:frame>
      <draw:frame draw:style-name="fr1" draw:name="Frame996" text:anchor-type="page" text:anchor-page-number="67" svg:x="5.6882in" svg:y="1.5in" svg:width="2.6252in" svg:height="1in" draw:z-index="995">
        <draw:text-box>
          <text:p text:style-name="Standard">Heavenly<text:line-break/>Wilson</text:p>
        </draw:text-box>
      </draw:frame>
      <draw:frame draw:style-name="fr1" draw:name="Frame997" text:anchor-type="page" text:anchor-page-number="67" svg:x="0.1882in" svg:y="2.5in" svg:width="2.6252in" svg:height="1in" draw:z-index="996">
        <draw:text-box>
          <text:p text:style-name="Standard">Catherine<text:line-break/>Wischer</text:p>
        </draw:text-box>
      </draw:frame>
      <draw:frame draw:style-name="fr1" draw:name="Frame998" text:anchor-type="page" text:anchor-page-number="67" svg:x="2.9382in" svg:y="2.5in" svg:width="2.6252in" svg:height="1in" draw:z-index="997">
        <draw:text-box>
          <text:p text:style-name="Standard">Catherine<text:line-break/>Wischer</text:p>
        </draw:text-box>
      </draw:frame>
      <draw:frame draw:style-name="fr1" draw:name="Frame999" text:anchor-type="page" text:anchor-page-number="67" svg:x="5.6882in" svg:y="2.5in" svg:width="2.6252in" svg:height="1in" draw:z-index="998">
        <draw:text-box>
          <text:p text:style-name="Standard">Catherine<text:line-break/>Wischer</text:p>
        </draw:text-box>
      </draw:frame>
      <draw:frame draw:style-name="fr1" draw:name="Frame1000" text:anchor-type="page" text:anchor-page-number="67" svg:x="0.1882in" svg:y="3.5in" svg:width="2.6252in" svg:height="1in" draw:z-index="999">
        <draw:text-box>
          <text:p text:style-name="Standard">Jamaya<text:line-break/>Wlliams</text:p>
        </draw:text-box>
      </draw:frame>
      <draw:frame draw:style-name="fr1" draw:name="Frame1001" text:anchor-type="page" text:anchor-page-number="67" svg:x="2.9382in" svg:y="3.5in" svg:width="2.6252in" svg:height="1in" draw:z-index="1000">
        <draw:text-box>
          <text:p text:style-name="Standard">Jamaya<text:line-break/>Wlliams</text:p>
        </draw:text-box>
      </draw:frame>
      <draw:frame draw:style-name="fr1" draw:name="Frame1002" text:anchor-type="page" text:anchor-page-number="67" svg:x="5.6882in" svg:y="3.5in" svg:width="2.6252in" svg:height="1in" draw:z-index="1001">
        <draw:text-box>
          <text:p text:style-name="Standard">Jamaya<text:line-break/>Wlliams</text:p>
        </draw:text-box>
      </draw:frame>
      <draw:frame draw:style-name="fr1" draw:name="Frame1003" text:anchor-type="page" text:anchor-page-number="67" svg:x="0.1882in" svg:y="4.5in" svg:width="2.6252in" svg:height="1in" draw:z-index="1002">
        <draw:text-box>
          <text:p text:style-name="Standard">Christian <text:line-break/>Wolfe</text:p>
        </draw:text-box>
      </draw:frame>
      <draw:frame draw:style-name="fr1" draw:name="Frame1004" text:anchor-type="page" text:anchor-page-number="67" svg:x="2.9382in" svg:y="4.5in" svg:width="2.6252in" svg:height="1in" draw:z-index="1003">
        <draw:text-box>
          <text:p text:style-name="Standard">Christian <text:line-break/>Wolfe</text:p>
        </draw:text-box>
      </draw:frame>
      <draw:frame draw:style-name="fr1" draw:name="Frame1005" text:anchor-type="page" text:anchor-page-number="67" svg:x="5.6882in" svg:y="4.5in" svg:width="2.6252in" svg:height="1in" draw:z-index="1004">
        <draw:text-box>
          <text:p text:style-name="Standard">Christian <text:line-break/>Wolfe</text:p>
        </draw:text-box>
      </draw:frame>
      <draw:frame draw:style-name="fr1" draw:name="Frame1006" text:anchor-type="page" text:anchor-page-number="67" svg:x="0.1882in" svg:y="5.5in" svg:width="2.6252in" svg:height="1in" draw:z-index="1005">
        <draw:text-box>
          <text:p text:style-name="Standard">LaTesia<text:line-break/>Workman</text:p>
        </draw:text-box>
      </draw:frame>
      <draw:frame draw:style-name="fr1" draw:name="Frame1007" text:anchor-type="page" text:anchor-page-number="67" svg:x="2.9382in" svg:y="5.5in" svg:width="2.6252in" svg:height="1in" draw:z-index="1006">
        <draw:text-box>
          <text:p text:style-name="Standard">LaTesia<text:line-break/>Workman</text:p>
        </draw:text-box>
      </draw:frame>
      <draw:frame draw:style-name="fr1" draw:name="Frame1008" text:anchor-type="page" text:anchor-page-number="67" svg:x="5.6882in" svg:y="5.5in" svg:width="2.6252in" svg:height="1in" draw:z-index="1007">
        <draw:text-box>
          <text:p text:style-name="Standard">LaTesia<text:line-break/>Workman</text:p>
        </draw:text-box>
      </draw:frame>
      <draw:frame draw:style-name="fr1" draw:name="Frame1009" text:anchor-type="page" text:anchor-page-number="67" svg:x="0.1882in" svg:y="6.5in" svg:width="2.6252in" svg:height="1in" draw:z-index="1008">
        <draw:text-box>
          <text:p text:style-name="Standard">Britney<text:line-break/>Zachary</text:p>
        </draw:text-box>
      </draw:frame>
      <draw:frame draw:style-name="fr1" draw:name="Frame1010" text:anchor-type="page" text:anchor-page-number="67" svg:x="2.9382in" svg:y="6.5in" svg:width="2.6252in" svg:height="1in" draw:z-index="1009">
        <draw:text-box>
          <text:p text:style-name="Standard">Britney<text:line-break/>Zachary</text:p>
        </draw:text-box>
      </draw:frame>
      <draw:frame draw:style-name="fr1" draw:name="Frame1011" text:anchor-type="page" text:anchor-page-number="67" svg:x="5.6882in" svg:y="6.5in" svg:width="2.6252in" svg:height="1in" draw:z-index="1010">
        <draw:text-box>
          <text:p text:style-name="Standard">Britney<text:line-break/>Zachary</text:p>
        </draw:text-box>
      </draw:frame>
      <draw:frame draw:style-name="fr1" draw:name="Frame1012" text:anchor-type="page" text:anchor-page-number="67" svg:x="0.1882in" svg:y="7.5in" svg:width="2.6252in" svg:height="1in" draw:z-index="1011">
        <draw:text-box>
          <text:p text:style-name="Standard"><text:line-break/></text:p>
        </draw:text-box>
      </draw:frame>
      <draw:frame draw:style-name="fr1" draw:name="Frame1013" text:anchor-type="page" text:anchor-page-number="67" svg:x="2.9382in" svg:y="7.5in" svg:width="2.6252in" svg:height="1in" draw:z-index="1012">
        <draw:text-box>
          <text:p text:style-name="Standard"><text:line-break/></text:p>
        </draw:text-box>
      </draw:frame>
      <draw:frame draw:style-name="fr1" draw:name="Frame1014" text:anchor-type="page" text:anchor-page-number="67" svg:x="5.6882in" svg:y="7.5in" svg:width="2.6252in" svg:height="1in" draw:z-index="1013">
        <draw:text-box>
          <text:p text:style-name="Standard"><text:line-break/></text:p>
        </draw:text-box>
      </draw:frame>
      <draw:frame draw:style-name="fr1" draw:name="Frame1015" text:anchor-type="page" text:anchor-page-number="67" svg:x="0.1882in" svg:y="8.5in" svg:width="2.6252in" svg:height="1in" draw:z-index="1014">
        <draw:text-box>
          <text:p text:style-name="Standard"><text:line-break/></text:p>
        </draw:text-box>
      </draw:frame>
      <draw:frame draw:style-name="fr1" draw:name="Frame1016" text:anchor-type="page" text:anchor-page-number="67" svg:x="2.9382in" svg:y="8.5in" svg:width="2.6252in" svg:height="1in" draw:z-index="1015">
        <draw:text-box>
          <text:p text:style-name="Standard"><text:line-break/></text:p>
        </draw:text-box>
      </draw:frame>
      <draw:frame draw:style-name="fr1" draw:name="Frame1017" text:anchor-type="page" text:anchor-page-number="67" svg:x="5.6882in" svg:y="8.5in" svg:width="2.6252in" svg:height="1in" draw:z-index="1016">
        <draw:text-box>
          <text:p text:style-name="Standard"><text:line-break/></text:p>
        </draw:text-box>
      </draw:frame>
      <draw:frame draw:style-name="fr1" draw:name="Frame1018" text:anchor-type="page" text:anchor-page-number="67" svg:x="0.1882in" svg:y="9.5in" svg:width="2.6252in" svg:height="1in" draw:z-index="1017">
        <draw:text-box>
          <text:p text:style-name="Standard"><text:line-break/></text:p>
        </draw:text-box>
      </draw:frame>
      <draw:frame draw:style-name="fr1" draw:name="Frame1019" text:anchor-type="page" text:anchor-page-number="67" svg:x="2.9382in" svg:y="9.5in" svg:width="2.6252in" svg:height="1in" draw:z-index="1018">
        <draw:text-box>
          <text:p text:style-name="Standard"><text:line-break/></text:p>
        </draw:text-box>
      </draw:frame>
      <draw:frame draw:style-name="fr1" draw:name="Frame1020" text:anchor-type="page" text:anchor-page-number="67" svg:x="5.6882in" svg:y="9.5in" svg:width="2.6252in" svg:height="1in" draw:z-index="1019">
        <draw:text-box>
          <text:p text:style-name="Standard"><text:line-break/></text:p>
        </draw:text-box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Labels" style:family="graphic">
      <style:graphic-properties svg:width="2.6252in" svg:height="1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Auto" style:print-orientation="portrait" fo:margin-top="0.5in" fo:margin-bottom="0in" fo:margin-left="0.1882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1:20:37.981000000</meta:creation-date>
    <meta:editing-cycles>1</meta:editing-cycles>
    <meta:editing-duration>PT6M44S</meta:editing-duration>
    <meta:print-date>2015-03-19T11:32:17.900000000</meta:print-date>
    <dc:date>2015-03-19T11:43:01.782000000</dc:date>
    <meta:document-statistic meta:table-count="0" meta:image-count="0" meta:object-count="0" meta:page-count="67" meta:paragraph-count="1021" meta:word-count="2028" meta:character-count="14050" meta:non-whitespace-character-count="12819"/>
    <meta:generator>LibreOffice/4.4.1.2$Windows_x86 LibreOffice_project/45e2de17089c24a1fa810c8f975a7171ba4cd432</meta:generator>
  </office:meta>
</office:document-meta>
</file>